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asian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family="GenRyuMin2 JP SB" style:font-family-asian="GenRyuMin2 JP SB" style:font-family-complex="GenRyuMin2 JP SB" fo:font-size="9pt"/>
    </style:style>
    <style:style style:family="paragraph" style:name="P41">
      <style:paragraph-properties fo:break-before="page"/>
      <style:text-properties fo:font-family="GenRyuMin2 JP SB" style:font-family-complex="GenRyuMin2 JP SB" fo:font-size="12pt"/>
    </style:style>
    <style:style style:family="text" style:name="T50">
      <style:text-properties fo:font-family="GenRyuMin2 JP SB" style:font-family-asian="GenRyuMin2 JP SB" style:font-family-complex="GenRyuMin2 JP SB" fo:font-size="12pt"/>
    </style:style>
    <style:style style:family="text" style:name="T51">
      <style:text-properties fo:font-family="GenRyuMin2 JP SB" style:font-family-asian="GenRyuMin2 JP SB" style:font-family-complex="GenRyuMin2 JP SB" fo:font-size="12pt"/>
    </style:style>
    <style:style style:parent-style-name="138" style:family="paragraph" style:name="P42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2">
      <style:text-properties fo:font-family="GenRyuMin2 JP SB" style:font-family-asian="GenRyuMin2 JP SB" style:font-family-complex="GenRyuMin2 JP SB"/>
    </style:style>
    <style:style style:family="text" style:name="T53">
      <style:text-properties fo:font-family="GenRyuMin2 JP SB" style:font-family-asian="GenRyuMin2 JP SB" style:font-family-complex="GenRyuMin2 JP SB"/>
    </style:style>
    <style:style style:family="text" style:name="T54">
      <style:text-properties fo:font-family="GenRyuMin2 JP SB" style:font-family-asian="GenRyuMin2 JP SB" style:font-family-complex="GenRyuMin2 JP SB"/>
    </style:style>
    <style:style style:family="text" style:name="T55">
      <style:text-properties fo:font-family="GenRyuMin2 JP SB" style:font-family-asian="GenRyuMin2 JP SB" style:font-family-complex="GenRyuMin2 JP SB"/>
    </style:style>
    <style:style style:family="paragraph" style:name="P43">
      <style:paragraph-properties/>
      <style:text-properties fo:font-family="GenRyuMin2 JP SB" style:font-family-complex="GenRyuMin2 JP SB" fo:font-size="14pt"/>
    </style:style>
    <style:style style:family="text" style:name="T56">
      <style:text-properties fo:font-family="GenRyuMin2 JP SB" style:font-family-asian="GenRyuMin2 JP SB" style:font-family-complex="GenRyuMin2 JP SB" fo:font-size="14pt"/>
    </style:style>
    <style:style style:family="text" style:name="T57">
      <style:text-properties fo:font-family="GenRyuMin2 JP SB" style:font-family-asian="GenRyuMin2 JP SB" style:font-family-complex="GenRyuMin2 JP SB" fo:font-size="14pt"/>
    </style:style>
    <style:style style:family="text" style:name="T58">
      <style:text-properties fo:font-family="GenRyuMin2 JP SB" style:font-family-asian="GenRyuMin2 JP SB" style:font-family-complex="GenRyuMin2 JP SB" fo:font-size="14pt"/>
    </style:style>
    <style:style style:family="text" style:name="T59">
      <style:text-properties fo:font-family="GenRyuMin2 JP SB" style:font-family-asian="GenRyuMin2 JP SB" style:font-family-complex="GenRyuMin2 JP SB" fo:font-size="14pt"/>
    </style:style>
    <style:style style:family="paragraph" style:name="P44">
      <style:paragraph-properties/>
      <style:text-properties fo:font-family="GenRyuMin2 JP SB" style:font-family-complex="GenRyuMin2 JP SB" fo:font-size="9pt"/>
    </style:style>
    <style:style style:family="text" style:name="T60">
      <style:text-properties fo:font-family="GenRyuMin2 JP SB" style:font-family-asian="GenRyuMin2 JP SB" style:font-family-complex="GenRyuMin2 JP SB" fo:font-size="9pt"/>
    </style:style>
    <style:style style:family="text" style:name="T61">
      <style:text-properties fo:font-family="GenRyuMin2 JP SB" style:font-family-asian="GenRyuMin2 JP SB" style:font-family-complex="GenRyuMin2 JP SB" fo:font-size="9pt"/>
    </style:style>
    <style:style style:family="text" style:name="T62">
      <style:text-properties fo:font-family="GenRyuMin2 JP SB" style:font-family-asian="GenRyuMin2 JP SB" style:font-family-complex="GenRyuMin2 JP SB" fo:font-size="9pt"/>
    </style:style>
    <style:style style:family="text" style:name="T63">
      <style:text-properties fo:font-family="GenRyuMin2 JP SB" style:font-family-asian="GenRyuMin2 JP SB" style:font-family-complex="GenRyuMin2 JP SB" fo:font-size="9pt"/>
    </style:style>
    <style:style style:family="paragraph" style:name="P45">
      <style:paragraph-properties/>
      <style:text-properties fo:font-family="GenRyuMin2 JP SB" style:font-family-complex="GenRyuMin2 JP SB" fo:font-size="14pt"/>
    </style:style>
    <style:style style:family="text" style:name="T64">
      <style:text-properties fo:font-family="GenRyuMin2 JP SB" style:font-family-asian="GenRyuMin2 JP SB" style:font-family-complex="GenRyuMin2 JP SB" fo:font-size="14pt"/>
    </style:style>
    <style:style style:family="text" style:name="T65">
      <style:text-properties fo:font-family="GenRyuMin2 JP SB" style:font-family-asian="GenRyuMin2 JP SB" style:font-family-complex="GenRyuMin2 JP SB" fo:font-size="14pt"/>
    </style:style>
    <style:style style:family="text" style:name="T66">
      <style:text-properties fo:font-family="GenRyuMin2 JP SB" style:font-family-asian="GenRyuMin2 JP SB" style:font-family-complex="GenRyuMin2 JP SB" fo:font-size="14pt"/>
    </style:style>
    <style:style style:family="paragraph" style:name="P46">
      <style:paragraph-properties/>
      <style:text-properties fo:font-family="GenRyuMin2 JP SB" style:font-family-complex="GenRyuMin2 JP SB" fo:font-size="9pt"/>
    </style:style>
    <style:style style:family="text" style:name="T67">
      <style:text-properties fo:font-family="GenRyuMin2 JP SB" style:font-family-asian="GenRyuMin2 JP SB" style:font-family-complex="GenRyuMin2 JP SB" fo:font-size="9pt"/>
    </style:style>
    <style:style style:family="text" style:name="T68">
      <style:text-properties fo:font-family="GenRyuMin2 JP SB" style:font-family-asian="GenRyuMin2 JP SB" style:font-family-complex="GenRyuMin2 JP SB" fo:font-size="9pt"/>
    </style:style>
    <style:style style:family="text" style:name="T69">
      <style:text-properties fo:font-family="GenRyuMin2 JP SB" style:font-family-asian="GenRyuMin2 JP SB" style:font-family-complex="GenRyuMin2 JP SB" fo:font-size="9pt"/>
    </style:style>
    <style:style style:family="text" style:name="T70">
      <style:text-properties fo:font-family="GenRyuMin2 JP SB" style:font-family-asian="GenRyuMin2 JP SB" style:font-family-complex="GenRyuMin2 JP SB" fo:font-size="9pt"/>
    </style:style>
    <style:style style:family="paragraph" style:name="P47">
      <style:paragraph-properties/>
      <style:text-properties fo:font-family="GenRyuMin2 JP SB" style:font-family-complex="GenRyuMin2 JP SB" fo:font-size="14pt"/>
    </style:style>
    <style:style style:family="text" style:name="T71">
      <style:text-properties fo:font-family="GenRyuMin2 JP SB" style:font-family-asian="GenRyuMin2 JP SB" style:font-family-complex="GenRyuMin2 JP SB" fo:font-size="14pt"/>
    </style:style>
    <style:style style:family="text" style:name="T72">
      <style:text-properties fo:font-family="GenRyuMin2 JP SB" style:font-family-asian="GenRyuMin2 JP SB" style:font-family-complex="GenRyuMin2 JP SB" fo:font-size="14pt"/>
    </style:style>
    <style:style style:family="text" style:name="T73">
      <style:text-properties fo:font-family="GenRyuMin2 JP SB" style:font-family-asian="GenRyuMin2 JP SB" style:font-family-complex="GenRyuMin2 JP SB" fo:font-size="14pt"/>
    </style:style>
    <style:style style:family="paragraph" style:name="P48">
      <style:paragraph-properties/>
      <style:text-properties fo:font-family="GenRyuMin2 JP SB" style:font-family-complex="GenRyuMin2 JP SB" fo:font-size="9pt"/>
    </style:style>
    <style:style style:family="text" style:name="T74">
      <style:text-properties fo:font-family="GenRyuMin2 JP SB" style:font-family-asian="GenRyuMin2 JP SB" style:font-family-complex="GenRyuMin2 JP SB" fo:font-size="9pt"/>
    </style:style>
    <style:style style:family="text" style:name="T75">
      <style:text-properties fo:font-family="GenRyuMin2 JP SB" style:font-family-asian="GenRyuMin2 JP SB" style:font-family-complex="GenRyuMin2 JP SB" fo:font-size="9pt"/>
    </style:style>
    <style:style style:family="text" style:name="T76">
      <style:text-properties fo:font-family="GenRyuMin2 JP SB" style:font-family-asian="GenRyuMin2 JP SB" style:font-family-complex="GenRyuMin2 JP SB" fo:font-size="9pt"/>
    </style:style>
    <style:style style:family="text" style:name="T77">
      <style:text-properties fo:font-family="GenRyuMin2 JP SB" style:font-family-asian="GenRyuMin2 JP SB" style:font-family-complex="GenRyuMin2 JP SB" fo:font-size="9pt"/>
    </style:style>
    <style:style style:family="paragraph" style:name="P49">
      <style:paragraph-properties/>
      <style:text-properties fo:font-family="GenRyuMin2 JP SB" style:font-family-complex="GenRyuMin2 JP SB" fo:font-size="14pt"/>
    </style:style>
    <style:style style:family="text" style:name="T78">
      <style:text-properties fo:font-family="GenRyuMin2 JP SB" style:font-family-asian="GenRyuMin2 JP SB" style:font-family-complex="GenRyuMin2 JP SB" fo:font-size="14pt"/>
    </style:style>
    <style:style style:family="text" style:name="T79">
      <style:text-properties fo:font-family="GenRyuMin2 JP SB" style:font-family-asian="GenRyuMin2 JP SB" style:font-family-complex="GenRyuMin2 JP SB" fo:font-size="14pt"/>
    </style:style>
    <style:style style:family="text" style:name="T80">
      <style:text-properties fo:font-family="GenRyuMin2 JP SB" style:font-family-asian="GenRyuMin2 JP SB" style:font-family-complex="GenRyuMin2 JP SB" fo:font-size="14pt"/>
    </style:style>
    <style:style style:family="paragraph" style:name="P50">
      <style:paragraph-properties/>
      <style:text-properties fo:font-family="GenRyuMin2 JP SB" style:font-family-complex="GenRyuMin2 JP SB" fo:font-size="9pt"/>
    </style:style>
    <style:style style:family="text" style:name="T81">
      <style:text-properties fo:font-family="GenRyuMin2 JP SB" style:font-family-asian="GenRyuMin2 JP SB" style:font-family-complex="GenRyuMin2 JP SB" fo:font-size="9pt"/>
    </style:style>
    <style:style style:family="text" style:name="T82">
      <style:text-properties fo:font-family="GenRyuMin2 JP SB" style:font-family-asian="GenRyuMin2 JP SB" style:font-family-complex="GenRyuMin2 JP SB" fo:font-size="9pt"/>
    </style:style>
    <style:style style:family="text" style:name="T83">
      <style:text-properties fo:font-family="GenRyuMin2 JP SB" style:font-family-asian="GenRyuMin2 JP SB" style:font-family-complex="GenRyuMin2 JP SB" fo:font-size="9pt"/>
    </style:style>
    <style:style style:family="text" style:name="T84">
      <style:text-properties fo:font-family="GenRyuMin2 JP SB" style:font-family-asian="GenRyuMin2 JP SB" style:font-family-complex="GenRyuMin2 JP SB" fo:font-size="9pt"/>
    </style:style>
    <style:style style:family="paragraph" style:name="P51">
      <style:paragraph-properties/>
      <style:text-properties fo:font-family="GenRyuMin2 JP SB" style:font-family-complex="GenRyuMin2 JP SB" fo:font-size="14pt"/>
    </style:style>
    <style:style style:family="text" style:name="T85">
      <style:text-properties fo:font-family="GenRyuMin2 JP SB" style:font-family-asian="GenRyuMin2 JP SB" style:font-family-complex="GenRyuMin2 JP SB" fo:font-size="14pt"/>
    </style:style>
    <style:style style:family="text" style:name="T86">
      <style:text-properties fo:font-family="GenRyuMin2 JP SB" style:font-family-asian="GenRyuMin2 JP SB" style:font-family-complex="GenRyuMin2 JP SB" fo:font-size="14pt"/>
    </style:style>
    <style:style style:family="text" style:name="T87">
      <style:text-properties fo:font-family="GenRyuMin2 JP SB" style:font-family-asian="GenRyuMin2 JP SB" style:font-family-complex="GenRyuMin2 JP SB" fo:font-size="14pt"/>
    </style:style>
    <style:style style:family="paragraph" style:name="P52">
      <style:paragraph-properties/>
      <style:text-properties fo:font-family="GenRyuMin2 JP SB" style:font-family-complex="GenRyuMin2 JP SB" fo:font-size="9pt"/>
    </style:style>
    <style:style style:family="text" style:name="T88">
      <style:text-properties fo:font-family="GenRyuMin2 JP SB" style:font-family-asian="GenRyuMin2 JP SB" style:font-family-complex="GenRyuMin2 JP SB" fo:font-size="9pt"/>
    </style:style>
    <style:style style:family="text" style:name="T89">
      <style:text-properties fo:font-family="GenRyuMin2 JP SB" style:font-family-asian="GenRyuMin2 JP SB" style:font-family-complex="GenRyuMin2 JP SB" fo:font-size="9pt"/>
    </style:style>
    <style:style style:family="text" style:name="T90">
      <style:text-properties fo:font-family="GenRyuMin2 JP SB" style:font-family-asian="GenRyuMin2 JP SB" style:font-family-complex="GenRyuMin2 JP SB" fo:font-size="9pt"/>
    </style:style>
    <style:style style:family="text" style:name="T91">
      <style:text-properties fo:font-family="GenRyuMin2 JP SB" style:font-family-asian="GenRyuMin2 JP SB" style:font-family-complex="GenRyuMin2 JP SB" fo:font-size="9pt"/>
    </style:style>
    <style:style style:family="paragraph" style:name="P53">
      <style:paragraph-properties/>
      <style:text-properties fo:font-family="GenRyuMin2 JP SB" style:font-family-complex="GenRyuMin2 JP SB" fo:font-size="14pt"/>
    </style:style>
    <style:style style:family="text" style:name="T92">
      <style:text-properties fo:font-family="GenRyuMin2 JP SB" style:font-family-asian="GenRyuMin2 JP SB" style:font-family-complex="GenRyuMin2 JP SB" fo:font-size="14pt"/>
    </style:style>
    <style:style style:family="text" style:name="T93">
      <style:text-properties fo:font-family="GenRyuMin2 JP SB" style:font-family-asian="GenRyuMin2 JP SB" style:font-family-complex="GenRyuMin2 JP SB" fo:font-size="14pt"/>
    </style:style>
    <style:style style:family="text" style:name="T94">
      <style:text-properties fo:font-family="GenRyuMin2 JP SB" style:font-family-asian="GenRyuMin2 JP SB" style:font-family-complex="GenRyuMin2 JP SB" fo:font-size="14pt"/>
    </style:style>
    <style:style style:family="paragraph" style:name="P54">
      <style:paragraph-properties/>
      <style:text-properties fo:font-family="GenRyuMin2 JP SB" style:font-family-complex="GenRyuMin2 JP SB" fo:font-size="14pt"/>
    </style:style>
    <style:style style:family="text" style:name="T95">
      <style:text-properties fo:font-family="GenRyuMin2 JP SB" style:font-family-asian="GenRyuMin2 JP SB" style:font-family-complex="GenRyuMin2 JP SB" fo:font-size="14pt"/>
    </style:style>
    <style:style style:family="text" style:name="T96">
      <style:text-properties fo:font-family="GenRyuMin2 JP SB" style:font-family-asian="GenRyuMin2 JP SB" style:font-family-complex="GenRyuMin2 JP SB" fo:font-size="14pt"/>
    </style:style>
    <style:style style:family="text" style:name="T97">
      <style:text-properties fo:font-family="GenRyuMin2 JP SB" style:font-family-asian="GenRyuMin2 JP SB" style:font-family-complex="GenRyuMin2 JP SB" fo:font-size="14pt"/>
    </style:style>
    <style:style style:family="paragraph" style:name="P55">
      <style:paragraph-properties/>
      <style:text-properties fo:font-family="GenRyuMin2 JP SB" style:font-family-complex="GenRyuMin2 JP SB" fo:font-size="14pt"/>
    </style:style>
    <style:style style:family="text" style:name="T98">
      <style:text-properties fo:font-family="GenRyuMin2 JP SB" style:font-family-asian="GenRyuMin2 JP SB" style:font-family-complex="GenRyuMin2 JP SB" fo:font-size="14pt"/>
    </style:style>
    <style:style style:family="text" style:name="T99">
      <style:text-properties fo:font-family="GenRyuMin2 JP SB" style:font-family-asian="GenRyuMin2 JP SB" style:font-family-complex="GenRyuMin2 JP SB" fo:font-size="14pt"/>
    </style:style>
    <style:style style:family="text" style:name="T100">
      <style:text-properties fo:font-family="GenRyuMin2 JP SB" style:font-family-asian="GenRyuMin2 JP SB" style:font-family-complex="GenRyuMin2 JP SB" fo:font-size="14pt"/>
    </style:style>
    <style:style style:family="paragraph" style:name="P56">
      <style:paragraph-properties/>
      <style:text-properties fo:font-family="GenRyuMin2 JP SB" style:font-family-complex="GenRyuMin2 JP SB" fo:font-size="9pt"/>
    </style:style>
    <style:style style:family="text" style:name="T101">
      <style:text-properties fo:font-family="GenRyuMin2 JP SB" style:font-family-asian="GenRyuMin2 JP SB" style:font-family-complex="GenRyuMin2 JP SB" fo:font-size="9pt"/>
    </style:style>
    <style:style style:family="text" style:name="T102">
      <style:text-properties fo:font-family="GenRyuMin2 JP SB" style:font-family-asian="GenRyuMin2 JP SB" style:font-family-complex="GenRyuMin2 JP SB" fo:font-size="9pt"/>
    </style:style>
    <style:style style:family="text" style:name="T103">
      <style:text-properties fo:font-family="GenRyuMin2 JP SB" style:font-family-asian="GenRyuMin2 JP SB" style:font-family-complex="GenRyuMin2 JP SB" fo:font-size="9pt"/>
    </style:style>
    <style:style style:family="paragraph" style:name="P57">
      <style:paragraph-properties/>
      <style:text-properties fo:font-family="GenRyuMin2 JP SB" style:font-family-complex="GenRyuMin2 JP SB" fo:font-size="14pt"/>
    </style:style>
    <style:style style:family="text" style:name="T104">
      <style:text-properties fo:font-family="GenRyuMin2 JP SB" style:font-family-asian="GenRyuMin2 JP SB" style:font-family-complex="GenRyuMin2 JP SB" fo:font-size="14pt"/>
    </style:style>
    <style:style style:family="text" style:name="T105">
      <style:text-properties fo:font-family="GenRyuMin2 JP SB" style:font-family-asian="GenRyuMin2 JP SB" style:font-family-complex="GenRyuMin2 JP SB" fo:font-size="14pt"/>
    </style:style>
    <style:style style:family="text" style:name="T106">
      <style:text-properties fo:font-family="GenRyuMin2 JP SB" style:font-family-asian="GenRyuMin2 JP SB" style:font-family-complex="GenRyuMin2 JP SB" fo:font-size="14pt"/>
    </style:style>
    <style:style style:family="paragraph" style:name="P58">
      <style:paragraph-properties/>
      <style:text-properties fo:font-family="GenRyuMin2 JP SB" style:font-family-complex="GenRyuMin2 JP SB" fo:font-size="9pt"/>
    </style:style>
    <style:style style:family="text" style:name="T107">
      <style:text-properties fo:font-family="GenRyuMin2 JP SB" style:font-family-asian="GenRyuMin2 JP SB" style:font-family-complex="GenRyuMin2 JP SB" fo:font-size="9pt"/>
    </style:style>
    <style:style style:family="text" style:name="T108">
      <style:text-properties fo:font-family="GenRyuMin2 JP SB" style:font-family-asian="GenRyuMin2 JP SB" style:font-family-complex="GenRyuMin2 JP SB" fo:font-size="9pt"/>
    </style:style>
    <style:style style:family="text" style:name="T109">
      <style:text-properties fo:font-family="GenRyuMin2 JP SB" style:font-family-asian="GenRyuMin2 JP SB" style:font-family-complex="GenRyuMin2 JP SB" fo:font-size="9pt"/>
    </style:style>
    <style:style style:family="paragraph" style:name="P59">
      <style:paragraph-properties/>
      <style:text-properties fo:font-family="GenRyuMin2 JP SB" style:font-family-complex="GenRyuMin2 JP SB" fo:font-size="14pt"/>
    </style:style>
    <style:style style:family="text" style:name="T110">
      <style:text-properties fo:font-family="GenRyuMin2 JP SB" style:font-family-asian="GenRyuMin2 JP SB" style:font-family-complex="GenRyuMin2 JP SB" fo:font-size="14pt"/>
    </style:style>
    <style:style style:family="text" style:name="T111">
      <style:text-properties fo:font-family="GenRyuMin2 JP SB" style:font-family-asian="GenRyuMin2 JP SB" style:font-family-complex="GenRyuMin2 JP SB" fo:font-size="14pt"/>
    </style:style>
    <style:style style:family="text" style:name="T112">
      <style:text-properties fo:font-family="GenRyuMin2 JP SB" style:font-family-asian="GenRyuMin2 JP SB" style:font-family-complex="GenRyuMin2 JP SB" fo:font-size="14pt"/>
    </style:style>
    <style:style style:family="paragraph" style:name="P60">
      <style:paragraph-properties/>
      <style:text-properties fo:font-family="GenRyuMin2 JP SB" style:font-family-complex="GenRyuMin2 JP SB" fo:font-size="9pt"/>
    </style:style>
    <style:style style:family="text" style:name="T113">
      <style:text-properties fo:font-family="GenRyuMin2 JP SB" style:font-family-asian="GenRyuMin2 JP SB" style:font-family-complex="GenRyuMin2 JP SB" fo:font-size="9pt"/>
    </style:style>
    <style:style style:family="text" style:name="T114">
      <style:text-properties fo:font-family="GenRyuMin2 JP SB" style:font-family-asian="GenRyuMin2 JP SB" style:font-family-complex="GenRyuMin2 JP SB" fo:font-size="9pt"/>
    </style:style>
    <style:style style:family="text" style:name="T115">
      <style:text-properties fo:font-family="GenRyuMin2 JP SB" style:font-family-asian="GenRyuMin2 JP SB" style:font-family-complex="GenRyuMin2 JP SB" fo:font-size="9pt"/>
    </style:style>
    <style:style style:family="paragraph" style:name="P61">
      <style:paragraph-properties/>
      <style:text-properties fo:font-family="GenRyuMin2 JP SB" style:font-family-complex="GenRyuMin2 JP SB" fo:font-size="14pt"/>
    </style:style>
    <style:style style:family="text" style:name="T116">
      <style:text-properties fo:font-family="GenRyuMin2 JP SB" style:font-family-asian="GenRyuMin2 JP SB" style:font-family-complex="GenRyuMin2 JP SB" fo:font-size="14pt"/>
    </style:style>
    <style:style style:family="text" style:name="T117">
      <style:text-properties fo:font-family="GenRyuMin2 JP SB" style:font-family-asian="GenRyuMin2 JP SB" style:font-family-complex="GenRyuMin2 JP SB" fo:font-size="14pt"/>
    </style:style>
    <style:style style:family="text" style:name="T118">
      <style:text-properties fo:font-family="GenRyuMin2 JP SB" style:font-family-asian="GenRyuMin2 JP SB" style:font-family-complex="GenRyuMin2 JP SB" fo:font-size="14pt"/>
    </style:style>
    <style:style style:family="paragraph" style:name="P62">
      <style:paragraph-properties/>
      <style:text-properties fo:font-family="GenRyuMin2 JP SB" style:font-family-complex="GenRyuMin2 JP SB" fo:font-size="9pt"/>
    </style:style>
    <style:style style:family="text" style:name="T119">
      <style:text-properties fo:font-family="GenRyuMin2 JP SB" style:font-family-asian="GenRyuMin2 JP SB" style:font-family-complex="GenRyuMin2 JP SB" fo:font-size="9pt"/>
    </style:style>
    <style:style style:family="text" style:name="T120">
      <style:text-properties fo:font-family="GenRyuMin2 JP SB" style:font-family-asian="GenRyuMin2 JP SB" style:font-family-complex="GenRyuMin2 JP SB" fo:font-size="9pt"/>
    </style:style>
    <style:style style:family="text" style:name="T121">
      <style:text-properties fo:font-family="GenRyuMin2 JP SB" style:font-family-asian="GenRyuMin2 JP SB" style:font-family-complex="GenRyuMin2 JP SB" fo:font-size="9pt"/>
    </style:style>
    <style:style style:family="text" style:name="T122">
      <style:text-properties fo:font-family="GenRyuMin2 JP SB" style:font-family-asian="GenRyuMin2 JP SB" style:font-family-complex="GenRyuMin2 JP SB" fo:font-size="9pt"/>
    </style:style>
    <style:style style:family="paragraph" style:name="P63">
      <style:paragraph-properties/>
      <style:text-properties fo:font-family="GenRyuMin2 JP SB" style:font-family-complex="GenRyuMin2 JP SB" fo:font-size="14pt"/>
    </style:style>
    <style:style style:family="text" style:name="T123">
      <style:text-properties fo:font-family="GenRyuMin2 JP SB" style:font-family-asian="GenRyuMin2 JP SB" style:font-family-complex="GenRyuMin2 JP SB" fo:font-size="14pt"/>
    </style:style>
    <style:style style:family="text" style:name="T124">
      <style:text-properties fo:font-family="GenRyuMin2 JP SB" style:font-family-asian="GenRyuMin2 JP SB" style:font-family-complex="GenRyuMin2 JP SB" fo:font-size="14pt"/>
    </style:style>
    <style:style style:family="text" style:name="T125">
      <style:text-properties fo:font-family="GenRyuMin2 JP SB" style:font-family-asian="GenRyuMin2 JP SB" style:font-family-complex="GenRyuMin2 JP SB" fo:font-size="14pt"/>
    </style:style>
    <style:style style:family="paragraph" style:name="P64">
      <style:paragraph-properties/>
      <style:text-properties fo:font-family="GenRyuMin2 JP SB" style:font-family-complex="GenRyuMin2 JP SB" fo:font-size="14pt"/>
    </style:style>
    <style:style style:family="text" style:name="T126">
      <style:text-properties fo:font-family="GenRyuMin2 JP SB" style:font-family-asian="GenRyuMin2 JP SB" style:font-family-complex="GenRyuMin2 JP SB" fo:font-size="14pt"/>
    </style:style>
    <style:style style:family="text" style:name="T127">
      <style:text-properties fo:font-family="GenRyuMin2 JP SB" style:font-family-asian="GenRyuMin2 JP SB" style:font-family-complex="GenRyuMin2 JP SB" fo:font-size="14pt"/>
    </style:style>
    <style:style style:family="text" style:name="T128">
      <style:text-properties fo:font-family="GenRyuMin2 JP SB" style:font-family-asian="GenRyuMin2 JP SB" style:font-family-complex="GenRyuMin2 JP SB" fo:font-size="14pt"/>
    </style:style>
    <style:style style:family="paragraph" style:name="P65">
      <style:paragraph-properties/>
      <style:text-properties fo:font-family="GenRyuMin2 JP SB" style:font-family-complex="GenRyuMin2 JP SB" fo:font-size="14pt"/>
    </style:style>
    <style:style style:family="text" style:name="T129">
      <style:text-properties fo:font-family="GenRyuMin2 JP SB" style:font-family-asian="GenRyuMin2 JP SB" style:font-family-complex="GenRyuMin2 JP SB" fo:font-size="14pt"/>
    </style:style>
    <style:style style:family="text" style:name="T130">
      <style:text-properties fo:font-family="GenRyuMin2 JP SB" style:font-family-asian="GenRyuMin2 JP SB" style:font-family-complex="GenRyuMin2 JP SB" fo:font-size="14pt"/>
    </style:style>
    <style:style style:family="text" style:name="T131">
      <style:text-properties fo:font-family="GenRyuMin2 JP SB" style:font-family-asian="GenRyuMin2 JP SB" style:font-family-complex="GenRyuMin2 JP SB" fo:font-size="14pt"/>
    </style:style>
    <style:style style:family="text" style:name="T132">
      <style:text-properties fo:font-family="GenRyuMin2 JP SB" style:font-family-asian="GenRyuMin2 JP SB" style:font-family-complex="GenRyuMin2 JP SB" fo:font-size="14pt"/>
    </style:style>
    <style:style style:family="paragraph" style:name="P66">
      <style:paragraph-properties/>
      <style:text-properties fo:font-family="GenRyuMin2 JP SB" style:font-family-complex="GenRyuMin2 JP SB" fo:font-size="9pt"/>
    </style:style>
    <style:style style:family="text" style:name="T133">
      <style:text-properties fo:font-family="GenRyuMin2 JP SB" style:font-family-asian="GenRyuMin2 JP SB" style:font-family-complex="GenRyuMin2 JP SB" fo:font-size="9pt"/>
    </style:style>
    <style:style style:family="text" style:name="T134">
      <style:text-properties fo:font-family="GenRyuMin2 JP SB" style:font-family-asian="GenRyuMin2 JP SB" style:font-family-complex="GenRyuMin2 JP SB" fo:font-size="9pt"/>
    </style:style>
    <style:style style:family="text" style:name="T135">
      <style:text-properties fo:font-family="GenRyuMin2 JP SB" style:font-family-asian="GenRyuMin2 JP SB" style:font-family-complex="GenRyuMin2 JP SB" fo:font-size="9pt"/>
    </style:style>
    <style:style style:family="paragraph" style:name="P67">
      <style:paragraph-properties/>
      <style:text-properties fo:font-family="GenRyuMin2 JP SB" style:font-family-complex="GenRyuMin2 JP SB" fo:font-size="14pt"/>
    </style:style>
    <style:style style:family="text" style:name="T136">
      <style:text-properties fo:font-family="GenRyuMin2 JP SB" style:font-family-asian="GenRyuMin2 JP SB" style:font-family-complex="GenRyuMin2 JP SB" fo:font-size="14pt"/>
    </style:style>
    <style:style style:family="text" style:name="T137">
      <style:text-properties fo:font-family="GenRyuMin2 JP SB" style:font-family-asian="GenRyuMin2 JP SB" style:font-family-complex="GenRyuMin2 JP SB" fo:font-size="14pt"/>
    </style:style>
    <style:style style:family="text" style:name="T138">
      <style:text-properties fo:font-family="GenRyuMin2 JP SB" style:font-family-asian="GenRyuMin2 JP SB" style:font-family-complex="GenRyuMin2 JP SB" fo:font-size="14pt"/>
    </style:style>
    <style:style style:family="paragraph" style:name="P68">
      <style:paragraph-properties/>
      <style:text-properties fo:font-family="GenRyuMin2 JP SB" style:font-family-complex="GenRyuMin2 JP SB" fo:font-size="9pt"/>
    </style:style>
    <style:style style:family="text" style:name="T139">
      <style:text-properties fo:font-family="GenRyuMin2 JP SB" style:font-family-asian="GenRyuMin2 JP SB" style:font-family-complex="GenRyuMin2 JP SB" fo:font-size="9pt"/>
    </style:style>
    <style:style style:family="text" style:name="T140">
      <style:text-properties fo:font-family="GenRyuMin2 JP SB" style:font-family-asian="GenRyuMin2 JP SB" style:font-family-complex="GenRyuMin2 JP SB" fo:font-size="9pt"/>
    </style:style>
    <style:style style:family="text" style:name="T141">
      <style:text-properties fo:font-family="GenRyuMin2 JP SB" style:font-family-asian="GenRyuMin2 JP SB" style:font-family-complex="GenRyuMin2 JP SB" fo:font-size="9pt"/>
    </style:style>
    <style:style style:family="paragraph" style:name="P69">
      <style:paragraph-properties/>
      <style:text-properties fo:font-family="GenRyuMin2 JP SB" style:font-family-complex="GenRyuMin2 JP SB" fo:font-size="14pt"/>
    </style:style>
    <style:style style:family="text" style:name="T142">
      <style:text-properties fo:font-family="GenRyuMin2 JP SB" style:font-family-asian="GenRyuMin2 JP SB" style:font-family-complex="GenRyuMin2 JP SB" fo:font-size="14pt"/>
    </style:style>
    <style:style style:family="text" style:name="T143">
      <style:text-properties fo:font-family="GenRyuMin2 JP SB" style:font-family-asian="GenRyuMin2 JP SB" style:font-family-complex="GenRyuMin2 JP SB" fo:font-size="14pt"/>
    </style:style>
    <style:style style:family="text" style:name="T144">
      <style:text-properties fo:font-family="GenRyuMin2 JP SB" style:font-family-asian="GenRyuMin2 JP SB" style:font-family-complex="GenRyuMin2 JP SB" fo:font-size="14pt"/>
    </style:style>
    <style:style style:family="paragraph" style:name="P70">
      <style:paragraph-properties/>
      <style:text-properties fo:font-family="GenRyuMin2 JP SB" style:font-family-complex="GenRyuMin2 JP SB" fo:font-size="9pt"/>
    </style:style>
    <style:style style:family="text" style:name="T145">
      <style:text-properties fo:font-family="GenRyuMin2 JP SB" style:font-family-asian="GenRyuMin2 JP SB" style:font-family-complex="GenRyuMin2 JP SB" fo:font-size="9pt"/>
    </style:style>
    <style:style style:family="text" style:name="T146">
      <style:text-properties fo:font-family="GenRyuMin2 JP SB" style:font-family-asian="GenRyuMin2 JP SB" style:font-family-complex="GenRyuMin2 JP SB" fo:font-size="9pt"/>
    </style:style>
    <style:style style:family="text" style:name="T147">
      <style:text-properties fo:font-family="GenRyuMin2 JP SB" style:font-family-asian="GenRyuMin2 JP SB" style:font-family-complex="GenRyuMin2 JP SB" fo:font-size="9pt"/>
    </style:style>
    <style:style style:family="paragraph" style:name="P71">
      <style:paragraph-properties/>
      <style:text-properties fo:font-family="GenRyuMin2 JP SB" style:font-family-complex="GenRyuMin2 JP SB" fo:font-size="14pt"/>
    </style:style>
    <style:style style:family="text" style:name="T148">
      <style:text-properties fo:font-family="GenRyuMin2 JP SB" style:font-family-asian="GenRyuMin2 JP SB" style:font-family-complex="GenRyuMin2 JP SB" fo:font-size="14pt"/>
    </style:style>
    <style:style style:family="text" style:name="T149">
      <style:text-properties fo:font-family="GenRyuMin2 JP SB" style:font-family-asian="GenRyuMin2 JP SB" style:font-family-complex="GenRyuMin2 JP SB" fo:font-size="14pt"/>
    </style:style>
    <style:style style:family="text" style:name="T150">
      <style:text-properties fo:font-family="GenRyuMin2 JP SB" style:font-family-asian="GenRyuMin2 JP SB" style:font-family-complex="GenRyuMin2 JP SB" fo:font-size="14pt"/>
    </style:style>
    <style:style style:family="paragraph" style:name="P72">
      <style:paragraph-properties/>
      <style:text-properties fo:font-family="GenRyuMin2 JP SB" style:font-family-complex="GenRyuMin2 JP SB" fo:font-size="9pt"/>
    </style:style>
    <style:style style:family="text" style:name="T151">
      <style:text-properties fo:font-family="GenRyuMin2 JP SB" style:font-family-asian="GenRyuMin2 JP SB" style:font-family-complex="GenRyuMin2 JP SB" fo:font-size="9pt"/>
    </style:style>
    <style:style style:family="text" style:name="T152">
      <style:text-properties fo:font-family="GenRyuMin2 JP SB" style:font-family-asian="GenRyuMin2 JP SB" style:font-family-complex="GenRyuMin2 JP SB" fo:font-size="9pt"/>
    </style:style>
    <style:style style:family="text" style:name="T153">
      <style:text-properties fo:font-family="GenRyuMin2 JP SB" style:font-family-asian="GenRyuMin2 JP SB" style:font-family-complex="GenRyuMin2 JP SB" fo:font-size="9pt"/>
    </style:style>
    <style:style style:family="paragraph" style:name="P73">
      <style:paragraph-properties/>
      <style:text-properties fo:font-family="GenRyuMin2 JP SB" style:font-family-complex="GenRyuMin2 JP SB" fo:font-size="14pt"/>
    </style:style>
    <style:style style:family="text" style:name="T154">
      <style:text-properties fo:font-family="GenRyuMin2 JP SB" style:font-family-asian="GenRyuMin2 JP SB" style:font-family-complex="GenRyuMin2 JP SB" fo:font-size="14pt"/>
    </style:style>
    <style:style style:family="text" style:name="T155">
      <style:text-properties fo:font-family="GenRyuMin2 JP SB" style:font-family-asian="GenRyuMin2 JP SB" style:font-family-complex="GenRyuMin2 JP SB" fo:font-size="14pt"/>
    </style:style>
    <style:style style:family="text" style:name="T156">
      <style:text-properties fo:font-family="GenRyuMin2 JP SB" style:font-family-asian="GenRyuMin2 JP SB" style:font-family-complex="GenRyuMin2 JP SB" fo:font-size="14pt"/>
    </style:style>
    <style:style style:family="paragraph" style:name="P74">
      <style:paragraph-properties/>
      <style:text-properties fo:font-family="GenRyuMin2 JP SB" style:font-family-complex="GenRyuMin2 JP SB" fo:font-size="9pt"/>
    </style:style>
    <style:style style:family="text" style:name="T157">
      <style:text-properties fo:font-family="GenRyuMin2 JP SB" style:font-family-asian="GenRyuMin2 JP SB" style:font-family-complex="GenRyuMin2 JP SB" fo:font-size="9pt"/>
    </style:style>
    <style:style style:family="text" style:name="T158">
      <style:text-properties fo:font-family="GenRyuMin2 JP SB" style:font-family-asian="GenRyuMin2 JP SB" style:font-family-complex="GenRyuMin2 JP SB" fo:font-size="9pt"/>
    </style:style>
    <style:style style:family="text" style:name="T159">
      <style:text-properties fo:font-family="GenRyuMin2 JP SB" style:font-family-asian="GenRyuMin2 JP SB" style:font-family-complex="GenRyuMin2 JP SB" fo:font-size="9pt"/>
    </style:style>
    <style:style style:family="paragraph" style:name="P75">
      <style:paragraph-properties/>
      <style:text-properties fo:font-family="GenRyuMin2 JP SB" style:font-family-complex="GenRyuMin2 JP SB" fo:font-size="14pt"/>
    </style:style>
    <style:style style:family="text" style:name="T160">
      <style:text-properties fo:font-family="GenRyuMin2 JP SB" style:font-family-asian="GenRyuMin2 JP SB" style:font-family-complex="GenRyuMin2 JP SB" fo:font-size="14pt"/>
    </style:style>
    <style:style style:family="text" style:name="T161">
      <style:text-properties fo:font-family="GenRyuMin2 JP SB" style:font-family-asian="GenRyuMin2 JP SB" style:font-family-complex="GenRyuMin2 JP SB" fo:font-size="14pt"/>
    </style:style>
    <style:style style:family="text" style:name="T162">
      <style:text-properties fo:font-family="GenRyuMin2 JP SB" style:font-family-asian="GenRyuMin2 JP SB" style:font-family-complex="GenRyuMin2 JP SB" fo:font-size="14pt"/>
    </style:style>
    <style:style style:family="paragraph" style:name="P76">
      <style:paragraph-properties/>
      <style:text-properties fo:font-family="GenRyuMin2 JP SB" style:font-family-complex="GenRyuMin2 JP SB" fo:font-size="9pt"/>
    </style:style>
    <style:style style:family="text" style:name="T163">
      <style:text-properties fo:font-family="GenRyuMin2 JP SB" style:font-family-asian="GenRyuMin2 JP SB" style:font-family-complex="GenRyuMin2 JP SB" fo:font-size="9pt"/>
    </style:style>
    <style:style style:family="text" style:name="T164">
      <style:text-properties fo:font-family="GenRyuMin2 JP SB" style:font-family-asian="GenRyuMin2 JP SB" style:font-family-complex="GenRyuMin2 JP SB" fo:font-size="9pt"/>
    </style:style>
    <style:style style:family="text" style:name="T165">
      <style:text-properties fo:font-family="GenRyuMin2 JP SB" style:font-family-asian="GenRyuMin2 JP SB" style:font-family-complex="GenRyuMin2 JP SB" fo:font-size="9pt"/>
    </style:style>
    <style:style style:family="paragraph" style:name="P77">
      <style:paragraph-properties/>
      <style:text-properties fo:font-family="GenRyuMin2 JP SB" style:font-family-complex="GenRyuMin2 JP SB" fo:font-size="14pt"/>
    </style:style>
    <style:style style:family="text" style:name="T166">
      <style:text-properties fo:font-family="GenRyuMin2 JP SB" style:font-family-asian="GenRyuMin2 JP SB" style:font-family-complex="GenRyuMin2 JP SB" fo:font-size="14pt"/>
    </style:style>
    <style:style style:family="text" style:name="T167">
      <style:text-properties fo:font-family="GenRyuMin2 JP SB" style:font-family-asian="GenRyuMin2 JP SB" style:font-family-complex="GenRyuMin2 JP SB" fo:font-size="14pt"/>
    </style:style>
    <style:style style:family="text" style:name="T168">
      <style:text-properties fo:font-family="GenRyuMin2 JP SB" style:font-family-asian="GenRyuMin2 JP SB" style:font-family-complex="GenRyuMin2 JP SB" fo:font-size="14pt"/>
    </style:style>
    <style:style style:family="paragraph" style:name="P78">
      <style:paragraph-properties/>
      <style:text-properties fo:font-family="GenRyuMin2 JP SB" style:font-family-complex="GenRyuMin2 JP SB" fo:font-size="9pt"/>
    </style:style>
    <style:style style:family="text" style:name="T169">
      <style:text-properties fo:font-family="GenRyuMin2 JP SB" style:font-family-asian="GenRyuMin2 JP SB" style:font-family-complex="GenRyuMin2 JP SB" fo:font-size="9pt"/>
    </style:style>
    <style:style style:family="text" style:name="T170">
      <style:text-properties fo:font-family="GenRyuMin2 JP SB" style:font-family-asian="GenRyuMin2 JP SB" style:font-family-complex="GenRyuMin2 JP SB" fo:font-size="9pt"/>
    </style:style>
    <style:style style:family="text" style:name="T171">
      <style:text-properties fo:font-family="GenRyuMin2 JP SB" style:font-family-asian="GenRyuMin2 JP SB" style:font-family-complex="GenRyuMin2 JP SB" fo:font-size="9pt"/>
    </style:style>
    <style:style style:family="paragraph" style:name="P79">
      <style:paragraph-properties/>
      <style:text-properties fo:font-family="GenRyuMin2 JP SB" style:font-family-complex="GenRyuMin2 JP SB" fo:font-size="14pt"/>
    </style:style>
    <style:style style:family="text" style:name="T172">
      <style:text-properties fo:font-family="GenRyuMin2 JP SB" style:font-family-asian="GenRyuMin2 JP SB" style:font-family-complex="GenRyuMin2 JP SB" fo:font-size="14pt"/>
    </style:style>
    <style:style style:family="text" style:name="T173">
      <style:text-properties fo:font-family="GenRyuMin2 JP SB" style:font-family-asian="GenRyuMin2 JP SB" style:font-family-complex="GenRyuMin2 JP SB" fo:font-size="14pt"/>
    </style:style>
    <style:style style:family="text" style:name="T174">
      <style:text-properties fo:font-family="GenRyuMin2 JP SB" style:font-family-asian="GenRyuMin2 JP SB" style:font-family-complex="GenRyuMin2 JP SB" fo:font-size="14pt"/>
    </style:style>
    <style:style style:family="paragraph" style:name="P80">
      <style:paragraph-properties/>
      <style:text-properties fo:font-family="GenRyuMin2 JP SB" style:font-family-complex="GenRyuMin2 JP SB" fo:font-size="9pt"/>
    </style:style>
    <style:style style:family="text" style:name="T175">
      <style:text-properties fo:font-family="GenRyuMin2 JP SB" style:font-family-asian="GenRyuMin2 JP SB" style:font-family-complex="GenRyuMin2 JP SB" fo:font-size="9pt"/>
    </style:style>
    <style:style style:family="text" style:name="T176">
      <style:text-properties fo:font-family="GenRyuMin2 JP SB" style:font-family-asian="GenRyuMin2 JP SB" style:font-family-complex="GenRyuMin2 JP SB" fo:font-size="9pt"/>
    </style:style>
    <style:style style:family="text" style:name="T177">
      <style:text-properties fo:font-family="GenRyuMin2 JP SB" style:font-family-asian="GenRyuMin2 JP SB" style:font-family-complex="GenRyuMin2 JP SB" fo:font-size="9pt"/>
    </style:style>
    <style:style style:family="paragraph" style:name="P81">
      <style:paragraph-properties/>
      <style:text-properties fo:font-family="GenRyuMin2 JP SB" style:font-family-complex="GenRyuMin2 JP SB" fo:font-size="14pt"/>
    </style:style>
    <style:style style:family="text" style:name="T178">
      <style:text-properties fo:font-family="GenRyuMin2 JP SB" style:font-family-asian="GenRyuMin2 JP SB" style:font-family-complex="GenRyuMin2 JP SB" fo:font-size="14pt"/>
    </style:style>
    <style:style style:family="text" style:name="T179">
      <style:text-properties fo:font-family="GenRyuMin2 JP SB" style:font-family-asian="GenRyuMin2 JP SB" style:font-family-complex="GenRyuMin2 JP SB" fo:font-size="14pt"/>
    </style:style>
    <style:style style:family="text" style:name="T180">
      <style:text-properties fo:font-family="GenRyuMin2 JP SB" style:font-family-asian="GenRyuMin2 JP SB" style:font-family-complex="GenRyuMin2 JP SB" fo:font-size="14pt"/>
    </style:style>
    <style:style style:family="paragraph" style:name="P82">
      <style:paragraph-properties/>
      <style:text-properties fo:font-family="GenRyuMin2 JP SB" style:font-family-complex="GenRyuMin2 JP SB" fo:font-size="14pt"/>
    </style:style>
    <style:style style:family="text" style:name="T181">
      <style:text-properties fo:font-family="GenRyuMin2 JP SB" style:font-family-asian="GenRyuMin2 JP SB" style:font-family-complex="GenRyuMin2 JP SB" fo:font-size="14pt"/>
    </style:style>
    <style:style style:family="text" style:name="T182">
      <style:text-properties fo:font-family="GenRyuMin2 JP SB" style:font-family-asian="GenRyuMin2 JP SB" style:font-family-complex="GenRyuMin2 JP SB" fo:font-size="14pt"/>
    </style:style>
    <style:style style:family="text" style:name="T183">
      <style:text-properties fo:font-family="GenRyuMin2 JP SB" style:font-family-asian="GenRyuMin2 JP SB" style:font-family-complex="GenRyuMin2 JP SB" fo:font-size="14pt"/>
    </style:style>
    <style:style style:family="paragraph" style:name="P83">
      <style:paragraph-properties/>
      <style:text-properties fo:font-family="GenRyuMin2 JP SB" style:font-family-complex="GenRyuMin2 JP SB" fo:font-size="14pt"/>
    </style:style>
    <style:style style:family="text" style:name="T184">
      <style:text-properties fo:font-family="GenRyuMin2 JP SB" style:font-family-asian="GenRyuMin2 JP SB" style:font-family-complex="GenRyuMin2 JP SB" fo:font-size="14pt"/>
    </style:style>
    <style:style style:family="text" style:name="T185">
      <style:text-properties fo:font-family="GenRyuMin2 JP SB" style:font-family-asian="GenRyuMin2 JP SB" style:font-family-complex="GenRyuMin2 JP SB" fo:font-size="14pt"/>
    </style:style>
    <style:style style:family="text" style:name="T186">
      <style:text-properties fo:font-family="GenRyuMin2 JP SB" style:font-family-asian="GenRyuMin2 JP SB" style:font-family-complex="GenRyuMin2 JP SB" fo:font-size="14pt"/>
    </style:style>
    <style:style style:family="text" style:name="T187">
      <style:text-properties fo:font-family="GenRyuMin2 JP SB" style:font-family-asian="GenRyuMin2 JP SB" style:font-family-complex="GenRyuMin2 JP SB" fo:font-size="14pt"/>
    </style:style>
    <style:style style:family="paragraph" style:name="P84">
      <style:paragraph-properties/>
      <style:text-properties fo:font-family="GenRyuMin2 JP SB" style:font-family-complex="GenRyuMin2 JP SB" fo:font-size="9pt"/>
    </style:style>
    <style:style style:family="text" style:name="T188">
      <style:text-properties fo:font-family="GenRyuMin2 JP SB" style:font-family-asian="GenRyuMin2 JP SB" style:font-family-complex="GenRyuMin2 JP SB" fo:font-size="10pt"/>
    </style:style>
    <style:style style:family="text" style:name="T189">
      <style:text-properties fo:font-family="GenRyuMin2 JP SB" style:font-family-asian="GenRyuMin2 JP SB" style:font-family-complex="GenRyuMin2 JP SB" fo:font-size="9pt"/>
    </style:style>
    <style:style style:family="text" style:name="T190">
      <style:text-properties fo:font-family="GenRyuMin2 JP SB" style:font-family-asian="GenRyuMin2 JP SB" style:font-family-complex="GenRyuMin2 JP SB" fo:font-size="9pt"/>
    </style:style>
    <style:style style:family="text" style:name="T191">
      <style:text-properties fo:font-family="GenRyuMin2 JP SB" style:font-family-asian="GenRyuMin2 JP SB" style:font-family-complex="GenRyuMin2 JP SB" fo:font-size="9pt"/>
    </style:style>
    <style:style style:family="paragraph" style:name="P85">
      <style:paragraph-properties/>
      <style:text-properties fo:font-family="GenRyuMin2 JP SB" style:font-family-complex="GenRyuMin2 JP SB" fo:font-size="14pt"/>
    </style:style>
    <style:style style:family="text" style:name="T192">
      <style:text-properties fo:font-family="GenRyuMin2 JP SB" style:font-family-asian="GenRyuMin2 JP SB" style:font-family-complex="GenRyuMin2 JP SB" fo:font-size="14pt"/>
    </style:style>
    <style:style style:family="text" style:name="T193">
      <style:text-properties fo:font-family="GenRyuMin2 JP SB" style:font-family-asian="GenRyuMin2 JP SB" style:font-family-complex="GenRyuMin2 JP SB" fo:font-size="14pt"/>
    </style:style>
    <style:style style:family="text" style:name="T194">
      <style:text-properties fo:font-family="GenRyuMin2 JP SB" style:font-family-asian="GenRyuMin2 JP SB" style:font-family-complex="GenRyuMin2 JP SB" fo:font-size="14pt"/>
    </style:style>
    <style:style style:family="paragraph" style:name="P86">
      <style:paragraph-properties/>
      <style:text-properties fo:font-family="GenRyuMin2 JP SB" style:font-family-complex="GenRyuMin2 JP SB" fo:font-size="10pt"/>
    </style:style>
    <style:style style:family="text" style:name="T195">
      <style:text-properties fo:font-family="GenRyuMin2 JP SB" style:font-family-asian="GenRyuMin2 JP SB" style:font-family-complex="GenRyuMin2 JP SB" fo:font-size="14pt"/>
    </style:style>
    <style:style style:family="text" style:name="T196">
      <style:text-properties fo:font-family="GenRyuMin2 JP SB" style:font-family-asian="GenRyuMin2 JP SB" style:font-family-complex="GenRyuMin2 JP SB" fo:font-size="9pt"/>
    </style:style>
    <style:style style:family="text" style:name="T197">
      <style:text-properties fo:font-family="GenRyuMin2 JP SB" style:font-family-asian="GenRyuMin2 JP SB" style:font-family-complex="GenRyuMin2 JP SB" fo:font-size="10pt"/>
    </style:style>
    <style:style style:family="text" style:name="T198">
      <style:text-properties fo:font-family="GenRyuMin2 JP SB" style:font-family-asian="GenRyuMin2 JP SB" style:font-family-complex="GenRyuMin2 JP SB" fo:font-size="10pt"/>
    </style:style>
    <style:style style:family="paragraph" style:name="P87">
      <style:paragraph-properties/>
      <style:text-properties fo:font-family="GenRyuMin2 JP SB" style:font-family-complex="GenRyuMin2 JP SB" fo:font-size="14pt"/>
    </style:style>
    <style:style style:family="text" style:name="T199">
      <style:text-properties fo:font-family="GenRyuMin2 JP SB" style:font-family-asian="GenRyuMin2 JP SB" style:font-family-complex="GenRyuMin2 JP SB" fo:font-size="14pt"/>
    </style:style>
    <style:style style:family="text" style:name="T200">
      <style:text-properties fo:font-family="GenRyuMin2 JP SB" style:font-family-asian="GenRyuMin2 JP SB" style:font-family-complex="GenRyuMin2 JP SB" fo:font-size="14pt"/>
    </style:style>
    <style:style style:family="text" style:name="T201">
      <style:text-properties fo:font-family="GenRyuMin2 JP SB" style:font-family-asian="GenRyuMin2 JP SB" style:font-family-complex="GenRyuMin2 JP SB" fo:font-size="14pt"/>
    </style:style>
    <style:style style:family="paragraph" style:name="P88">
      <style:paragraph-properties/>
      <style:text-properties fo:font-family="GenRyuMin2 JP SB" style:font-family-complex="GenRyuMin2 JP SB" fo:font-size="14pt"/>
    </style:style>
    <style:style style:family="text" style:name="T202">
      <style:text-properties fo:font-family="GenRyuMin2 JP SB" style:font-family-asian="GenRyuMin2 JP SB" style:font-family-complex="GenRyuMin2 JP SB" fo:font-size="14pt"/>
    </style:style>
    <style:style style:family="text" style:name="T203">
      <style:text-properties fo:font-family="GenRyuMin2 JP SB" style:font-family-asian="GenRyuMin2 JP SB" style:font-family-complex="GenRyuMin2 JP SB" fo:font-size="9pt"/>
    </style:style>
    <style:style style:family="text" style:name="T204">
      <style:text-properties fo:font-family="GenRyuMin2 JP SB" style:font-family-asian="GenRyuMin2 JP SB" style:font-family-complex="GenRyuMin2 JP SB" fo:font-size="14pt"/>
    </style:style>
    <style:style style:family="text" style:name="T205">
      <style:text-properties fo:font-family="GenRyuMin2 JP SB" style:font-family-asian="GenRyuMin2 JP SB" style:font-family-complex="GenRyuMin2 JP SB" fo:font-size="14pt"/>
    </style:style>
    <style:style style:family="paragraph" style:name="P89">
      <style:paragraph-properties/>
      <style:text-properties fo:font-family="GenRyuMin2 JP SB" style:font-family-complex="GenRyuMin2 JP SB" fo:font-size="14pt"/>
    </style:style>
    <style:style style:family="text" style:name="T206">
      <style:text-properties fo:font-family="GenRyuMin2 JP SB" style:font-family-asian="GenRyuMin2 JP SB" style:font-family-complex="GenRyuMin2 JP SB" fo:font-size="14pt"/>
    </style:style>
    <style:style style:family="text" style:name="T207">
      <style:text-properties fo:font-family="GenRyuMin2 JP SB" style:font-family-asian="GenRyuMin2 JP SB" style:font-family-complex="GenRyuMin2 JP SB" fo:font-size="14pt"/>
    </style:style>
    <style:style style:family="text" style:name="T208">
      <style:text-properties fo:font-family="GenRyuMin2 JP SB" style:font-family-asian="GenRyuMin2 JP SB" style:font-family-complex="GenRyuMin2 JP SB" fo:font-size="14pt"/>
    </style:style>
    <style:style style:family="paragraph" style:name="P90">
      <style:paragraph-properties/>
      <style:text-properties fo:font-family="GenRyuMin2 JP SB" style:font-family-complex="GenRyuMin2 JP SB" fo:font-size="14pt"/>
    </style:style>
    <style:style style:family="text" style:name="T209">
      <style:text-properties fo:font-family="GenRyuMin2 JP SB" style:font-family-asian="GenRyuMin2 JP SB" style:font-family-complex="GenRyuMin2 JP SB" fo:font-size="14pt"/>
    </style:style>
    <style:style style:family="text" style:name="T210">
      <style:text-properties fo:font-family="GenRyuMin2 JP SB" style:font-family-asian="GenRyuMin2 JP SB" style:font-family-complex="GenRyuMin2 JP SB" fo:font-size="9pt"/>
    </style:style>
    <style:style style:family="text" style:name="T211">
      <style:text-properties fo:font-family="GenRyuMin2 JP SB" style:font-family-asian="GenRyuMin2 JP SB" style:font-family-complex="GenRyuMin2 JP SB" fo:font-size="14pt"/>
    </style:style>
    <style:style style:family="text" style:name="T212">
      <style:text-properties fo:font-family="GenRyuMin2 JP SB" style:font-family-asian="GenRyuMin2 JP SB" style:font-family-complex="GenRyuMin2 JP SB" fo:font-size="14pt"/>
    </style:style>
    <style:style style:family="paragraph" style:name="P91">
      <style:paragraph-properties/>
      <style:text-properties fo:font-family="GenRyuMin2 JP SB" style:font-family-complex="GenRyuMin2 JP SB" fo:font-size="14pt"/>
    </style:style>
    <style:style style:family="text" style:name="T213">
      <style:text-properties fo:font-family="GenRyuMin2 JP SB" style:font-family-asian="GenRyuMin2 JP SB" style:font-family-complex="GenRyuMin2 JP SB" fo:font-size="14pt"/>
    </style:style>
    <style:style style:family="text" style:name="T214">
      <style:text-properties fo:font-family="GenRyuMin2 JP SB" style:font-family-asian="GenRyuMin2 JP SB" style:font-family-complex="GenRyuMin2 JP SB" fo:font-size="14pt"/>
    </style:style>
    <style:style style:family="text" style:name="T215">
      <style:text-properties fo:font-family="GenRyuMin2 JP SB" style:font-family-asian="GenRyuMin2 JP SB" style:font-family-complex="GenRyuMin2 JP SB" fo:font-size="14pt"/>
    </style:style>
    <style:style style:family="paragraph" style:name="P92">
      <style:paragraph-properties/>
      <style:text-properties fo:font-family="GenRyuMin2 JP SB" style:font-family-complex="GenRyuMin2 JP SB" fo:font-size="14pt"/>
    </style:style>
    <style:style style:family="text" style:name="T216">
      <style:text-properties fo:font-family="GenRyuMin2 JP SB" style:font-family-asian="GenRyuMin2 JP SB" style:font-family-complex="GenRyuMin2 JP SB" fo:font-size="14pt"/>
    </style:style>
    <style:style style:family="text" style:name="T217">
      <style:text-properties fo:font-family="GenRyuMin2 JP SB" style:font-family-asian="GenRyuMin2 JP SB" style:font-family-complex="GenRyuMin2 JP SB" fo:font-size="9pt"/>
    </style:style>
    <style:style style:family="text" style:name="T218">
      <style:text-properties fo:font-family="GenRyuMin2 JP SB" style:font-family-asian="GenRyuMin2 JP SB" style:font-family-complex="GenRyuMin2 JP SB" fo:font-size="14pt"/>
    </style:style>
    <style:style style:family="text" style:name="T219">
      <style:text-properties fo:font-family="GenRyuMin2 JP SB" style:font-family-asian="GenRyuMin2 JP SB" style:font-family-complex="GenRyuMin2 JP SB" fo:font-size="14pt"/>
    </style:style>
    <style:style style:family="paragraph" style:name="P93">
      <style:paragraph-properties/>
      <style:text-properties fo:font-family="GenRyuMin2 JP SB" style:font-family-complex="GenRyuMin2 JP SB" fo:font-size="14pt"/>
    </style:style>
    <style:style style:family="text" style:name="T220">
      <style:text-properties fo:font-family="GenRyuMin2 JP SB" style:font-family-asian="GenRyuMin2 JP SB" style:font-family-complex="GenRyuMin2 JP SB" fo:font-size="14pt"/>
    </style:style>
    <style:style style:family="text" style:name="T221">
      <style:text-properties fo:font-family="GenRyuMin2 JP SB" style:font-family-asian="GenRyuMin2 JP SB" style:font-family-complex="GenRyuMin2 JP SB" fo:font-size="14pt"/>
    </style:style>
    <style:style style:family="text" style:name="T222">
      <style:text-properties fo:font-family="GenRyuMin2 JP SB" style:font-family-asian="GenRyuMin2 JP SB" style:font-family-complex="GenRyuMin2 JP SB" fo:font-size="14pt"/>
    </style:style>
    <style:style style:family="paragraph" style:name="P94">
      <style:paragraph-properties/>
      <style:text-properties fo:font-family="GenRyuMin2 JP SB" style:font-family-complex="GenRyuMin2 JP SB" fo:font-size="14pt"/>
    </style:style>
    <style:style style:family="text" style:name="T223">
      <style:text-properties fo:font-family="GenRyuMin2 JP SB" style:font-family-asian="GenRyuMin2 JP SB" style:font-family-complex="GenRyuMin2 JP SB" fo:font-size="14pt"/>
    </style:style>
    <style:style style:family="text" style:name="T224">
      <style:text-properties fo:font-family="GenRyuMin2 JP SB" style:font-family-asian="GenRyuMin2 JP SB" style:font-family-complex="GenRyuMin2 JP SB" fo:font-size="14pt"/>
    </style:style>
    <style:style style:family="text" style:name="T225">
      <style:text-properties fo:font-family="GenRyuMin2 JP SB" style:font-family-asian="GenRyuMin2 JP SB" style:font-family-complex="GenRyuMin2 JP SB" fo:font-size="14pt"/>
    </style:style>
    <style:style style:family="paragraph" style:name="P95">
      <style:paragraph-properties/>
      <style:text-properties fo:font-family="GenRyuMin2 JP SB" style:font-family-complex="GenRyuMin2 JP SB" fo:font-size="14pt"/>
    </style:style>
    <style:style style:family="text" style:name="T226">
      <style:text-properties fo:font-family="GenRyuMin2 JP SB" style:font-family-asian="GenRyuMin2 JP SB" style:font-family-complex="GenRyuMin2 JP SB" fo:font-size="14pt"/>
    </style:style>
    <style:style style:family="text" style:name="T227">
      <style:text-properties fo:font-family="GenRyuMin2 JP SB" style:font-family-asian="GenRyuMin2 JP SB" style:font-family-complex="GenRyuMin2 JP SB" fo:font-size="14pt"/>
    </style:style>
    <style:style style:family="text" style:name="T228">
      <style:text-properties fo:font-family="GenRyuMin2 JP SB" style:font-family-asian="GenRyuMin2 JP SB" style:font-family-complex="GenRyuMin2 JP SB" fo:font-size="14pt"/>
    </style:style>
    <style:style style:family="paragraph" style:name="P96">
      <style:paragraph-properties/>
      <style:text-properties fo:font-family="GenRyuMin2 JP SB" style:font-family-complex="GenRyuMin2 JP SB" fo:font-size="9pt"/>
    </style:style>
    <style:style style:family="text" style:name="T229">
      <style:text-properties fo:font-family="GenRyuMin2 JP SB" style:font-family-asian="GenRyuMin2 JP SB" style:font-family-complex="GenRyuMin2 JP SB" fo:font-size="9pt"/>
    </style:style>
    <style:style style:family="text" style:name="T230">
      <style:text-properties fo:font-family="GenRyuMin2 JP SB" style:font-family-asian="GenRyuMin2 JP SB" style:font-family-complex="GenRyuMin2 JP SB" fo:font-size="9pt"/>
    </style:style>
    <style:style style:family="text" style:name="T231">
      <style:text-properties fo:font-family="GenRyuMin2 JP SB" style:font-family-asian="GenRyuMin2 JP SB" style:font-family-complex="GenRyuMin2 JP SB" fo:font-size="9pt"/>
    </style:style>
    <style:style style:family="paragraph" style:name="P97">
      <style:paragraph-properties/>
      <style:text-properties fo:font-family="GenRyuMin2 JP SB" style:font-family-complex="GenRyuMin2 JP SB" fo:font-size="9pt"/>
    </style:style>
    <style:style style:family="text" style:name="T232">
      <style:text-properties fo:font-family="GenRyuMin2 JP SB" style:font-family-asian="GenRyuMin2 JP SB" style:font-family-complex="GenRyuMin2 JP SB" fo:font-size="9pt"/>
    </style:style>
    <style:style style:family="text" style:name="T233">
      <style:text-properties fo:font-family="GenRyuMin2 JP SB" style:font-family-asian="GenRyuMin2 JP SB" style:font-family-complex="GenRyuMin2 JP SB" fo:font-size="9pt"/>
    </style:style>
    <style:style style:family="text" style:name="T234">
      <style:text-properties fo:font-family="GenRyuMin2 JP SB" style:font-family-asian="GenRyuMin2 JP SB" style:font-family-complex="GenRyuMin2 JP SB" fo:font-size="9pt"/>
    </style:style>
    <style:style style:family="paragraph" style:name="P98">
      <style:paragraph-properties/>
      <style:text-properties fo:font-family="GenRyuMin2 JP SB" style:font-family-complex="GenRyuMin2 JP SB" fo:font-size="14pt"/>
    </style:style>
    <style:style style:family="text" style:name="T235">
      <style:text-properties fo:font-family="GenRyuMin2 JP SB" style:font-family-asian="GenRyuMin2 JP SB" style:font-family-complex="GenRyuMin2 JP SB" fo:font-size="14pt"/>
    </style:style>
    <style:style style:family="text" style:name="T236">
      <style:text-properties fo:font-family="GenRyuMin2 JP SB" style:font-family-asian="GenRyuMin2 JP SB" style:font-family-complex="GenRyuMin2 JP SB" fo:font-size="14pt"/>
    </style:style>
    <style:style style:family="text" style:name="T237">
      <style:text-properties fo:font-family="GenRyuMin2 JP SB" style:font-family-asian="GenRyuMin2 JP SB" style:font-family-complex="GenRyuMin2 JP SB" fo:font-size="14pt"/>
    </style:style>
    <style:style style:family="paragraph" style:name="P99">
      <style:paragraph-properties/>
      <style:text-properties fo:font-family="GenRyuMin2 JP SB" style:font-family-complex="GenRyuMin2 JP SB" fo:font-size="9pt"/>
    </style:style>
    <style:style style:family="text" style:name="T238">
      <style:text-properties fo:font-family="GenRyuMin2 JP SB" style:font-family-asian="GenRyuMin2 JP SB" style:font-family-complex="GenRyuMin2 JP SB" fo:font-size="9pt"/>
    </style:style>
    <style:style style:family="text" style:name="T239">
      <style:text-properties fo:font-family="GenRyuMin2 JP SB" style:font-family-asian="GenRyuMin2 JP SB" style:font-family-complex="GenRyuMin2 JP SB" fo:font-size="9pt"/>
    </style:style>
    <style:style style:family="text" style:name="T240">
      <style:text-properties fo:font-family="GenRyuMin2 JP SB" style:font-family-asian="GenRyuMin2 JP SB" style:font-family-complex="GenRyuMin2 JP SB" fo:font-size="9pt"/>
    </style:style>
    <style:style style:family="paragraph" style:name="P100">
      <style:paragraph-properties/>
      <style:text-properties fo:font-family="GenRyuMin2 JP SB" style:font-family-complex="GenRyuMin2 JP SB" fo:font-size="14pt"/>
    </style:style>
    <style:style style:family="text" style:name="T241">
      <style:text-properties fo:font-family="GenRyuMin2 JP SB" style:font-family-asian="GenRyuMin2 JP SB" style:font-family-complex="GenRyuMin2 JP SB" fo:font-size="14pt"/>
    </style:style>
    <style:style style:family="text" style:name="T242">
      <style:text-properties fo:font-family="GenRyuMin2 JP SB" style:font-family-asian="GenRyuMin2 JP SB" style:font-family-complex="GenRyuMin2 JP SB" fo:font-size="14pt"/>
    </style:style>
    <style:style style:family="text" style:name="T243">
      <style:text-properties fo:font-family="GenRyuMin2 JP SB" style:font-family-asian="GenRyuMin2 JP SB" style:font-family-complex="GenRyuMin2 JP SB" fo:font-size="14pt"/>
    </style:style>
    <style:style style:family="paragraph" style:name="P101">
      <style:paragraph-properties/>
      <style:text-properties fo:font-family="GenRyuMin2 JP SB" style:font-family-complex="GenRyuMin2 JP SB" fo:font-size="9pt"/>
    </style:style>
    <style:style style:family="text" style:name="T244">
      <style:text-properties fo:font-family="GenRyuMin2 JP SB" style:font-family-asian="GenRyuMin2 JP SB" style:font-family-complex="GenRyuMin2 JP SB" fo:font-size="9pt"/>
    </style:style>
    <style:style style:family="text" style:name="T245">
      <style:text-properties fo:font-family="GenRyuMin2 JP SB" style:font-family-asian="GenRyuMin2 JP SB" style:font-family-complex="GenRyuMin2 JP SB" fo:font-size="9pt"/>
    </style:style>
    <style:style style:family="text" style:name="T246">
      <style:text-properties fo:font-family="GenRyuMin2 JP SB" style:font-family-asian="GenRyuMin2 JP SB" style:font-family-complex="GenRyuMin2 JP SB" fo:font-size="9pt"/>
    </style:style>
    <style:style style:family="paragraph" style:name="P102">
      <style:paragraph-properties/>
      <style:text-properties fo:font-family="GenRyuMin2 JP SB" style:font-family-complex="GenRyuMin2 JP SB" fo:font-size="14pt"/>
    </style:style>
    <style:style style:family="text" style:name="T247">
      <style:text-properties fo:font-family="GenRyuMin2 JP SB" style:font-family-asian="GenRyuMin2 JP SB" style:font-family-complex="GenRyuMin2 JP SB" fo:font-size="14pt"/>
    </style:style>
    <style:style style:family="text" style:name="T248">
      <style:text-properties fo:font-family="GenRyuMin2 JP SB" style:font-family-asian="GenRyuMin2 JP SB" style:font-family-complex="GenRyuMin2 JP SB" fo:font-size="14pt"/>
    </style:style>
    <style:style style:family="text" style:name="T249">
      <style:text-properties fo:font-family="GenRyuMin2 JP SB" style:font-family-asian="GenRyuMin2 JP SB" style:font-family-complex="GenRyuMin2 JP SB" fo:font-size="14pt"/>
    </style:style>
    <style:style style:family="paragraph" style:name="P103">
      <style:paragraph-properties/>
      <style:text-properties fo:font-family="GenRyuMin2 JP SB" style:font-family-complex="GenRyuMin2 JP SB" fo:font-size="14pt"/>
    </style:style>
    <style:style style:family="text" style:name="T250">
      <style:text-properties fo:font-family="GenRyuMin2 JP SB" style:font-family-asian="GenRyuMin2 JP SB" style:font-family-complex="GenRyuMin2 JP SB" fo:font-size="14pt"/>
    </style:style>
    <style:style style:family="text" style:name="T251">
      <style:text-properties fo:font-family="GenRyuMin2 JP SB" style:font-family-asian="GenRyuMin2 JP SB" style:font-family-complex="GenRyuMin2 JP SB" fo:font-size="14pt"/>
    </style:style>
    <style:style style:family="text" style:name="T252">
      <style:text-properties fo:font-family="GenRyuMin2 JP SB" style:font-family-asian="GenRyuMin2 JP SB" style:font-family-complex="GenRyuMin2 JP SB" fo:font-size="14pt"/>
    </style:style>
    <style:style style:family="paragraph" style:name="P104">
      <style:paragraph-properties/>
      <style:text-properties fo:font-family="GenRyuMin2 JP SB" style:font-family-complex="GenRyuMin2 JP SB" fo:font-size="14pt"/>
    </style:style>
    <style:style style:family="text" style:name="T253">
      <style:text-properties fo:font-family="GenRyuMin2 JP SB" style:font-family-asian="GenRyuMin2 JP SB" style:font-family-complex="GenRyuMin2 JP SB" fo:font-size="14pt"/>
    </style:style>
    <style:style style:family="text" style:name="T254">
      <style:text-properties fo:font-family="GenRyuMin2 JP SB" style:font-family-asian="GenRyuMin2 JP SB" style:font-family-complex="GenRyuMin2 JP SB" fo:font-size="14pt"/>
    </style:style>
    <style:style style:family="text" style:name="T255">
      <style:text-properties fo:font-family="GenRyuMin2 JP SB" style:font-family-asian="GenRyuMin2 JP SB" style:font-family-complex="GenRyuMin2 JP SB" fo:font-size="14pt"/>
    </style:style>
    <style:style style:family="paragraph" style:name="P105">
      <style:paragraph-properties/>
      <style:text-properties fo:font-family="GenRyuMin2 JP SB" style:font-family-complex="GenRyuMin2 JP SB" fo:font-size="9pt"/>
    </style:style>
    <style:style style:family="text" style:name="T256">
      <style:text-properties fo:font-family="GenRyuMin2 JP SB" style:font-family-asian="GenRyuMin2 JP SB" style:font-family-complex="GenRyuMin2 JP SB" fo:font-size="9pt"/>
    </style:style>
    <style:style style:family="text" style:name="T257">
      <style:text-properties fo:font-family="GenRyuMin2 JP SB" style:font-family-asian="GenRyuMin2 JP SB" style:font-family-complex="GenRyuMin2 JP SB" fo:font-size="9pt"/>
    </style:style>
    <style:style style:family="text" style:name="T258">
      <style:text-properties fo:font-family="GenRyuMin2 JP SB" style:font-family-asian="GenRyuMin2 JP SB" style:font-family-complex="GenRyuMin2 JP SB" fo:font-size="9pt"/>
    </style:style>
    <style:style style:family="paragraph" style:name="P106">
      <style:paragraph-properties/>
      <style:text-properties fo:font-family="GenRyuMin2 JP SB" style:font-family-complex="GenRyuMin2 JP SB" fo:font-size="14pt"/>
    </style:style>
    <style:style style:family="text" style:name="T259">
      <style:text-properties fo:font-family="GenRyuMin2 JP SB" style:font-family-asian="GenRyuMin2 JP SB" style:font-family-complex="GenRyuMin2 JP SB" fo:font-size="14pt"/>
    </style:style>
    <style:style style:family="text" style:name="T260">
      <style:text-properties fo:font-family="GenRyuMin2 JP SB" style:font-family-asian="GenRyuMin2 JP SB" style:font-family-complex="GenRyuMin2 JP SB" fo:font-size="14pt"/>
    </style:style>
    <style:style style:family="text" style:name="T261">
      <style:text-properties fo:font-family="GenRyuMin2 JP SB" style:font-family-asian="GenRyuMin2 JP SB" style:font-family-complex="GenRyuMin2 JP SB" fo:font-size="14pt"/>
    </style:style>
    <style:style style:family="paragraph" style:name="P107">
      <style:paragraph-properties/>
      <style:text-properties fo:font-family="GenRyuMin2 JP SB" style:font-family-complex="GenRyuMin2 JP SB" fo:font-size="9pt"/>
    </style:style>
    <style:style style:family="text" style:name="T262">
      <style:text-properties fo:font-family="GenRyuMin2 JP SB" style:font-family-asian="GenRyuMin2 JP SB" style:font-family-complex="GenRyuMin2 JP SB" fo:font-size="9pt"/>
    </style:style>
    <style:style style:family="text" style:name="T263">
      <style:text-properties fo:font-family="GenRyuMin2 JP SB" style:font-family-asian="GenRyuMin2 JP SB" style:font-family-complex="GenRyuMin2 JP SB" fo:font-size="9pt"/>
    </style:style>
    <style:style style:family="text" style:name="T264">
      <style:text-properties fo:font-family="GenRyuMin2 JP SB" style:font-family-asian="GenRyuMin2 JP SB" style:font-family-complex="GenRyuMin2 JP SB" fo:font-size="9pt"/>
    </style:style>
    <style:style style:family="paragraph" style:name="P108">
      <style:paragraph-properties/>
      <style:text-properties fo:font-family="GenRyuMin2 JP SB" style:font-family-complex="GenRyuMin2 JP SB" fo:font-size="14pt"/>
    </style:style>
    <style:style style:family="text" style:name="T265">
      <style:text-properties fo:font-family="GenRyuMin2 JP SB" style:font-family-asian="GenRyuMin2 JP SB" style:font-family-complex="GenRyuMin2 JP SB" fo:font-size="14pt"/>
    </style:style>
    <style:style style:family="text" style:name="T266">
      <style:text-properties fo:font-family="GenRyuMin2 JP SB" style:font-family-asian="GenRyuMin2 JP SB" style:font-family-complex="GenRyuMin2 JP SB" fo:font-size="14pt"/>
    </style:style>
    <style:style style:family="text" style:name="T267">
      <style:text-properties fo:font-family="GenRyuMin2 JP SB" style:font-family-asian="GenRyuMin2 JP SB" style:font-family-complex="GenRyuMin2 JP SB" fo:font-size="14pt"/>
    </style:style>
    <style:style style:family="paragraph" style:name="P109">
      <style:paragraph-properties/>
      <style:text-properties fo:font-family="GenRyuMin2 JP SB" style:font-family-complex="GenRyuMin2 JP SB" fo:font-size="9pt"/>
    </style:style>
    <style:style style:family="text" style:name="T268">
      <style:text-properties fo:font-family="GenRyuMin2 JP SB" style:font-family-asian="GenRyuMin2 JP SB" style:font-family-complex="GenRyuMin2 JP SB" fo:font-size="9pt"/>
    </style:style>
    <style:style style:family="text" style:name="T269">
      <style:text-properties fo:font-family="GenRyuMin2 JP SB" style:font-family-asian="GenRyuMin2 JP SB" style:font-family-complex="GenRyuMin2 JP SB" fo:font-size="9pt"/>
    </style:style>
    <style:style style:family="text" style:name="T270">
      <style:text-properties fo:font-family="GenRyuMin2 JP SB" style:font-family-asian="GenRyuMin2 JP SB" style:font-family-complex="GenRyuMin2 JP SB" fo:font-size="9pt"/>
    </style:style>
    <style:style style:family="paragraph" style:name="P110">
      <style:paragraph-properties/>
      <style:text-properties fo:font-family="GenRyuMin2 JP SB" style:font-family-complex="GenRyuMin2 JP SB" fo:font-size="14pt"/>
    </style:style>
    <style:style style:family="text" style:name="T271">
      <style:text-properties fo:font-family="GenRyuMin2 JP SB" style:font-family-asian="GenRyuMin2 JP SB" style:font-family-complex="GenRyuMin2 JP SB" fo:font-size="14pt"/>
    </style:style>
    <style:style style:family="text" style:name="T272">
      <style:text-properties fo:font-family="GenRyuMin2 JP SB" style:font-family-asian="GenRyuMin2 JP SB" style:font-family-complex="GenRyuMin2 JP SB" fo:font-size="14pt"/>
    </style:style>
    <style:style style:family="text" style:name="T273">
      <style:text-properties fo:font-family="GenRyuMin2 JP SB" style:font-family-asian="GenRyuMin2 JP SB" style:font-family-complex="GenRyuMin2 JP SB" fo:font-size="14pt"/>
    </style:style>
    <style:style style:family="paragraph" style:name="P111">
      <style:paragraph-properties/>
      <style:text-properties fo:font-family="GenRyuMin2 JP SB" style:font-family-complex="GenRyuMin2 JP SB" fo:font-size="9pt"/>
    </style:style>
    <style:style style:family="text" style:name="T274">
      <style:text-properties fo:font-family="GenRyuMin2 JP SB" style:font-family-asian="GenRyuMin2 JP SB" style:font-family-complex="GenRyuMin2 JP SB" fo:font-size="9pt"/>
    </style:style>
    <style:style style:family="text" style:name="T275">
      <style:text-properties fo:font-family="GenRyuMin2 JP SB" style:font-family-asian="GenRyuMin2 JP SB" style:font-family-complex="GenRyuMin2 JP SB" fo:font-size="9pt"/>
    </style:style>
    <style:style style:family="text" style:name="T276">
      <style:text-properties fo:font-family="GenRyuMin2 JP SB" style:font-family-asian="GenRyuMin2 JP SB" style:font-family-complex="GenRyuMin2 JP SB" fo:font-size="9pt"/>
    </style:style>
    <style:style style:family="paragraph" style:name="P112">
      <style:paragraph-properties/>
      <style:text-properties fo:font-family="GenRyuMin2 JP SB" style:font-family-complex="GenRyuMin2 JP SB" fo:font-size="14pt"/>
    </style:style>
    <style:style style:family="text" style:name="T277">
      <style:text-properties fo:font-family="GenRyuMin2 JP SB" style:font-family-asian="GenRyuMin2 JP SB" style:font-family-complex="GenRyuMin2 JP SB" fo:font-size="14pt"/>
    </style:style>
    <style:style style:family="text" style:name="T278">
      <style:text-properties fo:font-family="GenRyuMin2 JP SB" style:font-family-asian="GenRyuMin2 JP SB" style:font-family-complex="GenRyuMin2 JP SB" fo:font-size="14pt"/>
    </style:style>
    <style:style style:family="text" style:name="T279">
      <style:text-properties fo:font-family="GenRyuMin2 JP SB" style:font-family-asian="GenRyuMin2 JP SB" style:font-family-complex="GenRyuMin2 JP SB" fo:font-size="14pt"/>
    </style:style>
    <style:style style:family="paragraph" style:name="P113">
      <style:paragraph-properties/>
      <style:text-properties fo:font-family="GenRyuMin2 JP SB" style:font-family-complex="GenRyuMin2 JP SB" fo:font-size="9pt"/>
    </style:style>
    <style:style style:family="text" style:name="T280">
      <style:text-properties fo:font-family="GenRyuMin2 JP SB" style:font-family-asian="GenRyuMin2 JP SB" style:font-family-complex="GenRyuMin2 JP SB" fo:font-size="9pt"/>
    </style:style>
    <style:style style:family="text" style:name="T281">
      <style:text-properties fo:font-family="GenRyuMin2 JP SB" style:font-family-asian="GenRyuMin2 JP SB" style:font-family-complex="GenRyuMin2 JP SB" fo:font-size="9pt"/>
    </style:style>
    <style:style style:family="text" style:name="T282">
      <style:text-properties fo:font-family="GenRyuMin2 JP SB" style:font-family-asian="GenRyuMin2 JP SB" style:font-family-complex="GenRyuMin2 JP SB" fo:font-size="9pt"/>
    </style:style>
    <style:style style:family="paragraph" style:name="P114">
      <style:paragraph-properties/>
      <style:text-properties fo:font-family="GenRyuMin2 JP SB" style:font-family-complex="GenRyuMin2 JP SB" fo:font-size="14pt"/>
    </style:style>
    <style:style style:family="text" style:name="T283">
      <style:text-properties fo:font-family="GenRyuMin2 JP SB" style:font-family-asian="GenRyuMin2 JP SB" style:font-family-complex="GenRyuMin2 JP SB" fo:font-size="14pt"/>
    </style:style>
    <style:style style:family="text" style:name="T284">
      <style:text-properties fo:font-family="GenRyuMin2 JP SB" style:font-family-asian="GenRyuMin2 JP SB" style:font-family-complex="GenRyuMin2 JP SB" fo:font-size="14pt"/>
    </style:style>
    <style:style style:family="text" style:name="T285">
      <style:text-properties fo:font-family="GenRyuMin2 JP SB" style:font-family-asian="GenRyuMin2 JP SB" style:font-family-complex="GenRyuMin2 JP SB" fo:font-size="14pt"/>
    </style:style>
    <style:style style:family="paragraph" style:name="P115">
      <style:paragraph-properties/>
      <style:text-properties fo:font-family="GenRyuMin2 JP SB" style:font-family-complex="GenRyuMin2 JP SB" fo:font-size="9pt"/>
    </style:style>
    <style:style style:family="text" style:name="T286">
      <style:text-properties fo:font-family="GenRyuMin2 JP SB" style:font-family-asian="GenRyuMin2 JP SB" style:font-family-complex="GenRyuMin2 JP SB" fo:font-size="9pt"/>
    </style:style>
    <style:style style:family="text" style:name="T287">
      <style:text-properties fo:font-family="GenRyuMin2 JP SB" style:font-family-asian="GenRyuMin2 JP SB" style:font-family-complex="GenRyuMin2 JP SB" fo:font-size="9pt"/>
    </style:style>
    <style:style style:family="text" style:name="T288">
      <style:text-properties fo:font-family="GenRyuMin2 JP SB" style:font-family-asian="GenRyuMin2 JP SB" style:font-family-complex="GenRyuMin2 JP SB" fo:font-size="9pt"/>
    </style:style>
    <style:style style:family="paragraph" style:name="P116">
      <style:paragraph-properties/>
      <style:text-properties fo:font-family="GenRyuMin2 JP SB" style:font-family-complex="GenRyuMin2 JP SB" fo:font-size="14pt"/>
    </style:style>
    <style:style style:family="text" style:name="T289">
      <style:text-properties fo:font-family="GenRyuMin2 JP SB" style:font-family-asian="GenRyuMin2 JP SB" style:font-family-complex="GenRyuMin2 JP SB" fo:font-size="14pt"/>
    </style:style>
    <style:style style:family="text" style:name="T290">
      <style:text-properties fo:font-family="GenRyuMin2 JP SB" style:font-family-asian="GenRyuMin2 JP SB" style:font-family-complex="GenRyuMin2 JP SB" fo:font-size="14pt"/>
    </style:style>
    <style:style style:family="text" style:name="T291">
      <style:text-properties fo:font-family="GenRyuMin2 JP SB" style:font-family-asian="GenRyuMin2 JP SB" style:font-family-complex="GenRyuMin2 JP SB" fo:font-size="14pt"/>
    </style:style>
    <style:style style:family="paragraph" style:name="P117">
      <style:paragraph-properties/>
      <style:text-properties fo:font-family="GenRyuMin2 JP SB" style:font-family-complex="GenRyuMin2 JP SB" fo:font-size="9pt"/>
    </style:style>
    <style:style style:family="text" style:name="T292">
      <style:text-properties fo:font-family="GenRyuMin2 JP SB" style:font-family-asian="GenRyuMin2 JP SB" style:font-family-complex="GenRyuMin2 JP SB" fo:font-size="9pt"/>
    </style:style>
    <style:style style:family="text" style:name="T293">
      <style:text-properties fo:font-family="GenRyuMin2 JP SB" style:font-family-asian="GenRyuMin2 JP SB" style:font-family-complex="GenRyuMin2 JP SB" fo:font-size="9pt"/>
    </style:style>
    <style:style style:family="text" style:name="T294">
      <style:text-properties fo:font-family="GenRyuMin2 JP SB" style:font-family-asian="GenRyuMin2 JP SB" style:font-family-complex="GenRyuMin2 JP SB" fo:font-size="9pt"/>
    </style:style>
    <style:style style:family="paragraph" style:name="P118">
      <style:paragraph-properties/>
      <style:text-properties fo:font-family="GenRyuMin2 JP SB" style:font-family-complex="GenRyuMin2 JP SB" fo:font-size="14pt"/>
    </style:style>
    <style:style style:family="text" style:name="T295">
      <style:text-properties fo:font-family="GenRyuMin2 JP SB" style:font-family-asian="GenRyuMin2 JP SB" style:font-family-complex="GenRyuMin2 JP SB" fo:font-size="14pt"/>
    </style:style>
    <style:style style:family="text" style:name="T296">
      <style:text-properties fo:font-family="GenRyuMin2 JP SB" style:font-family-asian="GenRyuMin2 JP SB" style:font-family-complex="GenRyuMin2 JP SB" fo:font-size="14pt"/>
    </style:style>
    <style:style style:family="text" style:name="T297">
      <style:text-properties fo:font-family="GenRyuMin2 JP SB" style:font-family-asian="GenRyuMin2 JP SB" style:font-family-complex="GenRyuMin2 JP SB" fo:font-size="14pt"/>
    </style:style>
    <style:style style:family="paragraph" style:name="P119">
      <style:paragraph-properties/>
      <style:text-properties fo:font-family="GenRyuMin2 JP SB" style:font-family-complex="GenRyuMin2 JP SB" fo:font-size="9pt"/>
    </style:style>
    <style:style style:family="text" style:name="T298">
      <style:text-properties fo:font-family="GenRyuMin2 JP SB" style:font-family-asian="GenRyuMin2 JP SB" style:font-family-complex="GenRyuMin2 JP SB" fo:font-size="9pt"/>
    </style:style>
    <style:style style:family="text" style:name="T299">
      <style:text-properties fo:font-family="GenRyuMin2 JP SB" style:font-family-asian="GenRyuMin2 JP SB" style:font-family-complex="GenRyuMin2 JP SB" fo:font-size="9pt"/>
    </style:style>
    <style:style style:family="text" style:name="T300">
      <style:text-properties fo:font-family="GenRyuMin2 JP SB" style:font-family-asian="GenRyuMin2 JP SB" style:font-family-complex="GenRyuMin2 JP SB" fo:font-size="9pt"/>
    </style:style>
    <style:style style:family="paragraph" style:name="P120">
      <style:paragraph-properties/>
      <style:text-properties fo:font-family="GenRyuMin2 JP SB" style:font-family-complex="GenRyuMin2 JP SB" fo:font-size="14pt"/>
    </style:style>
    <style:style style:family="text" style:name="T301">
      <style:text-properties fo:font-family="GenRyuMin2 JP SB" style:font-family-asian="GenRyuMin2 JP SB" style:font-family-complex="GenRyuMin2 JP SB" fo:font-size="14pt"/>
    </style:style>
    <style:style style:family="text" style:name="T302">
      <style:text-properties fo:font-family="GenRyuMin2 JP SB" style:font-family-asian="GenRyuMin2 JP SB" style:font-family-complex="GenRyuMin2 JP SB" fo:font-size="14pt"/>
    </style:style>
    <style:style style:family="text" style:name="T303">
      <style:text-properties fo:font-family="GenRyuMin2 JP SB" style:font-family-asian="GenRyuMin2 JP SB" style:font-family-complex="GenRyuMin2 JP SB" fo:font-size="14pt"/>
    </style:style>
    <style:style style:family="paragraph" style:name="P121">
      <style:paragraph-properties/>
      <style:text-properties fo:font-family="GenRyuMin2 JP SB" style:font-family-complex="GenRyuMin2 JP SB" fo:font-size="14pt"/>
    </style:style>
    <style:style style:family="text" style:name="T304">
      <style:text-properties fo:font-family="GenRyuMin2 JP SB" style:font-family-asian="GenRyuMin2 JP SB" style:font-family-complex="GenRyuMin2 JP SB" fo:font-size="14pt"/>
    </style:style>
    <style:style style:family="text" style:name="T305">
      <style:text-properties fo:font-family="GenRyuMin2 JP SB" style:font-family-asian="GenRyuMin2 JP SB" style:font-family-complex="GenRyuMin2 JP SB" fo:font-size="14pt"/>
    </style:style>
    <style:style style:family="text" style:name="T306">
      <style:text-properties fo:font-family="GenRyuMin2 JP SB" style:font-family-asian="GenRyuMin2 JP SB" style:font-family-complex="GenRyuMin2 JP SB" fo:font-size="14pt"/>
    </style:style>
    <style:style style:family="paragraph" style:name="P122">
      <style:paragraph-properties/>
      <style:text-properties fo:font-family="GenRyuMin2 JP SB" style:font-family-complex="GenRyuMin2 JP SB" fo:font-size="14pt"/>
    </style:style>
    <style:style style:family="text" style:name="T307">
      <style:text-properties fo:font-family="GenRyuMin2 JP SB" style:font-family-asian="GenRyuMin2 JP SB" style:font-family-complex="GenRyuMin2 JP SB" fo:font-size="14pt"/>
    </style:style>
    <style:style style:family="text" style:name="T308">
      <style:text-properties fo:font-family="GenRyuMin2 JP SB" style:font-family-asian="GenRyuMin2 JP SB" style:font-family-complex="GenRyuMin2 JP SB" fo:font-size="14pt"/>
    </style:style>
    <style:style style:family="text" style:name="T309">
      <style:text-properties fo:font-family="GenRyuMin2 JP SB" style:font-family-asian="GenRyuMin2 JP SB" style:font-family-complex="GenRyuMin2 JP SB" fo:font-size="14pt"/>
    </style:style>
    <style:style style:family="paragraph" style:name="P123">
      <style:paragraph-properties/>
      <style:text-properties fo:font-family="GenRyuMin2 JP SB" style:font-family-complex="GenRyuMin2 JP SB" fo:font-size="9pt"/>
    </style:style>
    <style:style style:family="text" style:name="T310">
      <style:text-properties fo:font-family="GenRyuMin2 JP SB" style:font-family-asian="GenRyuMin2 JP SB" style:font-family-complex="GenRyuMin2 JP SB" fo:font-size="9pt"/>
    </style:style>
    <style:style style:family="text" style:name="T311">
      <style:text-properties fo:font-family="GenRyuMin2 JP SB" style:font-family-asian="GenRyuMin2 JP SB" style:font-family-complex="GenRyuMin2 JP SB" fo:font-size="9pt"/>
    </style:style>
    <style:style style:family="text" style:name="T312">
      <style:text-properties fo:font-family="GenRyuMin2 JP SB" style:font-family-asian="GenRyuMin2 JP SB" style:font-family-complex="GenRyuMin2 JP SB" fo:font-size="9pt"/>
    </style:style>
    <style:style style:family="paragraph" style:name="P124">
      <style:paragraph-properties/>
      <style:text-properties fo:font-family="GenRyuMin2 JP SB" style:font-family-complex="GenRyuMin2 JP SB" fo:font-size="14pt"/>
    </style:style>
    <style:style style:family="text" style:name="T313">
      <style:text-properties fo:font-family="GenRyuMin2 JP SB" style:font-family-asian="GenRyuMin2 JP SB" style:font-family-complex="GenRyuMin2 JP SB" fo:font-size="14pt"/>
    </style:style>
    <style:style style:family="text" style:name="T314">
      <style:text-properties fo:font-family="GenRyuMin2 JP SB" style:font-family-asian="GenRyuMin2 JP SB" style:font-family-complex="GenRyuMin2 JP SB" fo:font-size="14pt"/>
    </style:style>
    <style:style style:family="text" style:name="T315">
      <style:text-properties fo:font-family="GenRyuMin2 JP SB" style:font-family-asian="GenRyuMin2 JP SB" style:font-family-complex="GenRyuMin2 JP SB" fo:font-size="14pt"/>
    </style:style>
    <style:style style:family="paragraph" style:name="P125">
      <style:paragraph-properties/>
      <style:text-properties fo:font-family="GenRyuMin2 JP SB" style:font-family-complex="GenRyuMin2 JP SB" fo:font-size="9pt"/>
    </style:style>
    <style:style style:family="text" style:name="T316">
      <style:text-properties fo:font-family="GenRyuMin2 JP SB" style:font-family-asian="GenRyuMin2 JP SB" style:font-family-complex="GenRyuMin2 JP SB" fo:font-size="9pt"/>
    </style:style>
    <style:style style:family="text" style:name="T317">
      <style:text-properties fo:font-family="GenRyuMin2 JP SB" style:font-family-asian="GenRyuMin2 JP SB" style:font-family-complex="GenRyuMin2 JP SB" fo:font-size="9pt"/>
    </style:style>
    <style:style style:family="text" style:name="T318">
      <style:text-properties fo:font-family="GenRyuMin2 JP SB" style:font-family-asian="GenRyuMin2 JP SB" style:font-family-complex="GenRyuMin2 JP SB" fo:font-size="9pt"/>
    </style:style>
    <style:style style:family="paragraph" style:name="P126">
      <style:paragraph-properties/>
      <style:text-properties fo:font-family="GenRyuMin2 JP SB" style:font-family-complex="GenRyuMin2 JP SB" fo:font-size="14pt"/>
    </style:style>
    <style:style style:family="text" style:name="T319">
      <style:text-properties fo:font-family="GenRyuMin2 JP SB" style:font-family-asian="GenRyuMin2 JP SB" style:font-family-complex="GenRyuMin2 JP SB" fo:font-size="14pt"/>
    </style:style>
    <style:style style:family="text" style:name="T320">
      <style:text-properties fo:font-family="GenRyuMin2 JP SB" style:font-family-asian="GenRyuMin2 JP SB" style:font-family-complex="GenRyuMin2 JP SB" fo:font-size="14pt"/>
    </style:style>
    <style:style style:family="text" style:name="T321">
      <style:text-properties fo:font-family="GenRyuMin2 JP SB" style:font-family-asian="GenRyuMin2 JP SB" style:font-family-complex="GenRyuMin2 JP SB" fo:font-size="14pt"/>
    </style:style>
    <style:style style:family="paragraph" style:name="P127">
      <style:paragraph-properties/>
      <style:text-properties fo:font-family="GenRyuMin2 JP SB" style:font-family-complex="GenRyuMin2 JP SB" fo:font-size="9pt"/>
    </style:style>
    <style:style style:family="text" style:name="T322">
      <style:text-properties fo:font-family="GenRyuMin2 JP SB" style:font-family-asian="GenRyuMin2 JP SB" style:font-family-complex="GenRyuMin2 JP SB" fo:font-size="9pt"/>
    </style:style>
    <style:style style:family="text" style:name="T323">
      <style:text-properties fo:font-family="GenRyuMin2 JP SB" style:font-family-asian="GenRyuMin2 JP SB" style:font-family-complex="GenRyuMin2 JP SB" fo:font-size="9pt"/>
    </style:style>
    <style:style style:family="text" style:name="T324">
      <style:text-properties fo:font-family="GenRyuMin2 JP SB" style:font-family-asian="GenRyuMin2 JP SB" style:font-family-complex="GenRyuMin2 JP SB" fo:font-size="9pt"/>
    </style:style>
    <style:style style:family="paragraph" style:name="P128">
      <style:paragraph-properties/>
      <style:text-properties fo:font-family="GenRyuMin2 JP SB" style:font-family-complex="GenRyuMin2 JP SB" fo:font-size="14pt"/>
    </style:style>
    <style:style style:family="text" style:name="T325">
      <style:text-properties fo:font-family="GenRyuMin2 JP SB" style:font-family-asian="GenRyuMin2 JP SB" style:font-family-complex="GenRyuMin2 JP SB" fo:font-size="14pt"/>
    </style:style>
    <style:style style:family="text" style:name="T326">
      <style:text-properties fo:font-family="GenRyuMin2 JP SB" style:font-family-asian="GenRyuMin2 JP SB" style:font-family-complex="GenRyuMin2 JP SB" fo:font-size="14pt"/>
    </style:style>
    <style:style style:family="text" style:name="T327">
      <style:text-properties fo:font-family="GenRyuMin2 JP SB" style:font-family-asian="GenRyuMin2 JP SB" style:font-family-complex="GenRyuMin2 JP SB" fo:font-size="14pt"/>
    </style:style>
    <style:style style:family="paragraph" style:name="P129">
      <style:paragraph-properties/>
      <style:text-properties fo:font-family="GenRyuMin2 JP SB" style:font-family-complex="GenRyuMin2 JP SB" fo:font-size="9pt"/>
    </style:style>
    <style:style style:family="text" style:name="T328">
      <style:text-properties fo:font-family="GenRyuMin2 JP SB" style:font-family-asian="GenRyuMin2 JP SB" style:font-family-complex="GenRyuMin2 JP SB" fo:font-size="9pt"/>
    </style:style>
    <style:style style:family="text" style:name="T329">
      <style:text-properties fo:font-family="GenRyuMin2 JP SB" style:font-family-asian="GenRyuMin2 JP SB" style:font-family-complex="GenRyuMin2 JP SB" fo:font-size="9pt"/>
    </style:style>
    <style:style style:family="text" style:name="T330">
      <style:text-properties fo:font-family="GenRyuMin2 JP SB" style:font-family-asian="GenRyuMin2 JP SB" style:font-family-complex="GenRyuMin2 JP SB" fo:font-size="9pt"/>
    </style:style>
    <style:style style:family="paragraph" style:name="P130">
      <style:paragraph-properties/>
      <style:text-properties fo:font-family="GenRyuMin2 JP SB" style:font-family-complex="GenRyuMin2 JP SB" fo:font-size="14pt"/>
    </style:style>
    <style:style style:family="text" style:name="T331">
      <style:text-properties fo:font-family="GenRyuMin2 JP SB" style:font-family-asian="GenRyuMin2 JP SB" style:font-family-complex="GenRyuMin2 JP SB" fo:font-size="14pt"/>
    </style:style>
    <style:style style:family="text" style:name="T332">
      <style:text-properties fo:font-family="GenRyuMin2 JP SB" style:font-family-asian="GenRyuMin2 JP SB" style:font-family-complex="GenRyuMin2 JP SB" fo:font-size="14pt"/>
    </style:style>
    <style:style style:family="text" style:name="T333">
      <style:text-properties fo:font-family="GenRyuMin2 JP SB" style:font-family-asian="GenRyuMin2 JP SB" style:font-family-complex="GenRyuMin2 JP SB" fo:font-size="14pt"/>
    </style:style>
    <style:style style:family="paragraph" style:name="P131">
      <style:paragraph-properties/>
      <style:text-properties fo:font-family="GenRyuMin2 JP SB" style:font-family-complex="GenRyuMin2 JP SB" fo:font-size="9pt"/>
    </style:style>
    <style:style style:family="text" style:name="T334">
      <style:text-properties fo:font-family="GenRyuMin2 JP SB" style:font-family-asian="GenRyuMin2 JP SB" style:font-family-complex="GenRyuMin2 JP SB" fo:font-size="9pt"/>
    </style:style>
    <style:style style:family="text" style:name="T335">
      <style:text-properties fo:font-family="GenRyuMin2 JP SB" style:font-family-asian="GenRyuMin2 JP SB" style:font-family-complex="GenRyuMin2 JP SB" fo:font-size="9pt"/>
    </style:style>
    <style:style style:family="text" style:name="T336">
      <style:text-properties fo:font-family="GenRyuMin2 JP SB" style:font-family-asian="GenRyuMin2 JP SB" style:font-family-complex="GenRyuMin2 JP SB" fo:font-size="9pt"/>
    </style:style>
    <style:style style:family="paragraph" style:name="P132">
      <style:paragraph-properties/>
      <style:text-properties fo:font-family="GenRyuMin2 JP SB" style:font-family-complex="GenRyuMin2 JP SB" fo:font-size="14pt"/>
    </style:style>
    <style:style style:family="text" style:name="T337">
      <style:text-properties fo:font-family="GenRyuMin2 JP SB" style:font-family-asian="GenRyuMin2 JP SB" style:font-family-complex="GenRyuMin2 JP SB" fo:font-size="14pt"/>
    </style:style>
    <style:style style:family="text" style:name="T338">
      <style:text-properties fo:font-family="GenRyuMin2 JP SB" style:font-family-asian="GenRyuMin2 JP SB" style:font-family-complex="GenRyuMin2 JP SB" fo:font-size="14pt"/>
    </style:style>
    <style:style style:family="text" style:name="T339">
      <style:text-properties fo:font-family="GenRyuMin2 JP SB" style:font-family-asian="GenRyuMin2 JP SB" style:font-family-complex="GenRyuMin2 JP SB" fo:font-size="14pt"/>
    </style:style>
    <style:style style:family="paragraph" style:name="P133">
      <style:paragraph-properties/>
      <style:text-properties fo:font-family="GenRyuMin2 JP SB" style:font-family-complex="GenRyuMin2 JP SB" fo:font-size="9pt"/>
    </style:style>
    <style:style style:family="text" style:name="T340">
      <style:text-properties fo:font-family="GenRyuMin2 JP SB" style:font-family-asian="GenRyuMin2 JP SB" style:font-family-complex="GenRyuMin2 JP SB" fo:font-size="9pt"/>
    </style:style>
    <style:style style:family="text" style:name="T341">
      <style:text-properties fo:font-family="GenRyuMin2 JP SB" style:font-family-asian="GenRyuMin2 JP SB" style:font-family-complex="GenRyuMin2 JP SB" fo:font-size="9pt"/>
    </style:style>
    <style:style style:family="text" style:name="T342">
      <style:text-properties fo:font-family="GenRyuMin2 JP SB" style:font-family-asian="GenRyuMin2 JP SB" style:font-family-complex="GenRyuMin2 JP SB" fo:font-size="9pt"/>
    </style:style>
    <style:style style:family="paragraph" style:name="P134">
      <style:paragraph-properties/>
      <style:text-properties fo:font-family="GenRyuMin2 JP SB" style:font-family-complex="GenRyuMin2 JP SB" fo:font-size="14pt"/>
    </style:style>
    <style:style style:family="text" style:name="T343">
      <style:text-properties fo:font-family="GenRyuMin2 JP SB" style:font-family-asian="GenRyuMin2 JP SB" style:font-family-complex="GenRyuMin2 JP SB" fo:font-size="14pt"/>
    </style:style>
    <style:style style:family="text" style:name="T344">
      <style:text-properties fo:font-family="GenRyuMin2 JP SB" style:font-family-asian="GenRyuMin2 JP SB" style:font-family-complex="GenRyuMin2 JP SB" fo:font-size="14pt"/>
    </style:style>
    <style:style style:family="text" style:name="T345">
      <style:text-properties fo:font-family="GenRyuMin2 JP SB" style:font-family-asian="GenRyuMin2 JP SB" style:font-family-complex="GenRyuMin2 JP SB" fo:font-size="14pt"/>
    </style:style>
    <style:style style:family="paragraph" style:name="P135">
      <style:paragraph-properties/>
      <style:text-properties fo:font-family="GenRyuMin2 JP SB" style:font-family-complex="GenRyuMin2 JP SB" fo:font-size="9pt"/>
    </style:style>
    <style:style style:family="text" style:name="T346">
      <style:text-properties fo:font-family="GenRyuMin2 JP SB" style:font-family-asian="GenRyuMin2 JP SB" style:font-family-complex="GenRyuMin2 JP SB" fo:font-size="9pt"/>
    </style:style>
    <style:style style:family="text" style:name="T347">
      <style:text-properties fo:font-family="GenRyuMin2 JP SB" style:font-family-asian="GenRyuMin2 JP SB" style:font-family-complex="GenRyuMin2 JP SB" fo:font-size="9pt"/>
    </style:style>
    <style:style style:family="text" style:name="T348">
      <style:text-properties fo:font-family="GenRyuMin2 JP SB" style:font-family-asian="GenRyuMin2 JP SB" style:font-family-complex="GenRyuMin2 JP SB" fo:font-size="9pt"/>
    </style:style>
    <style:style style:family="paragraph" style:name="P136">
      <style:paragraph-properties/>
      <style:text-properties fo:font-family="GenRyuMin2 JP SB" style:font-family-complex="GenRyuMin2 JP SB" fo:font-size="14pt"/>
    </style:style>
    <style:style style:family="text" style:name="T349">
      <style:text-properties fo:font-family="GenRyuMin2 JP SB" style:font-family-asian="GenRyuMin2 JP SB" style:font-family-complex="GenRyuMin2 JP SB" fo:font-size="14pt"/>
    </style:style>
    <style:style style:family="text" style:name="T350">
      <style:text-properties fo:font-family="GenRyuMin2 JP SB" style:font-family-asian="GenRyuMin2 JP SB" style:font-family-complex="GenRyuMin2 JP SB" fo:font-size="14pt"/>
    </style:style>
    <style:style style:family="text" style:name="T351">
      <style:text-properties fo:font-family="GenRyuMin2 JP SB" style:font-family-asian="GenRyuMin2 JP SB" style:font-family-complex="GenRyuMin2 JP SB" fo:font-size="14pt"/>
    </style:style>
    <style:style style:family="paragraph" style:name="P137">
      <style:paragraph-properties/>
      <style:text-properties fo:font-family="GenRyuMin2 JP SB" style:font-family-complex="GenRyuMin2 JP SB" fo:font-size="14pt"/>
    </style:style>
    <style:style style:family="text" style:name="T352">
      <style:text-properties fo:font-family="GenRyuMin2 JP SB" style:font-family-asian="GenRyuMin2 JP SB" style:font-family-complex="GenRyuMin2 JP SB" fo:font-size="14pt"/>
    </style:style>
    <style:style style:family="text" style:name="T353">
      <style:text-properties fo:font-family="GenRyuMin2 JP SB" style:font-family-asian="GenRyuMin2 JP SB" style:font-family-complex="GenRyuMin2 JP SB" fo:font-size="14pt"/>
    </style:style>
    <style:style style:family="text" style:name="T354">
      <style:text-properties fo:font-family="GenRyuMin2 JP SB" style:font-family-asian="GenRyuMin2 JP SB" style:font-family-complex="GenRyuMin2 JP SB" fo:font-size="14pt"/>
    </style:style>
    <style:style style:family="paragraph" style:name="P138">
      <style:paragraph-properties/>
      <style:text-properties fo:font-family="GenRyuMin2 JP SB" style:font-family-complex="GenRyuMin2 JP SB" fo:font-size="14pt"/>
    </style:style>
    <style:style style:family="text" style:name="T355">
      <style:text-properties fo:font-family="GenRyuMin2 JP SB" style:font-family-asian="GenRyuMin2 JP SB" style:font-family-complex="GenRyuMin2 JP SB" fo:font-size="14pt"/>
    </style:style>
    <style:style style:family="text" style:name="T356">
      <style:text-properties fo:font-family="GenRyuMin2 JP SB" style:font-family-asian="GenRyuMin2 JP SB" style:font-family-complex="GenRyuMin2 JP SB" fo:font-size="14pt"/>
    </style:style>
    <style:style style:family="text" style:name="T357">
      <style:text-properties fo:font-family="GenRyuMin2 JP SB" style:font-family-asian="GenRyuMin2 JP SB" style:font-family-complex="GenRyuMin2 JP SB" fo:font-size="14pt"/>
    </style:style>
    <style:style style:family="paragraph" style:name="P139">
      <style:paragraph-properties/>
      <style:text-properties fo:font-family="GenRyuMin2 JP SB" style:font-family-complex="GenRyuMin2 JP SB" fo:font-size="9pt"/>
    </style:style>
    <style:style style:family="text" style:name="T358">
      <style:text-properties fo:font-family="GenRyuMin2 JP SB" style:font-family-asian="GenRyuMin2 JP SB" style:font-family-complex="GenRyuMin2 JP SB" fo:font-size="9pt"/>
    </style:style>
    <style:style style:family="text" style:name="T359">
      <style:text-properties fo:font-family="GenRyuMin2 JP SB" style:font-family-asian="GenRyuMin2 JP SB" style:font-family-complex="GenRyuMin2 JP SB" fo:font-size="9pt"/>
    </style:style>
    <style:style style:family="text" style:name="T360">
      <style:text-properties fo:font-family="GenRyuMin2 JP SB" style:font-family-asian="GenRyuMin2 JP SB" style:font-family-complex="GenRyuMin2 JP SB" fo:font-size="9pt"/>
    </style:style>
    <style:style style:family="paragraph" style:name="P140">
      <style:paragraph-properties/>
      <style:text-properties fo:font-family="GenRyuMin2 JP SB" style:font-family-complex="GenRyuMin2 JP SB" fo:font-size="14pt"/>
    </style:style>
    <style:style style:family="text" style:name="T361">
      <style:text-properties fo:font-family="GenRyuMin2 JP SB" style:font-family-asian="GenRyuMin2 JP SB" style:font-family-complex="GenRyuMin2 JP SB" fo:font-size="14pt"/>
    </style:style>
    <style:style style:family="text" style:name="T362">
      <style:text-properties fo:font-family="GenRyuMin2 JP SB" style:font-family-asian="GenRyuMin2 JP SB" style:font-family-complex="GenRyuMin2 JP SB" fo:font-size="14pt"/>
    </style:style>
    <style:style style:family="text" style:name="T363">
      <style:text-properties fo:font-family="GenRyuMin2 JP SB" style:font-family-asian="GenRyuMin2 JP SB" style:font-family-complex="GenRyuMin2 JP SB" fo:font-size="14pt"/>
    </style:style>
    <style:style style:family="paragraph" style:name="P141">
      <style:paragraph-properties/>
      <style:text-properties fo:font-family="GenRyuMin2 JP SB" style:font-family-complex="GenRyuMin2 JP SB" fo:font-size="9pt"/>
    </style:style>
    <style:style style:family="text" style:name="T364">
      <style:text-properties fo:font-family="GenRyuMin2 JP SB" style:font-family-asian="GenRyuMin2 JP SB" style:font-family-complex="GenRyuMin2 JP SB" fo:font-size="9pt"/>
    </style:style>
    <style:style style:family="text" style:name="T365">
      <style:text-properties fo:font-family="GenRyuMin2 JP SB" style:font-family-asian="GenRyuMin2 JP SB" style:font-family-complex="GenRyuMin2 JP SB" fo:font-size="9pt"/>
    </style:style>
    <style:style style:family="text" style:name="T366">
      <style:text-properties fo:font-family="GenRyuMin2 JP SB" style:font-family-asian="GenRyuMin2 JP SB" style:font-family-complex="GenRyuMin2 JP SB" fo:font-size="9pt"/>
    </style:style>
    <style:style style:family="paragraph" style:name="P142">
      <style:paragraph-properties/>
      <style:text-properties fo:font-family="GenRyuMin2 JP SB" style:font-family-complex="GenRyuMin2 JP SB" fo:font-size="14pt"/>
    </style:style>
    <style:style style:family="text" style:name="T367">
      <style:text-properties fo:font-family="GenRyuMin2 JP SB" style:font-family-asian="GenRyuMin2 JP SB" style:font-family-complex="GenRyuMin2 JP SB" fo:font-size="14pt"/>
    </style:style>
    <style:style style:family="text" style:name="T368">
      <style:text-properties fo:font-family="GenRyuMin2 JP SB" style:font-family-asian="GenRyuMin2 JP SB" style:font-family-complex="GenRyuMin2 JP SB" fo:font-size="14pt"/>
    </style:style>
    <style:style style:family="text" style:name="T369">
      <style:text-properties fo:font-family="GenRyuMin2 JP SB" style:font-family-asian="GenRyuMin2 JP SB" style:font-family-complex="GenRyuMin2 JP SB" fo:font-size="14pt"/>
    </style:style>
    <style:style style:family="paragraph" style:name="P143">
      <style:paragraph-properties/>
      <style:text-properties fo:font-family="GenRyuMin2 JP SB" style:font-family-complex="GenRyuMin2 JP SB" fo:font-size="9pt"/>
    </style:style>
    <style:style style:family="text" style:name="T370">
      <style:text-properties fo:font-family="GenRyuMin2 JP SB" style:font-family-asian="GenRyuMin2 JP SB" style:font-family-complex="GenRyuMin2 JP SB" fo:font-size="9pt"/>
    </style:style>
    <style:style style:family="text" style:name="T371">
      <style:text-properties fo:font-family="GenRyuMin2 JP SB" style:font-family-asian="GenRyuMin2 JP SB" style:font-family-complex="GenRyuMin2 JP SB" fo:font-size="9pt"/>
    </style:style>
    <style:style style:family="text" style:name="T372">
      <style:text-properties fo:font-family="GenRyuMin2 JP SB" style:font-family-asian="GenRyuMin2 JP SB" style:font-family-complex="GenRyuMin2 JP SB" fo:font-size="9pt"/>
    </style:style>
    <style:style style:family="paragraph" style:name="P144">
      <style:paragraph-properties/>
      <style:text-properties fo:font-family="GenRyuMin2 JP SB" style:font-family-complex="GenRyuMin2 JP SB" fo:font-size="14pt"/>
    </style:style>
    <style:style style:family="text" style:name="T373">
      <style:text-properties fo:font-family="GenRyuMin2 JP SB" style:font-family-asian="GenRyuMin2 JP SB" style:font-family-complex="GenRyuMin2 JP SB" fo:font-size="14pt"/>
    </style:style>
    <style:style style:family="text" style:name="T374">
      <style:text-properties fo:font-family="GenRyuMin2 JP SB" style:font-family-asian="GenRyuMin2 JP SB" style:font-family-complex="GenRyuMin2 JP SB" fo:font-size="14pt"/>
    </style:style>
    <style:style style:family="text" style:name="T375">
      <style:text-properties fo:font-family="GenRyuMin2 JP SB" style:font-family-asian="GenRyuMin2 JP SB" style:font-family-complex="GenRyuMin2 JP SB" fo:font-size="14pt"/>
    </style:style>
    <style:style style:family="paragraph" style:name="P145">
      <style:paragraph-properties/>
      <style:text-properties fo:font-family="GenRyuMin2 JP SB" style:font-family-complex="GenRyuMin2 JP SB" fo:font-size="9pt"/>
    </style:style>
    <style:style style:family="text" style:name="T376">
      <style:text-properties fo:font-family="GenRyuMin2 JP SB" style:font-family-asian="GenRyuMin2 JP SB" style:font-family-complex="GenRyuMin2 JP SB" fo:font-size="9pt"/>
    </style:style>
    <style:style style:family="text" style:name="T377">
      <style:text-properties fo:font-family="GenRyuMin2 JP SB" style:font-family-asian="GenRyuMin2 JP SB" style:font-family-complex="GenRyuMin2 JP SB" fo:font-size="9pt"/>
    </style:style>
    <style:style style:family="text" style:name="T378">
      <style:text-properties fo:font-family="GenRyuMin2 JP SB" style:font-family-asian="GenRyuMin2 JP SB" style:font-family-complex="GenRyuMin2 JP SB" fo:font-size="9pt"/>
    </style:style>
    <style:style style:family="paragraph" style:name="P146">
      <style:paragraph-properties/>
      <style:text-properties fo:font-family="GenRyuMin2 JP SB" style:font-family-complex="GenRyuMin2 JP SB" fo:font-size="14pt"/>
    </style:style>
    <style:style style:family="text" style:name="T379">
      <style:text-properties fo:font-family="GenRyuMin2 JP SB" style:font-family-asian="GenRyuMin2 JP SB" style:font-family-complex="GenRyuMin2 JP SB" fo:font-size="14pt"/>
    </style:style>
    <style:style style:family="text" style:name="T380">
      <style:text-properties fo:font-family="GenRyuMin2 JP SB" style:font-family-asian="GenRyuMin2 JP SB" style:font-family-complex="GenRyuMin2 JP SB" fo:font-size="14pt"/>
    </style:style>
    <style:style style:family="text" style:name="T381">
      <style:text-properties fo:font-family="GenRyuMin2 JP SB" style:font-family-asian="GenRyuMin2 JP SB" style:font-family-complex="GenRyuMin2 JP SB" fo:font-size="14pt"/>
    </style:style>
    <style:style style:family="paragraph" style:name="P147">
      <style:paragraph-properties/>
      <style:text-properties fo:font-family="GenRyuMin2 JP SB" style:font-family-complex="GenRyuMin2 JP SB" fo:font-size="9pt"/>
    </style:style>
    <style:style style:family="text" style:name="T382">
      <style:text-properties fo:font-family="GenRyuMin2 JP SB" style:font-family-asian="GenRyuMin2 JP SB" style:font-family-complex="GenRyuMin2 JP SB" fo:font-size="9pt"/>
    </style:style>
    <style:style style:family="text" style:name="T383">
      <style:text-properties fo:font-family="GenRyuMin2 JP SB" style:font-family-asian="GenRyuMin2 JP SB" style:font-family-complex="GenRyuMin2 JP SB" fo:font-size="9pt"/>
    </style:style>
    <style:style style:family="text" style:name="T384">
      <style:text-properties fo:font-family="GenRyuMin2 JP SB" style:font-family-asian="GenRyuMin2 JP SB" style:font-family-complex="GenRyuMin2 JP SB" fo:font-size="9pt"/>
    </style:style>
    <style:style style:family="paragraph" style:name="P148">
      <style:paragraph-properties/>
      <style:text-properties fo:font-family="GenRyuMin2 JP SB" style:font-family-complex="GenRyuMin2 JP SB" fo:font-size="14pt"/>
    </style:style>
    <style:style style:family="text" style:name="T385">
      <style:text-properties fo:font-family="GenRyuMin2 JP SB" style:font-family-asian="GenRyuMin2 JP SB" style:font-family-complex="GenRyuMin2 JP SB" fo:font-size="14pt"/>
    </style:style>
    <style:style style:family="text" style:name="T386">
      <style:text-properties fo:font-family="GenRyuMin2 JP SB" style:font-family-asian="GenRyuMin2 JP SB" style:font-family-complex="GenRyuMin2 JP SB" fo:font-size="14pt"/>
    </style:style>
    <style:style style:family="text" style:name="T387">
      <style:text-properties fo:font-family="GenRyuMin2 JP SB" style:font-family-asian="GenRyuMin2 JP SB" style:font-family-complex="GenRyuMin2 JP SB" fo:font-size="14pt"/>
    </style:style>
    <style:style style:family="paragraph" style:name="P149">
      <style:paragraph-properties/>
      <style:text-properties fo:font-family="GenRyuMin2 JP SB" style:font-family-complex="GenRyuMin2 JP SB" fo:font-size="9pt"/>
    </style:style>
    <style:style style:family="text" style:name="T388">
      <style:text-properties fo:font-family="GenRyuMin2 JP SB" style:font-family-asian="GenRyuMin2 JP SB" style:font-family-complex="GenRyuMin2 JP SB" fo:font-size="9pt"/>
    </style:style>
    <style:style style:family="text" style:name="T389">
      <style:text-properties fo:font-family="GenRyuMin2 JP SB" style:font-family-asian="GenRyuMin2 JP SB" style:font-family-complex="GenRyuMin2 JP SB" fo:font-size="9pt"/>
    </style:style>
    <style:style style:family="text" style:name="T390">
      <style:text-properties fo:font-family="GenRyuMin2 JP SB" style:font-family-asian="GenRyuMin2 JP SB" style:font-family-complex="GenRyuMin2 JP SB" fo:font-size="9pt"/>
    </style:style>
    <style:style style:family="paragraph" style:name="P150">
      <style:paragraph-properties/>
      <style:text-properties fo:font-family="GenRyuMin2 JP SB" style:font-family-complex="GenRyuMin2 JP SB" fo:font-size="14pt"/>
    </style:style>
    <style:style style:family="text" style:name="T391">
      <style:text-properties fo:font-family="GenRyuMin2 JP SB" style:font-family-asian="GenRyuMin2 JP SB" style:font-family-complex="GenRyuMin2 JP SB" fo:font-size="14pt"/>
    </style:style>
    <style:style style:family="text" style:name="T392">
      <style:text-properties fo:font-family="GenRyuMin2 JP SB" style:font-family-asian="GenRyuMin2 JP SB" style:font-family-complex="GenRyuMin2 JP SB" fo:font-size="14pt"/>
    </style:style>
    <style:style style:family="text" style:name="T393">
      <style:text-properties fo:font-family="GenRyuMin2 JP SB" style:font-family-asian="GenRyuMin2 JP SB" style:font-family-complex="GenRyuMin2 JP SB" fo:font-size="14pt"/>
    </style:style>
    <style:style style:family="paragraph" style:name="P151">
      <style:paragraph-properties/>
      <style:text-properties fo:font-family="GenRyuMin2 JP SB" style:font-family-complex="GenRyuMin2 JP SB" fo:font-size="9pt"/>
    </style:style>
    <style:style style:family="text" style:name="T394">
      <style:text-properties fo:font-family="GenRyuMin2 JP SB" style:font-family-asian="GenRyuMin2 JP SB" style:font-family-complex="GenRyuMin2 JP SB" fo:font-size="9pt"/>
    </style:style>
    <style:style style:family="text" style:name="T395">
      <style:text-properties fo:font-family="GenRyuMin2 JP SB" style:font-family-asian="GenRyuMin2 JP SB" style:font-family-complex="GenRyuMin2 JP SB" fo:font-size="9pt"/>
    </style:style>
    <style:style style:family="text" style:name="T396">
      <style:text-properties fo:font-family="GenRyuMin2 JP SB" style:font-family-asian="GenRyuMin2 JP SB" style:font-family-complex="GenRyuMin2 JP SB" fo:font-size="9pt"/>
    </style:style>
    <style:style style:family="paragraph" style:name="P152">
      <style:paragraph-properties/>
      <style:text-properties fo:font-family="GenRyuMin2 JP SB" style:font-family-complex="GenRyuMin2 JP SB" fo:font-size="14pt"/>
    </style:style>
    <style:style style:family="text" style:name="T397">
      <style:text-properties fo:font-family="GenRyuMin2 JP SB" style:font-family-asian="GenRyuMin2 JP SB" style:font-family-complex="GenRyuMin2 JP SB" fo:font-size="14pt"/>
    </style:style>
    <style:style style:family="text" style:name="T398">
      <style:text-properties fo:font-family="GenRyuMin2 JP SB" style:font-family-asian="GenRyuMin2 JP SB" style:font-family-complex="GenRyuMin2 JP SB" fo:font-size="14pt"/>
    </style:style>
    <style:style style:family="text" style:name="T399">
      <style:text-properties fo:font-family="GenRyuMin2 JP SB" style:font-family-asian="GenRyuMin2 JP SB" style:font-family-complex="GenRyuMin2 JP SB" fo:font-size="14pt"/>
    </style:style>
    <style:style style:family="paragraph" style:name="P153">
      <style:paragraph-properties/>
      <style:text-properties fo:font-family="GenRyuMin2 JP SB" style:font-family-complex="GenRyuMin2 JP SB" fo:font-size="9pt"/>
    </style:style>
    <style:style style:family="text" style:name="T400">
      <style:text-properties fo:font-family="GenRyuMin2 JP SB" style:font-family-asian="GenRyuMin2 JP SB" style:font-family-complex="GenRyuMin2 JP SB" fo:font-size="9pt"/>
    </style:style>
    <style:style style:family="text" style:name="T401">
      <style:text-properties fo:font-family="GenRyuMin2 JP SB" style:font-family-asian="GenRyuMin2 JP SB" style:font-family-complex="GenRyuMin2 JP SB" fo:font-size="9pt"/>
    </style:style>
    <style:style style:family="text" style:name="T402">
      <style:text-properties fo:font-family="GenRyuMin2 JP SB" style:font-family-asian="GenRyuMin2 JP SB" style:font-family-complex="GenRyuMin2 JP SB" fo:font-size="9pt"/>
    </style:style>
    <style:style style:family="paragraph" style:name="P154">
      <style:paragraph-properties/>
      <style:text-properties fo:font-family="GenRyuMin2 JP SB" style:font-family-complex="GenRyuMin2 JP SB" fo:font-size="14pt"/>
    </style:style>
    <style:style style:family="text" style:name="T403">
      <style:text-properties fo:font-family="GenRyuMin2 JP SB" style:font-family-asian="GenRyuMin2 JP SB" style:font-family-complex="GenRyuMin2 JP SB" fo:font-size="14pt"/>
    </style:style>
    <style:style style:family="text" style:name="T404">
      <style:text-properties fo:font-family="GenRyuMin2 JP SB" style:font-family-asian="GenRyuMin2 JP SB" style:font-family-complex="GenRyuMin2 JP SB" fo:font-size="14pt"/>
    </style:style>
    <style:style style:family="text" style:name="T405">
      <style:text-properties fo:font-family="GenRyuMin2 JP SB" style:font-family-asian="GenRyuMin2 JP SB" style:font-family-complex="GenRyuMin2 JP SB" fo:font-size="14pt"/>
    </style:style>
    <style:style style:family="paragraph" style:name="P155">
      <style:paragraph-properties/>
      <style:text-properties fo:font-family="GenRyuMin2 JP SB" style:font-family-complex="GenRyuMin2 JP SB" fo:font-size="14pt"/>
    </style:style>
    <style:style style:family="text" style:name="T406">
      <style:text-properties fo:font-family="GenRyuMin2 JP SB" style:font-family-asian="GenRyuMin2 JP SB" style:font-family-complex="GenRyuMin2 JP SB" fo:font-size="14pt"/>
    </style:style>
    <style:style style:family="text" style:name="T407">
      <style:text-properties fo:font-family="GenRyuMin2 JP SB" style:font-family-asian="GenRyuMin2 JP SB" style:font-family-complex="GenRyuMin2 JP SB" fo:font-size="14pt"/>
    </style:style>
    <style:style style:family="text" style:name="T408">
      <style:text-properties fo:font-family="GenRyuMin2 JP SB" style:font-family-asian="GenRyuMin2 JP SB" style:font-family-complex="GenRyuMin2 JP SB" fo:font-size="14pt"/>
    </style:style>
    <style:style style:family="paragraph" style:name="P156">
      <style:paragraph-properties/>
      <style:text-properties fo:font-family="GenRyuMin2 JP SB" style:font-family-complex="GenRyuMin2 JP SB" fo:font-size="14pt"/>
    </style:style>
    <style:style style:family="text" style:name="T409">
      <style:text-properties fo:font-family="GenRyuMin2 JP SB" style:font-family-asian="GenRyuMin2 JP SB" style:font-family-complex="GenRyuMin2 JP SB" fo:font-size="14pt"/>
    </style:style>
    <style:style style:family="text" style:name="T410">
      <style:text-properties fo:font-family="GenRyuMin2 JP SB" style:font-family-asian="GenRyuMin2 JP SB" style:font-family-complex="GenRyuMin2 JP SB" fo:font-size="14pt"/>
    </style:style>
    <style:style style:family="text" style:name="T411">
      <style:text-properties fo:font-family="GenRyuMin2 JP SB" style:font-family-asian="GenRyuMin2 JP SB" style:font-family-complex="GenRyuMin2 JP SB" fo:font-size="14pt"/>
    </style:style>
    <style:style style:family="paragraph" style:name="P157">
      <style:paragraph-properties/>
      <style:text-properties fo:font-family="GenRyuMin2 JP SB" style:font-family-complex="GenRyuMin2 JP SB" fo:font-size="9pt"/>
    </style:style>
    <style:style style:family="text" style:name="T412">
      <style:text-properties fo:font-family="GenRyuMin2 JP SB" style:font-family-asian="GenRyuMin2 JP SB" style:font-family-complex="GenRyuMin2 JP SB" fo:font-size="9pt"/>
    </style:style>
    <style:style style:family="text" style:name="T413">
      <style:text-properties fo:font-family="GenRyuMin2 JP SB" style:font-family-asian="GenRyuMin2 JP SB" style:font-family-complex="GenRyuMin2 JP SB" fo:font-size="9pt"/>
    </style:style>
    <style:style style:family="text" style:name="T414">
      <style:text-properties fo:font-family="GenRyuMin2 JP SB" style:font-family-asian="GenRyuMin2 JP SB" style:font-family-complex="GenRyuMin2 JP SB" fo:font-size="9pt"/>
    </style:style>
    <style:style style:family="paragraph" style:name="P158">
      <style:paragraph-properties/>
      <style:text-properties fo:font-family="GenRyuMin2 JP SB" style:font-family-complex="GenRyuMin2 JP SB" fo:font-size="14pt"/>
    </style:style>
    <style:style style:family="text" style:name="T415">
      <style:text-properties fo:font-family="GenRyuMin2 JP SB" style:font-family-asian="GenRyuMin2 JP SB" style:font-family-complex="GenRyuMin2 JP SB" fo:font-size="14pt"/>
    </style:style>
    <style:style style:family="text" style:name="T416">
      <style:text-properties fo:font-family="GenRyuMin2 JP SB" style:font-family-asian="GenRyuMin2 JP SB" style:font-family-complex="GenRyuMin2 JP SB" fo:font-size="14pt"/>
    </style:style>
    <style:style style:family="text" style:name="T417">
      <style:text-properties fo:font-family="GenRyuMin2 JP SB" style:font-family-asian="GenRyuMin2 JP SB" style:font-family-complex="GenRyuMin2 JP SB" fo:font-size="14pt"/>
    </style:style>
    <style:style style:family="paragraph" style:name="P159">
      <style:paragraph-properties/>
      <style:text-properties fo:font-family="GenRyuMin2 JP SB" style:font-family-complex="GenRyuMin2 JP SB" fo:font-size="9pt"/>
    </style:style>
    <style:style style:family="text" style:name="T418">
      <style:text-properties fo:font-family="GenRyuMin2 JP SB" style:font-family-asian="GenRyuMin2 JP SB" style:font-family-complex="GenRyuMin2 JP SB" fo:font-size="9pt"/>
    </style:style>
    <style:style style:family="text" style:name="T419">
      <style:text-properties fo:font-family="GenRyuMin2 JP SB" style:font-family-asian="GenRyuMin2 JP SB" style:font-family-complex="GenRyuMin2 JP SB" fo:font-size="9pt"/>
    </style:style>
    <style:style style:family="text" style:name="T420">
      <style:text-properties fo:font-family="GenRyuMin2 JP SB" style:font-family-asian="GenRyuMin2 JP SB" style:font-family-complex="GenRyuMin2 JP SB" fo:font-size="9pt"/>
    </style:style>
    <style:style style:family="paragraph" style:name="P160">
      <style:paragraph-properties/>
      <style:text-properties fo:font-family="GenRyuMin2 JP SB" style:font-family-complex="GenRyuMin2 JP SB" fo:font-size="14pt"/>
    </style:style>
    <style:style style:family="text" style:name="T421">
      <style:text-properties fo:font-family="GenRyuMin2 JP SB" style:font-family-asian="GenRyuMin2 JP SB" style:font-family-complex="GenRyuMin2 JP SB" fo:font-size="14pt"/>
    </style:style>
    <style:style style:family="text" style:name="T422">
      <style:text-properties fo:font-family="GenRyuMin2 JP SB" style:font-family-asian="GenRyuMin2 JP SB" style:font-family-complex="GenRyuMin2 JP SB" fo:font-size="14pt"/>
    </style:style>
    <style:style style:family="text" style:name="T423">
      <style:text-properties fo:font-family="GenRyuMin2 JP SB" style:font-family-asian="GenRyuMin2 JP SB" style:font-family-complex="GenRyuMin2 JP SB" fo:font-size="14pt"/>
    </style:style>
    <style:style style:family="paragraph" style:name="P161">
      <style:paragraph-properties/>
      <style:text-properties fo:font-family="GenRyuMin2 JP SB" style:font-family-complex="GenRyuMin2 JP SB" fo:font-size="9pt"/>
    </style:style>
    <style:style style:family="text" style:name="T424">
      <style:text-properties fo:font-family="GenRyuMin2 JP SB" style:font-family-asian="GenRyuMin2 JP SB" style:font-family-complex="GenRyuMin2 JP SB" fo:font-size="9pt"/>
    </style:style>
    <style:style style:family="text" style:name="T425">
      <style:text-properties fo:font-family="GenRyuMin2 JP SB" style:font-family-asian="GenRyuMin2 JP SB" style:font-family-complex="GenRyuMin2 JP SB" fo:font-size="9pt"/>
    </style:style>
    <style:style style:family="text" style:name="T426">
      <style:text-properties fo:font-family="GenRyuMin2 JP SB" style:font-family-asian="GenRyuMin2 JP SB" style:font-family-complex="GenRyuMin2 JP SB" fo:font-size="9pt"/>
    </style:style>
    <style:style style:family="paragraph" style:name="P162">
      <style:paragraph-properties/>
      <style:text-properties fo:font-family="GenRyuMin2 JP SB" style:font-family-complex="GenRyuMin2 JP SB" fo:font-size="14pt"/>
    </style:style>
    <style:style style:family="text" style:name="T427">
      <style:text-properties fo:font-family="GenRyuMin2 JP SB" style:font-family-asian="GenRyuMin2 JP SB" style:font-family-complex="GenRyuMin2 JP SB" fo:font-size="14pt"/>
    </style:style>
    <style:style style:family="text" style:name="T428">
      <style:text-properties fo:font-family="GenRyuMin2 JP SB" style:font-family-asian="GenRyuMin2 JP SB" style:font-family-complex="GenRyuMin2 JP SB" fo:font-size="14pt"/>
    </style:style>
    <style:style style:family="text" style:name="T429">
      <style:text-properties fo:font-family="GenRyuMin2 JP SB" style:font-family-asian="GenRyuMin2 JP SB" style:font-family-complex="GenRyuMin2 JP SB" fo:font-size="14pt"/>
    </style:style>
    <style:style style:family="paragraph" style:name="P163">
      <style:paragraph-properties/>
      <style:text-properties fo:font-family="GenRyuMin2 JP SB" style:font-family-complex="GenRyuMin2 JP SB" fo:font-size="9pt"/>
    </style:style>
    <style:style style:family="text" style:name="T430">
      <style:text-properties fo:font-family="GenRyuMin2 JP SB" style:font-family-asian="GenRyuMin2 JP SB" style:font-family-complex="GenRyuMin2 JP SB" fo:font-size="9pt"/>
    </style:style>
    <style:style style:family="text" style:name="T431">
      <style:text-properties fo:font-family="GenRyuMin2 JP SB" style:font-family-asian="GenRyuMin2 JP SB" style:font-family-complex="GenRyuMin2 JP SB" fo:font-size="9pt"/>
    </style:style>
    <style:style style:family="text" style:name="T432">
      <style:text-properties fo:font-family="GenRyuMin2 JP SB" style:font-family-asian="GenRyuMin2 JP SB" style:font-family-complex="GenRyuMin2 JP SB" fo:font-size="9pt"/>
    </style:style>
    <style:style style:family="paragraph" style:name="P164">
      <style:paragraph-properties/>
      <style:text-properties fo:font-family="GenRyuMin2 JP SB" style:font-family-complex="GenRyuMin2 JP SB" fo:font-size="14pt"/>
    </style:style>
    <style:style style:family="text" style:name="T433">
      <style:text-properties fo:font-family="GenRyuMin2 JP SB" style:font-family-asian="GenRyuMin2 JP SB" style:font-family-complex="GenRyuMin2 JP SB" fo:font-size="14pt"/>
    </style:style>
    <style:style style:family="text" style:name="T434">
      <style:text-properties fo:font-family="GenRyuMin2 JP SB" style:font-family-asian="GenRyuMin2 JP SB" style:font-family-complex="GenRyuMin2 JP SB" fo:font-size="14pt"/>
    </style:style>
    <style:style style:family="text" style:name="T435">
      <style:text-properties fo:font-family="GenRyuMin2 JP SB" style:font-family-asian="GenRyuMin2 JP SB" style:font-family-complex="GenRyuMin2 JP SB" fo:font-size="14pt"/>
    </style:style>
    <style:style style:family="paragraph" style:name="P165">
      <style:paragraph-properties fo:break-before="page"/>
      <style:text-properties fo:font-family="GenRyuMin2 JP SB" style:font-family-complex="GenRyuMin2 JP SB" fo:font-size="14pt"/>
    </style:style>
    <style:style style:family="text" style:name="T436">
      <style:text-properties fo:font-family="GenRyuMin2 JP SB" style:font-family-asian="GenRyuMin2 JP SB" style:font-family-complex="GenRyuMin2 JP SB" fo:font-size="14pt"/>
    </style:style>
    <style:style style:family="text" style:name="T437">
      <style:text-properties fo:font-family="GenRyuMin2 JP SB" style:font-family-asian="GenRyuMin2 JP SB" style:font-family-complex="GenRyuMin2 JP SB" fo:font-size="14pt"/>
    </style:style>
    <style:style style:parent-style-name="138" style:family="paragraph" style:name="P166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438">
      <style:text-properties fo:font-family="GenRyuMin2 JP SB" style:font-family-asian="GenRyuMin2 JP SB" style:font-family-complex="GenRyuMin2 JP SB"/>
    </style:style>
    <style:style style:family="text" style:name="T439">
      <style:text-properties fo:font-family="GenRyuMin2 JP SB" style:font-family-asian="GenRyuMin2 JP SB" style:font-family-complex="GenRyuMin2 JP SB"/>
    </style:style>
    <style:style style:family="text" style:name="T440">
      <style:text-properties fo:font-family="GenRyuMin2 JP SB" style:font-family-asian="GenRyuMin2 JP SB" style:font-family-complex="GenRyuMin2 JP SB"/>
    </style:style>
    <style:style style:family="text" style:name="T441">
      <style:text-properties fo:font-family="GenRyuMin2 JP SB" style:font-family-asian="GenRyuMin2 JP SB" style:font-family-complex="GenRyuMin2 JP SB"/>
    </style:style>
    <style:style style:family="paragraph" style:name="P16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42">
      <style:text-properties fo:color="#000000" fo:font-family="GenRyuMin2 JP SB" style:font-family-asian="GenRyuMin2 JP SB" style:font-family-complex="GenRyuMin2 JP SB" fo:font-size="14pt"/>
    </style:style>
    <style:style style:family="text" style:name="T443">
      <style:text-properties fo:color="#000000" fo:font-family="GenRyuMin2 JP SB" style:font-family-asian="GenRyuMin2 JP SB" style:font-family-complex="GenRyuMin2 JP SB" fo:font-size="12pt"/>
    </style:style>
    <style:style style:family="text" style:name="T444">
      <style:text-properties fo:color="#000000" fo:font-family="GenRyuMin2 JP SB" style:font-family-asian="GenRyuMin2 JP SB" style:font-family-complex="GenRyuMin2 JP SB" fo:font-size="9pt"/>
    </style:style>
    <style:style style:family="text" style:name="T445">
      <style:text-properties fo:font-family="GenRyuMin2 JP SB" style:font-family-asian="GenRyuMin2 JP SB" style:font-family-complex="GenRyuMin2 JP SB" fo:font-size="9pt"/>
    </style:style>
    <style:style style:family="paragraph" style:name="P168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46">
      <style:text-properties fo:color="#000000" fo:font-family="GenRyuMin2 JP SB" style:font-family-asian="GenRyuMin2 JP SB" style:font-family-complex="GenRyuMin2 JP SB" fo:font-size="14pt"/>
    </style:style>
    <style:style style:family="text" style:name="T447">
      <style:text-properties fo:color="#000000" fo:font-family="GenRyuMin2 JP SB" style:font-family-complex="GenRyuMin2 JP SB" fo:font-size="14pt"/>
    </style:style>
    <style:style style:family="paragraph" style:name="P16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48">
      <style:text-properties fo:color="#000000" fo:font-family="GenRyuMin2 JP SB" style:font-family-asian="GenRyuMin2 JP SB" style:font-family-complex="GenRyuMin2 JP SB" fo:font-size="14pt"/>
    </style:style>
    <style:style style:family="text" style:name="T449">
      <style:text-properties fo:color="#000000" fo:font-family="GenRyuMin2 JP SB" style:font-family-asian="GenRyuMin2 JP SB" style:font-family-complex="GenRyuMin2 JP SB" fo:font-size="14pt"/>
    </style:style>
    <style:style style:family="text" style:name="T450">
      <style:text-properties fo:font-size="11pt"/>
    </style:style>
    <style:style style:family="paragraph" style:name="P170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51">
      <style:text-properties fo:color="#000000" fo:font-family="GenRyuMin2 JP SB" style:font-family-asian="GenRyuMin2 JP SB" style:font-family-complex="GenRyuMin2 JP SB" fo:font-size="14pt"/>
    </style:style>
    <style:style style:family="text" style:name="T452">
      <style:text-properties fo:color="#000000" fo:font-family="GenRyuMin2 JP SB" style:font-family-complex="GenRyuMin2 JP SB" fo:font-size="14pt"/>
    </style:style>
    <style:style style:family="paragraph" style:name="P171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53">
      <style:text-properties fo:color="#000000" fo:font-family="GenRyuMin2 JP SB" style:font-family-asian="GenRyuMin2 JP SB" style:font-family-complex="GenRyuMin2 JP SB" fo:font-size="14pt"/>
    </style:style>
    <style:style style:family="text" style:name="T454">
      <style:text-properties fo:color="#000000" fo:font-family="GenRyuMin2 JP SB" style:font-family-asian="GenRyuMin2 JP SB" style:font-family-complex="GenRyuMin2 JP SB" fo:font-size="14pt"/>
    </style:style>
    <style:style style:family="text" style:name="T455">
      <style:text-properties fo:font-size="11pt"/>
    </style:style>
    <style:style style:family="paragraph" style:name="P17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56">
      <style:text-properties fo:color="#000000" fo:font-family="GenRyuMin2 JP SB" style:font-family-asian="GenRyuMin2 JP SB" style:font-family-complex="GenRyuMin2 JP SB" fo:font-size="14pt"/>
    </style:style>
    <style:style style:family="text" style:name="T457">
      <style:text-properties fo:color="#000000" fo:font-family="GenRyuMin2 JP SB" style:font-family-asian="GenRyuMin2 JP SB" style:font-family-complex="GenRyuMin2 JP SB" fo:font-size="14pt"/>
    </style:style>
    <style:style style:family="paragraph" style:name="P17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58">
      <style:text-properties fo:color="#000000" fo:font-family="GenRyuMin2 JP SB" style:font-family-asian="GenRyuMin2 JP SB" style:font-family-complex="GenRyuMin2 JP SB" fo:font-size="14pt"/>
    </style:style>
    <style:style style:family="text" style:name="T459">
      <style:text-properties fo:color="#000000" fo:font-family="GenRyuMin2 JP SB" style:font-family-asian="GenRyuMin2 JP SB" style:font-family-complex="GenRyuMin2 JP SB" fo:font-size="12pt"/>
    </style:style>
    <style:style style:family="text" style:name="T460">
      <style:text-properties fo:color="#000000" fo:font-family="GenRyuMin2 JP SB" style:font-family-asian="GenRyuMin2 JP SB" style:font-family-complex="GenRyuMin2 JP SB" fo:font-size="14pt"/>
    </style:style>
    <style:style style:family="text" style:name="T461">
      <style:text-properties fo:color="#000000" fo:font-family="GenRyuMin2 JP SB" style:font-family-asian="GenRyuMin2 JP SB" style:font-family-complex="GenRyuMin2 JP SB" fo:font-size="12pt"/>
    </style:style>
    <style:style style:family="text" style:name="T462">
      <style:text-properties fo:color="#000000" fo:font-family="GenRyuMin2 JP SB" style:font-family-asian="GenRyuMin2 JP SB" style:font-family-complex="GenRyuMin2 JP SB" fo:font-size="9pt"/>
    </style:style>
    <style:style style:family="text" style:name="T463">
      <style:text-properties fo:color="#000000" fo:font-family="GenRyuMin2 JP SB" style:font-family-asian="GenRyuMin2 JP SB" style:font-family-complex="GenRyuMin2 JP SB" fo:font-size="9pt"/>
    </style:style>
    <style:style style:family="text" style:name="T464">
      <style:text-properties fo:font-family="GenRyuMin2 JP SB" style:font-family-asian="GenRyuMin2 JP SB" style:font-family-complex="GenRyuMin2 JP SB" fo:font-size="9pt"/>
    </style:style>
    <style:style style:family="paragraph" style:name="P17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5">
      <style:text-properties fo:color="#000000" fo:font-family="GenRyuMin2 JP SB" style:font-family-asian="GenRyuMin2 JP SB" style:font-family-complex="GenRyuMin2 JP SB" fo:font-size="14pt"/>
    </style:style>
    <style:style style:family="text" style:name="T466">
      <style:text-properties fo:color="#000000" fo:font-family="GenRyuMin2 JP SB" style:font-family-asian="GenRyuMin2 JP SB" style:font-family-complex="GenRyuMin2 JP SB" fo:font-size="14pt"/>
    </style:style>
    <style:style style:family="paragraph" style:name="P175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7">
      <style:text-properties fo:color="#000000" fo:font-family="GenRyuMin2 JP SB" style:font-family-asian="GenRyuMin2 JP SB" style:font-family-complex="GenRyuMin2 JP SB" fo:font-size="14pt"/>
    </style:style>
    <style:style style:family="text" style:name="T468">
      <style:text-properties fo:color="#000000" fo:font-family="GenRyuMin2 JP SB" style:font-family-asian="GenRyuMin2 JP SB" style:font-family-complex="GenRyuMin2 JP SB" fo:font-size="14pt"/>
    </style:style>
    <style:style style:family="paragraph" style:name="P176">
      <style:paragraph-properties fo:margin-left="0cm" fo:margin-right="0cm" fo:text-indent="0cm" fo:border="none"/>
      <style:text-properties fo:color="#000000" fo:font-family="GenRyuMin2 JP SB" style:font-family-complex="GenRyuMin2 JP SB" fo:font-size="12pt"/>
    </style:style>
    <style:style style:family="text" style:name="T469">
      <style:text-properties fo:color="#000000" fo:font-family="GenRyuMin2 JP SB" style:font-family-asian="GenRyuMin2 JP SB" style:font-family-complex="GenRyuMin2 JP SB" fo:font-size="14pt"/>
    </style:style>
    <style:style style:family="text" style:name="T470">
      <style:text-properties fo:color="#000000" fo:font-family="GenRyuMin2 JP SB" style:font-family-asian="GenRyuMin2 JP SB" style:font-family-complex="GenRyuMin2 JP SB" fo:font-size="14pt"/>
    </style:style>
    <style:style style:family="text" style:name="T471">
      <style:text-properties fo:color="#000000" fo:font-family="GenRyuMin2 JP SB" style:font-family-asian="GenRyuMin2 JP SB" style:font-family-complex="GenRyuMin2 JP SB" fo:font-size="12pt"/>
    </style:style>
    <style:style style:family="text" style:name="T472">
      <style:text-properties fo:color="#000000" fo:font-family="GenRyuMin2 JP SB" style:font-family-asian="GenRyuMin2 JP SB" style:font-family-complex="GenRyuMin2 JP SB" fo:font-size="9pt"/>
    </style:style>
    <style:style style:family="text" style:name="T473">
      <style:text-properties fo:font-family="GenRyuMin2 JP SB" style:font-family-asian="GenRyuMin2 JP SB" style:font-family-complex="GenRyuMin2 JP SB" fo:font-size="9pt"/>
    </style:style>
    <style:style style:family="text" style:name="T474">
      <style:text-properties fo:color="#000000" fo:font-family="GenRyuMin2 JP SB" style:font-family-asian="GenRyuMin2 JP SB" style:font-family-complex="GenRyuMin2 JP SB" fo:font-size="9pt"/>
    </style:style>
    <style:style style:family="text" style:name="T475">
      <style:text-properties fo:font-family="GenRyuMin2 JP SB" style:font-family-asian="GenRyuMin2 JP SB" style:font-family-complex="GenRyuMin2 JP SB" fo:font-size="12pt"/>
    </style:style>
    <style:style style:family="paragraph" style:name="P177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6">
      <style:text-properties fo:color="#000000" fo:font-family="GenRyuMin2 JP SB" style:font-family-asian="GenRyuMin2 JP SB" style:font-family-complex="GenRyuMin2 JP SB" fo:font-size="14pt"/>
    </style:style>
    <style:style style:family="text" style:name="T477">
      <style:text-properties fo:color="#000000" fo:font-family="GenRyuMin2 JP SB" style:font-family-asian="GenRyuMin2 JP SB" style:font-family-complex="GenRyuMin2 JP SB" fo:font-size="14pt"/>
    </style:style>
    <style:style style:family="paragraph" style:name="P178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8">
      <style:text-properties fo:color="#000000" fo:font-family="GenRyuMin2 JP SB" style:font-family-asian="GenRyuMin2 JP SB" style:font-family-complex="GenRyuMin2 JP SB" fo:font-size="14pt"/>
    </style:style>
    <style:style style:family="text" style:name="T479">
      <style:text-properties fo:color="#000000" fo:font-family="GenRyuMin2 JP SB" style:font-family-asian="GenRyuMin2 JP SB" style:font-family-complex="GenRyuMin2 JP SB" fo:font-size="14pt"/>
    </style:style>
    <style:style style:family="paragraph" style:name="P179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0">
      <style:text-properties fo:color="#000000" fo:font-family="GenRyuMin2 JP SB" style:font-family-asian="GenRyuMin2 JP SB" style:font-family-complex="GenRyuMin2 JP SB" fo:font-size="14pt"/>
    </style:style>
    <style:style style:family="text" style:name="T481">
      <style:text-properties fo:color="#000000" fo:font-family="GenRyuMin2 JP SB" style:font-family-asian="GenRyuMin2 JP SB" style:font-family-complex="GenRyuMin2 JP SB" fo:font-size="14pt"/>
    </style:style>
    <style:style style:family="paragraph" style:name="P18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2">
      <style:text-properties fo:color="#000000" fo:font-family="GenRyuMin2 JP SB" style:font-family-asian="GenRyuMin2 JP SB" style:font-family-complex="GenRyuMin2 JP SB" fo:font-size="14pt"/>
    </style:style>
    <style:style style:family="text" style:name="T483">
      <style:text-properties fo:color="#000000" fo:font-family="GenRyuMin2 JP SB" style:font-family-asian="GenRyuMin2 JP SB" style:font-family-complex="GenRyuMin2 JP SB" fo:font-size="14pt"/>
    </style:style>
    <style:style style:family="paragraph" style:name="P181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4">
      <style:text-properties fo:color="#000000" fo:font-family="GenRyuMin2 JP SB" style:font-family-asian="GenRyuMin2 JP SB" style:font-family-complex="GenRyuMin2 JP SB" fo:font-size="14pt"/>
    </style:style>
    <style:style style:family="text" style:name="T485">
      <style:text-properties fo:color="#000000" fo:font-family="GenRyuMin2 JP SB" style:font-family-asian="GenRyuMin2 JP SB" style:font-family-complex="GenRyuMin2 JP SB" fo:font-size="14pt"/>
    </style:style>
    <style:style style:family="paragraph" style:name="P18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6">
      <style:text-properties fo:color="#000000" fo:font-family="GenRyuMin2 JP SB" style:font-family-asian="GenRyuMin2 JP SB" style:font-family-complex="GenRyuMin2 JP SB" fo:font-size="14pt"/>
    </style:style>
    <style:style style:family="text" style:name="T487">
      <style:text-properties fo:color="#000000" fo:font-family="GenRyuMin2 JP SB" style:font-family-asian="GenRyuMin2 JP SB" style:font-family-complex="GenRyuMin2 JP SB" fo:font-size="14pt"/>
    </style:style>
    <style:style style:family="paragraph" style:name="P18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88">
      <style:text-properties fo:color="#000000" fo:font-family="GenRyuMin2 JP SB" style:font-family-asian="GenRyuMin2 JP SB" style:font-family-complex="GenRyuMin2 JP SB" fo:font-size="14pt"/>
    </style:style>
    <style:style style:family="text" style:name="T489">
      <style:text-properties fo:color="#000000" fo:font-family="GenRyuMin2 JP SB" style:font-family-asian="GenRyuMin2 JP SB" style:font-family-complex="GenRyuMin2 JP SB" fo:font-size="14pt"/>
    </style:style>
    <style:style style:family="text" style:name="T490">
      <style:text-properties fo:color="#000000" fo:font-family="GenRyuMin2 JP SB" style:font-family-asian="GenRyuMin2 JP SB" style:font-family-complex="GenRyuMin2 JP SB" fo:font-size="12pt"/>
    </style:style>
    <style:style style:family="text" style:name="T491">
      <style:text-properties fo:color="#000000" fo:font-family="GenRyuMin2 JP SB" style:font-family-asian="GenRyuMin2 JP SB" style:font-family-complex="GenRyuMin2 JP SB" fo:font-size="14pt"/>
    </style:style>
    <style:style style:family="text" style:name="T492">
      <style:text-properties fo:color="#000000" fo:font-family="GenRyuMin2 JP SB" style:font-family-asian="GenRyuMin2 JP SB" style:font-family-complex="GenRyuMin2 JP SB" fo:font-size="12pt"/>
    </style:style>
    <style:style style:family="text" style:name="T493">
      <style:text-properties fo:color="#000000" fo:font-family="GenRyuMin2 JP SB" style:font-family-asian="GenRyuMin2 JP SB" style:font-family-complex="GenRyuMin2 JP SB" fo:font-size="9pt"/>
    </style:style>
    <style:style style:family="text" style:name="T494">
      <style:text-properties fo:font-family="GenRyuMin2 JP SB" style:font-family-asian="GenRyuMin2 JP SB" style:font-family-complex="GenRyuMin2 JP SB" fo:font-size="9pt"/>
    </style:style>
    <style:style style:family="paragraph" style:name="P18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95">
      <style:text-properties fo:color="#000000" fo:font-family="GenRyuMin2 JP SB" style:font-family-asian="GenRyuMin2 JP SB" style:font-family-complex="GenRyuMin2 JP SB" fo:font-size="14pt"/>
    </style:style>
    <style:style style:family="text" style:name="T496">
      <style:text-properties fo:font-family="GenRyuMin2 JP SB" style:font-family-asian="GenRyuMin2 JP SB" style:font-family-complex="GenRyuMin2 JP SB" fo:font-size="14pt"/>
    </style:style>
    <style:style style:family="text" style:name="T497">
      <style:text-properties fo:color="#000000" fo:font-family="GenRyuMin2 JP SB" style:font-family-asian="GenRyuMin2 JP SB" style:font-family-complex="GenRyuMin2 JP SB" fo:font-size="14pt"/>
    </style:style>
    <style:style style:family="text" style:name="T498">
      <style:text-properties fo:font-family="GenRyuMin2 JP SB" style:font-family-asian="GenRyuMin2 JP SB" style:font-family-complex="GenRyuMin2 JP SB" fo:font-size="14pt"/>
    </style:style>
    <style:style style:family="text" style:name="T499">
      <style:text-properties fo:font-family="GenRyuMin2 JP SB" style:font-family-asian="GenRyuMin2 JP SB" style:font-family-complex="GenRyuMin2 JP SB" fo:font-size="14pt"/>
    </style:style>
    <style:style style:family="paragraph" style:name="P185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0">
      <style:text-properties fo:color="#000000" fo:font-family="GenRyuMin2 JP SB" style:font-family-asian="GenRyuMin2 JP SB" style:font-family-complex="GenRyuMin2 JP SB" fo:font-size="14pt"/>
    </style:style>
    <style:style style:family="text" style:name="T501">
      <style:text-properties fo:color="#000000" fo:font-family="GenRyuMin2 JP SB" style:font-family-asian="GenRyuMin2 JP SB" style:font-family-complex="GenRyuMin2 JP SB" fo:font-size="12pt"/>
    </style:style>
    <style:style style:family="text" style:name="T502">
      <style:text-properties fo:color="#000000" fo:font-family="GenRyuMin2 JP SB" style:font-family-asian="GenRyuMin2 JP SB" style:font-family-complex="GenRyuMin2 JP SB" fo:font-size="9pt"/>
    </style:style>
    <style:style style:family="text" style:name="T503">
      <style:text-properties fo:font-family="GenRyuMin2 JP SB" style:font-family-asian="GenRyuMin2 JP SB" style:font-family-complex="GenRyuMin2 JP SB" fo:font-size="9pt"/>
    </style:style>
    <style:style style:family="paragraph" style:name="P186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4">
      <style:text-properties fo:color="#000000" fo:font-family="GenRyuMin2 JP SB" style:font-family-asian="GenRyuMin2 JP SB" style:font-family-complex="GenRyuMin2 JP SB" fo:font-size="12pt"/>
    </style:style>
    <style:style style:family="text" style:name="T505">
      <style:text-properties fo:font-family="GenRyuMin2 JP SB" style:font-family-asian="GenRyuMin2 JP SB" style:font-family-complex="GenRyuMin2 JP SB" fo:font-size="14pt"/>
    </style:style>
    <style:style style:family="text" style:name="T506">
      <style:text-properties fo:color="#000000" fo:font-family="GenRyuMin2 JP SB" style:font-family-asian="GenRyuMin2 JP SB" style:font-family-complex="GenRyuMin2 JP SB" fo:font-size="14pt"/>
    </style:style>
    <style:style style:family="text" style:name="T507">
      <style:text-properties fo:color="#000000" fo:font-family="GenRyuMin2 JP SB" style:font-family-asian="GenRyuMin2 JP SB" style:font-family-complex="GenRyuMin2 JP SB" fo:font-size="12pt"/>
    </style:style>
    <style:style style:family="text" style:name="T508">
      <style:text-properties fo:color="#000000" fo:font-family="GenRyuMin2 JP SB" style:font-family-asian="GenRyuMin2 JP SB" style:font-family-complex="GenRyuMin2 JP SB" fo:font-size="9pt"/>
    </style:style>
    <style:style style:family="text" style:name="T509">
      <style:text-properties fo:color="#000000" fo:font-family="GenRyuMin2 JP SB" style:font-family-asian="GenRyuMin2 JP SB" style:font-family-complex="GenRyuMin2 JP SB" fo:font-size="9pt"/>
    </style:style>
    <style:style style:family="text" style:name="T510">
      <style:text-properties fo:color="#000000" fo:font-family="GenRyuMin2 JP SB" style:font-family-asian="GenRyuMin2 JP SB" style:font-family-complex="GenRyuMin2 JP SB" fo:font-size="9pt"/>
    </style:style>
    <style:style style:family="text" style:name="T511">
      <style:text-properties fo:font-family="GenRyuMin2 JP SB" style:font-family-asian="GenRyuMin2 JP SB" style:font-family-complex="GenRyuMin2 JP SB" fo:font-size="9pt"/>
    </style:style>
    <style:style style:family="paragraph" style:name="P18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2">
      <style:text-properties fo:color="#000000" fo:font-family="GenRyuMin2 JP SB" style:font-family-asian="GenRyuMin2 JP SB" style:font-family-complex="GenRyuMin2 JP SB" fo:font-size="12pt"/>
    </style:style>
    <style:style style:family="text" style:name="T513">
      <style:text-properties fo:font-family="GenRyuMin2 JP SB" style:font-family-asian="GenRyuMin2 JP SB" style:font-family-complex="GenRyuMin2 JP SB" fo:font-size="14pt"/>
    </style:style>
    <style:style style:family="text" style:name="T514">
      <style:text-properties fo:color="#000000" fo:font-family="GenRyuMin2 JP SB" style:font-family-asian="GenRyuMin2 JP SB" style:font-family-complex="GenRyuMin2 JP SB" fo:font-size="12pt"/>
    </style:style>
    <style:style style:family="text" style:name="T515">
      <style:text-properties fo:color="#000000" fo:font-family="GenRyuMin2 JP SB" style:font-family-asian="GenRyuMin2 JP SB" style:font-family-complex="GenRyuMin2 JP SB" fo:font-size="9pt"/>
    </style:style>
    <style:style style:family="text" style:name="T516">
      <style:text-properties fo:color="#000000" fo:font-family="GenRyuMin2 JP SB" style:font-family-asian="GenRyuMin2 JP SB" style:font-family-complex="GenRyuMin2 JP SB" fo:font-size="9pt"/>
    </style:style>
    <style:style style:family="text" style:name="T517">
      <style:text-properties fo:font-family="GenRyuMin2 JP SB" style:font-family-asian="GenRyuMin2 JP SB" style:font-family-complex="GenRyuMin2 JP SB" fo:font-size="9pt"/>
    </style:style>
    <style:style style:family="paragraph" style:name="P188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8">
      <style:text-properties fo:color="#000000" fo:font-family="GenRyuMin2 JP SB" style:font-family-asian="GenRyuMin2 JP SB" style:font-family-complex="GenRyuMin2 JP SB" fo:font-size="12pt"/>
    </style:style>
    <style:style style:family="text" style:name="T519">
      <style:text-properties fo:font-family="GenRyuMin2 JP SB" style:font-family-asian="GenRyuMin2 JP SB" style:font-family-complex="GenRyuMin2 JP SB" fo:font-size="14pt"/>
    </style:style>
    <style:style style:family="text" style:name="T520">
      <style:text-properties fo:color="#000000" fo:font-family="GenRyuMin2 JP SB" style:font-family-asian="GenRyuMin2 JP SB" style:font-family-complex="GenRyuMin2 JP SB" fo:font-size="14pt"/>
    </style:style>
    <style:style style:family="text" style:name="T521">
      <style:text-properties fo:color="#000000" fo:font-family="GenRyuMin2 JP SB" style:font-family-asian="GenRyuMin2 JP SB" style:font-family-complex="GenRyuMin2 JP SB" fo:font-size="12pt"/>
    </style:style>
    <style:style style:family="text" style:name="T522">
      <style:text-properties fo:color="#000000" fo:font-family="GenRyuMin2 JP SB" style:font-family-asian="GenRyuMin2 JP SB" style:font-family-complex="GenRyuMin2 JP SB" fo:font-size="9pt"/>
    </style:style>
    <style:style style:family="text" style:name="T523">
      <style:text-properties fo:color="#000000" fo:font-family="GenRyuMin2 JP SB" style:font-family-asian="GenRyuMin2 JP SB" style:font-family-complex="GenRyuMin2 JP SB" fo:font-size="9pt"/>
    </style:style>
    <style:style style:family="text" style:name="T524">
      <style:text-properties fo:font-family="GenRyuMin2 JP SB" style:font-family-asian="GenRyuMin2 JP SB" style:font-family-complex="GenRyuMin2 JP SB" fo:font-size="7pt"/>
    </style:style>
    <style:style style:family="text" style:name="T525">
      <style:text-properties fo:font-family="GenRyuMin2 JP SB" style:font-family-asian="GenRyuMin2 JP SB" style:font-family-complex="GenRyuMin2 JP SB" fo:font-size="7pt"/>
    </style:style>
    <style:style style:family="paragraph" style:name="P18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526">
      <style:text-properties fo:color="#000000" fo:font-family="GenRyuMin2 JP SB" style:font-family-asian="GenRyuMin2 JP SB" style:font-family-complex="GenRyuMin2 JP SB" fo:font-size="14pt"/>
    </style:style>
    <style:style style:family="text" style:name="T527">
      <style:text-properties fo:font-family="GenRyuMin2 JP SB" style:font-family-asian="GenRyuMin2 JP SB" style:font-family-complex="GenRyuMin2 JP SB" fo:font-size="14pt"/>
    </style:style>
    <style:style style:family="text" style:name="T528">
      <style:text-properties fo:color="#000000" fo:font-family="GenRyuMin2 JP SB" style:font-family-asian="GenRyuMin2 JP SB" style:font-family-complex="GenRyuMin2 JP SB" fo:font-size="14pt"/>
    </style:style>
    <style:style style:family="text" style:name="T529">
      <style:text-properties fo:color="#000000" fo:font-family="GenRyuMin2 JP SB" style:font-family-asian="GenRyuMin2 JP SB" style:font-family-complex="GenRyuMin2 JP SB" fo:font-size="14pt"/>
    </style:style>
    <style:style style:family="paragraph" style:name="P19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530">
      <style:text-properties fo:color="#000000" fo:font-family="GenRyuMin2 JP SB" style:font-family-asian="GenRyuMin2 JP SB" style:font-family-complex="GenRyuMin2 JP SB" fo:font-size="14pt"/>
    </style:style>
    <style:style style:family="text" style:name="T531">
      <style:text-properties fo:color="#000000" fo:font-family="GenRyuMin2 JP SB" style:font-family-asian="GenRyuMin2 JP SB" style:font-family-complex="GenRyuMin2 JP SB" fo:font-size="14pt"/>
    </style:style>
    <style:style style:family="paragraph" style:name="P191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32">
      <style:text-properties fo:color="#000000" fo:font-family="GenRyuMin2 JP SB" style:font-family-asian="GenRyuMin2 JP SB" style:font-family-complex="GenRyuMin2 JP SB" fo:font-size="14pt"/>
    </style:style>
    <style:style style:family="text" style:name="T533">
      <style:text-properties fo:color="#000000" fo:font-family="GenRyuMin2 JP SB" style:font-family-asian="GenRyuMin2 JP SB" style:font-family-complex="GenRyuMin2 JP SB" fo:font-size="12pt"/>
    </style:style>
    <style:style style:family="text" style:name="T534">
      <style:text-properties fo:color="#000000" fo:font-family="GenRyuMin2 JP SB" style:font-family-asian="GenRyuMin2 JP SB" style:font-family-complex="GenRyuMin2 JP SB" fo:font-size="9pt"/>
    </style:style>
    <style:style style:family="text" style:name="T535">
      <style:text-properties fo:font-family="GenRyuMin2 JP SB" style:font-family-asian="GenRyuMin2 JP SB" style:font-family-complex="GenRyuMin2 JP SB" fo:font-size="9pt"/>
    </style:style>
    <style:style style:family="paragraph" style:name="P192">
      <style:paragraph-properties fo:margin-left="0cm" fo:margin-right="0cm" fo:text-indent="0cm" fo:border="none"/>
      <style:text-properties fo:font-family="GenRyuMin2 JP SB" style:font-family-complex="GenRyuMin2 JP SB" fo:font-size="7pt"/>
    </style:style>
    <style:style style:family="text" style:name="T536">
      <style:text-properties fo:color="#000000" fo:font-family="GenRyuMin2 JP SB" style:font-family-asian="GenRyuMin2 JP SB" style:font-family-complex="GenRyuMin2 JP SB" fo:font-size="12pt"/>
    </style:style>
    <style:style style:family="text" style:name="T537">
      <style:text-properties fo:font-family="GenRyuMin2 JP SB" style:font-family-asian="GenRyuMin2 JP SB" style:font-family-complex="GenRyuMin2 JP SB" fo:font-size="14pt"/>
    </style:style>
    <style:style style:family="text" style:name="T538">
      <style:text-properties fo:color="#000000" fo:font-family="GenRyuMin2 JP SB" style:font-family-asian="GenRyuMin2 JP SB" style:font-family-complex="GenRyuMin2 JP SB" fo:font-size="18pt"/>
    </style:style>
    <style:style style:family="text" style:name="T539">
      <style:text-properties fo:color="#000000" fo:font-family="GenRyuMin2 JP SB" style:font-family-asian="GenRyuMin2 JP SB" style:font-family-complex="GenRyuMin2 JP SB" fo:font-size="12pt"/>
    </style:style>
    <style:style style:family="text" style:name="T540">
      <style:text-properties fo:color="#000000" fo:font-family="GenRyuMin2 JP SB" style:font-family-asian="GenRyuMin2 JP SB" style:font-family-complex="GenRyuMin2 JP SB" fo:font-size="14pt"/>
    </style:style>
    <style:style style:family="text" style:name="T541">
      <style:text-properties fo:color="#000000" fo:font-family="GenRyuMin2 JP SB" style:font-family-asian="GenRyuMin2 JP SB" style:font-family-complex="GenRyuMin2 JP SB" fo:font-size="12pt"/>
    </style:style>
    <style:style style:family="text" style:name="T542">
      <style:text-properties fo:color="#000000" fo:font-family="GenRyuMin2 JP SB" style:font-family-asian="GenRyuMin2 JP SB" style:font-family-complex="GenRyuMin2 JP SB" fo:font-size="9pt"/>
    </style:style>
    <style:style style:family="text" style:name="T543">
      <style:text-properties fo:font-family="GenRyuMin2 JP SB" style:font-family-asian="GenRyuMin2 JP SB" style:font-family-complex="GenRyuMin2 JP SB" fo:font-size="7pt"/>
    </style:style>
    <style:style style:family="text" style:name="T544">
      <style:text-properties fo:font-family="GenRyuMin2 JP SB" style:font-family-asian="GenRyuMin2 JP SB" style:font-family-complex="GenRyuMin2 JP SB" fo:font-size="7pt"/>
    </style:style>
    <style:style style:family="paragraph" style:name="P193">
      <style:paragraph-properties fo:margin-left="0cm" fo:margin-right="0cm" fo:text-indent="0cm" fo:border="none"/>
      <style:text-properties fo:font-family="GenRyuMin2 JP SB" style:font-family-asian="GenRyuMin2 JP SB" style:font-family-complex="GenRyuMin2 JP SB" fo:font-size="14pt"/>
    </style:style>
    <style:style style:family="text" style:name="T545">
      <style:text-properties fo:font-family="GenRyuMin2 JP SB" style:font-family-asian="GenRyuMin2 JP SB" style:font-family-complex="GenRyuMin2 JP SB" fo:font-size="14pt"/>
    </style:style>
    <style:style style:family="text" style:name="T546">
      <style:text-properties fo:font-family="GenRyuMin2 JP SB" style:font-family-asian="GenRyuMin2 JP SB" style:font-family-complex="GenRyuMin2 JP SB" fo:font-size="14pt"/>
    </style:style>
    <style:style style:family="text" style:name="T547">
      <style:text-properties fo:font-family="GenRyuMin2 JP SB" style:font-family-asian="GenRyuMin2 JP SB" style:font-family-complex="GenRyuMin2 JP SB" fo:font-size="14pt"/>
    </style:style>
    <style:style style:family="text" style:name="T548">
      <style:text-properties fo:font-family="GenRyuMin2 JP SB" style:font-family-asian="GenRyuMin2 JP SB" style:font-family-complex="GenRyuMin2 JP SB" fo:font-size="14pt"/>
    </style:style>
    <style:style style:family="paragraph" style:name="P194">
      <style:paragraph-properties fo:break-before="page"/>
      <style:text-properties fo:font-family="GenRyuMin2 JP SB" style:font-family-complex="GenRyuMin2 JP SB" fo:font-size="18pt"/>
    </style:style>
    <style:style style:family="text" style:name="T549">
      <style:text-properties fo:font-family="GenRyuMin2 JP SB" style:font-family-complex="GenRyuMin2 JP SB" fo:font-size="18pt"/>
    </style:style>
    <style:style style:family="text" style:name="T550">
      <style:text-properties fo:font-family="GenRyuMin2 JP SB" style:font-family-complex="GenRyuMin2 JP SB" fo:font-size="18pt"/>
    </style:style>
    <style:style style:parent-style-name="138" style:family="paragraph" style:name="P195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51">
      <style:text-properties fo:font-family="GenRyuMin2 JP SB" style:font-family-asian="GenRyuMin2 JP SB" style:font-family-complex="GenRyuMin2 JP SB"/>
    </style:style>
    <style:style style:family="text" style:name="T552">
      <style:text-properties fo:font-family="GenRyuMin2 JP SB" style:font-family-asian="GenRyuMin2 JP SB" style:font-family-complex="GenRyuMin2 JP SB"/>
    </style:style>
    <style:style style:family="text" style:name="T553">
      <style:text-properties fo:font-family="GenRyuMin2 JP SB" style:font-family-asian="GenRyuMin2 JP SB" style:font-family-complex="GenRyuMin2 JP SB"/>
    </style:style>
    <style:style style:family="text" style:name="T554">
      <style:text-properties fo:font-family="GenRyuMin2 JP SB" style:font-family-asian="GenRyuMin2 JP SB" style:font-family-complex="GenRyuMin2 JP SB"/>
    </style:style>
    <style:style style:family="paragraph" style:name="P196">
      <style:paragraph-properties/>
      <style:text-properties fo:font-family="GenRyuMin2 JP SB" style:font-family-complex="GenRyuMin2 JP SB" fo:font-size="14pt"/>
    </style:style>
    <style:style style:family="text" style:name="T555">
      <style:text-properties fo:font-family="GenRyuMin2 JP SB" style:font-family-asian="GenRyuMin2 JP SB" style:font-family-complex="GenRyuMin2 JP SB" fo:font-size="14pt"/>
    </style:style>
    <style:style style:family="text" style:name="T556">
      <style:text-properties fo:font-family="GenRyuMin2 JP SB" style:font-family-asian="GenRyuMin2 JP SB" style:font-family-complex="GenRyuMin2 JP SB" fo:font-size="14pt"/>
    </style:style>
    <style:style style:family="paragraph" style:name="P197">
      <style:paragraph-properties/>
      <style:text-properties fo:font-family="GenRyuMin2 JP SB" style:font-family-complex="GenRyuMin2 JP SB" fo:font-size="14pt"/>
    </style:style>
    <style:style style:family="text" style:name="T557">
      <style:text-properties fo:font-family="GenRyuMin2 JP SB" style:font-family-asian="GenRyuMin2 JP SB" style:font-family-complex="GenRyuMin2 JP SB" fo:font-size="14pt"/>
    </style:style>
    <style:style style:family="text" style:name="T558">
      <style:text-properties fo:font-family="GenRyuMin2 JP SB" style:font-family-asian="GenRyuMin2 JP SB" style:font-family-complex="GenRyuMin2 JP SB" fo:font-size="14pt"/>
    </style:style>
    <style:style style:family="text" style:name="T559">
      <style:text-properties fo:font-family="GenRyuMin2 JP SB" style:font-family-asian="GenRyuMin2 JP SB" style:font-family-complex="GenRyuMin2 JP SB" fo:font-size="14pt"/>
    </style:style>
    <style:style style:family="text" style:name="T560">
      <style:text-properties fo:font-family="GenRyuMin2 JP SB" style:font-family-asian="GenRyuMin2 JP SB" style:font-family-complex="GenRyuMin2 JP SB" fo:font-size="14pt"/>
    </style:style>
    <style:style style:family="paragraph" style:name="P198">
      <style:paragraph-properties/>
      <style:text-properties fo:font-family="GenRyuMin2 JP SB" style:font-family-complex="GenRyuMin2 JP SB" fo:font-size="14pt"/>
    </style:style>
    <style:style style:family="text" style:name="T561">
      <style:text-properties fo:font-family="GenRyuMin2 JP SB" style:font-family-asian="GenRyuMin2 JP SB" style:font-family-complex="GenRyuMin2 JP SB" fo:font-size="14pt"/>
    </style:style>
    <style:style style:family="text" style:name="T562">
      <style:text-properties fo:font-family="GenRyuMin2 JP SB" style:font-family-asian="GenRyuMin2 JP SB" style:font-family-complex="GenRyuMin2 JP SB" fo:font-size="14pt"/>
    </style:style>
    <style:style style:family="paragraph" style:name="P1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3">
      <style:text-properties fo:font-family="GenRyuMin2 JP SB" style:font-family-asian="GenRyuMin2 JP SB" style:font-family-complex="GenRyuMin2 JP SB" fo:font-size="14pt"/>
    </style:style>
    <style:style style:family="text" style:name="T564">
      <style:text-properties fo:font-family="GenRyuMin2 JP SB" style:font-family-asian="GenRyuMin2 JP SB" style:font-family-complex="GenRyuMin2 JP SB" fo:font-size="14pt"/>
    </style:style>
    <style:style style:family="paragraph" style:name="P200">
      <style:paragraph-properties/>
      <style:text-properties fo:font-family="GenRyuMin2 JP SB" style:font-family-complex="GenRyuMin2 JP SB" fo:font-size="14pt"/>
    </style:style>
    <style:style style:family="text" style:name="T565">
      <style:text-properties fo:font-family="GenRyuMin2 JP SB" style:font-family-asian="GenRyuMin2 JP SB" style:font-family-complex="GenRyuMin2 JP SB" fo:font-size="14pt"/>
    </style:style>
    <style:style style:family="text" style:name="T566">
      <style:text-properties fo:font-family="GenRyuMin2 JP SB" style:font-family-asian="GenRyuMin2 JP SB" style:font-family-complex="GenRyuMin2 JP SB" fo:font-size="14pt"/>
    </style:style>
    <style:style style:family="paragraph" style:name="P20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7">
      <style:text-properties fo:font-family="GenRyuMin2 JP SB" style:font-family-asian="GenRyuMin2 JP SB" style:font-family-complex="GenRyuMin2 JP SB" fo:font-size="14pt"/>
    </style:style>
    <style:style style:family="text" style:name="T568">
      <style:text-properties fo:font-family="GenRyuMin2 JP SB" style:font-family-asian="GenRyuMin2 JP SB" style:font-family-complex="GenRyuMin2 JP SB" fo:font-size="14pt"/>
    </style:style>
    <style:style style:family="text" style:name="T569">
      <style:text-properties fo:font-family="GenRyuMin2 JP SB" style:font-family-asian="GenRyuMin2 JP SB" style:font-family-complex="GenRyuMin2 JP SB" fo:font-size="14pt"/>
    </style:style>
    <style:style style:family="text" style:name="T570">
      <style:text-properties fo:font-family="GenRyuMin2 JP SB" style:font-family-asian="GenRyuMin2 JP SB" style:font-family-complex="GenRyuMin2 JP SB" fo:font-size="14pt"/>
    </style:style>
    <style:style style:family="text" style:name="T571">
      <style:text-properties fo:font-family="GenRyuMin2 JP SB" style:font-family-asian="GenRyuMin2 JP SB" style:font-family-complex="GenRyuMin2 JP SB" fo:font-size="14pt"/>
    </style:style>
    <style:style style:family="text" style:name="T572">
      <style:text-properties fo:font-family="GenRyuMin2 JP SB" style:font-family-asian="GenRyuMin2 JP SB" style:font-family-complex="GenRyuMin2 JP SB" fo:font-size="14pt"/>
    </style:style>
    <style:style style:family="text" style:name="T573">
      <style:text-properties fo:font-family="GenRyuMin2 JP SB" style:font-family-asian="GenRyuMin2 JP SB" style:font-family-complex="GenRyuMin2 JP SB" fo:font-size="14pt"/>
    </style:style>
    <style:style style:family="paragraph" style:name="P202">
      <style:paragraph-properties/>
      <style:text-properties fo:font-size="9pt"/>
    </style:style>
    <style:style style:family="text" style:name="T574">
      <style:text-properties fo:font-family="GenRyuMin2 JP SB" style:font-family-asian="GenRyuMin2 JP SB" style:font-family-complex="GenRyuMin2 JP SB" fo:font-size="9pt"/>
    </style:style>
    <style:style style:family="text" style:name="T575">
      <style:text-properties fo:font-family="GenRyuMin2 JP SB" style:font-family-asian="GenRyuMin2 JP SB" style:font-family-complex="GenRyuMin2 JP SB" fo:font-size="9pt"/>
    </style:style>
    <style:style style:family="paragraph" style:name="P20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76">
      <style:text-properties fo:font-family="GenRyuMin2 JP SB" style:font-family-asian="GenRyuMin2 JP SB" style:font-family-complex="GenRyuMin2 JP SB" fo:font-size="14pt"/>
    </style:style>
    <style:style style:family="text" style:name="T577">
      <style:text-properties fo:font-family="GenRyuMin2 JP SB" style:font-family-asian="GenRyuMin2 JP SB" style:font-family-complex="GenRyuMin2 JP SB" fo:font-size="14pt"/>
    </style:style>
    <style:style style:family="paragraph" style:name="P20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78">
      <style:text-properties fo:font-family="GenRyuMin2 JP SB" style:font-family-asian="GenRyuMin2 JP SB" style:font-family-complex="GenRyuMin2 JP SB" fo:font-size="9pt"/>
    </style:style>
    <style:style style:family="text" style:name="T579">
      <style:text-properties fo:font-family="GenRyuMin2 JP SB" style:font-family-asian="GenRyuMin2 JP SB" style:font-family-complex="GenRyuMin2 JP SB" fo:font-size="9pt"/>
    </style:style>
    <style:style style:family="text" style:name="T580">
      <style:text-properties fo:font-family="GenRyuMin2 JP SB" style:font-family-asian="GenRyuMin2 JP SB" style:font-family-complex="GenRyuMin2 JP SB" fo:font-size="9pt"/>
    </style:style>
    <style:style style:family="text" style:name="T581">
      <style:text-properties fo:font-family="GenRyuMin2 JP SB" style:font-family-asian="GenRyuMin2 JP SB" style:font-family-complex="GenRyuMin2 JP SB" fo:font-size="14pt"/>
    </style:style>
    <style:style style:family="text" style:name="T582">
      <style:text-properties fo:font-family="GenRyuMin2 JP SB" style:font-family-asian="GenRyuMin2 JP SB" style:font-family-complex="GenRyuMin2 JP SB" fo:font-size="14pt"/>
    </style:style>
    <style:style style:family="text" style:name="T583">
      <style:text-properties fo:font-family="GenRyuMin2 JP SB" style:font-family-asian="GenRyuMin2 JP SB" style:font-family-complex="GenRyuMin2 JP SB" fo:font-size="9pt"/>
    </style:style>
    <style:style style:family="paragraph" style:name="P205">
      <style:paragraph-properties/>
      <style:text-properties fo:font-size="14pt"/>
    </style:style>
    <style:style style:family="text" style:name="T584">
      <style:text-properties fo:font-family="GenRyuMin2 JP SB" style:font-family-asian="GenRyuMin2 JP SB" style:font-family-complex="GenRyuMin2 JP SB" fo:font-size="14pt"/>
    </style:style>
    <style:style style:family="text" style:name="T585">
      <style:text-properties fo:font-family="GenRyuMin2 JP SB" style:font-family-asian="GenRyuMin2 JP SB" style:font-family-complex="GenRyuMin2 JP SB" fo:font-size="14pt"/>
    </style:style>
    <style:style style:family="paragraph" style:name="P20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86">
      <style:text-properties fo:font-family="GenRyuMin2 JP SB" style:font-family-asian="GenRyuMin2 JP SB" style:font-family-complex="GenRyuMin2 JP SB" fo:font-size="9pt"/>
    </style:style>
    <style:style style:family="text" style:name="T587">
      <style:text-properties fo:font-family="GenRyuMin2 JP SB" style:font-family-asian="GenRyuMin2 JP SB" style:font-family-complex="GenRyuMin2 JP SB" fo:font-size="9pt"/>
    </style:style>
    <style:style style:family="text" style:name="T588">
      <style:text-properties fo:font-family="GenRyuMin2 JP SB" style:font-family-asian="GenRyuMin2 JP SB" style:font-family-complex="GenRyuMin2 JP SB" fo:font-size="9pt"/>
    </style:style>
    <style:style style:family="paragraph" style:name="P207">
      <style:paragraph-properties/>
      <style:text-properties fo:font-size="14pt"/>
    </style:style>
    <style:style style:family="text" style:name="T589">
      <style:text-properties fo:font-family="GenRyuMin2 JP SB" style:font-family-asian="GenRyuMin2 JP SB" style:font-family-complex="GenRyuMin2 JP SB" fo:font-size="14pt"/>
    </style:style>
    <style:style style:family="text" style:name="T590">
      <style:text-properties fo:font-family="GenRyuMin2 JP SB" style:font-family-asian="GenRyuMin2 JP SB" style:font-family-complex="GenRyuMin2 JP SB" fo:font-size="14pt"/>
    </style:style>
    <style:style style:family="paragraph" style:name="P20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1">
      <style:text-properties fo:font-family="GenRyuMin2 JP SB" style:font-family-asian="GenRyuMin2 JP SB" style:font-family-complex="GenRyuMin2 JP SB" fo:font-size="9pt"/>
    </style:style>
    <style:style style:family="text" style:name="T592">
      <style:text-properties fo:font-family="GenRyuMin2 JP SB" style:font-family-asian="GenRyuMin2 JP SB" style:font-family-complex="GenRyuMin2 JP SB" fo:font-size="9pt"/>
    </style:style>
    <style:style style:family="text" style:name="T593">
      <style:text-properties fo:font-family="GenRyuMin2 JP SB" style:font-family-asian="GenRyuMin2 JP SB" style:font-family-complex="GenRyuMin2 JP SB" fo:font-size="9pt"/>
    </style:style>
    <style:style style:family="paragraph" style:name="P209">
      <style:paragraph-properties/>
      <style:text-properties fo:font-size="14pt"/>
    </style:style>
    <style:style style:family="text" style:name="T594">
      <style:text-properties fo:font-family="GenRyuMin2 JP SB" style:font-family-asian="GenRyuMin2 JP SB" style:font-family-complex="GenRyuMin2 JP SB" fo:font-size="14pt"/>
    </style:style>
    <style:style style:family="text" style:name="T595">
      <style:text-properties fo:font-family="GenRyuMin2 JP SB" style:font-family-asian="GenRyuMin2 JP SB" style:font-family-complex="GenRyuMin2 JP SB" fo:font-size="14pt"/>
    </style:style>
    <style:style style:family="paragraph" style:name="P21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6">
      <style:text-properties fo:font-family="GenRyuMin2 JP SB" style:font-family-asian="GenRyuMin2 JP SB" style:font-family-complex="GenRyuMin2 JP SB" fo:font-size="9pt"/>
    </style:style>
    <style:style style:family="text" style:name="T597">
      <style:text-properties fo:font-family="GenRyuMin2 JP SB" style:font-family-asian="GenRyuMin2 JP SB" style:font-family-complex="GenRyuMin2 JP SB" fo:font-size="9pt"/>
    </style:style>
    <style:style style:family="text" style:name="T598">
      <style:text-properties fo:font-family="GenRyuMin2 JP SB" style:font-family-asian="GenRyuMin2 JP SB" style:font-family-complex="GenRyuMin2 JP SB" fo:font-size="9pt"/>
    </style:style>
    <style:style style:family="paragraph" style:name="P211">
      <style:paragraph-properties/>
      <style:text-properties fo:font-size="14pt"/>
    </style:style>
    <style:style style:family="text" style:name="T599">
      <style:text-properties fo:font-family="GenRyuMin2 JP SB" style:font-family-asian="GenRyuMin2 JP SB" style:font-family-complex="GenRyuMin2 JP SB" fo:font-size="14pt"/>
    </style:style>
    <style:style style:family="text" style:name="T600">
      <style:text-properties fo:font-family="GenRyuMin2 JP SB" style:font-family-asian="GenRyuMin2 JP SB" style:font-family-complex="GenRyuMin2 JP SB" fo:font-size="14pt"/>
    </style:style>
    <style:style style:family="paragraph" style:name="P21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01">
      <style:text-properties fo:font-family="GenRyuMin2 JP SB" style:font-family-asian="GenRyuMin2 JP SB" style:font-family-complex="GenRyuMin2 JP SB" fo:font-size="9pt"/>
    </style:style>
    <style:style style:family="text" style:name="T602">
      <style:text-properties fo:font-family="GenRyuMin2 JP SB" style:font-family-asian="GenRyuMin2 JP SB" style:font-family-complex="GenRyuMin2 JP SB" fo:font-size="9pt"/>
    </style:style>
    <style:style style:family="text" style:name="T603">
      <style:text-properties fo:font-family="GenRyuMin2 JP SB" style:font-family-asian="GenRyuMin2 JP SB" style:font-family-complex="GenRyuMin2 JP SB" fo:font-size="9pt"/>
    </style:style>
    <style:style style:family="paragraph" style:name="P213">
      <style:paragraph-properties/>
      <style:text-properties fo:font-size="14pt"/>
    </style:style>
    <style:style style:family="text" style:name="T604">
      <style:text-properties fo:font-family="GenRyuMin2 JP SB" style:font-family-asian="GenRyuMin2 JP SB" style:font-family-complex="GenRyuMin2 JP SB" fo:font-size="14pt"/>
    </style:style>
    <style:style style:family="text" style:name="T605">
      <style:text-properties fo:font-family="GenRyuMin2 JP SB" style:font-family-asian="GenRyuMin2 JP SB" style:font-family-complex="GenRyuMin2 JP SB" fo:font-size="14pt"/>
    </style:style>
    <style:style style:family="paragraph" style:name="P21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06">
      <style:text-properties/>
    </style:style>
    <style:style style:family="text" style:name="T607">
      <style:text-properties/>
    </style:style>
    <style:style style:family="paragraph" style:name="P215">
      <style:paragraph-properties/>
      <style:text-properties fo:font-family="GenRyuMin2 JP SB" style:font-family-asian="GenRyuMin2 JP SB" style:font-family-complex="GenRyuMin2 JP SB" fo:font-size="20pt"/>
    </style:style>
    <style:style style:family="text" style:name="T608">
      <style:text-properties fo:font-family="GenRyuMin2 JP SB" style:font-family-asian="GenRyuMin2 JP SB" style:font-family-complex="GenRyuMin2 JP SB" fo:font-size="20pt"/>
    </style:style>
    <style:style style:family="text" style:name="T609">
      <style:text-properties fo:font-family="GenRyuMin2 JP SB" style:font-family-asian="GenRyuMin2 JP SB" style:font-family-complex="GenRyuMin2 JP SB" fo:font-size="14pt"/>
    </style:style>
    <style:style style:family="text" style:name="T610">
      <style:text-properties fo:font-family="GenRyuMin2 JP SB" style:font-family-asian="GenRyuMin2 JP SB" style:font-family-complex="GenRyuMin2 JP SB" fo:font-size="20pt"/>
    </style:style>
    <style:style style:family="text" style:name="T611">
      <style:text-properties fo:font-family="GenRyuMin2 JP SB" style:font-family-asian="GenRyuMin2 JP SB" style:font-family-complex="GenRyuMin2 JP SB" fo:font-size="20pt"/>
    </style:style>
    <style:style style:family="paragraph" style:name="P21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12">
      <style:text-properties fo:font-family="GenRyuMin2 JP SB" style:font-family-asian="GenRyuMin2 JP SB" style:font-family-complex="GenRyuMin2 JP SB" fo:font-size="14pt"/>
    </style:style>
    <style:style style:family="text" style:name="T613">
      <style:text-properties fo:font-family="GenRyuMin2 JP SB" style:font-family-asian="GenRyuMin2 JP SB" style:font-family-complex="GenRyuMin2 JP SB" fo:font-size="14pt"/>
    </style:style>
    <style:style style:family="paragraph" style:name="P21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4">
      <style:text-properties fo:font-family="GenRyuMin2 JP SB" style:font-family-asian="GenRyuMin2 JP SB" style:font-family-complex="GenRyuMin2 JP SB" fo:font-size="9pt"/>
    </style:style>
    <style:style style:family="text" style:name="T615">
      <style:text-properties fo:font-family="GenRyuMin2 JP SB" style:font-family-asian="GenRyuMin2 JP SB" style:font-family-complex="GenRyuMin2 JP SB" fo:font-size="9pt"/>
    </style:style>
    <style:style style:family="text" style:name="T616">
      <style:text-properties fo:font-family="GenRyuMin2 JP SB" style:font-family-asian="GenRyuMin2 JP SB" style:font-family-complex="GenRyuMin2 JP SB" fo:font-size="9pt"/>
    </style:style>
    <style:style style:family="paragraph" style:name="P218">
      <style:paragraph-properties/>
      <style:text-properties fo:font-size="14pt"/>
    </style:style>
    <style:style style:family="text" style:name="T617">
      <style:text-properties fo:font-family="GenRyuMin2 JP SB" style:font-family-asian="GenRyuMin2 JP SB" style:font-family-complex="GenRyuMin2 JP SB" fo:font-size="14pt"/>
    </style:style>
    <style:style style:family="text" style:name="T618">
      <style:text-properties fo:font-family="GenRyuMin2 JP SB" style:font-family-asian="GenRyuMin2 JP SB" style:font-family-complex="GenRyuMin2 JP SB" fo:font-size="14pt"/>
    </style:style>
    <style:style style:family="paragraph" style:name="P21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9">
      <style:text-properties fo:font-family="GenRyuMin2 JP SB" style:font-family-asian="GenRyuMin2 JP SB" style:font-family-complex="GenRyuMin2 JP SB" fo:font-size="9pt"/>
    </style:style>
    <style:style style:family="text" style:name="T620">
      <style:text-properties fo:font-family="GenRyuMin2 JP SB" style:font-family-asian="GenRyuMin2 JP SB" style:font-family-complex="GenRyuMin2 JP SB" fo:font-size="9pt"/>
    </style:style>
    <style:style style:family="text" style:name="T621">
      <style:text-properties fo:font-family="GenRyuMin2 JP SB" style:font-family-asian="GenRyuMin2 JP SB" style:font-family-complex="GenRyuMin2 JP SB" fo:font-size="9pt"/>
    </style:style>
    <style:style style:family="paragraph" style:name="P220">
      <style:paragraph-properties/>
      <style:text-properties fo:font-size="14pt"/>
    </style:style>
    <style:style style:family="text" style:name="T622">
      <style:text-properties fo:font-family="GenRyuMin2 JP SB" style:font-family-asian="GenRyuMin2 JP SB" style:font-family-complex="GenRyuMin2 JP SB" fo:font-size="14pt"/>
    </style:style>
    <style:style style:family="text" style:name="T623">
      <style:text-properties fo:font-family="GenRyuMin2 JP SB" style:font-family-asian="GenRyuMin2 JP SB" style:font-family-complex="GenRyuMin2 JP SB" fo:font-size="14pt"/>
    </style:style>
    <style:style style:family="paragraph" style:name="P2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24">
      <style:text-properties fo:font-family="GenRyuMin2 JP SB" style:font-family-asian="GenRyuMin2 JP SB" style:font-family-complex="GenRyuMin2 JP SB" fo:font-size="9pt"/>
    </style:style>
    <style:style style:family="text" style:name="T625">
      <style:text-properties fo:font-family="GenRyuMin2 JP SB" style:font-family-asian="GenRyuMin2 JP SB" style:font-family-complex="GenRyuMin2 JP SB" fo:font-size="9pt"/>
    </style:style>
    <style:style style:family="text" style:name="T626">
      <style:text-properties fo:font-family="GenRyuMin2 JP SB" style:font-family-asian="GenRyuMin2 JP SB" style:font-family-complex="GenRyuMin2 JP SB" fo:font-size="9pt"/>
    </style:style>
    <style:style style:family="paragraph" style:name="P222">
      <style:paragraph-properties/>
      <style:text-properties fo:font-size="14pt"/>
    </style:style>
    <style:style style:family="text" style:name="T627">
      <style:text-properties fo:font-family="GenRyuMin2 JP SB" style:font-family-asian="GenRyuMin2 JP SB" style:font-family-complex="GenRyuMin2 JP SB" fo:font-size="14pt"/>
    </style:style>
    <style:style style:family="text" style:name="T628">
      <style:text-properties fo:font-family="GenRyuMin2 JP SB" style:font-family-asian="GenRyuMin2 JP SB" style:font-family-complex="GenRyuMin2 JP SB" fo:font-size="14pt"/>
    </style:style>
    <style:style style:family="paragraph" style:name="P223">
      <style:paragraph-properties/>
      <style:text-properties fo:font-size="14pt"/>
    </style:style>
    <style:style style:family="text" style:name="T629">
      <style:text-properties fo:font-family="GenRyuMin2 JP SB" style:font-family-asian="GenRyuMin2 JP SB" style:font-family-complex="GenRyuMin2 JP SB" fo:font-size="14pt"/>
    </style:style>
    <style:style style:family="text" style:name="T630">
      <style:text-properties fo:font-family="GenRyuMin2 JP SB" style:font-family-asian="GenRyuMin2 JP SB" style:font-family-complex="GenRyuMin2 JP SB" fo:font-size="14pt"/>
    </style:style>
    <style:style style:family="paragraph" style:name="P22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1">
      <style:text-properties fo:font-family="GenRyuMin2 JP SB" style:font-family-asian="GenRyuMin2 JP SB" style:font-family-complex="GenRyuMin2 JP SB" fo:font-size="9pt"/>
    </style:style>
    <style:style style:family="text" style:name="T632">
      <style:text-properties fo:font-family="GenRyuMin2 JP SB" style:font-family-asian="GenRyuMin2 JP SB" style:font-family-complex="GenRyuMin2 JP SB" fo:font-size="9pt"/>
    </style:style>
    <style:style style:family="text" style:name="T633">
      <style:text-properties fo:font-family="GenRyuMin2 JP SB" style:font-family-asian="GenRyuMin2 JP SB" style:font-family-complex="GenRyuMin2 JP SB" fo:font-size="9pt"/>
    </style:style>
    <style:style style:family="paragraph" style:name="P225">
      <style:paragraph-properties/>
      <style:text-properties fo:font-size="14pt"/>
    </style:style>
    <style:style style:family="text" style:name="T634">
      <style:text-properties fo:font-family="GenRyuMin2 JP SB" style:font-family-asian="GenRyuMin2 JP SB" style:font-family-complex="GenRyuMin2 JP SB" fo:font-size="14pt"/>
    </style:style>
    <style:style style:family="text" style:name="T635">
      <style:text-properties fo:font-family="GenRyuMin2 JP SB" style:font-family-asian="GenRyuMin2 JP SB" style:font-family-complex="GenRyuMin2 JP SB" fo:font-size="14pt"/>
    </style:style>
    <style:style style:family="paragraph" style:name="P22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6">
      <style:text-properties fo:font-family="GenRyuMin2 JP SB" style:font-family-asian="GenRyuMin2 JP SB" style:font-family-complex="GenRyuMin2 JP SB" fo:font-size="9pt"/>
    </style:style>
    <style:style style:family="text" style:name="T637">
      <style:text-properties fo:font-family="GenRyuMin2 JP SB" style:font-family-asian="GenRyuMin2 JP SB" style:font-family-complex="GenRyuMin2 JP SB" fo:font-size="9pt"/>
    </style:style>
    <style:style style:family="text" style:name="T638">
      <style:text-properties fo:font-family="GenRyuMin2 JP SB" style:font-family-asian="GenRyuMin2 JP SB" style:font-family-complex="GenRyuMin2 JP SB" fo:font-size="9pt"/>
    </style:style>
    <style:style style:family="paragraph" style:name="P227">
      <style:paragraph-properties/>
      <style:text-properties fo:font-size="14pt"/>
    </style:style>
    <style:style style:family="text" style:name="T639">
      <style:text-properties fo:font-family="GenRyuMin2 JP SB" style:font-family-asian="GenRyuMin2 JP SB" style:font-family-complex="GenRyuMin2 JP SB" fo:font-size="14pt"/>
    </style:style>
    <style:style style:family="text" style:name="T640">
      <style:text-properties fo:font-family="GenRyuMin2 JP SB" style:font-family-asian="GenRyuMin2 JP SB" style:font-family-complex="GenRyuMin2 JP SB" fo:font-size="14pt"/>
    </style:style>
    <style:style style:family="paragraph" style:name="P228">
      <style:paragraph-properties/>
      <style:text-properties fo:font-family="GenRyuMin2 JP SB" style:font-family-complex="GenRyuMin2 JP SB" fo:font-size="6pt"/>
    </style:style>
    <style:style style:family="text" style:name="T641">
      <style:text-properties fo:font-family="GenRyuMin2 JP SB" style:font-family-asian="GenRyuMin2 JP SB" style:font-family-complex="GenRyuMin2 JP SB" fo:font-size="9pt"/>
    </style:style>
    <style:style style:family="text" style:name="T642">
      <style:text-properties fo:font-family="GenRyuMin2 JP SB" style:font-family-asian="GenRyuMin2 JP SB" style:font-family-complex="GenRyuMin2 JP SB" fo:font-size="9pt"/>
    </style:style>
    <style:style style:family="text" style:name="T643">
      <style:text-properties fo:font-family="GenRyuMin2 JP SB" style:font-family-complex="GenRyuMin2 JP SB" fo:font-size="6pt"/>
    </style:style>
    <style:style style:family="text" style:name="T644">
      <style:text-properties fo:font-family="GenRyuMin2 JP SB" style:font-family-asian="GenRyuMin2 JP SB" style:font-family-complex="GenRyuMin2 JP SB" fo:font-size="9pt"/>
    </style:style>
    <style:style style:family="text" style:name="T645">
      <style:text-properties fo:font-family="GenRyuMin2 JP SB" style:font-family-asian="GenRyuMin2 JP SB" style:font-family-complex="GenRyuMin2 JP SB" fo:font-size="9pt"/>
    </style:style>
    <style:style style:family="text" style:name="T646">
      <style:text-properties fo:font-family="GenRyuMin2 JP SB" style:font-family-asian="GenRyuMin2 JP SB" style:font-family-complex="GenRyuMin2 JP SB" fo:font-size="9pt"/>
    </style:style>
    <style:style style:family="text" style:name="T647">
      <style:text-properties fo:font-family="GenRyuMin2 JP SB" style:font-family-complex="GenRyuMin2 JP SB" fo:font-size="6pt"/>
    </style:style>
    <style:style style:family="paragraph" style:name="P229">
      <style:paragraph-properties/>
      <style:text-properties fo:font-size="14pt"/>
    </style:style>
    <style:style style:family="text" style:name="T648">
      <style:text-properties fo:font-family="GenRyuMin2 JP SB" style:font-family-asian="GenRyuMin2 JP SB" style:font-family-complex="GenRyuMin2 JP SB" fo:font-size="14pt"/>
    </style:style>
    <style:style style:family="text" style:name="T649">
      <style:text-properties fo:font-family="GenRyuMin2 JP SB" style:font-family-asian="GenRyuMin2 JP SB" style:font-family-complex="GenRyuMin2 JP SB" fo:font-size="14pt"/>
    </style:style>
    <style:style style:family="paragraph" style:name="P23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0">
      <style:text-properties fo:font-family="GenRyuMin2 JP SB" style:font-family-asian="GenRyuMin2 JP SB" style:font-family-complex="GenRyuMin2 JP SB" fo:font-size="14pt"/>
    </style:style>
    <style:style style:family="text" style:name="T651">
      <style:text-properties fo:font-family="GenRyuMin2 JP SB" style:font-family-asian="GenRyuMin2 JP SB" style:font-family-complex="GenRyuMin2 JP SB" fo:font-size="14pt"/>
    </style:style>
    <style:style style:family="paragraph" style:name="P23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2">
      <style:text-properties fo:font-family="GenRyuMin2 JP SB" style:font-family-asian="GenRyuMin2 JP SB" style:font-family-complex="GenRyuMin2 JP SB" fo:font-size="14pt"/>
    </style:style>
    <style:style style:family="text" style:name="T653">
      <style:text-properties fo:font-family="GenRyuMin2 JP SB" style:font-family-asian="GenRyuMin2 JP SB" style:font-family-complex="GenRyuMin2 JP SB" fo:font-size="14pt"/>
    </style:style>
    <style:style style:family="text" style:name="T654">
      <style:text-properties fo:font-family="GenRyuMin2 JP SB" style:font-family-asian="GenRyuMin2 JP SB" style:font-family-complex="GenRyuMin2 JP SB" fo:font-size="14pt"/>
    </style:style>
    <style:style style:family="text" style:name="T655">
      <style:text-properties fo:font-family="GenRyuMin2 JP SB" style:font-family-asian="GenRyuMin2 JP SB" style:font-family-complex="GenRyuMin2 JP SB" fo:font-size="14pt"/>
    </style:style>
    <style:style style:family="paragraph" style:name="P232">
      <style:paragraph-properties/>
      <style:text-properties fo:font-size="9pt"/>
    </style:style>
    <style:style style:family="text" style:name="T656">
      <style:text-properties fo:font-family="GenRyuMin2 JP SB" style:font-family-asian="GenRyuMin2 JP SB" style:font-family-complex="GenRyuMin2 JP SB" fo:font-size="9pt"/>
    </style:style>
    <style:style style:family="text" style:name="T657">
      <style:text-properties fo:font-family="GenRyuMin2 JP SB" style:font-family-asian="GenRyuMin2 JP SB" style:font-family-complex="GenRyuMin2 JP SB" fo:font-size="9pt"/>
    </style:style>
    <style:style style:family="paragraph" style:name="P23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8">
      <style:text-properties fo:font-family="GenRyuMin2 JP SB" style:font-family-asian="GenRyuMin2 JP SB" style:font-family-complex="GenRyuMin2 JP SB" fo:font-size="14pt"/>
    </style:style>
    <style:style style:family="text" style:name="T659">
      <style:text-properties fo:font-family="GenRyuMin2 JP SB" style:font-family-asian="GenRyuMin2 JP SB" style:font-family-complex="GenRyuMin2 JP SB" fo:font-size="14pt"/>
    </style:style>
    <style:style style:family="paragraph" style:name="P23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0">
      <style:text-properties fo:font-family="GenRyuMin2 JP SB" style:font-family-asian="GenRyuMin2 JP SB" style:font-family-complex="GenRyuMin2 JP SB" fo:font-size="9pt"/>
    </style:style>
    <style:style style:family="text" style:name="T661">
      <style:text-properties fo:font-family="GenRyuMin2 JP SB" style:font-family-asian="GenRyuMin2 JP SB" style:font-family-complex="GenRyuMin2 JP SB" fo:font-size="9pt"/>
    </style:style>
    <style:style style:family="text" style:name="T662">
      <style:text-properties fo:font-family="GenRyuMin2 JP SB" style:font-family-asian="GenRyuMin2 JP SB" style:font-family-complex="GenRyuMin2 JP SB" fo:font-size="9pt"/>
    </style:style>
    <style:style style:family="paragraph" style:name="P235">
      <style:paragraph-properties/>
      <style:text-properties fo:font-size="14pt"/>
    </style:style>
    <style:style style:family="text" style:name="T663">
      <style:text-properties fo:font-family="GenRyuMin2 JP SB" style:font-family-asian="GenRyuMin2 JP SB" style:font-family-complex="GenRyuMin2 JP SB" fo:font-size="14pt"/>
    </style:style>
    <style:style style:family="text" style:name="T664">
      <style:text-properties fo:font-family="GenRyuMin2 JP SB" style:font-family-asian="GenRyuMin2 JP SB" style:font-family-complex="GenRyuMin2 JP SB" fo:font-size="14pt"/>
    </style:style>
    <style:style style:family="paragraph" style:name="P23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5">
      <style:text-properties fo:font-family="GenRyuMin2 JP SB" style:font-family-asian="GenRyuMin2 JP SB" style:font-family-complex="GenRyuMin2 JP SB" fo:font-size="9pt"/>
    </style:style>
    <style:style style:family="text" style:name="T666">
      <style:text-properties fo:font-family="GenRyuMin2 JP SB" style:font-family-asian="GenRyuMin2 JP SB" style:font-family-complex="GenRyuMin2 JP SB" fo:font-size="9pt"/>
    </style:style>
    <style:style style:family="text" style:name="T667">
      <style:text-properties fo:font-family="GenRyuMin2 JP SB" style:font-family-asian="GenRyuMin2 JP SB" style:font-family-complex="GenRyuMin2 JP SB" fo:font-size="9pt"/>
    </style:style>
    <style:style style:family="paragraph" style:name="P237">
      <style:paragraph-properties/>
      <style:text-properties fo:font-size="14pt"/>
    </style:style>
    <style:style style:family="text" style:name="T668">
      <style:text-properties fo:font-family="GenRyuMin2 JP SB" style:font-family-asian="GenRyuMin2 JP SB" style:font-family-complex="GenRyuMin2 JP SB" fo:font-size="14pt"/>
    </style:style>
    <style:style style:family="text" style:name="T669">
      <style:text-properties fo:font-family="GenRyuMin2 JP SB" style:font-family-asian="GenRyuMin2 JP SB" style:font-family-complex="GenRyuMin2 JP SB" fo:font-size="14pt"/>
    </style:style>
    <style:style style:family="paragraph" style:name="P23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0">
      <style:text-properties fo:font-family="GenRyuMin2 JP SB" style:font-family-asian="GenRyuMin2 JP SB" style:font-family-complex="GenRyuMin2 JP SB" fo:font-size="9pt"/>
    </style:style>
    <style:style style:family="text" style:name="T671">
      <style:text-properties fo:font-family="GenRyuMin2 JP SB" style:font-family-asian="GenRyuMin2 JP SB" style:font-family-complex="GenRyuMin2 JP SB" fo:font-size="9pt"/>
    </style:style>
    <style:style style:family="text" style:name="T672">
      <style:text-properties fo:font-family="GenRyuMin2 JP SB" style:font-family-asian="GenRyuMin2 JP SB" style:font-family-complex="GenRyuMin2 JP SB" fo:font-size="9pt"/>
    </style:style>
    <style:style style:family="paragraph" style:name="P239">
      <style:paragraph-properties/>
      <style:text-properties fo:font-size="14pt"/>
    </style:style>
    <style:style style:family="text" style:name="T673">
      <style:text-properties fo:font-family="GenRyuMin2 JP SB" style:font-family-asian="GenRyuMin2 JP SB" style:font-family-complex="GenRyuMin2 JP SB" fo:font-size="14pt"/>
    </style:style>
    <style:style style:family="text" style:name="T674">
      <style:text-properties fo:font-family="GenRyuMin2 JP SB" style:font-family-asian="GenRyuMin2 JP SB" style:font-family-complex="GenRyuMin2 JP SB" fo:font-size="14pt"/>
    </style:style>
    <style:style style:family="paragraph" style:name="P24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5">
      <style:text-properties fo:font-family="GenRyuMin2 JP SB" style:font-family-asian="GenRyuMin2 JP SB" style:font-family-complex="GenRyuMin2 JP SB" fo:font-size="9pt"/>
    </style:style>
    <style:style style:family="text" style:name="T676">
      <style:text-properties fo:font-family="GenRyuMin2 JP SB" style:font-family-asian="GenRyuMin2 JP SB" style:font-family-complex="GenRyuMin2 JP SB" fo:font-size="9pt"/>
    </style:style>
    <style:style style:family="text" style:name="T677">
      <style:text-properties fo:font-family="GenRyuMin2 JP SB" style:font-family-asian="GenRyuMin2 JP SB" style:font-family-complex="GenRyuMin2 JP SB" fo:font-size="9pt"/>
    </style:style>
    <style:style style:family="paragraph" style:name="P241">
      <style:paragraph-properties/>
      <style:text-properties fo:font-size="14pt"/>
    </style:style>
    <style:style style:family="text" style:name="T678">
      <style:text-properties fo:font-family="GenRyuMin2 JP SB" style:font-family-asian="GenRyuMin2 JP SB" style:font-family-complex="GenRyuMin2 JP SB" fo:font-size="14pt"/>
    </style:style>
    <style:style style:family="text" style:name="T679">
      <style:text-properties fo:font-family="GenRyuMin2 JP SB" style:font-family-asian="GenRyuMin2 JP SB" style:font-family-complex="GenRyuMin2 JP SB" fo:font-size="14pt"/>
    </style:style>
    <style:style style:family="paragraph" style:name="P24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80">
      <style:text-properties fo:font-family="GenRyuMin2 JP SB" style:font-family-asian="GenRyuMin2 JP SB" style:font-family-complex="GenRyuMin2 JP SB" fo:font-size="9pt"/>
    </style:style>
    <style:style style:family="text" style:name="T681">
      <style:text-properties fo:font-family="GenRyuMin2 JP SB" style:font-family-asian="GenRyuMin2 JP SB" style:font-family-complex="GenRyuMin2 JP SB" fo:font-size="9pt"/>
    </style:style>
    <style:style style:family="text" style:name="T682">
      <style:text-properties fo:font-family="GenRyuMin2 JP SB" style:font-family-asian="GenRyuMin2 JP SB" style:font-family-complex="GenRyuMin2 JP SB" fo:font-size="9pt"/>
    </style:style>
    <style:style style:family="paragraph" style:name="P24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3">
      <style:text-properties fo:font-family="GenRyuMin2 JP SB" style:font-family-asian="GenRyuMin2 JP SB" style:font-family-complex="GenRyuMin2 JP SB" fo:font-size="14pt"/>
    </style:style>
    <style:style style:family="text" style:name="T684">
      <style:text-properties fo:font-family="GenRyuMin2 JP SB" style:font-family-asian="GenRyuMin2 JP SB" style:font-family-complex="GenRyuMin2 JP SB" fo:font-size="14pt"/>
    </style:style>
    <style:style style:family="paragraph" style:name="P24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5">
      <style:text-properties fo:font-family="GenRyuMin2 JP SB" style:font-family-asian="GenRyuMin2 JP SB" style:font-family-complex="GenRyuMin2 JP SB" fo:font-size="14pt"/>
    </style:style>
    <style:style style:family="text" style:name="T686">
      <style:text-properties fo:font-family="GenRyuMin2 JP SB" style:font-family-asian="GenRyuMin2 JP SB" style:font-family-complex="GenRyuMin2 JP SB" fo:font-size="14pt"/>
    </style:style>
    <style:style style:family="paragraph" style:name="P24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7">
      <style:text-properties fo:font-family="GenRyuMin2 JP SB" style:font-family-asian="GenRyuMin2 JP SB" style:font-family-complex="GenRyuMin2 JP SB" fo:font-size="14pt"/>
    </style:style>
    <style:style style:family="text" style:name="T688">
      <style:text-properties fo:font-family="GenRyuMin2 JP SB" style:font-family-asian="GenRyuMin2 JP SB" style:font-family-complex="GenRyuMin2 JP SB" fo:font-size="14pt"/>
    </style:style>
    <style:style style:family="text" style:name="T689">
      <style:text-properties fo:font-family="GenRyuMin2 JP SB" style:font-family-asian="GenRyuMin2 JP SB" style:font-family-complex="GenRyuMin2 JP SB" fo:font-size="14pt"/>
    </style:style>
    <style:style style:family="text" style:name="T690">
      <style:text-properties fo:font-family="GenRyuMin2 JP SB" style:font-family-asian="GenRyuMin2 JP SB" style:font-family-complex="GenRyuMin2 JP SB" fo:font-size="14pt"/>
    </style:style>
    <style:style style:family="paragraph" style:name="P24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91">
      <style:text-properties fo:font-family="GenRyuMin2 JP SB" style:font-family-asian="GenRyuMin2 JP SB" style:font-family-complex="GenRyuMin2 JP SB" fo:font-size="14pt"/>
    </style:style>
    <style:style style:family="text" style:name="T692">
      <style:text-properties fo:font-family="GenRyuMin2 JP SB" style:font-family-asian="GenRyuMin2 JP SB" style:font-family-complex="GenRyuMin2 JP SB" fo:font-size="14pt"/>
    </style:style>
    <style:style style:family="paragraph" style:name="P24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3">
      <style:text-properties fo:font-family="GenRyuMin2 JP SB" style:font-family-asian="GenRyuMin2 JP SB" style:font-family-complex="GenRyuMin2 JP SB" fo:font-size="9pt"/>
    </style:style>
    <style:style style:family="text" style:name="T694">
      <style:text-properties fo:font-family="GenRyuMin2 JP SB" style:font-family-asian="GenRyuMin2 JP SB" style:font-family-complex="GenRyuMin2 JP SB" fo:font-size="9pt"/>
    </style:style>
    <style:style style:family="text" style:name="T695">
      <style:text-properties fo:font-family="GenRyuMin2 JP SB" style:font-family-asian="GenRyuMin2 JP SB" style:font-family-complex="GenRyuMin2 JP SB" fo:font-size="9pt"/>
    </style:style>
    <style:style style:family="paragraph" style:name="P248">
      <style:paragraph-properties/>
      <style:text-properties fo:font-size="14pt"/>
    </style:style>
    <style:style style:family="text" style:name="T696">
      <style:text-properties fo:font-family="GenRyuMin2 JP SB" style:font-family-asian="GenRyuMin2 JP SB" style:font-family-complex="GenRyuMin2 JP SB" fo:font-size="14pt"/>
    </style:style>
    <style:style style:family="text" style:name="T697">
      <style:text-properties fo:font-family="GenRyuMin2 JP SB" style:font-family-asian="GenRyuMin2 JP SB" style:font-family-complex="GenRyuMin2 JP SB" fo:font-size="14pt"/>
    </style:style>
    <style:style style:family="paragraph" style:name="P24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8">
      <style:text-properties fo:font-family="GenRyuMin2 JP SB" style:font-family-asian="GenRyuMin2 JP SB" style:font-family-complex="GenRyuMin2 JP SB" fo:font-size="9pt"/>
    </style:style>
    <style:style style:family="text" style:name="T699">
      <style:text-properties fo:font-family="GenRyuMin2 JP SB" style:font-family-asian="GenRyuMin2 JP SB" style:font-family-complex="GenRyuMin2 JP SB" fo:font-size="9pt"/>
    </style:style>
    <style:style style:family="text" style:name="T700">
      <style:text-properties fo:font-family="GenRyuMin2 JP SB" style:font-family-asian="GenRyuMin2 JP SB" style:font-family-complex="GenRyuMin2 JP SB" fo:font-size="9pt"/>
    </style:style>
    <style:style style:family="paragraph" style:name="P250">
      <style:paragraph-properties/>
      <style:text-properties fo:font-size="14pt"/>
    </style:style>
    <style:style style:family="text" style:name="T701">
      <style:text-properties fo:font-family="GenRyuMin2 JP SB" style:font-family-asian="GenRyuMin2 JP SB" style:font-family-complex="GenRyuMin2 JP SB" fo:font-size="14pt"/>
    </style:style>
    <style:style style:family="text" style:name="T702">
      <style:text-properties fo:font-family="GenRyuMin2 JP SB" style:font-family-asian="GenRyuMin2 JP SB" style:font-family-complex="GenRyuMin2 JP SB" fo:font-size="14pt"/>
    </style:style>
    <style:style style:family="paragraph" style:name="P2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03">
      <style:text-properties fo:font-family="GenRyuMin2 JP SB" style:font-family-asian="GenRyuMin2 JP SB" style:font-family-complex="GenRyuMin2 JP SB" fo:font-size="9pt"/>
    </style:style>
    <style:style style:family="text" style:name="T704">
      <style:text-properties fo:font-family="GenRyuMin2 JP SB" style:font-family-asian="GenRyuMin2 JP SB" style:font-family-complex="GenRyuMin2 JP SB" fo:font-size="9pt"/>
    </style:style>
    <style:style style:family="text" style:name="T705">
      <style:text-properties fo:font-family="GenRyuMin2 JP SB" style:font-family-asian="GenRyuMin2 JP SB" style:font-family-complex="GenRyuMin2 JP SB" fo:font-size="9pt"/>
    </style:style>
    <style:style style:family="paragraph" style:name="P252">
      <style:paragraph-properties/>
      <style:text-properties fo:font-size="14pt"/>
    </style:style>
    <style:style style:family="text" style:name="T706">
      <style:text-properties fo:font-family="GenRyuMin2 JP SB" style:font-family-asian="GenRyuMin2 JP SB" style:font-family-complex="GenRyuMin2 JP SB" fo:font-size="14pt"/>
    </style:style>
    <style:style style:family="text" style:name="T707">
      <style:text-properties fo:font-family="GenRyuMin2 JP SB" style:font-family-asian="GenRyuMin2 JP SB" style:font-family-complex="GenRyuMin2 JP SB" fo:font-size="14pt"/>
    </style:style>
    <style:style style:family="paragraph" style:name="P253">
      <style:paragraph-properties/>
      <style:text-properties fo:font-size="14pt"/>
    </style:style>
    <style:style style:family="text" style:name="T708">
      <style:text-properties fo:font-family="GenRyuMin2 JP SB" style:font-family-asian="GenRyuMin2 JP SB" style:font-family-complex="GenRyuMin2 JP SB" fo:font-size="14pt"/>
    </style:style>
    <style:style style:family="text" style:name="T709">
      <style:text-properties fo:font-family="GenRyuMin2 JP SB" style:font-family-asian="GenRyuMin2 JP SB" style:font-family-complex="GenRyuMin2 JP SB" fo:font-size="14pt"/>
    </style:style>
    <style:style style:family="paragraph" style:name="P25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0">
      <style:text-properties fo:font-family="GenRyuMin2 JP SB" style:font-family-asian="GenRyuMin2 JP SB" style:font-family-complex="GenRyuMin2 JP SB" fo:font-size="9pt"/>
    </style:style>
    <style:style style:family="text" style:name="T711">
      <style:text-properties fo:font-family="GenRyuMin2 JP SB" style:font-family-asian="GenRyuMin2 JP SB" style:font-family-complex="GenRyuMin2 JP SB" fo:font-size="9pt"/>
    </style:style>
    <style:style style:family="text" style:name="T712">
      <style:text-properties fo:font-family="GenRyuMin2 JP SB" style:font-family-asian="GenRyuMin2 JP SB" style:font-family-complex="GenRyuMin2 JP SB" fo:font-size="9pt"/>
    </style:style>
    <style:style style:family="paragraph" style:name="P255">
      <style:paragraph-properties/>
      <style:text-properties fo:font-size="14pt"/>
    </style:style>
    <style:style style:family="text" style:name="T713">
      <style:text-properties fo:font-family="GenRyuMin2 JP SB" style:font-family-asian="GenRyuMin2 JP SB" style:font-family-complex="GenRyuMin2 JP SB" fo:font-size="14pt"/>
    </style:style>
    <style:style style:family="text" style:name="T714">
      <style:text-properties fo:font-family="GenRyuMin2 JP SB" style:font-family-asian="GenRyuMin2 JP SB" style:font-family-complex="GenRyuMin2 JP SB" fo:font-size="14pt"/>
    </style:style>
    <style:style style:family="paragraph" style:name="P2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5">
      <style:text-properties fo:font-family="GenRyuMin2 JP SB" style:font-family-asian="GenRyuMin2 JP SB" style:font-family-complex="GenRyuMin2 JP SB" fo:font-size="9pt"/>
    </style:style>
    <style:style style:family="text" style:name="T716">
      <style:text-properties fo:font-family="GenRyuMin2 JP SB" style:font-family-asian="GenRyuMin2 JP SB" style:font-family-complex="GenRyuMin2 JP SB" fo:font-size="9pt"/>
    </style:style>
    <style:style style:family="text" style:name="T717">
      <style:text-properties fo:font-family="GenRyuMin2 JP SB" style:font-family-asian="GenRyuMin2 JP SB" style:font-family-complex="GenRyuMin2 JP SB" fo:font-size="9pt"/>
    </style:style>
    <style:style style:family="paragraph" style:name="P257">
      <style:paragraph-properties/>
      <style:text-properties fo:font-size="14pt"/>
    </style:style>
    <style:style style:family="text" style:name="T718">
      <style:text-properties fo:font-family="GenRyuMin2 JP SB" style:font-family-asian="GenRyuMin2 JP SB" style:font-family-complex="GenRyuMin2 JP SB" fo:font-size="14pt"/>
    </style:style>
    <style:style style:family="text" style:name="T719">
      <style:text-properties fo:font-family="GenRyuMin2 JP SB" style:font-family-asian="GenRyuMin2 JP SB" style:font-family-complex="GenRyuMin2 JP SB" fo:font-size="14pt"/>
    </style:style>
    <style:style style:family="paragraph" style:name="P2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20">
      <style:text-properties fo:font-family="GenRyuMin2 JP SB" style:font-family-asian="GenRyuMin2 JP SB" style:font-family-complex="GenRyuMin2 JP SB" fo:font-size="9pt"/>
    </style:style>
    <style:style style:family="text" style:name="T721">
      <style:text-properties fo:font-family="GenRyuMin2 JP SB" style:font-family-asian="GenRyuMin2 JP SB" style:font-family-complex="GenRyuMin2 JP SB" fo:font-size="9pt"/>
    </style:style>
    <style:style style:family="text" style:name="T722">
      <style:text-properties fo:font-family="GenRyuMin2 JP SB" style:font-family-asian="GenRyuMin2 JP SB" style:font-family-complex="GenRyuMin2 JP SB" fo:font-size="9pt"/>
    </style:style>
    <style:style style:family="paragraph" style:name="P25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3">
      <style:text-properties fo:font-family="GenRyuMin2 JP SB" style:font-family-asian="GenRyuMin2 JP SB" style:font-family-complex="GenRyuMin2 JP SB" fo:font-size="14pt"/>
    </style:style>
    <style:style style:family="text" style:name="T724">
      <style:text-properties fo:font-family="GenRyuMin2 JP SB" style:font-family-asian="GenRyuMin2 JP SB" style:font-family-complex="GenRyuMin2 JP SB" fo:font-size="14pt"/>
    </style:style>
    <style:style style:family="paragraph" style:name="P26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5">
      <style:text-properties fo:font-family="GenRyuMin2 JP SB" style:font-family-asian="GenRyuMin2 JP SB" style:font-family-complex="GenRyuMin2 JP SB" fo:font-size="14pt"/>
    </style:style>
    <style:style style:family="text" style:name="T726">
      <style:text-properties fo:font-family="GenRyuMin2 JP SB" style:font-family-asian="GenRyuMin2 JP SB" style:font-family-complex="GenRyuMin2 JP SB" fo:font-size="14pt"/>
    </style:style>
    <style:style style:family="paragraph" style:name="P261">
      <style:paragraph-properties/>
      <style:text-properties/>
    </style:style>
    <style:style style:family="text" style:name="T727">
      <style:text-properties fo:font-family="GenRyuMin2 JP SB" style:font-family-asian="GenRyuMin2 JP SB" style:font-family-complex="GenRyuMin2 JP SB" fo:font-size="14pt"/>
    </style:style>
    <style:style style:family="text" style:name="T728">
      <style:text-properties fo:font-family="GenRyuMin2 JP SB" style:font-family-asian="GenRyuMin2 JP SB" style:font-family-complex="GenRyuMin2 JP SB" fo:font-size="14pt"/>
    </style:style>
    <style:style style:family="paragraph" style:name="P262">
      <style:paragraph-properties/>
      <style:text-properties/>
    </style:style>
    <style:style style:family="text" style:name="T729">
      <style:text-properties fo:font-family="GenRyuMin2 JP SB" style:font-family-asian="GenRyuMin2 JP SB" style:font-family-complex="GenRyuMin2 JP SB" fo:font-size="14pt"/>
    </style:style>
    <style:style style:family="text" style:name="T730">
      <style:text-properties fo:font-family="GenRyuMin2 JP SB" style:font-family-asian="GenRyuMin2 JP SB" style:font-family-complex="GenRyuMin2 JP SB" fo:font-size="14pt"/>
    </style:style>
    <style:style style:family="paragraph" style:name="P26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1">
      <style:text-properties fo:font-family="GenRyuMin2 JP SB" style:font-family-asian="GenRyuMin2 JP SB" style:font-family-complex="GenRyuMin2 JP SB" fo:font-size="14pt"/>
    </style:style>
    <style:style style:family="text" style:name="T732">
      <style:text-properties fo:font-family="GenRyuMin2 JP SB" style:font-family-asian="GenRyuMin2 JP SB" style:font-family-complex="GenRyuMin2 JP SB" fo:font-size="14pt"/>
    </style:style>
    <style:style style:family="text" style:name="T733">
      <style:text-properties fo:font-family="GenRyuMin2 JP SB" style:font-family-asian="GenRyuMin2 JP SB" style:font-family-complex="GenRyuMin2 JP SB" fo:font-size="14pt"/>
    </style:style>
    <style:style style:family="text" style:name="T734">
      <style:text-properties fo:font-family="GenRyuMin2 JP SB" style:font-family-asian="GenRyuMin2 JP SB" style:font-family-complex="GenRyuMin2 JP SB" fo:font-size="14pt"/>
    </style:style>
    <style:style style:family="paragraph" style:name="P26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5">
      <style:text-properties fo:font-family="GenRyuMin2 JP SB" style:font-family-asian="GenRyuMin2 JP SB" style:font-family-complex="GenRyuMin2 JP SB" fo:font-size="14pt"/>
    </style:style>
    <style:style style:family="text" style:name="T736">
      <style:text-properties fo:font-family="GenRyuMin2 JP SB" style:font-family-asian="GenRyuMin2 JP SB" style:font-family-complex="GenRyuMin2 JP SB" fo:font-size="14pt"/>
    </style:style>
    <style:style style:family="paragraph" style:name="P2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37">
      <style:text-properties fo:font-family="GenRyuMin2 JP SB" style:font-family-asian="GenRyuMin2 JP SB" style:font-family-complex="GenRyuMin2 JP SB" fo:font-size="9pt"/>
    </style:style>
    <style:style style:family="text" style:name="T738">
      <style:text-properties fo:font-family="GenRyuMin2 JP SB" style:font-family-asian="GenRyuMin2 JP SB" style:font-family-complex="GenRyuMin2 JP SB" fo:font-size="9pt"/>
    </style:style>
    <style:style style:family="text" style:name="T739">
      <style:text-properties fo:font-family="GenRyuMin2 JP SB" style:font-family-asian="GenRyuMin2 JP SB" style:font-family-complex="GenRyuMin2 JP SB" fo:font-size="9pt"/>
    </style:style>
    <style:style style:family="paragraph" style:name="P266">
      <style:paragraph-properties/>
      <style:text-properties fo:font-size="14pt"/>
    </style:style>
    <style:style style:family="text" style:name="T740">
      <style:text-properties fo:font-family="GenRyuMin2 JP SB" style:font-family-asian="GenRyuMin2 JP SB" style:font-family-complex="GenRyuMin2 JP SB" fo:font-size="14pt"/>
    </style:style>
    <style:style style:family="text" style:name="T741">
      <style:text-properties fo:font-family="GenRyuMin2 JP SB" style:font-family-asian="GenRyuMin2 JP SB" style:font-family-complex="GenRyuMin2 JP SB" fo:font-size="14pt"/>
    </style:style>
    <style:style style:family="paragraph" style:name="P26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2">
      <style:text-properties fo:font-family="GenRyuMin2 JP SB" style:font-family-asian="GenRyuMin2 JP SB" style:font-family-complex="GenRyuMin2 JP SB" fo:font-size="9pt"/>
    </style:style>
    <style:style style:family="text" style:name="T743">
      <style:text-properties fo:font-family="GenRyuMin2 JP SB" style:font-family-asian="GenRyuMin2 JP SB" style:font-family-complex="GenRyuMin2 JP SB" fo:font-size="9pt"/>
    </style:style>
    <style:style style:family="text" style:name="T744">
      <style:text-properties fo:font-family="GenRyuMin2 JP SB" style:font-family-asian="GenRyuMin2 JP SB" style:font-family-complex="GenRyuMin2 JP SB" fo:font-size="9pt"/>
    </style:style>
    <style:style style:family="paragraph" style:name="P268">
      <style:paragraph-properties/>
      <style:text-properties fo:font-size="14pt"/>
    </style:style>
    <style:style style:family="text" style:name="T745">
      <style:text-properties fo:font-family="GenRyuMin2 JP SB" style:font-family-asian="GenRyuMin2 JP SB" style:font-family-complex="GenRyuMin2 JP SB" fo:font-size="14pt"/>
    </style:style>
    <style:style style:family="text" style:name="T746">
      <style:text-properties fo:font-family="GenRyuMin2 JP SB" style:font-family-asian="GenRyuMin2 JP SB" style:font-family-complex="GenRyuMin2 JP SB" fo:font-size="14pt"/>
    </style:style>
    <style:style style:family="paragraph" style:name="P26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7">
      <style:text-properties fo:font-family="GenRyuMin2 JP SB" style:font-family-asian="GenRyuMin2 JP SB" style:font-family-complex="GenRyuMin2 JP SB" fo:font-size="9pt"/>
    </style:style>
    <style:style style:family="text" style:name="T748">
      <style:text-properties fo:font-family="GenRyuMin2 JP SB" style:font-family-asian="GenRyuMin2 JP SB" style:font-family-complex="GenRyuMin2 JP SB" fo:font-size="9pt"/>
    </style:style>
    <style:style style:family="text" style:name="T749">
      <style:text-properties fo:font-family="GenRyuMin2 JP SB" style:font-family-asian="GenRyuMin2 JP SB" style:font-family-complex="GenRyuMin2 JP SB" fo:font-size="9pt"/>
    </style:style>
    <style:style style:family="paragraph" style:name="P270">
      <style:paragraph-properties/>
      <style:text-properties fo:font-size="14pt"/>
    </style:style>
    <style:style style:family="text" style:name="T750">
      <style:text-properties fo:font-family="GenRyuMin2 JP SB" style:font-family-asian="GenRyuMin2 JP SB" style:font-family-complex="GenRyuMin2 JP SB" fo:font-size="14pt"/>
    </style:style>
    <style:style style:family="text" style:name="T751">
      <style:text-properties fo:font-family="GenRyuMin2 JP SB" style:font-family-asian="GenRyuMin2 JP SB" style:font-family-complex="GenRyuMin2 JP SB" fo:font-size="14pt"/>
    </style:style>
    <style:style style:family="paragraph" style:name="P271">
      <style:paragraph-properties/>
      <style:text-properties fo:font-size="14pt"/>
    </style:style>
    <style:style style:family="text" style:name="T752">
      <style:text-properties fo:font-family="GenRyuMin2 JP SB" style:font-family-asian="GenRyuMin2 JP SB" style:font-family-complex="GenRyuMin2 JP SB" fo:font-size="14pt"/>
    </style:style>
    <style:style style:family="text" style:name="T753">
      <style:text-properties fo:font-family="GenRyuMin2 JP SB" style:font-family-asian="GenRyuMin2 JP SB" style:font-family-complex="GenRyuMin2 JP SB" fo:font-size="14pt"/>
    </style:style>
    <style:style style:family="paragraph" style:name="P27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4">
      <style:text-properties fo:font-family="GenRyuMin2 JP SB" style:font-family-asian="GenRyuMin2 JP SB" style:font-family-complex="GenRyuMin2 JP SB" fo:font-size="9pt"/>
    </style:style>
    <style:style style:family="text" style:name="T755">
      <style:text-properties fo:font-family="GenRyuMin2 JP SB" style:font-family-asian="GenRyuMin2 JP SB" style:font-family-complex="GenRyuMin2 JP SB" fo:font-size="9pt"/>
    </style:style>
    <style:style style:family="text" style:name="T756">
      <style:text-properties fo:font-family="GenRyuMin2 JP SB" style:font-family-asian="GenRyuMin2 JP SB" style:font-family-complex="GenRyuMin2 JP SB" fo:font-size="9pt"/>
    </style:style>
    <style:style style:family="paragraph" style:name="P273">
      <style:paragraph-properties/>
      <style:text-properties fo:font-size="14pt"/>
    </style:style>
    <style:style style:family="text" style:name="T757">
      <style:text-properties fo:font-family="GenRyuMin2 JP SB" style:font-family-asian="GenRyuMin2 JP SB" style:font-family-complex="GenRyuMin2 JP SB" fo:font-size="14pt"/>
    </style:style>
    <style:style style:family="text" style:name="T758">
      <style:text-properties fo:font-family="GenRyuMin2 JP SB" style:font-family-asian="GenRyuMin2 JP SB" style:font-family-complex="GenRyuMin2 JP SB" fo:font-size="14pt"/>
    </style:style>
    <style:style style:family="paragraph" style:name="P27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9">
      <style:text-properties fo:font-family="GenRyuMin2 JP SB" style:font-family-asian="GenRyuMin2 JP SB" style:font-family-complex="GenRyuMin2 JP SB" fo:font-size="9pt"/>
    </style:style>
    <style:style style:family="text" style:name="T760">
      <style:text-properties fo:font-family="GenRyuMin2 JP SB" style:font-family-asian="GenRyuMin2 JP SB" style:font-family-complex="GenRyuMin2 JP SB" fo:font-size="9pt"/>
    </style:style>
    <style:style style:family="text" style:name="T761">
      <style:text-properties fo:font-family="GenRyuMin2 JP SB" style:font-family-asian="GenRyuMin2 JP SB" style:font-family-complex="GenRyuMin2 JP SB" fo:font-size="9pt"/>
    </style:style>
    <style:style style:family="paragraph" style:name="P275">
      <style:paragraph-properties/>
      <style:text-properties fo:font-size="14pt"/>
    </style:style>
    <style:style style:family="text" style:name="T762">
      <style:text-properties fo:font-family="GenRyuMin2 JP SB" style:font-family-asian="GenRyuMin2 JP SB" style:font-family-complex="GenRyuMin2 JP SB" fo:font-size="14pt"/>
    </style:style>
    <style:style style:family="text" style:name="T763">
      <style:text-properties fo:font-family="GenRyuMin2 JP SB" style:font-family-asian="GenRyuMin2 JP SB" style:font-family-complex="GenRyuMin2 JP SB" fo:font-size="14pt"/>
    </style:style>
    <style:style style:family="paragraph" style:name="P2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64">
      <style:text-properties fo:font-family="GenRyuMin2 JP SB" style:font-family-asian="GenRyuMin2 JP SB" style:font-family-complex="GenRyuMin2 JP SB" fo:font-size="9pt"/>
    </style:style>
    <style:style style:family="text" style:name="T765">
      <style:text-properties fo:font-family="GenRyuMin2 JP SB" style:font-family-asian="GenRyuMin2 JP SB" style:font-family-complex="GenRyuMin2 JP SB" fo:font-size="9pt"/>
    </style:style>
    <style:style style:family="text" style:name="T766">
      <style:text-properties fo:font-family="GenRyuMin2 JP SB" style:font-family-asian="GenRyuMin2 JP SB" style:font-family-complex="GenRyuMin2 JP SB" fo:font-size="9pt"/>
    </style:style>
    <style:style style:family="paragraph" style:name="P277">
      <style:paragraph-properties/>
      <style:text-properties fo:font-size="14pt"/>
    </style:style>
    <style:style style:family="text" style:name="T767">
      <style:text-properties fo:font-family="GenRyuMin2 JP SB" style:font-family-asian="GenRyuMin2 JP SB" style:font-family-complex="GenRyuMin2 JP SB" fo:font-size="14pt"/>
    </style:style>
    <style:style style:family="text" style:name="T768">
      <style:text-properties fo:font-family="GenRyuMin2 JP SB" style:font-family-asian="GenRyuMin2 JP SB" style:font-family-complex="GenRyuMin2 JP SB" fo:font-size="14pt"/>
    </style:style>
    <style:style style:family="paragraph" style:name="P278">
      <style:paragraph-properties/>
      <style:text-properties fo:font-size="14pt"/>
    </style:style>
    <style:style style:family="text" style:name="T769">
      <style:text-properties fo:font-family="GenRyuMin2 JP SB" style:font-family-asian="GenRyuMin2 JP SB" style:font-family-complex="GenRyuMin2 JP SB" fo:font-size="14pt"/>
    </style:style>
    <style:style style:family="text" style:name="T770">
      <style:text-properties fo:font-family="GenRyuMin2 JP SB" style:font-family-asian="GenRyuMin2 JP SB" style:font-family-complex="GenRyuMin2 JP SB" fo:font-size="14pt"/>
    </style:style>
    <style:style style:family="paragraph" style:name="P27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1">
      <style:text-properties fo:font-family="GenRyuMin2 JP SB" style:font-family-asian="GenRyuMin2 JP SB" style:font-family-complex="GenRyuMin2 JP SB" fo:font-size="9pt"/>
    </style:style>
    <style:style style:family="text" style:name="T772">
      <style:text-properties fo:font-family="GenRyuMin2 JP SB" style:font-family-asian="GenRyuMin2 JP SB" style:font-family-complex="GenRyuMin2 JP SB" fo:font-size="9pt"/>
    </style:style>
    <style:style style:family="text" style:name="T773">
      <style:text-properties fo:font-family="GenRyuMin2 JP SB" style:font-family-asian="GenRyuMin2 JP SB" style:font-family-complex="GenRyuMin2 JP SB" fo:font-size="9pt"/>
    </style:style>
    <style:style style:family="paragraph" style:name="P280">
      <style:paragraph-properties/>
      <style:text-properties fo:font-size="14pt"/>
    </style:style>
    <style:style style:family="text" style:name="T774">
      <style:text-properties fo:font-family="GenRyuMin2 JP SB" style:font-family-asian="GenRyuMin2 JP SB" style:font-family-complex="GenRyuMin2 JP SB" fo:font-size="14pt"/>
    </style:style>
    <style:style style:family="text" style:name="T775">
      <style:text-properties fo:font-family="GenRyuMin2 JP SB" style:font-family-asian="GenRyuMin2 JP SB" style:font-family-complex="GenRyuMin2 JP SB" fo:font-size="14pt"/>
    </style:style>
    <style:style style:family="paragraph" style:name="P28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6">
      <style:text-properties fo:font-family="GenRyuMin2 JP SB" style:font-family-asian="GenRyuMin2 JP SB" style:font-family-complex="GenRyuMin2 JP SB" fo:font-size="9pt"/>
    </style:style>
    <style:style style:family="text" style:name="T777">
      <style:text-properties fo:font-family="GenRyuMin2 JP SB" style:font-family-asian="GenRyuMin2 JP SB" style:font-family-complex="GenRyuMin2 JP SB" fo:font-size="9pt"/>
    </style:style>
    <style:style style:family="text" style:name="T778">
      <style:text-properties fo:font-family="GenRyuMin2 JP SB" style:font-family-asian="GenRyuMin2 JP SB" style:font-family-complex="GenRyuMin2 JP SB" fo:font-size="9pt"/>
    </style:style>
    <style:style style:family="paragraph" style:name="P282">
      <style:paragraph-properties/>
      <style:text-properties fo:font-size="14pt"/>
    </style:style>
    <style:style style:family="text" style:name="T779">
      <style:text-properties fo:font-family="GenRyuMin2 JP SB" style:font-family-asian="GenRyuMin2 JP SB" style:font-family-complex="GenRyuMin2 JP SB" fo:font-size="14pt"/>
    </style:style>
    <style:style style:family="text" style:name="T780">
      <style:text-properties fo:font-family="GenRyuMin2 JP SB" style:font-family-asian="GenRyuMin2 JP SB" style:font-family-complex="GenRyuMin2 JP SB" fo:font-size="14pt"/>
    </style:style>
    <style:style style:family="paragraph" style:name="P2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1">
      <style:text-properties fo:font-family="GenRyuMin2 JP SB" style:font-family-asian="GenRyuMin2 JP SB" style:font-family-complex="GenRyuMin2 JP SB" fo:font-size="9pt"/>
    </style:style>
    <style:style style:family="text" style:name="T782">
      <style:text-properties fo:font-family="GenRyuMin2 JP SB" style:font-family-asian="GenRyuMin2 JP SB" style:font-family-complex="GenRyuMin2 JP SB" fo:font-size="9pt"/>
    </style:style>
    <style:style style:family="text" style:name="T783">
      <style:text-properties fo:font-family="GenRyuMin2 JP SB" style:font-family-asian="GenRyuMin2 JP SB" style:font-family-complex="GenRyuMin2 JP SB" fo:font-size="9pt"/>
    </style:style>
    <style:style style:family="paragraph" style:name="P284">
      <style:paragraph-properties/>
      <style:text-properties fo:font-size="14pt"/>
    </style:style>
    <style:style style:family="text" style:name="T784">
      <style:text-properties fo:font-family="GenRyuMin2 JP SB" style:font-family-asian="GenRyuMin2 JP SB" style:font-family-complex="GenRyuMin2 JP SB" fo:font-size="14pt"/>
    </style:style>
    <style:style style:family="text" style:name="T785">
      <style:text-properties fo:font-family="GenRyuMin2 JP SB" style:font-family-asian="GenRyuMin2 JP SB" style:font-family-complex="GenRyuMin2 JP SB" fo:font-size="14pt"/>
    </style:style>
    <style:style style:family="paragraph" style:name="P285">
      <style:paragraph-properties/>
      <style:text-properties fo:font-size="14pt"/>
    </style:style>
    <style:style style:family="text" style:name="T786">
      <style:text-properties fo:font-family="GenRyuMin2 JP SB" style:font-family-asian="GenRyuMin2 JP SB" style:font-family-complex="GenRyuMin2 JP SB" fo:font-size="14pt"/>
    </style:style>
    <style:style style:family="text" style:name="T787">
      <style:text-properties fo:font-family="GenRyuMin2 JP SB" style:font-family-asian="GenRyuMin2 JP SB" style:font-family-complex="GenRyuMin2 JP SB" fo:font-size="14pt"/>
    </style:style>
    <style:style style:family="paragraph" style:name="P28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8">
      <style:text-properties fo:font-family="GenRyuMin2 JP SB" style:font-family-asian="GenRyuMin2 JP SB" style:font-family-complex="GenRyuMin2 JP SB" fo:font-size="9pt"/>
    </style:style>
    <style:style style:family="text" style:name="T789">
      <style:text-properties fo:font-family="GenRyuMin2 JP SB" style:font-family-asian="GenRyuMin2 JP SB" style:font-family-complex="GenRyuMin2 JP SB" fo:font-size="9pt"/>
    </style:style>
    <style:style style:family="text" style:name="T790">
      <style:text-properties fo:font-family="GenRyuMin2 JP SB" style:font-family-asian="GenRyuMin2 JP SB" style:font-family-complex="GenRyuMin2 JP SB" fo:font-size="9pt"/>
    </style:style>
    <style:style style:family="paragraph" style:name="P287">
      <style:paragraph-properties/>
      <style:text-properties fo:font-size="14pt"/>
    </style:style>
    <style:style style:family="text" style:name="T791">
      <style:text-properties fo:font-family="GenRyuMin2 JP SB" style:font-family-asian="GenRyuMin2 JP SB" style:font-family-complex="GenRyuMin2 JP SB" fo:font-size="14pt"/>
    </style:style>
    <style:style style:family="text" style:name="T792">
      <style:text-properties fo:font-family="GenRyuMin2 JP SB" style:font-family-asian="GenRyuMin2 JP SB" style:font-family-complex="GenRyuMin2 JP SB" fo:font-size="14pt"/>
    </style:style>
    <style:style style:family="paragraph" style:name="P28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3">
      <style:text-properties fo:font-family="GenRyuMin2 JP SB" style:font-family-asian="GenRyuMin2 JP SB" style:font-family-complex="GenRyuMin2 JP SB" fo:font-size="9pt"/>
    </style:style>
    <style:style style:family="text" style:name="T794">
      <style:text-properties fo:font-family="GenRyuMin2 JP SB" style:font-family-asian="GenRyuMin2 JP SB" style:font-family-complex="GenRyuMin2 JP SB" fo:font-size="9pt"/>
    </style:style>
    <style:style style:family="text" style:name="T795">
      <style:text-properties fo:font-family="GenRyuMin2 JP SB" style:font-family-asian="GenRyuMin2 JP SB" style:font-family-complex="GenRyuMin2 JP SB" fo:font-size="9pt"/>
    </style:style>
    <style:style style:family="paragraph" style:name="P289">
      <style:paragraph-properties/>
      <style:text-properties fo:font-size="14pt"/>
    </style:style>
    <style:style style:family="text" style:name="T796">
      <style:text-properties fo:font-family="GenRyuMin2 JP SB" style:font-family-asian="GenRyuMin2 JP SB" style:font-family-complex="GenRyuMin2 JP SB" fo:font-size="14pt"/>
    </style:style>
    <style:style style:family="text" style:name="T797">
      <style:text-properties fo:font-family="GenRyuMin2 JP SB" style:font-family-asian="GenRyuMin2 JP SB" style:font-family-complex="GenRyuMin2 JP SB" fo:font-size="14pt"/>
    </style:style>
    <style:style style:family="paragraph" style:name="P29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8">
      <style:text-properties fo:font-family="GenRyuMin2 JP SB" style:font-family-asian="GenRyuMin2 JP SB" style:font-family-complex="GenRyuMin2 JP SB" fo:font-size="9pt"/>
    </style:style>
    <style:style style:family="text" style:name="T799">
      <style:text-properties fo:font-family="GenRyuMin2 JP SB" style:font-family-asian="GenRyuMin2 JP SB" style:font-family-complex="GenRyuMin2 JP SB" fo:font-size="9pt"/>
    </style:style>
    <style:style style:family="text" style:name="T800">
      <style:text-properties fo:font-family="GenRyuMin2 JP SB" style:font-family-asian="GenRyuMin2 JP SB" style:font-family-complex="GenRyuMin2 JP SB" fo:font-size="9pt"/>
    </style:style>
    <style:style style:family="paragraph" style:name="P291">
      <style:paragraph-properties/>
      <style:text-properties fo:font-size="14pt"/>
    </style:style>
    <style:style style:family="text" style:name="T801">
      <style:text-properties fo:font-family="GenRyuMin2 JP SB" style:font-family-asian="GenRyuMin2 JP SB" style:font-family-complex="GenRyuMin2 JP SB" fo:font-size="14pt"/>
    </style:style>
    <style:style style:family="text" style:name="T802">
      <style:text-properties fo:font-family="GenRyuMin2 JP SB" style:font-family-asian="GenRyuMin2 JP SB" style:font-family-complex="GenRyuMin2 JP SB" fo:font-size="14pt"/>
    </style:style>
    <style:style style:family="paragraph" style:name="P292">
      <style:paragraph-properties/>
      <style:text-properties fo:font-size="14pt"/>
    </style:style>
    <style:style style:family="text" style:name="T803">
      <style:text-properties fo:font-family="GenRyuMin2 JP SB" style:font-family-asian="GenRyuMin2 JP SB" style:font-family-complex="GenRyuMin2 JP SB" fo:font-size="14pt"/>
    </style:style>
    <style:style style:family="text" style:name="T804">
      <style:text-properties fo:font-family="GenRyuMin2 JP SB" style:font-family-asian="GenRyuMin2 JP SB" style:font-family-complex="GenRyuMin2 JP SB" fo:font-size="14pt"/>
    </style:style>
    <style:style style:family="paragraph" style:name="P2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05">
      <style:text-properties fo:font-family="GenRyuMin2 JP SB" style:font-family-asian="GenRyuMin2 JP SB" style:font-family-complex="GenRyuMin2 JP SB" fo:font-size="9pt"/>
    </style:style>
    <style:style style:family="text" style:name="T806">
      <style:text-properties fo:font-family="GenRyuMin2 JP SB" style:font-family-asian="GenRyuMin2 JP SB" style:font-family-complex="GenRyuMin2 JP SB" fo:font-size="9pt"/>
    </style:style>
    <style:style style:family="text" style:name="T807">
      <style:text-properties fo:font-family="GenRyuMin2 JP SB" style:font-family-asian="GenRyuMin2 JP SB" style:font-family-complex="GenRyuMin2 JP SB" fo:font-size="9pt"/>
    </style:style>
    <style:style style:family="paragraph" style:name="P294">
      <style:paragraph-properties/>
      <style:text-properties fo:font-size="14pt"/>
    </style:style>
    <style:style style:family="text" style:name="T808">
      <style:text-properties fo:font-family="GenRyuMin2 JP SB" style:font-family-asian="GenRyuMin2 JP SB" style:font-family-complex="GenRyuMin2 JP SB" fo:font-size="14pt"/>
    </style:style>
    <style:style style:family="text" style:name="T809">
      <style:text-properties fo:font-family="GenRyuMin2 JP SB" style:font-family-asian="GenRyuMin2 JP SB" style:font-family-complex="GenRyuMin2 JP SB" fo:font-size="14pt"/>
    </style:style>
    <style:style style:family="paragraph" style:name="P2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0">
      <style:text-properties fo:font-family="GenRyuMin2 JP SB" style:font-family-asian="GenRyuMin2 JP SB" style:font-family-complex="GenRyuMin2 JP SB" fo:font-size="9pt"/>
    </style:style>
    <style:style style:family="text" style:name="T811">
      <style:text-properties fo:font-family="GenRyuMin2 JP SB" style:font-family-asian="GenRyuMin2 JP SB" style:font-family-complex="GenRyuMin2 JP SB" fo:font-size="9pt"/>
    </style:style>
    <style:style style:family="text" style:name="T812">
      <style:text-properties fo:font-family="GenRyuMin2 JP SB" style:font-family-asian="GenRyuMin2 JP SB" style:font-family-complex="GenRyuMin2 JP SB" fo:font-size="9pt"/>
    </style:style>
    <style:style style:family="paragraph" style:name="P296">
      <style:paragraph-properties/>
      <style:text-properties fo:font-size="14pt"/>
    </style:style>
    <style:style style:family="text" style:name="T813">
      <style:text-properties fo:font-family="GenRyuMin2 JP SB" style:font-family-asian="GenRyuMin2 JP SB" style:font-family-complex="GenRyuMin2 JP SB" fo:font-size="14pt"/>
    </style:style>
    <style:style style:family="text" style:name="T814">
      <style:text-properties fo:font-family="GenRyuMin2 JP SB" style:font-family-asian="GenRyuMin2 JP SB" style:font-family-complex="GenRyuMin2 JP SB" fo:font-size="14pt"/>
    </style:style>
    <style:style style:family="paragraph" style:name="P29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5">
      <style:text-properties fo:font-family="GenRyuMin2 JP SB" style:font-family-asian="GenRyuMin2 JP SB" style:font-family-complex="GenRyuMin2 JP SB" fo:font-size="9pt"/>
    </style:style>
    <style:style style:family="text" style:name="T816">
      <style:text-properties fo:font-family="GenRyuMin2 JP SB" style:font-family-asian="GenRyuMin2 JP SB" style:font-family-complex="GenRyuMin2 JP SB" fo:font-size="9pt"/>
    </style:style>
    <style:style style:family="text" style:name="T817">
      <style:text-properties fo:font-family="GenRyuMin2 JP SB" style:font-family-asian="GenRyuMin2 JP SB" style:font-family-complex="GenRyuMin2 JP SB" fo:font-size="9pt"/>
    </style:style>
    <style:style style:family="paragraph" style:name="P298">
      <style:paragraph-properties/>
      <style:text-properties fo:font-size="14pt"/>
    </style:style>
    <style:style style:family="text" style:name="T818">
      <style:text-properties fo:font-family="GenRyuMin2 JP SB" style:font-family-asian="GenRyuMin2 JP SB" style:font-family-complex="GenRyuMin2 JP SB" fo:font-size="14pt"/>
    </style:style>
    <style:style style:family="text" style:name="T819">
      <style:text-properties fo:font-family="GenRyuMin2 JP SB" style:font-family-asian="GenRyuMin2 JP SB" style:font-family-complex="GenRyuMin2 JP SB" fo:font-size="14pt"/>
    </style:style>
    <style:style style:family="paragraph" style:name="P2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0">
      <style:text-properties fo:font-family="GenRyuMin2 JP SB" style:font-family-asian="GenRyuMin2 JP SB" style:font-family-complex="GenRyuMin2 JP SB" fo:font-size="14pt"/>
    </style:style>
    <style:style style:family="text" style:name="T821">
      <style:text-properties fo:font-family="GenRyuMin2 JP SB" style:font-family-asian="GenRyuMin2 JP SB" style:font-family-complex="GenRyuMin2 JP SB" fo:font-size="14pt"/>
    </style:style>
    <style:style style:family="text" style:name="T822">
      <style:text-properties fo:font-family="GenRyuMin2 JP SB" style:font-family-asian="GenRyuMin2 JP SB" style:font-family-complex="GenRyuMin2 JP SB" fo:font-size="14pt"/>
    </style:style>
    <style:style style:family="paragraph" style:name="P300">
      <style:paragraph-properties fo:break-before="page"/>
      <style:text-properties fo:font-family="GenRyuMin2 JP SB" style:font-family-complex="GenRyuMin2 JP SB" fo:font-size="14pt"/>
    </style:style>
    <style:style style:family="text" style:name="T823">
      <style:text-properties fo:font-family="GenRyuMin2 JP SB" style:font-family-complex="GenRyuMin2 JP SB" fo:font-size="14pt"/>
    </style:style>
    <style:style style:family="text" style:name="T824">
      <style:text-properties fo:font-family="GenRyuMin2 JP SB" style:font-family-complex="GenRyuMin2 JP SB" fo:font-size="14pt"/>
    </style:style>
    <style:style style:parent-style-name="138" style:family="paragraph" style:name="P301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825">
      <style:text-properties fo:font-family="GenRyuMin2 JP SB" style:font-family-asian="GenRyuMin2 JP SB" style:font-family-complex="GenRyuMin2 JP SB"/>
    </style:style>
    <style:style style:family="text" style:name="T826">
      <style:text-properties fo:font-family="GenRyuMin2 JP SB" style:font-family-asian="GenRyuMin2 JP SB" style:font-family-complex="GenRyuMin2 JP SB"/>
    </style:style>
    <style:style style:family="text" style:name="T827">
      <style:text-properties fo:font-family="GenRyuMin2 JP SB" style:font-family-asian="GenRyuMin2 JP SB" style:font-family-complex="GenRyuMin2 JP SB"/>
    </style:style>
    <style:style style:family="paragraph" style:name="P30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8">
      <style:text-properties fo:font-family="GenRyuMin2 JP SB" style:font-family-asian="GenRyuMin2 JP SB" style:font-family-complex="GenRyuMin2 JP SB" fo:font-size="14pt"/>
    </style:style>
    <style:style style:family="text" style:name="T829">
      <style:text-properties fo:font-family="GenRyuMin2 JP SB" style:font-family-asian="GenRyuMin2 JP SB" style:font-family-complex="GenRyuMin2 JP SB" fo:font-size="14pt"/>
    </style:style>
    <style:style style:family="paragraph" style:name="P303">
      <style:paragraph-properties/>
      <style:text-properties fo:font-size="9pt"/>
    </style:style>
    <style:style style:family="text" style:name="T830">
      <style:text-properties fo:font-family="GenRyuMin2 JP SB" style:font-family-asian="GenRyuMin2 JP SB" style:font-family-complex="GenRyuMin2 JP SB" fo:font-size="9pt"/>
    </style:style>
    <style:style style:family="text" style:name="T831">
      <style:text-properties fo:font-family="GenRyuMin2 JP SB" style:font-family-asian="GenRyuMin2 JP SB" style:font-family-complex="GenRyuMin2 JP SB" fo:font-size="9pt"/>
    </style:style>
    <style:style style:family="paragraph" style:name="P304">
      <style:paragraph-properties/>
      <style:text-properties fo:font-family="GenRyuMin2 JP SB" style:font-family-complex="GenRyuMin2 JP SB" fo:font-size="14pt"/>
    </style:style>
    <style:style style:family="text" style:name="T832">
      <style:text-properties fo:font-family="GenRyuMin2 JP SB" style:font-family-asian="GenRyuMin2 JP SB" style:font-family-complex="GenRyuMin2 JP SB" fo:font-size="14pt"/>
    </style:style>
    <style:style style:family="text" style:name="T833">
      <style:text-properties fo:font-family="GenRyuMin2 JP SB" style:font-family-asian="GenRyuMin2 JP SB" style:font-family-complex="GenRyuMin2 JP SB" fo:font-size="14pt"/>
    </style:style>
    <style:style style:family="paragraph" style:name="P305">
      <style:paragraph-properties/>
      <style:text-properties fo:font-family="GenRyuMin2 JP SB" style:font-family-complex="GenRyuMin2 JP SB" fo:font-size="9pt"/>
    </style:style>
    <style:style style:family="text" style:name="T834">
      <style:text-properties fo:font-family="GenRyuMin2 JP SB" style:font-family-asian="GenRyuMin2 JP SB" style:font-family-complex="GenRyuMin2 JP SB" fo:font-size="9pt"/>
    </style:style>
    <style:style style:family="text" style:name="T835">
      <style:text-properties fo:font-family="GenRyuMin2 JP SB" style:font-family-complex="GenRyuMin2 JP SB" fo:font-size="9pt"/>
    </style:style>
    <style:style style:family="text" style:name="T836">
      <style:text-properties fo:font-family="GenRyuMin2 JP SB" style:font-family-complex="GenRyuMin2 JP SB" fo:font-size="9pt"/>
    </style:style>
    <style:style style:family="paragraph" style:name="P306">
      <style:paragraph-properties/>
      <style:text-properties fo:font-family="GenRyuMin2 JP SB" style:font-family-complex="GenRyuMin2 JP SB" fo:font-size="14pt"/>
    </style:style>
    <style:style style:family="text" style:name="T837">
      <style:text-properties fo:font-family="GenRyuMin2 JP SB" style:font-family-asian="GenRyuMin2 JP SB" style:font-family-complex="GenRyuMin2 JP SB" fo:font-size="14pt"/>
    </style:style>
    <style:style style:family="text" style:name="T838">
      <style:text-properties fo:font-family="GenRyuMin2 JP SB" style:font-family-asian="GenRyuMin2 JP SB" style:font-family-complex="GenRyuMin2 JP SB" fo:font-size="14pt"/>
    </style:style>
    <style:style style:family="paragraph" style:name="P307">
      <style:paragraph-properties/>
      <style:text-properties fo:font-family="GenRyuMin2 JP SB" style:font-family-complex="GenRyuMin2 JP SB" fo:font-size="14pt"/>
    </style:style>
    <style:style style:family="text" style:name="T839">
      <style:text-properties fo:font-family="GenRyuMin2 JP SB" style:font-family-asian="GenRyuMin2 JP SB" style:font-family-complex="GenRyuMin2 JP SB" fo:font-size="14pt"/>
    </style:style>
    <style:style style:family="text" style:name="T840">
      <style:text-properties fo:font-family="GenRyuMin2 JP SB" style:font-family-asian="GenRyuMin2 JP SB" style:font-family-complex="GenRyuMin2 JP SB" fo:font-size="14pt"/>
    </style:style>
    <style:style style:family="paragraph" style:name="P30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41">
      <style:text-properties fo:font-family="GenRyuMin2 JP SB" style:font-family-asian="GenRyuMin2 JP SB" style:font-family-complex="GenRyuMin2 JP SB" fo:font-size="14pt"/>
    </style:style>
    <style:style style:family="text" style:name="T842">
      <style:text-properties fo:font-family="GenRyuMin2 JP SB" style:font-family-asian="GenRyuMin2 JP SB" style:font-family-complex="GenRyuMin2 JP SB" fo:font-size="14pt"/>
    </style:style>
    <style:style style:family="paragraph" style:name="P309">
      <style:paragraph-properties/>
      <style:text-properties fo:font-size="9pt"/>
    </style:style>
    <style:style style:family="text" style:name="T843">
      <style:text-properties fo:font-family="GenRyuMin2 JP SB" style:font-family-asian="GenRyuMin2 JP SB" style:font-family-complex="GenRyuMin2 JP SB" fo:font-size="9pt"/>
    </style:style>
    <style:style style:family="text" style:name="T844">
      <style:text-properties fo:font-family="GenRyuMin2 JP SB" style:font-family-asian="GenRyuMin2 JP SB" style:font-family-complex="GenRyuMin2 JP SB" fo:font-size="9pt"/>
    </style:style>
    <style:style style:family="paragraph" style:name="P310">
      <style:paragraph-properties/>
      <style:text-properties fo:font-family="GenRyuMin2 JP SB" style:font-family-complex="GenRyuMin2 JP SB" fo:font-size="14pt"/>
    </style:style>
    <style:style style:family="text" style:name="T845">
      <style:text-properties fo:font-family="GenRyuMin2 JP SB" style:font-family-asian="GenRyuMin2 JP SB" style:font-family-complex="GenRyuMin2 JP SB" fo:font-size="14pt"/>
    </style:style>
    <style:style style:family="text" style:name="T846">
      <style:text-properties fo:font-family="GenRyuMin2 JP SB" style:font-family-asian="GenRyuMin2 JP SB" style:font-family-complex="GenRyuMin2 JP SB" fo:font-size="14pt"/>
    </style:style>
    <style:style style:family="paragraph" style:name="P31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47">
      <style:text-properties fo:font-family="GenRyuMin2 JP SB" style:font-family-asian="GenRyuMin2 JP SB" style:font-family-complex="GenRyuMin2 JP SB" fo:font-size="9pt"/>
    </style:style>
    <style:style style:family="text" style:name="T848">
      <style:text-properties fo:font-family="GenRyuMin2 JP SB" style:font-family-asian="GenRyuMin2 JP SB" style:font-family-complex="GenRyuMin2 JP SB" fo:font-size="9pt"/>
    </style:style>
    <style:style style:family="text" style:name="T849">
      <style:text-properties fo:font-family="GenRyuMin2 JP SB" style:font-family-asian="GenRyuMin2 JP SB" style:font-family-complex="GenRyuMin2 JP SB" fo:font-size="9pt"/>
    </style:style>
    <style:style style:family="paragraph" style:name="P312">
      <style:paragraph-properties/>
      <style:text-properties fo:font-family="GenRyuMin2 JP SB" style:font-family-complex="GenRyuMin2 JP SB" fo:font-size="14pt"/>
    </style:style>
    <style:style style:family="text" style:name="T850">
      <style:text-properties fo:font-family="GenRyuMin2 JP SB" style:font-family-asian="GenRyuMin2 JP SB" style:font-family-complex="GenRyuMin2 JP SB" fo:font-size="14pt"/>
    </style:style>
    <style:style style:family="text" style:name="T851">
      <style:text-properties fo:font-family="GenRyuMin2 JP SB" style:font-family-asian="GenRyuMin2 JP SB" style:font-family-complex="GenRyuMin2 JP SB" fo:font-size="14pt"/>
    </style:style>
    <style:style style:family="paragraph" style:name="P31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52">
      <style:text-properties fo:font-family="GenRyuMin2 JP SB" style:font-family-asian="GenRyuMin2 JP SB" style:font-family-complex="GenRyuMin2 JP SB" fo:font-size="9pt"/>
    </style:style>
    <style:style style:family="text" style:name="T853">
      <style:text-properties fo:font-family="GenRyuMin2 JP SB" style:font-family-asian="GenRyuMin2 JP SB" style:font-family-complex="GenRyuMin2 JP SB" fo:font-size="9pt"/>
    </style:style>
    <style:style style:family="text" style:name="T854">
      <style:text-properties fo:font-family="GenRyuMin2 JP SB" style:font-family-asian="GenRyuMin2 JP SB" style:font-family-complex="GenRyuMin2 JP SB" fo:font-size="9pt"/>
    </style:style>
    <style:style style:family="paragraph" style:name="P314">
      <style:paragraph-properties/>
      <style:text-properties fo:font-family="GenRyuMin2 JP SB" style:font-family-complex="GenRyuMin2 JP SB" fo:font-size="14pt"/>
    </style:style>
    <style:style style:family="text" style:name="T855">
      <style:text-properties fo:font-family="GenRyuMin2 JP SB" style:font-family-asian="GenRyuMin2 JP SB" style:font-family-complex="GenRyuMin2 JP SB" fo:font-size="14pt"/>
    </style:style>
    <style:style style:family="text" style:name="T856">
      <style:text-properties fo:font-family="GenRyuMin2 JP SB" style:font-family-asian="GenRyuMin2 JP SB" style:font-family-complex="GenRyuMin2 JP SB" fo:font-size="14pt"/>
    </style:style>
    <style:style style:family="paragraph" style:name="P315">
      <style:paragraph-properties/>
      <style:text-properties fo:font-family="GenRyuMin2 JP SB" style:font-family-complex="GenRyuMin2 JP SB" fo:font-size="9pt"/>
    </style:style>
    <style:style style:family="text" style:name="T857">
      <style:text-properties fo:font-family="GenRyuMin2 JP SB" style:font-family-asian="GenRyuMin2 JP SB" style:font-family-complex="GenRyuMin2 JP SB" fo:font-size="9pt"/>
    </style:style>
    <style:style style:family="text" style:name="T858">
      <style:text-properties fo:font-family="GenRyuMin2 JP SB" style:font-family-complex="GenRyuMin2 JP SB" fo:font-size="9pt"/>
    </style:style>
    <style:style style:family="text" style:name="T859">
      <style:text-properties fo:font-family="GenRyuMin2 JP SB" style:font-family-complex="GenRyuMin2 JP SB" fo:font-size="9pt"/>
    </style:style>
    <style:style style:family="paragraph" style:name="P316">
      <style:paragraph-properties/>
      <style:text-properties fo:font-family="GenRyuMin2 JP SB" style:font-family-complex="GenRyuMin2 JP SB" fo:font-size="14pt"/>
    </style:style>
    <style:style style:family="text" style:name="T860">
      <style:text-properties fo:font-family="GenRyuMin2 JP SB" style:font-family-asian="GenRyuMin2 JP SB" style:font-family-complex="GenRyuMin2 JP SB" fo:font-size="14pt"/>
    </style:style>
    <style:style style:family="text" style:name="T861">
      <style:text-properties fo:font-family="GenRyuMin2 JP SB" style:font-family-asian="GenRyuMin2 JP SB" style:font-family-complex="GenRyuMin2 JP SB" fo:font-size="14pt"/>
    </style:style>
    <style:style style:family="paragraph" style:name="P317">
      <style:paragraph-properties/>
      <style:text-properties fo:font-family="GenRyuMin2 JP SB" style:font-family-complex="GenRyuMin2 JP SB" fo:font-size="14pt"/>
    </style:style>
    <style:style style:family="text" style:name="T862">
      <style:text-properties fo:font-family="GenRyuMin2 JP SB" style:font-family-asian="GenRyuMin2 JP SB" style:font-family-complex="GenRyuMin2 JP SB" fo:font-size="14pt"/>
    </style:style>
    <style:style style:family="text" style:name="T863">
      <style:text-properties fo:font-family="GenRyuMin2 JP SB" style:font-family-asian="GenRyuMin2 JP SB" style:font-family-complex="GenRyuMin2 JP SB" fo:font-size="14pt"/>
    </style:style>
    <style:style style:family="paragraph" style:name="P318">
      <style:paragraph-properties/>
      <style:text-properties fo:font-family="GenRyuMin2 JP SB" style:font-family-complex="GenRyuMin2 JP SB" fo:font-size="14pt"/>
    </style:style>
    <style:style style:family="text" style:name="T864">
      <style:text-properties fo:font-family="GenRyuMin2 JP SB" style:font-family-asian="GenRyuMin2 JP SB" style:font-family-complex="GenRyuMin2 JP SB" fo:font-size="14pt"/>
    </style:style>
    <style:style style:family="text" style:name="T865">
      <style:text-properties fo:font-family="GenRyuMin2 JP SB" style:font-family-asian="GenRyuMin2 JP SB" style:font-family-complex="GenRyuMin2 JP SB" fo:font-size="14pt"/>
    </style:style>
    <style:style style:family="paragraph" style:name="P319">
      <style:paragraph-properties/>
      <style:text-properties fo:font-size="9pt"/>
    </style:style>
    <style:style style:family="text" style:name="T866">
      <style:text-properties fo:font-family="GenRyuMin2 JP SB" style:font-family-asian="GenRyuMin2 JP SB" style:font-family-complex="GenRyuMin2 JP SB" fo:font-size="9pt"/>
    </style:style>
    <style:style style:family="text" style:name="T867">
      <style:text-properties fo:font-family="GenRyuMin2 JP SB" style:font-family-asian="GenRyuMin2 JP SB" style:font-family-complex="GenRyuMin2 JP SB" fo:font-size="9pt"/>
    </style:style>
    <style:style style:family="paragraph" style:name="P320">
      <style:paragraph-properties/>
      <style:text-properties fo:font-family="GenRyuMin2 JP SB" style:font-family-complex="GenRyuMin2 JP SB" fo:font-size="14pt"/>
    </style:style>
    <style:style style:family="text" style:name="T868">
      <style:text-properties fo:font-family="GenRyuMin2 JP SB" style:font-family-asian="GenRyuMin2 JP SB" style:font-family-complex="GenRyuMin2 JP SB" fo:font-size="14pt"/>
    </style:style>
    <style:style style:family="text" style:name="T869">
      <style:text-properties fo:font-family="GenRyuMin2 JP SB" style:font-family-asian="GenRyuMin2 JP SB" style:font-family-complex="GenRyuMin2 JP SB" fo:font-size="14pt"/>
    </style:style>
    <style:style style:family="paragraph" style:name="P3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70">
      <style:text-properties fo:font-family="GenRyuMin2 JP SB" style:font-family-asian="GenRyuMin2 JP SB" style:font-family-complex="GenRyuMin2 JP SB" fo:font-size="9pt"/>
    </style:style>
    <style:style style:family="text" style:name="T871">
      <style:text-properties fo:font-family="GenRyuMin2 JP SB" style:font-family-asian="GenRyuMin2 JP SB" style:font-family-complex="GenRyuMin2 JP SB" fo:font-size="9pt"/>
    </style:style>
    <style:style style:family="text" style:name="T872">
      <style:text-properties fo:font-family="GenRyuMin2 JP SB" style:font-family-asian="GenRyuMin2 JP SB" style:font-family-complex="GenRyuMin2 JP SB" fo:font-size="9pt"/>
    </style:style>
    <style:style style:family="paragraph" style:name="P322">
      <style:paragraph-properties/>
      <style:text-properties fo:font-family="GenRyuMin2 JP SB" style:font-family-complex="GenRyuMin2 JP SB" fo:font-size="14pt"/>
    </style:style>
    <style:style style:family="text" style:name="T873">
      <style:text-properties fo:font-family="GenRyuMin2 JP SB" style:font-family-asian="GenRyuMin2 JP SB" style:font-family-complex="GenRyuMin2 JP SB" fo:font-size="14pt"/>
    </style:style>
    <style:style style:family="text" style:name="T874">
      <style:text-properties fo:font-family="GenRyuMin2 JP SB" style:font-family-asian="GenRyuMin2 JP SB" style:font-family-complex="GenRyuMin2 JP SB" fo:font-size="14pt"/>
    </style:style>
    <style:style style:family="paragraph" style:name="P32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75">
      <style:text-properties fo:font-family="GenRyuMin2 JP SB" style:font-family-asian="GenRyuMin2 JP SB" style:font-family-complex="GenRyuMin2 JP SB" fo:font-size="9pt"/>
    </style:style>
    <style:style style:family="text" style:name="T876">
      <style:text-properties fo:font-family="GenRyuMin2 JP SB" style:font-family-asian="GenRyuMin2 JP SB" style:font-family-complex="GenRyuMin2 JP SB" fo:font-size="9pt"/>
    </style:style>
    <style:style style:family="text" style:name="T877">
      <style:text-properties fo:font-family="GenRyuMin2 JP SB" style:font-family-asian="GenRyuMin2 JP SB" style:font-family-complex="GenRyuMin2 JP SB" fo:font-size="9pt"/>
    </style:style>
    <style:style style:family="paragraph" style:name="P324">
      <style:paragraph-properties/>
      <style:text-properties fo:font-family="GenRyuMin2 JP SB" style:font-family-complex="GenRyuMin2 JP SB" fo:font-size="14pt"/>
    </style:style>
    <style:style style:family="text" style:name="T878">
      <style:text-properties fo:font-family="GenRyuMin2 JP SB" style:font-family-asian="GenRyuMin2 JP SB" style:font-family-complex="GenRyuMin2 JP SB" fo:font-size="14pt"/>
    </style:style>
    <style:style style:family="text" style:name="T879">
      <style:text-properties fo:font-family="GenRyuMin2 JP SB" style:font-family-asian="GenRyuMin2 JP SB" style:font-family-complex="GenRyuMin2 JP SB" fo:font-size="14pt"/>
    </style:style>
    <style:style style:family="paragraph" style:name="P32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80">
      <style:text-properties fo:font-family="GenRyuMin2 JP SB" style:font-family-asian="GenRyuMin2 JP SB" style:font-family-complex="GenRyuMin2 JP SB" fo:font-size="9pt"/>
    </style:style>
    <style:style style:family="text" style:name="T881">
      <style:text-properties fo:font-family="GenRyuMin2 JP SB" style:font-family-asian="GenRyuMin2 JP SB" style:font-family-complex="GenRyuMin2 JP SB" fo:font-size="9pt"/>
    </style:style>
    <style:style style:family="text" style:name="T882">
      <style:text-properties fo:font-family="GenRyuMin2 JP SB" style:font-family-asian="GenRyuMin2 JP SB" style:font-family-complex="GenRyuMin2 JP SB" fo:font-size="9pt"/>
    </style:style>
    <style:style style:family="paragraph" style:name="P326">
      <style:paragraph-properties/>
      <style:text-properties fo:font-family="GenRyuMin2 JP SB" style:font-family-complex="GenRyuMin2 JP SB" fo:font-size="14pt"/>
    </style:style>
    <style:style style:family="text" style:name="T883">
      <style:text-properties fo:font-family="GenRyuMin2 JP SB" style:font-family-asian="GenRyuMin2 JP SB" style:font-family-complex="GenRyuMin2 JP SB" fo:font-size="14pt"/>
    </style:style>
    <style:style style:family="text" style:name="T884">
      <style:text-properties fo:font-family="GenRyuMin2 JP SB" style:font-family-asian="GenRyuMin2 JP SB" style:font-family-complex="GenRyuMin2 JP SB" fo:font-size="14pt"/>
    </style:style>
    <style:style style:family="paragraph" style:name="P327">
      <style:paragraph-properties/>
      <style:text-properties fo:font-family="GenRyuMin2 JP SB" style:font-family-complex="GenRyuMin2 JP SB" fo:font-size="14pt"/>
    </style:style>
    <style:style style:family="text" style:name="T885">
      <style:text-properties fo:font-family="GenRyuMin2 JP SB" style:font-family-asian="GenRyuMin2 JP SB" style:font-family-complex="GenRyuMin2 JP SB" fo:font-size="14pt"/>
    </style:style>
    <style:style style:family="text" style:name="T886">
      <style:text-properties fo:font-family="GenRyuMin2 JP SB" style:font-family-asian="GenRyuMin2 JP SB" style:font-family-complex="GenRyuMin2 JP SB" fo:font-size="14pt"/>
    </style:style>
    <style:style style:family="paragraph" style:name="P32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87">
      <style:text-properties fo:font-family="GenRyuMin2 JP SB" style:font-family-asian="GenRyuMin2 JP SB" style:font-family-complex="GenRyuMin2 JP SB" fo:font-size="14pt"/>
    </style:style>
    <style:style style:family="text" style:name="T888">
      <style:text-properties fo:font-family="GenRyuMin2 JP SB" style:font-family-asian="GenRyuMin2 JP SB" style:font-family-complex="GenRyuMin2 JP SB" fo:font-size="14pt"/>
    </style:style>
    <style:style style:family="paragraph" style:name="P329">
      <style:paragraph-properties/>
      <style:text-properties fo:font-size="9pt"/>
    </style:style>
    <style:style style:family="text" style:name="T889">
      <style:text-properties fo:font-family="GenRyuMin2 JP SB" style:font-family-asian="GenRyuMin2 JP SB" style:font-family-complex="GenRyuMin2 JP SB" fo:font-size="9pt"/>
    </style:style>
    <style:style style:family="text" style:name="T890">
      <style:text-properties fo:font-family="GenRyuMin2 JP SB" style:font-family-asian="GenRyuMin2 JP SB" style:font-family-complex="GenRyuMin2 JP SB" fo:font-size="9pt"/>
    </style:style>
    <style:style style:family="paragraph" style:name="P330">
      <style:paragraph-properties/>
      <style:text-properties fo:font-family="GenRyuMin2 JP SB" style:font-family-complex="GenRyuMin2 JP SB" fo:font-size="14pt"/>
    </style:style>
    <style:style style:family="text" style:name="T891">
      <style:text-properties fo:font-family="GenRyuMin2 JP SB" style:font-family-asian="GenRyuMin2 JP SB" style:font-family-complex="GenRyuMin2 JP SB" fo:font-size="14pt"/>
    </style:style>
    <style:style style:family="text" style:name="T892">
      <style:text-properties fo:font-family="GenRyuMin2 JP SB" style:font-family-asian="GenRyuMin2 JP SB" style:font-family-complex="GenRyuMin2 JP SB" fo:font-size="14pt"/>
    </style:style>
    <style:style style:family="paragraph" style:name="P33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93">
      <style:text-properties fo:font-family="GenRyuMin2 JP SB" style:font-family-asian="GenRyuMin2 JP SB" style:font-family-complex="GenRyuMin2 JP SB" fo:font-size="9pt"/>
    </style:style>
    <style:style style:family="text" style:name="T894">
      <style:text-properties fo:font-family="GenRyuMin2 JP SB" style:font-family-asian="GenRyuMin2 JP SB" style:font-family-complex="GenRyuMin2 JP SB" fo:font-size="9pt"/>
    </style:style>
    <style:style style:family="text" style:name="T895">
      <style:text-properties fo:font-family="GenRyuMin2 JP SB" style:font-family-asian="GenRyuMin2 JP SB" style:font-family-complex="GenRyuMin2 JP SB" fo:font-size="9pt"/>
    </style:style>
    <style:style style:family="paragraph" style:name="P332">
      <style:paragraph-properties/>
      <style:text-properties fo:font-family="GenRyuMin2 JP SB" style:font-family-complex="GenRyuMin2 JP SB" fo:font-size="14pt"/>
    </style:style>
    <style:style style:family="text" style:name="T896">
      <style:text-properties fo:font-family="GenRyuMin2 JP SB" style:font-family-asian="GenRyuMin2 JP SB" style:font-family-complex="GenRyuMin2 JP SB" fo:font-size="14pt"/>
    </style:style>
    <style:style style:family="text" style:name="T897">
      <style:text-properties fo:font-family="GenRyuMin2 JP SB" style:font-family-asian="GenRyuMin2 JP SB" style:font-family-complex="GenRyuMin2 JP SB" fo:font-size="14pt"/>
    </style:style>
    <style:style style:family="paragraph" style:name="P33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98">
      <style:text-properties fo:font-family="GenRyuMin2 JP SB" style:font-family-asian="GenRyuMin2 JP SB" style:font-family-complex="GenRyuMin2 JP SB" fo:font-size="9pt"/>
    </style:style>
    <style:style style:family="text" style:name="T899">
      <style:text-properties fo:font-family="GenRyuMin2 JP SB" style:font-family-asian="GenRyuMin2 JP SB" style:font-family-complex="GenRyuMin2 JP SB" fo:font-size="9pt"/>
    </style:style>
    <style:style style:family="text" style:name="T900">
      <style:text-properties fo:font-family="GenRyuMin2 JP SB" style:font-family-asian="GenRyuMin2 JP SB" style:font-family-complex="GenRyuMin2 JP SB" fo:font-size="9pt"/>
    </style:style>
    <style:style style:family="paragraph" style:name="P334">
      <style:paragraph-properties/>
      <style:text-properties fo:font-family="GenRyuMin2 JP SB" style:font-family-complex="GenRyuMin2 JP SB" fo:font-size="14pt"/>
    </style:style>
    <style:style style:family="text" style:name="T901">
      <style:text-properties fo:font-family="GenRyuMin2 JP SB" style:font-family-asian="GenRyuMin2 JP SB" style:font-family-complex="GenRyuMin2 JP SB" fo:font-size="14pt"/>
    </style:style>
    <style:style style:family="text" style:name="T902">
      <style:text-properties fo:font-family="GenRyuMin2 JP SB" style:font-family-asian="GenRyuMin2 JP SB" style:font-family-complex="GenRyuMin2 JP SB" fo:font-size="14pt"/>
    </style:style>
    <style:style style:family="paragraph" style:name="P335">
      <style:paragraph-properties/>
      <style:text-properties fo:font-family="GenRyuMin2 JP SB" style:font-family-complex="GenRyuMin2 JP SB" fo:font-size="9pt"/>
    </style:style>
    <style:style style:family="text" style:name="T903">
      <style:text-properties fo:font-family="GenRyuMin2 JP SB" style:font-family-asian="GenRyuMin2 JP SB" style:font-family-complex="GenRyuMin2 JP SB" fo:font-size="9pt"/>
    </style:style>
    <style:style style:family="text" style:name="T904">
      <style:text-properties fo:font-family="GenRyuMin2 JP SB" style:font-family-complex="GenRyuMin2 JP SB" fo:font-size="9pt"/>
    </style:style>
    <style:style style:family="text" style:name="T905">
      <style:text-properties fo:font-family="GenRyuMin2 JP SB" style:font-family-complex="GenRyuMin2 JP SB" fo:font-size="9pt"/>
    </style:style>
    <style:style style:family="paragraph" style:name="P336">
      <style:paragraph-properties/>
      <style:text-properties fo:font-family="GenRyuMin2 JP SB" style:font-family-complex="GenRyuMin2 JP SB" fo:font-size="14pt"/>
    </style:style>
    <style:style style:family="text" style:name="T906">
      <style:text-properties fo:font-family="GenRyuMin2 JP SB" style:font-family-asian="GenRyuMin2 JP SB" style:font-family-complex="GenRyuMin2 JP SB" fo:font-size="14pt"/>
    </style:style>
    <style:style style:family="text" style:name="T907">
      <style:text-properties fo:font-family="GenRyuMin2 JP SB" style:font-family-asian="GenRyuMin2 JP SB" style:font-family-complex="GenRyuMin2 JP SB" fo:font-size="14pt"/>
    </style:style>
    <style:style style:family="paragraph" style:name="P337">
      <style:paragraph-properties/>
      <style:text-properties fo:font-family="GenRyuMin2 JP SB" style:font-family-complex="GenRyuMin2 JP SB" fo:font-size="14pt"/>
    </style:style>
    <style:style style:family="text" style:name="T908">
      <style:text-properties fo:font-family="GenRyuMin2 JP SB" style:font-family-asian="GenRyuMin2 JP SB" style:font-family-complex="GenRyuMin2 JP SB" fo:font-size="14pt"/>
    </style:style>
    <style:style style:family="text" style:name="T909">
      <style:text-properties fo:font-family="GenRyuMin2 JP SB" style:font-family-asian="GenRyuMin2 JP SB" style:font-family-complex="GenRyuMin2 JP SB" fo:font-size="14pt"/>
    </style:style>
    <style:style style:family="paragraph" style:name="P33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10">
      <style:text-properties fo:font-family="GenRyuMin2 JP SB" style:font-family-asian="GenRyuMin2 JP SB" style:font-family-complex="GenRyuMin2 JP SB" fo:font-size="14pt"/>
    </style:style>
    <style:style style:family="text" style:name="T911">
      <style:text-properties fo:font-family="GenRyuMin2 JP SB" style:font-family-asian="GenRyuMin2 JP SB" style:font-family-complex="GenRyuMin2 JP SB" fo:font-size="14pt"/>
    </style:style>
    <style:style style:family="paragraph" style:name="P339">
      <style:paragraph-properties/>
      <style:text-properties fo:font-size="9pt"/>
    </style:style>
    <style:style style:family="text" style:name="T912">
      <style:text-properties fo:font-family="GenRyuMin2 JP SB" style:font-family-asian="GenRyuMin2 JP SB" style:font-family-complex="GenRyuMin2 JP SB" fo:font-size="9pt"/>
    </style:style>
    <style:style style:family="text" style:name="T913">
      <style:text-properties fo:font-family="GenRyuMin2 JP SB" style:font-family-asian="GenRyuMin2 JP SB" style:font-family-complex="GenRyuMin2 JP SB" fo:font-size="9pt"/>
    </style:style>
    <style:style style:family="paragraph" style:name="P340">
      <style:paragraph-properties/>
      <style:text-properties fo:font-family="GenRyuMin2 JP SB" style:font-family-complex="GenRyuMin2 JP SB" fo:font-size="14pt"/>
    </style:style>
    <style:style style:family="text" style:name="T914">
      <style:text-properties fo:font-family="GenRyuMin2 JP SB" style:font-family-asian="GenRyuMin2 JP SB" style:font-family-complex="GenRyuMin2 JP SB" fo:font-size="14pt"/>
    </style:style>
    <style:style style:family="text" style:name="T915">
      <style:text-properties fo:font-family="GenRyuMin2 JP SB" style:font-family-asian="GenRyuMin2 JP SB" style:font-family-complex="GenRyuMin2 JP SB" fo:font-size="14pt"/>
    </style:style>
    <style:style style:family="paragraph" style:name="P34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16">
      <style:text-properties fo:font-family="GenRyuMin2 JP SB" style:font-family-asian="GenRyuMin2 JP SB" style:font-family-complex="GenRyuMin2 JP SB" fo:font-size="9pt"/>
    </style:style>
    <style:style style:family="text" style:name="T917">
      <style:text-properties fo:font-family="GenRyuMin2 JP SB" style:font-family-asian="GenRyuMin2 JP SB" style:font-family-complex="GenRyuMin2 JP SB" fo:font-size="9pt"/>
    </style:style>
    <style:style style:family="text" style:name="T918">
      <style:text-properties fo:font-family="GenRyuMin2 JP SB" style:font-family-asian="GenRyuMin2 JP SB" style:font-family-complex="GenRyuMin2 JP SB" fo:font-size="9pt"/>
    </style:style>
    <style:style style:family="paragraph" style:name="P342">
      <style:paragraph-properties/>
      <style:text-properties fo:font-family="GenRyuMin2 JP SB" style:font-family-complex="GenRyuMin2 JP SB" fo:font-size="14pt"/>
    </style:style>
    <style:style style:family="text" style:name="T919">
      <style:text-properties fo:font-family="GenRyuMin2 JP SB" style:font-family-asian="GenRyuMin2 JP SB" style:font-family-complex="GenRyuMin2 JP SB" fo:font-size="14pt"/>
    </style:style>
    <style:style style:family="text" style:name="T920">
      <style:text-properties fo:font-family="GenRyuMin2 JP SB" style:font-family-asian="GenRyuMin2 JP SB" style:font-family-complex="GenRyuMin2 JP SB" fo:font-size="14pt"/>
    </style:style>
    <style:style style:family="paragraph" style:name="P34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21">
      <style:text-properties fo:font-family="GenRyuMin2 JP SB" style:font-family-asian="GenRyuMin2 JP SB" style:font-family-complex="GenRyuMin2 JP SB" fo:font-size="9pt"/>
    </style:style>
    <style:style style:family="text" style:name="T922">
      <style:text-properties fo:font-family="GenRyuMin2 JP SB" style:font-family-asian="GenRyuMin2 JP SB" style:font-family-complex="GenRyuMin2 JP SB" fo:font-size="9pt"/>
    </style:style>
    <style:style style:family="text" style:name="T923">
      <style:text-properties fo:font-family="GenRyuMin2 JP SB" style:font-family-asian="GenRyuMin2 JP SB" style:font-family-complex="GenRyuMin2 JP SB" fo:font-size="9pt"/>
    </style:style>
    <style:style style:family="paragraph" style:name="P344">
      <style:paragraph-properties/>
      <style:text-properties fo:font-family="GenRyuMin2 JP SB" style:font-family-complex="GenRyuMin2 JP SB" fo:font-size="14pt"/>
    </style:style>
    <style:style style:family="text" style:name="T924">
      <style:text-properties fo:font-family="GenRyuMin2 JP SB" style:font-family-asian="GenRyuMin2 JP SB" style:font-family-complex="GenRyuMin2 JP SB" fo:font-size="14pt"/>
    </style:style>
    <style:style style:family="text" style:name="T925">
      <style:text-properties fo:font-family="GenRyuMin2 JP SB" style:font-family-asian="GenRyuMin2 JP SB" style:font-family-complex="GenRyuMin2 JP SB" fo:font-size="14pt"/>
    </style:style>
    <style:style style:family="paragraph" style:name="P345">
      <style:paragraph-properties/>
      <style:text-properties fo:font-family="GenRyuMin2 JP SB" style:font-family-complex="GenRyuMin2 JP SB" fo:font-size="9pt"/>
    </style:style>
    <style:style style:family="text" style:name="T926">
      <style:text-properties fo:font-family="GenRyuMin2 JP SB" style:font-family-asian="GenRyuMin2 JP SB" style:font-family-complex="GenRyuMin2 JP SB" fo:font-size="9pt"/>
    </style:style>
    <style:style style:family="text" style:name="T927">
      <style:text-properties fo:font-family="GenRyuMin2 JP SB" style:font-family-complex="GenRyuMin2 JP SB" fo:font-size="9pt"/>
    </style:style>
    <style:style style:family="text" style:name="T928">
      <style:text-properties fo:font-family="GenRyuMin2 JP SB" style:font-family-complex="GenRyuMin2 JP SB" fo:font-size="9pt"/>
    </style:style>
    <style:style style:family="paragraph" style:name="P346">
      <style:paragraph-properties/>
      <style:text-properties fo:font-family="GenRyuMin2 JP SB" style:font-family-complex="GenRyuMin2 JP SB" fo:font-size="14pt"/>
    </style:style>
    <style:style style:family="text" style:name="T929">
      <style:text-properties fo:font-family="GenRyuMin2 JP SB" style:font-family-asian="GenRyuMin2 JP SB" style:font-family-complex="GenRyuMin2 JP SB" fo:font-size="14pt"/>
    </style:style>
    <style:style style:family="text" style:name="T930">
      <style:text-properties fo:font-family="GenRyuMin2 JP SB" style:font-family-asian="GenRyuMin2 JP SB" style:font-family-complex="GenRyuMin2 JP SB" fo:font-size="14pt"/>
    </style:style>
    <style:style style:family="paragraph" style:name="P347">
      <style:paragraph-properties/>
      <style:text-properties fo:font-family="GenRyuMin2 JP SB" style:font-family-complex="GenRyuMin2 JP SB" fo:font-size="14pt"/>
    </style:style>
    <style:style style:family="text" style:name="T931">
      <style:text-properties fo:font-family="GenRyuMin2 JP SB" style:font-family-asian="GenRyuMin2 JP SB" style:font-family-complex="GenRyuMin2 JP SB" fo:font-size="14pt"/>
    </style:style>
    <style:style style:family="text" style:name="T932">
      <style:text-properties fo:font-family="GenRyuMin2 JP SB" style:font-family-asian="GenRyuMin2 JP SB" style:font-family-complex="GenRyuMin2 JP SB" fo:font-size="14pt"/>
    </style:style>
    <style:style style:family="paragraph" style:name="P34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33">
      <style:text-properties fo:font-family="GenRyuMin2 JP SB" style:font-family-asian="GenRyuMin2 JP SB" style:font-family-complex="GenRyuMin2 JP SB" fo:font-size="14pt"/>
    </style:style>
    <style:style style:family="text" style:name="T934">
      <style:text-properties fo:font-family="GenRyuMin2 JP SB" style:font-family-asian="GenRyuMin2 JP SB" style:font-family-complex="GenRyuMin2 JP SB" fo:font-size="14pt"/>
    </style:style>
    <style:style style:family="paragraph" style:name="P349">
      <style:paragraph-properties/>
      <style:text-properties fo:font-size="9pt"/>
    </style:style>
    <style:style style:family="text" style:name="T935">
      <style:text-properties fo:font-family="GenRyuMin2 JP SB" style:font-family-asian="GenRyuMin2 JP SB" style:font-family-complex="GenRyuMin2 JP SB" fo:font-size="9pt"/>
    </style:style>
    <style:style style:family="text" style:name="T936">
      <style:text-properties fo:font-family="GenRyuMin2 JP SB" style:font-family-asian="GenRyuMin2 JP SB" style:font-family-complex="GenRyuMin2 JP SB" fo:font-size="9pt"/>
    </style:style>
    <style:style style:family="paragraph" style:name="P350">
      <style:paragraph-properties/>
      <style:text-properties fo:font-family="GenRyuMin2 JP SB" style:font-family-complex="GenRyuMin2 JP SB" fo:font-size="14pt"/>
    </style:style>
    <style:style style:family="text" style:name="T937">
      <style:text-properties fo:font-family="GenRyuMin2 JP SB" style:font-family-asian="GenRyuMin2 JP SB" style:font-family-complex="GenRyuMin2 JP SB" fo:font-size="14pt"/>
    </style:style>
    <style:style style:family="text" style:name="T938">
      <style:text-properties fo:font-family="GenRyuMin2 JP SB" style:font-family-asian="GenRyuMin2 JP SB" style:font-family-complex="GenRyuMin2 JP SB" fo:font-size="14pt"/>
    </style:style>
    <style:style style:family="paragraph" style:name="P3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39">
      <style:text-properties fo:font-family="GenRyuMin2 JP SB" style:font-family-asian="GenRyuMin2 JP SB" style:font-family-complex="GenRyuMin2 JP SB" fo:font-size="9pt"/>
    </style:style>
    <style:style style:family="text" style:name="T940">
      <style:text-properties fo:font-family="GenRyuMin2 JP SB" style:font-family-asian="GenRyuMin2 JP SB" style:font-family-complex="GenRyuMin2 JP SB" fo:font-size="9pt"/>
    </style:style>
    <style:style style:family="text" style:name="T941">
      <style:text-properties fo:font-family="GenRyuMin2 JP SB" style:font-family-asian="GenRyuMin2 JP SB" style:font-family-complex="GenRyuMin2 JP SB" fo:font-size="9pt"/>
    </style:style>
    <style:style style:family="paragraph" style:name="P352">
      <style:paragraph-properties/>
      <style:text-properties fo:font-family="GenRyuMin2 JP SB" style:font-family-complex="GenRyuMin2 JP SB" fo:font-size="14pt"/>
    </style:style>
    <style:style style:family="text" style:name="T942">
      <style:text-properties fo:font-family="GenRyuMin2 JP SB" style:font-family-asian="GenRyuMin2 JP SB" style:font-family-complex="GenRyuMin2 JP SB" fo:font-size="14pt"/>
    </style:style>
    <style:style style:family="text" style:name="T943">
      <style:text-properties fo:font-family="GenRyuMin2 JP SB" style:font-family-asian="GenRyuMin2 JP SB" style:font-family-complex="GenRyuMin2 JP SB" fo:font-size="14pt"/>
    </style:style>
    <style:style style:family="paragraph" style:name="P35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44">
      <style:text-properties fo:font-family="GenRyuMin2 JP SB" style:font-family-asian="GenRyuMin2 JP SB" style:font-family-complex="GenRyuMin2 JP SB" fo:font-size="9pt"/>
    </style:style>
    <style:style style:family="text" style:name="T945">
      <style:text-properties fo:font-family="GenRyuMin2 JP SB" style:font-family-asian="GenRyuMin2 JP SB" style:font-family-complex="GenRyuMin2 JP SB" fo:font-size="9pt"/>
    </style:style>
    <style:style style:family="text" style:name="T946">
      <style:text-properties fo:font-family="GenRyuMin2 JP SB" style:font-family-asian="GenRyuMin2 JP SB" style:font-family-complex="GenRyuMin2 JP SB" fo:font-size="9pt"/>
    </style:style>
    <style:style style:family="paragraph" style:name="P354">
      <style:paragraph-properties/>
      <style:text-properties fo:font-family="GenRyuMin2 JP SB" style:font-family-complex="GenRyuMin2 JP SB" fo:font-size="14pt"/>
    </style:style>
    <style:style style:family="text" style:name="T947">
      <style:text-properties fo:font-family="GenRyuMin2 JP SB" style:font-family-asian="GenRyuMin2 JP SB" style:font-family-complex="GenRyuMin2 JP SB" fo:font-size="14pt"/>
    </style:style>
    <style:style style:family="text" style:name="T948">
      <style:text-properties fo:font-family="GenRyuMin2 JP SB" style:font-family-asian="GenRyuMin2 JP SB" style:font-family-complex="GenRyuMin2 JP SB" fo:font-size="14pt"/>
    </style:style>
    <style:style style:family="paragraph" style:name="P355">
      <style:paragraph-properties/>
      <style:text-properties fo:font-family="GenRyuMin2 JP SB" style:font-family-complex="GenRyuMin2 JP SB" fo:font-size="9pt"/>
    </style:style>
    <style:style style:family="text" style:name="T949">
      <style:text-properties fo:font-family="GenRyuMin2 JP SB" style:font-family-asian="GenRyuMin2 JP SB" style:font-family-complex="GenRyuMin2 JP SB" fo:font-size="9pt"/>
    </style:style>
    <style:style style:family="text" style:name="T950">
      <style:text-properties fo:font-family="GenRyuMin2 JP SB" style:font-family-complex="GenRyuMin2 JP SB" fo:font-size="9pt"/>
    </style:style>
    <style:style style:family="text" style:name="T951">
      <style:text-properties fo:font-family="GenRyuMin2 JP SB" style:font-family-complex="GenRyuMin2 JP SB" fo:font-size="9pt"/>
    </style:style>
    <style:style style:family="paragraph" style:name="P356">
      <style:paragraph-properties/>
      <style:text-properties fo:font-family="GenRyuMin2 JP SB" style:font-family-complex="GenRyuMin2 JP SB" fo:font-size="14pt"/>
    </style:style>
    <style:style style:family="text" style:name="T952">
      <style:text-properties fo:font-family="GenRyuMin2 JP SB" style:font-family-asian="GenRyuMin2 JP SB" style:font-family-complex="GenRyuMin2 JP SB" fo:font-size="14pt"/>
    </style:style>
    <style:style style:family="text" style:name="T953">
      <style:text-properties fo:font-family="GenRyuMin2 JP SB" style:font-family-asian="GenRyuMin2 JP SB" style:font-family-complex="GenRyuMin2 JP SB" fo:font-size="14pt"/>
    </style:style>
    <style:style style:family="paragraph" style:name="P357">
      <style:paragraph-properties/>
      <style:text-properties fo:font-family="GenRyuMin2 JP SB" style:font-family-complex="GenRyuMin2 JP SB" fo:font-size="14pt"/>
    </style:style>
    <style:style style:family="text" style:name="T954">
      <style:text-properties fo:font-family="GenRyuMin2 JP SB" style:font-family-asian="GenRyuMin2 JP SB" style:font-family-complex="GenRyuMin2 JP SB" fo:font-size="14pt"/>
    </style:style>
    <style:style style:family="text" style:name="T955">
      <style:text-properties fo:font-family="GenRyuMin2 JP SB" style:font-family-asian="GenRyuMin2 JP SB" style:font-family-complex="GenRyuMin2 JP SB" fo:font-size="14pt"/>
    </style:style>
    <style:style style:family="paragraph" style:name="P35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56">
      <style:text-properties fo:font-family="GenRyuMin2 JP SB" style:font-family-asian="GenRyuMin2 JP SB" style:font-family-complex="GenRyuMin2 JP SB" fo:font-size="14pt"/>
    </style:style>
    <style:style style:family="text" style:name="T957">
      <style:text-properties fo:font-family="GenRyuMin2 JP SB" style:font-family-asian="GenRyuMin2 JP SB" style:font-family-complex="GenRyuMin2 JP SB" fo:font-size="14pt"/>
    </style:style>
    <style:style style:family="paragraph" style:name="P359">
      <style:paragraph-properties/>
      <style:text-properties fo:font-size="9pt"/>
    </style:style>
    <style:style style:family="text" style:name="T958">
      <style:text-properties fo:font-family="GenRyuMin2 JP SB" style:font-family-asian="GenRyuMin2 JP SB" style:font-family-complex="GenRyuMin2 JP SB" fo:font-size="9pt"/>
    </style:style>
    <style:style style:family="text" style:name="T959">
      <style:text-properties fo:font-family="GenRyuMin2 JP SB" style:font-family-asian="GenRyuMin2 JP SB" style:font-family-complex="GenRyuMin2 JP SB" fo:font-size="9pt"/>
    </style:style>
    <style:style style:family="paragraph" style:name="P360">
      <style:paragraph-properties/>
      <style:text-properties fo:font-family="GenRyuMin2 JP SB" style:font-family-complex="GenRyuMin2 JP SB" fo:font-size="14pt"/>
    </style:style>
    <style:style style:family="text" style:name="T960">
      <style:text-properties fo:font-family="GenRyuMin2 JP SB" style:font-family-asian="GenRyuMin2 JP SB" style:font-family-complex="GenRyuMin2 JP SB" fo:font-size="14pt"/>
    </style:style>
    <style:style style:family="text" style:name="T961">
      <style:text-properties fo:font-family="GenRyuMin2 JP SB" style:font-family-asian="GenRyuMin2 JP SB" style:font-family-complex="GenRyuMin2 JP SB" fo:font-size="14pt"/>
    </style:style>
    <style:style style:family="paragraph" style:name="P36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62">
      <style:text-properties fo:font-family="GenRyuMin2 JP SB" style:font-family-asian="GenRyuMin2 JP SB" style:font-family-complex="GenRyuMin2 JP SB" fo:font-size="9pt"/>
    </style:style>
    <style:style style:family="text" style:name="T963">
      <style:text-properties fo:font-family="GenRyuMin2 JP SB" style:font-family-asian="GenRyuMin2 JP SB" style:font-family-complex="GenRyuMin2 JP SB" fo:font-size="9pt"/>
    </style:style>
    <style:style style:family="text" style:name="T964">
      <style:text-properties fo:font-family="GenRyuMin2 JP SB" style:font-family-asian="GenRyuMin2 JP SB" style:font-family-complex="GenRyuMin2 JP SB" fo:font-size="9pt"/>
    </style:style>
    <style:style style:family="paragraph" style:name="P362">
      <style:paragraph-properties/>
      <style:text-properties fo:font-family="GenRyuMin2 JP SB" style:font-family-complex="GenRyuMin2 JP SB" fo:font-size="14pt"/>
    </style:style>
    <style:style style:family="text" style:name="T965">
      <style:text-properties fo:font-family="GenRyuMin2 JP SB" style:font-family-asian="GenRyuMin2 JP SB" style:font-family-complex="GenRyuMin2 JP SB" fo:font-size="14pt"/>
    </style:style>
    <style:style style:family="text" style:name="T966">
      <style:text-properties fo:font-family="GenRyuMin2 JP SB" style:font-family-asian="GenRyuMin2 JP SB" style:font-family-complex="GenRyuMin2 JP SB" fo:font-size="14pt"/>
    </style:style>
    <style:style style:family="paragraph" style:name="P36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67">
      <style:text-properties fo:font-family="GenRyuMin2 JP SB" style:font-family-asian="GenRyuMin2 JP SB" style:font-family-complex="GenRyuMin2 JP SB" fo:font-size="9pt"/>
    </style:style>
    <style:style style:family="text" style:name="T968">
      <style:text-properties fo:font-family="GenRyuMin2 JP SB" style:font-family-asian="GenRyuMin2 JP SB" style:font-family-complex="GenRyuMin2 JP SB" fo:font-size="9pt"/>
    </style:style>
    <style:style style:family="text" style:name="T969">
      <style:text-properties fo:font-family="GenRyuMin2 JP SB" style:font-family-asian="GenRyuMin2 JP SB" style:font-family-complex="GenRyuMin2 JP SB" fo:font-size="9pt"/>
    </style:style>
    <style:style style:family="paragraph" style:name="P364">
      <style:paragraph-properties/>
      <style:text-properties fo:font-family="GenRyuMin2 JP SB" style:font-family-complex="GenRyuMin2 JP SB" fo:font-size="14pt"/>
    </style:style>
    <style:style style:family="text" style:name="T970">
      <style:text-properties fo:font-family="GenRyuMin2 JP SB" style:font-family-asian="GenRyuMin2 JP SB" style:font-family-complex="GenRyuMin2 JP SB" fo:font-size="14pt"/>
    </style:style>
    <style:style style:family="text" style:name="T971">
      <style:text-properties fo:font-family="GenRyuMin2 JP SB" style:font-family-asian="GenRyuMin2 JP SB" style:font-family-complex="GenRyuMin2 JP SB" fo:font-size="14pt"/>
    </style:style>
    <style:style style:family="paragraph" style:name="P3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72">
      <style:text-properties fo:font-family="GenRyuMin2 JP SB" style:font-family-asian="GenRyuMin2 JP SB" style:font-family-complex="GenRyuMin2 JP SB" fo:font-size="9pt"/>
    </style:style>
    <style:style style:family="text" style:name="T973">
      <style:text-properties fo:font-family="GenRyuMin2 JP SB" style:font-family-asian="GenRyuMin2 JP SB" style:font-family-complex="GenRyuMin2 JP SB" fo:font-size="9pt"/>
    </style:style>
    <style:style style:family="text" style:name="T974">
      <style:text-properties fo:font-family="GenRyuMin2 JP SB" style:font-family-asian="GenRyuMin2 JP SB" style:font-family-complex="GenRyuMin2 JP SB" fo:font-size="9pt"/>
    </style:style>
    <style:style style:family="paragraph" style:name="P366">
      <style:paragraph-properties/>
      <style:text-properties fo:font-family="GenRyuMin2 JP SB" style:font-family-complex="GenRyuMin2 JP SB" fo:font-size="14pt"/>
    </style:style>
    <style:style style:family="text" style:name="T975">
      <style:text-properties fo:font-family="GenRyuMin2 JP SB" style:font-family-asian="GenRyuMin2 JP SB" style:font-family-complex="GenRyuMin2 JP SB" fo:font-size="14pt"/>
    </style:style>
    <style:style style:family="text" style:name="T976">
      <style:text-properties fo:font-family="GenRyuMin2 JP SB" style:font-family-asian="GenRyuMin2 JP SB" style:font-family-complex="GenRyuMin2 JP SB" fo:font-size="14pt"/>
    </style:style>
    <style:style style:family="paragraph" style:name="P367">
      <style:paragraph-properties/>
      <style:text-properties fo:font-family="GenRyuMin2 JP SB" style:font-family-complex="GenRyuMin2 JP SB" fo:font-size="9pt"/>
    </style:style>
    <style:style style:family="text" style:name="T977">
      <style:text-properties fo:font-family="GenRyuMin2 JP SB" style:font-family-asian="GenRyuMin2 JP SB" style:font-family-complex="GenRyuMin2 JP SB" fo:font-size="9pt"/>
    </style:style>
    <style:style style:family="text" style:name="T978">
      <style:text-properties fo:font-family="GenRyuMin2 JP SB" style:font-family-complex="GenRyuMin2 JP SB" fo:font-size="9pt"/>
    </style:style>
    <style:style style:family="text" style:name="T979">
      <style:text-properties fo:font-family="GenRyuMin2 JP SB" style:font-family-complex="GenRyuMin2 JP SB" fo:font-size="9pt"/>
    </style:style>
    <style:style style:family="paragraph" style:name="P368">
      <style:paragraph-properties/>
      <style:text-properties fo:font-family="GenRyuMin2 JP SB" style:font-family-complex="GenRyuMin2 JP SB" fo:font-size="14pt"/>
    </style:style>
    <style:style style:family="text" style:name="T980">
      <style:text-properties fo:font-family="GenRyuMin2 JP SB" style:font-family-asian="GenRyuMin2 JP SB" style:font-family-complex="GenRyuMin2 JP SB" fo:font-size="14pt"/>
    </style:style>
    <style:style style:family="text" style:name="T981">
      <style:text-properties fo:font-family="GenRyuMin2 JP SB" style:font-family-asian="GenRyuMin2 JP SB" style:font-family-complex="GenRyuMin2 JP SB" fo:font-size="14pt"/>
    </style:style>
    <style:style style:family="paragraph" style:name="P369">
      <style:paragraph-properties/>
      <style:text-properties fo:font-family="GenRyuMin2 JP SB" style:font-family-complex="GenRyuMin2 JP SB" fo:font-size="14pt"/>
    </style:style>
    <style:style style:family="text" style:name="T982">
      <style:text-properties fo:font-family="GenRyuMin2 JP SB" style:font-family-asian="GenRyuMin2 JP SB" style:font-family-complex="GenRyuMin2 JP SB" fo:font-size="14pt"/>
    </style:style>
    <style:style style:family="text" style:name="T983">
      <style:text-properties fo:font-family="GenRyuMin2 JP SB" style:font-family-asian="GenRyuMin2 JP SB" style:font-family-complex="GenRyuMin2 JP SB" fo:font-size="14pt"/>
    </style:style>
    <style:style style:family="paragraph" style:name="P37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84">
      <style:text-properties fo:font-family="GenRyuMin2 JP SB" style:font-family-asian="GenRyuMin2 JP SB" style:font-family-complex="GenRyuMin2 JP SB" fo:font-size="14pt"/>
    </style:style>
    <style:style style:family="text" style:name="T985">
      <style:text-properties fo:font-family="GenRyuMin2 JP SB" style:font-family-asian="GenRyuMin2 JP SB" style:font-family-complex="GenRyuMin2 JP SB" fo:font-size="14pt"/>
    </style:style>
    <style:style style:family="paragraph" style:name="P371">
      <style:paragraph-properties/>
      <style:text-properties fo:font-size="9pt"/>
    </style:style>
    <style:style style:family="text" style:name="T986">
      <style:text-properties fo:font-family="GenRyuMin2 JP SB" style:font-family-asian="GenRyuMin2 JP SB" style:font-family-complex="GenRyuMin2 JP SB" fo:font-size="9pt"/>
    </style:style>
    <style:style style:family="text" style:name="T987">
      <style:text-properties fo:font-family="GenRyuMin2 JP SB" style:font-family-asian="GenRyuMin2 JP SB" style:font-family-complex="GenRyuMin2 JP SB" fo:font-size="9pt"/>
    </style:style>
    <style:style style:family="paragraph" style:name="P372">
      <style:paragraph-properties/>
      <style:text-properties fo:font-family="GenRyuMin2 JP SB" style:font-family-complex="GenRyuMin2 JP SB" fo:font-size="14pt"/>
    </style:style>
    <style:style style:family="text" style:name="T988">
      <style:text-properties fo:font-family="GenRyuMin2 JP SB" style:font-family-asian="GenRyuMin2 JP SB" style:font-family-complex="GenRyuMin2 JP SB" fo:font-size="14pt"/>
    </style:style>
    <style:style style:family="text" style:name="T989">
      <style:text-properties fo:font-family="GenRyuMin2 JP SB" style:font-family-asian="GenRyuMin2 JP SB" style:font-family-complex="GenRyuMin2 JP SB" fo:font-size="14pt"/>
    </style:style>
    <style:style style:family="paragraph" style:name="P37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90">
      <style:text-properties fo:font-family="GenRyuMin2 JP SB" style:font-family-asian="GenRyuMin2 JP SB" style:font-family-complex="GenRyuMin2 JP SB" fo:font-size="9pt"/>
    </style:style>
    <style:style style:family="text" style:name="T991">
      <style:text-properties fo:font-family="GenRyuMin2 JP SB" style:font-family-asian="GenRyuMin2 JP SB" style:font-family-complex="GenRyuMin2 JP SB" fo:font-size="9pt"/>
    </style:style>
    <style:style style:family="text" style:name="T992">
      <style:text-properties fo:font-family="GenRyuMin2 JP SB" style:font-family-asian="GenRyuMin2 JP SB" style:font-family-complex="GenRyuMin2 JP SB" fo:font-size="9pt"/>
    </style:style>
    <style:style style:family="paragraph" style:name="P374">
      <style:paragraph-properties/>
      <style:text-properties fo:font-family="GenRyuMin2 JP SB" style:font-family-complex="GenRyuMin2 JP SB" fo:font-size="14pt"/>
    </style:style>
    <style:style style:family="text" style:name="T993">
      <style:text-properties fo:font-family="GenRyuMin2 JP SB" style:font-family-asian="GenRyuMin2 JP SB" style:font-family-complex="GenRyuMin2 JP SB" fo:font-size="14pt"/>
    </style:style>
    <style:style style:family="text" style:name="T994">
      <style:text-properties fo:font-family="GenRyuMin2 JP SB" style:font-family-asian="GenRyuMin2 JP SB" style:font-family-complex="GenRyuMin2 JP SB" fo:font-size="14pt"/>
    </style:style>
    <style:style style:family="paragraph" style:name="P37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95">
      <style:text-properties fo:font-family="GenRyuMin2 JP SB" style:font-family-asian="GenRyuMin2 JP SB" style:font-family-complex="GenRyuMin2 JP SB" fo:font-size="9pt"/>
    </style:style>
    <style:style style:family="text" style:name="T996">
      <style:text-properties fo:font-family="GenRyuMin2 JP SB" style:font-family-asian="GenRyuMin2 JP SB" style:font-family-complex="GenRyuMin2 JP SB" fo:font-size="9pt"/>
    </style:style>
    <style:style style:family="text" style:name="T997">
      <style:text-properties fo:font-family="GenRyuMin2 JP SB" style:font-family-asian="GenRyuMin2 JP SB" style:font-family-complex="GenRyuMin2 JP SB" fo:font-size="9pt"/>
    </style:style>
    <style:style style:family="paragraph" style:name="P376">
      <style:paragraph-properties/>
      <style:text-properties fo:font-family="GenRyuMin2 JP SB" style:font-family-complex="GenRyuMin2 JP SB" fo:font-size="14pt"/>
    </style:style>
    <style:style style:family="text" style:name="T998">
      <style:text-properties fo:font-family="GenRyuMin2 JP SB" style:font-family-asian="GenRyuMin2 JP SB" style:font-family-complex="GenRyuMin2 JP SB" fo:font-size="14pt"/>
    </style:style>
    <style:style style:family="text" style:name="T999">
      <style:text-properties fo:font-family="GenRyuMin2 JP SB" style:font-family-asian="GenRyuMin2 JP SB" style:font-family-complex="GenRyuMin2 JP SB" fo:font-size="14pt"/>
    </style:style>
    <style:style style:family="paragraph" style:name="P377">
      <style:paragraph-properties/>
      <style:text-properties fo:font-family="GenRyuMin2 JP SB" style:font-family-complex="GenRyuMin2 JP SB" fo:font-size="9pt"/>
    </style:style>
    <style:style style:family="text" style:name="T1000">
      <style:text-properties fo:font-family="GenRyuMin2 JP SB" style:font-family-asian="GenRyuMin2 JP SB" style:font-family-complex="GenRyuMin2 JP SB" fo:font-size="9pt"/>
    </style:style>
    <style:style style:family="text" style:name="T1001">
      <style:text-properties fo:font-family="GenRyuMin2 JP SB" style:font-family-complex="GenRyuMin2 JP SB" fo:font-size="9pt"/>
    </style:style>
    <style:style style:family="text" style:name="T1002">
      <style:text-properties fo:font-family="GenRyuMin2 JP SB" style:font-family-complex="GenRyuMin2 JP SB" fo:font-size="9pt"/>
    </style:style>
    <style:style style:family="paragraph" style:name="P378">
      <style:paragraph-properties/>
      <style:text-properties fo:font-family="GenRyuMin2 JP SB" style:font-family-complex="GenRyuMin2 JP SB" fo:font-size="14pt"/>
    </style:style>
    <style:style style:family="text" style:name="T1003">
      <style:text-properties fo:font-family="GenRyuMin2 JP SB" style:font-family-asian="GenRyuMin2 JP SB" style:font-family-complex="GenRyuMin2 JP SB" fo:font-size="14pt"/>
    </style:style>
    <style:style style:family="text" style:name="T1004">
      <style:text-properties fo:font-family="GenRyuMin2 JP SB" style:font-family-asian="GenRyuMin2 JP SB" style:font-family-complex="GenRyuMin2 JP SB" fo:font-size="14pt"/>
    </style:style>
    <style:style style:family="paragraph" style:name="P379">
      <style:paragraph-properties/>
      <style:text-properties fo:font-family="GenRyuMin2 JP SB" style:font-family-complex="GenRyuMin2 JP SB" fo:font-size="14pt"/>
    </style:style>
    <style:style style:family="text" style:name="T1005">
      <style:text-properties fo:font-family="GenRyuMin2 JP SB" style:font-family-asian="GenRyuMin2 JP SB" style:font-family-complex="GenRyuMin2 JP SB" fo:font-size="14pt"/>
    </style:style>
    <style:style style:family="text" style:name="T1006">
      <style:text-properties fo:font-family="GenRyuMin2 JP SB" style:font-family-asian="GenRyuMin2 JP SB" style:font-family-complex="GenRyuMin2 JP SB" fo:font-size="14pt"/>
    </style:style>
    <style:style style:family="paragraph" style:name="P38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07">
      <style:text-properties fo:font-family="GenRyuMin2 JP SB" style:font-family-asian="GenRyuMin2 JP SB" style:font-family-complex="GenRyuMin2 JP SB" fo:font-size="14pt"/>
    </style:style>
    <style:style style:family="text" style:name="T1008">
      <style:text-properties fo:font-family="GenRyuMin2 JP SB" style:font-family-asian="GenRyuMin2 JP SB" style:font-family-complex="GenRyuMin2 JP SB" fo:font-size="14pt"/>
    </style:style>
    <style:style style:family="paragraph" style:name="P381">
      <style:paragraph-properties/>
      <style:text-properties fo:font-size="9pt"/>
    </style:style>
    <style:style style:family="text" style:name="T1009">
      <style:text-properties fo:font-family="GenRyuMin2 JP SB" style:font-family-asian="GenRyuMin2 JP SB" style:font-family-complex="GenRyuMin2 JP SB" fo:font-size="9pt"/>
    </style:style>
    <style:style style:family="text" style:name="T1010">
      <style:text-properties fo:font-family="GenRyuMin2 JP SB" style:font-family-asian="GenRyuMin2 JP SB" style:font-family-complex="GenRyuMin2 JP SB" fo:font-size="9pt"/>
    </style:style>
    <style:style style:family="paragraph" style:name="P382">
      <style:paragraph-properties/>
      <style:text-properties fo:font-family="GenRyuMin2 JP SB" style:font-family-complex="GenRyuMin2 JP SB" fo:font-size="14pt"/>
    </style:style>
    <style:style style:family="text" style:name="T1011">
      <style:text-properties fo:font-family="GenRyuMin2 JP SB" style:font-family-asian="GenRyuMin2 JP SB" style:font-family-complex="GenRyuMin2 JP SB" fo:font-size="14pt"/>
    </style:style>
    <style:style style:family="text" style:name="T1012">
      <style:text-properties fo:font-family="GenRyuMin2 JP SB" style:font-family-asian="GenRyuMin2 JP SB" style:font-family-complex="GenRyuMin2 JP SB" fo:font-size="14pt"/>
    </style:style>
    <style:style style:family="paragraph" style:name="P3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3">
      <style:text-properties fo:font-family="GenRyuMin2 JP SB" style:font-family-asian="GenRyuMin2 JP SB" style:font-family-complex="GenRyuMin2 JP SB" fo:font-size="9pt"/>
    </style:style>
    <style:style style:family="text" style:name="T1014">
      <style:text-properties fo:font-family="GenRyuMin2 JP SB" style:font-family-asian="GenRyuMin2 JP SB" style:font-family-complex="GenRyuMin2 JP SB" fo:font-size="9pt"/>
    </style:style>
    <style:style style:family="text" style:name="T1015">
      <style:text-properties fo:font-family="GenRyuMin2 JP SB" style:font-family-asian="GenRyuMin2 JP SB" style:font-family-complex="GenRyuMin2 JP SB" fo:font-size="9pt"/>
    </style:style>
    <style:style style:family="paragraph" style:name="P384">
      <style:paragraph-properties/>
      <style:text-properties fo:font-family="GenRyuMin2 JP SB" style:font-family-complex="GenRyuMin2 JP SB" fo:font-size="14pt"/>
    </style:style>
    <style:style style:family="text" style:name="T1016">
      <style:text-properties fo:font-family="GenRyuMin2 JP SB" style:font-family-asian="GenRyuMin2 JP SB" style:font-family-complex="GenRyuMin2 JP SB" fo:font-size="14pt"/>
    </style:style>
    <style:style style:family="text" style:name="T1017">
      <style:text-properties fo:font-family="GenRyuMin2 JP SB" style:font-family-asian="GenRyuMin2 JP SB" style:font-family-complex="GenRyuMin2 JP SB" fo:font-size="14pt"/>
    </style:style>
    <style:style style:family="paragraph" style:name="P38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8">
      <style:text-properties fo:font-family="GenRyuMin2 JP SB" style:font-family-asian="GenRyuMin2 JP SB" style:font-family-complex="GenRyuMin2 JP SB" fo:font-size="9pt"/>
    </style:style>
    <style:style style:family="text" style:name="T1019">
      <style:text-properties fo:font-family="GenRyuMin2 JP SB" style:font-family-asian="GenRyuMin2 JP SB" style:font-family-complex="GenRyuMin2 JP SB" fo:font-size="9pt"/>
    </style:style>
    <style:style style:family="text" style:name="T1020">
      <style:text-properties fo:font-family="GenRyuMin2 JP SB" style:font-family-asian="GenRyuMin2 JP SB" style:font-family-complex="GenRyuMin2 JP SB" fo:font-size="9pt"/>
    </style:style>
    <style:style style:family="paragraph" style:name="P386">
      <style:paragraph-properties/>
      <style:text-properties fo:font-family="GenRyuMin2 JP SB" style:font-family-complex="GenRyuMin2 JP SB" fo:font-size="14pt"/>
    </style:style>
    <style:style style:family="text" style:name="T1021">
      <style:text-properties fo:font-family="GenRyuMin2 JP SB" style:font-family-asian="GenRyuMin2 JP SB" style:font-family-complex="GenRyuMin2 JP SB" fo:font-size="14pt"/>
    </style:style>
    <style:style style:family="text" style:name="T1022">
      <style:text-properties fo:font-family="GenRyuMin2 JP SB" style:font-family-asian="GenRyuMin2 JP SB" style:font-family-complex="GenRyuMin2 JP SB" fo:font-size="14pt"/>
    </style:style>
    <style:style style:family="paragraph" style:name="P387">
      <style:paragraph-properties/>
      <style:text-properties fo:font-family="GenRyuMin2 JP SB" style:font-family-complex="GenRyuMin2 JP SB" fo:font-size="9pt"/>
    </style:style>
    <style:style style:family="text" style:name="T1023">
      <style:text-properties fo:font-family="GenRyuMin2 JP SB" style:font-family-asian="GenRyuMin2 JP SB" style:font-family-complex="GenRyuMin2 JP SB" fo:font-size="9pt"/>
    </style:style>
    <style:style style:family="text" style:name="T1024">
      <style:text-properties fo:font-family="GenRyuMin2 JP SB" style:font-family-complex="GenRyuMin2 JP SB" fo:font-size="9pt"/>
    </style:style>
    <style:style style:family="text" style:name="T1025">
      <style:text-properties fo:font-family="GenRyuMin2 JP SB" style:font-family-complex="GenRyuMin2 JP SB" fo:font-size="9pt"/>
    </style:style>
    <style:style style:family="paragraph" style:name="P388">
      <style:paragraph-properties/>
      <style:text-properties fo:font-family="GenRyuMin2 JP SB" style:font-family-complex="GenRyuMin2 JP SB" fo:font-size="14pt"/>
    </style:style>
    <style:style style:family="text" style:name="T1026">
      <style:text-properties fo:font-family="GenRyuMin2 JP SB" style:font-family-asian="GenRyuMin2 JP SB" style:font-family-complex="GenRyuMin2 JP SB" fo:font-size="14pt"/>
    </style:style>
    <style:style style:family="text" style:name="T1027">
      <style:text-properties fo:font-family="GenRyuMin2 JP SB" style:font-family-asian="GenRyuMin2 JP SB" style:font-family-complex="GenRyuMin2 JP SB" fo:font-size="14pt"/>
    </style:style>
    <style:style style:family="paragraph" style:name="P389">
      <style:paragraph-properties/>
      <style:text-properties fo:font-family="GenRyuMin2 JP SB" style:font-family-complex="GenRyuMin2 JP SB" fo:font-size="14pt"/>
    </style:style>
    <style:style style:family="text" style:name="T1028">
      <style:text-properties fo:font-family="GenRyuMin2 JP SB" style:font-family-asian="GenRyuMin2 JP SB" style:font-family-complex="GenRyuMin2 JP SB" fo:font-size="14pt"/>
    </style:style>
    <style:style style:family="text" style:name="T1029">
      <style:text-properties fo:font-family="GenRyuMin2 JP SB" style:font-family-asian="GenRyuMin2 JP SB" style:font-family-complex="GenRyuMin2 JP SB" fo:font-size="14pt"/>
    </style:style>
    <style:style style:family="paragraph" style:name="P39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30">
      <style:text-properties fo:font-family="GenRyuMin2 JP SB" style:font-family-asian="GenRyuMin2 JP SB" style:font-family-complex="GenRyuMin2 JP SB" fo:font-size="14pt"/>
    </style:style>
    <style:style style:family="text" style:name="T1031">
      <style:text-properties fo:font-family="GenRyuMin2 JP SB" style:font-family-asian="GenRyuMin2 JP SB" style:font-family-complex="GenRyuMin2 JP SB" fo:font-size="14pt"/>
    </style:style>
    <style:style style:family="paragraph" style:name="P391">
      <style:paragraph-properties/>
      <style:text-properties fo:font-size="9pt"/>
    </style:style>
    <style:style style:family="text" style:name="T1032">
      <style:text-properties fo:font-family="GenRyuMin2 JP SB" style:font-family-asian="GenRyuMin2 JP SB" style:font-family-complex="GenRyuMin2 JP SB" fo:font-size="9pt"/>
    </style:style>
    <style:style style:family="text" style:name="T1033">
      <style:text-properties fo:font-family="GenRyuMin2 JP SB" style:font-family-asian="GenRyuMin2 JP SB" style:font-family-complex="GenRyuMin2 JP SB" fo:font-size="9pt"/>
    </style:style>
    <style:style style:family="paragraph" style:name="P392">
      <style:paragraph-properties/>
      <style:text-properties fo:font-family="GenRyuMin2 JP SB" style:font-family-complex="GenRyuMin2 JP SB" fo:font-size="14pt"/>
    </style:style>
    <style:style style:family="text" style:name="T1034">
      <style:text-properties fo:font-family="GenRyuMin2 JP SB" style:font-family-asian="GenRyuMin2 JP SB" style:font-family-complex="GenRyuMin2 JP SB" fo:font-size="14pt"/>
    </style:style>
    <style:style style:family="text" style:name="T1035">
      <style:text-properties fo:font-family="GenRyuMin2 JP SB" style:font-family-asian="GenRyuMin2 JP SB" style:font-family-complex="GenRyuMin2 JP SB" fo:font-size="14pt"/>
    </style:style>
    <style:style style:family="paragraph" style:name="P3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36">
      <style:text-properties fo:font-family="GenRyuMin2 JP SB" style:font-family-asian="GenRyuMin2 JP SB" style:font-family-complex="GenRyuMin2 JP SB" fo:font-size="9pt"/>
    </style:style>
    <style:style style:family="text" style:name="T1037">
      <style:text-properties fo:font-family="GenRyuMin2 JP SB" style:font-family-asian="GenRyuMin2 JP SB" style:font-family-complex="GenRyuMin2 JP SB" fo:font-size="9pt"/>
    </style:style>
    <style:style style:family="text" style:name="T1038">
      <style:text-properties fo:font-family="GenRyuMin2 JP SB" style:font-family-asian="GenRyuMin2 JP SB" style:font-family-complex="GenRyuMin2 JP SB" fo:font-size="9pt"/>
    </style:style>
    <style:style style:family="paragraph" style:name="P394">
      <style:paragraph-properties/>
      <style:text-properties fo:font-family="GenRyuMin2 JP SB" style:font-family-complex="GenRyuMin2 JP SB" fo:font-size="14pt"/>
    </style:style>
    <style:style style:family="text" style:name="T1039">
      <style:text-properties fo:font-family="GenRyuMin2 JP SB" style:font-family-asian="GenRyuMin2 JP SB" style:font-family-complex="GenRyuMin2 JP SB" fo:font-size="14pt"/>
    </style:style>
    <style:style style:family="text" style:name="T1040">
      <style:text-properties fo:font-family="GenRyuMin2 JP SB" style:font-family-asian="GenRyuMin2 JP SB" style:font-family-complex="GenRyuMin2 JP SB" fo:font-size="14pt"/>
    </style:style>
    <style:style style:family="paragraph" style:name="P3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41">
      <style:text-properties fo:font-family="GenRyuMin2 JP SB" style:font-family-asian="GenRyuMin2 JP SB" style:font-family-complex="GenRyuMin2 JP SB" fo:font-size="9pt"/>
    </style:style>
    <style:style style:family="text" style:name="T1042">
      <style:text-properties fo:font-family="GenRyuMin2 JP SB" style:font-family-asian="GenRyuMin2 JP SB" style:font-family-complex="GenRyuMin2 JP SB" fo:font-size="9pt"/>
    </style:style>
    <style:style style:family="text" style:name="T1043">
      <style:text-properties fo:font-family="GenRyuMin2 JP SB" style:font-family-asian="GenRyuMin2 JP SB" style:font-family-complex="GenRyuMin2 JP SB" fo:font-size="9pt"/>
    </style:style>
    <style:style style:family="paragraph" style:name="P396">
      <style:paragraph-properties/>
      <style:text-properties fo:font-family="GenRyuMin2 JP SB" style:font-family-complex="GenRyuMin2 JP SB" fo:font-size="14pt"/>
    </style:style>
    <style:style style:family="text" style:name="T1044">
      <style:text-properties fo:font-family="GenRyuMin2 JP SB" style:font-family-asian="GenRyuMin2 JP SB" style:font-family-complex="GenRyuMin2 JP SB" fo:font-size="14pt"/>
    </style:style>
    <style:style style:family="text" style:name="T1045">
      <style:text-properties fo:font-family="GenRyuMin2 JP SB" style:font-family-asian="GenRyuMin2 JP SB" style:font-family-complex="GenRyuMin2 JP SB" fo:font-size="14pt"/>
    </style:style>
    <style:style style:family="paragraph" style:name="P397">
      <style:paragraph-properties/>
      <style:text-properties fo:font-family="GenRyuMin2 JP SB" style:font-family-complex="GenRyuMin2 JP SB" fo:font-size="9pt"/>
    </style:style>
    <style:style style:family="text" style:name="T1046">
      <style:text-properties fo:font-family="GenRyuMin2 JP SB" style:font-family-asian="GenRyuMin2 JP SB" style:font-family-complex="GenRyuMin2 JP SB" fo:font-size="9pt"/>
    </style:style>
    <style:style style:family="text" style:name="T1047">
      <style:text-properties fo:font-family="GenRyuMin2 JP SB" style:font-family-complex="GenRyuMin2 JP SB" fo:font-size="9pt"/>
    </style:style>
    <style:style style:family="text" style:name="T1048">
      <style:text-properties fo:font-family="GenRyuMin2 JP SB" style:font-family-complex="GenRyuMin2 JP SB" fo:font-size="9pt"/>
    </style:style>
    <style:style style:family="paragraph" style:name="P39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49">
      <style:text-properties fo:font-family="GenRyuMin2 JP SB" style:font-family-asian="GenRyuMin2 JP SB" style:font-family-complex="GenRyuMin2 JP SB" fo:font-size="14pt"/>
    </style:style>
    <style:style style:family="text" style:name="T1050">
      <style:text-properties fo:font-family="GenRyuMin2 JP SB" style:font-family-asian="GenRyuMin2 JP SB" style:font-family-complex="GenRyuMin2 JP SB" fo:font-size="14pt"/>
    </style:style>
    <style:style style:family="paragraph" style:name="P399">
      <style:paragraph-properties/>
      <style:text-properties fo:font-size="9pt"/>
    </style:style>
    <style:style style:family="text" style:name="T1051">
      <style:text-properties fo:font-family="GenRyuMin2 JP SB" style:font-family-asian="GenRyuMin2 JP SB" style:font-family-complex="GenRyuMin2 JP SB" fo:font-size="9pt"/>
    </style:style>
    <style:style style:family="text" style:name="T1052">
      <style:text-properties fo:font-family="GenRyuMin2 JP SB" style:font-family-asian="GenRyuMin2 JP SB" style:font-family-complex="GenRyuMin2 JP SB" fo:font-size="9pt"/>
    </style:style>
    <style:style style:family="paragraph" style:name="P400">
      <style:paragraph-properties/>
      <style:text-properties fo:font-family="GenRyuMin2 JP SB" style:font-family-complex="GenRyuMin2 JP SB" fo:font-size="14pt"/>
    </style:style>
    <style:style style:family="text" style:name="T1053">
      <style:text-properties fo:font-family="GenRyuMin2 JP SB" style:font-family-asian="GenRyuMin2 JP SB" style:font-family-complex="GenRyuMin2 JP SB" fo:font-size="14pt"/>
    </style:style>
    <style:style style:family="text" style:name="T1054">
      <style:text-properties fo:font-family="GenRyuMin2 JP SB" style:font-family-asian="GenRyuMin2 JP SB" style:font-family-complex="GenRyuMin2 JP SB" fo:font-size="14pt"/>
    </style:style>
    <style:style style:family="paragraph" style:name="P40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55">
      <style:text-properties fo:font-family="GenRyuMin2 JP SB" style:font-family-asian="GenRyuMin2 JP SB" style:font-family-complex="GenRyuMin2 JP SB" fo:font-size="9pt"/>
    </style:style>
    <style:style style:family="text" style:name="T1056">
      <style:text-properties fo:font-family="GenRyuMin2 JP SB" style:font-family-asian="GenRyuMin2 JP SB" style:font-family-complex="GenRyuMin2 JP SB" fo:font-size="9pt"/>
    </style:style>
    <style:style style:family="text" style:name="T1057">
      <style:text-properties fo:font-family="GenRyuMin2 JP SB" style:font-family-asian="GenRyuMin2 JP SB" style:font-family-complex="GenRyuMin2 JP SB" fo:font-size="9pt"/>
    </style:style>
    <style:style style:family="paragraph" style:name="P402">
      <style:paragraph-properties/>
      <style:text-properties fo:font-family="GenRyuMin2 JP SB" style:font-family-complex="GenRyuMin2 JP SB" fo:font-size="14pt"/>
    </style:style>
    <style:style style:family="text" style:name="T1058">
      <style:text-properties fo:font-family="GenRyuMin2 JP SB" style:font-family-asian="GenRyuMin2 JP SB" style:font-family-complex="GenRyuMin2 JP SB" fo:font-size="14pt"/>
    </style:style>
    <style:style style:family="text" style:name="T1059">
      <style:text-properties fo:font-family="GenRyuMin2 JP SB" style:font-family-asian="GenRyuMin2 JP SB" style:font-family-complex="GenRyuMin2 JP SB" fo:font-size="14pt"/>
    </style:style>
    <style:style style:family="paragraph" style:name="P40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60">
      <style:text-properties fo:font-family="GenRyuMin2 JP SB" style:font-family-asian="GenRyuMin2 JP SB" style:font-family-complex="GenRyuMin2 JP SB" fo:font-size="9pt"/>
    </style:style>
    <style:style style:family="text" style:name="T1061">
      <style:text-properties fo:font-family="GenRyuMin2 JP SB" style:font-family-asian="GenRyuMin2 JP SB" style:font-family-complex="GenRyuMin2 JP SB" fo:font-size="9pt"/>
    </style:style>
    <style:style style:family="text" style:name="T1062">
      <style:text-properties fo:font-family="GenRyuMin2 JP SB" style:font-family-asian="GenRyuMin2 JP SB" style:font-family-complex="GenRyuMin2 JP SB" fo:font-size="9pt"/>
    </style:style>
    <style:style style:family="paragraph" style:name="P404">
      <style:paragraph-properties/>
      <style:text-properties fo:font-family="GenRyuMin2 JP SB" style:font-family-complex="GenRyuMin2 JP SB" fo:font-size="14pt"/>
    </style:style>
    <style:style style:family="text" style:name="T1063">
      <style:text-properties fo:font-family="GenRyuMin2 JP SB" style:font-family-asian="GenRyuMin2 JP SB" style:font-family-complex="GenRyuMin2 JP SB" fo:font-size="14pt"/>
    </style:style>
    <style:style style:family="text" style:name="T1064">
      <style:text-properties fo:font-family="GenRyuMin2 JP SB" style:font-family-asian="GenRyuMin2 JP SB" style:font-family-complex="GenRyuMin2 JP SB" fo:font-size="14pt"/>
    </style:style>
    <style:style style:family="paragraph" style:name="P405">
      <style:paragraph-properties/>
      <style:text-properties fo:font-family="GenRyuMin2 JP SB" style:font-family-complex="GenRyuMin2 JP SB" fo:font-size="9pt"/>
    </style:style>
    <style:style style:family="text" style:name="T1065">
      <style:text-properties fo:font-family="GenRyuMin2 JP SB" style:font-family-asian="GenRyuMin2 JP SB" style:font-family-complex="GenRyuMin2 JP SB" fo:font-size="9pt"/>
    </style:style>
    <style:style style:family="text" style:name="T1066">
      <style:text-properties fo:font-family="GenRyuMin2 JP SB" style:font-family-complex="GenRyuMin2 JP SB" fo:font-size="9pt"/>
    </style:style>
    <style:style style:family="text" style:name="T1067">
      <style:text-properties fo:font-family="GenRyuMin2 JP SB" style:font-family-complex="GenRyuMin2 JP SB" fo:font-size="9pt"/>
    </style:style>
    <style:style style:family="paragraph" style:name="P40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68">
      <style:text-properties fo:font-family="GenRyuMin2 JP SB" style:font-family-asian="GenRyuMin2 JP SB" style:font-family-complex="GenRyuMin2 JP SB" fo:font-size="14pt"/>
    </style:style>
    <style:style style:family="text" style:name="T1069">
      <style:text-properties fo:font-family="GenRyuMin2 JP SB" style:font-family-asian="GenRyuMin2 JP SB" style:font-family-complex="GenRyuMin2 JP SB" fo:font-size="14pt"/>
    </style:style>
    <style:style style:family="text" style:name="T1070">
      <style:text-properties fo:font-family="GenRyuMin2 JP SB" style:font-family-asian="GenRyuMin2 JP SB" style:font-family-complex="GenRyuMin2 JP SB" fo:font-size="14pt"/>
    </style:style>
    <style:style style:family="paragraph" style:name="P407">
      <style:paragraph-properties fo:break-before="page"/>
      <style:text-properties fo:font-family="GenRyuMin2 JP SB" style:font-family-complex="GenRyuMin2 JP SB" fo:font-size="14pt"/>
    </style:style>
    <style:style style:family="text" style:name="T1071">
      <style:text-properties fo:font-family="GenRyuMin2 JP SB" style:font-family-complex="GenRyuMin2 JP SB" fo:font-size="14pt"/>
    </style:style>
    <style:style style:family="text" style:name="T1072">
      <style:text-properties fo:font-family="GenRyuMin2 JP SB" style:font-family-complex="GenRyuMin2 JP SB" fo:font-size="14pt"/>
    </style:style>
    <style:style style:parent-style-name="138" style:family="paragraph" style:name="P408">
      <style:paragraph-properties fo:margin-left="0cm" fo:margin-right="0cm" fo:text-indent="0cm" fo:border="none"/>
      <style:text-properties fo:color="#0f4761" fo:font-family="Arial" style:font-family-asian="Arial" style:font-family-complex="Arial" fo:font-size="20pt"/>
    </style:style>
    <style:style style:family="text" style:name="T1073">
      <style:text-properties fo:font-family="GenRyuMin2 JP SB" style:font-family-asian="GenRyuMin2 JP SB" style:font-family-complex="GenRyuMin2 JP SB"/>
    </style:style>
    <style:style style:family="text" style:name="T1074">
      <style:text-properties fo:font-family="GenRyuMin2 JP SB" style:font-family-asian="GenRyuMin2 JP SB" style:font-family-complex="GenRyuMin2 JP SB"/>
    </style:style>
    <style:style style:family="paragraph" style:name="P40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75">
      <style:text-properties fo:font-family="GenRyuMin2 JP SB" style:font-family-asian="GenRyuMin2 JP SB" style:font-family-complex="GenRyuMin2 JP SB" fo:font-size="14pt"/>
    </style:style>
    <style:style style:family="text" style:name="T1076">
      <style:text-properties fo:font-family="GenRyuMin2 JP SB" style:font-family-asian="GenRyuMin2 JP SB" style:font-family-complex="GenRyuMin2 JP SB" fo:font-size="14pt"/>
    </style:style>
    <style:style style:family="paragraph" style:name="P410">
      <style:paragraph-properties/>
      <style:text-properties fo:font-size="9pt"/>
    </style:style>
    <style:style style:family="text" style:name="T1077">
      <style:text-properties fo:font-family="GenRyuMin2 JP SB" style:font-family-asian="GenRyuMin2 JP SB" style:font-family-complex="GenRyuMin2 JP SB" fo:font-size="9pt"/>
    </style:style>
    <style:style style:family="text" style:name="T1078">
      <style:text-properties fo:font-family="GenRyuMin2 JP SB" style:font-family-asian="GenRyuMin2 JP SB" style:font-family-complex="GenRyuMin2 JP SB" fo:font-size="9pt"/>
    </style:style>
    <style:style style:family="paragraph" style:name="P41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79">
      <style:text-properties fo:font-family="GenRyuMin2 JP SB" style:font-family-asian="GenRyuMin2 JP SB" style:font-family-complex="GenRyuMin2 JP SB" fo:font-size="14pt"/>
    </style:style>
    <style:style style:family="text" style:name="T1080">
      <style:text-properties fo:font-family="GenRyuMin2 JP SB" style:font-family-asian="GenRyuMin2 JP SB" style:font-family-complex="GenRyuMin2 JP SB" fo:font-size="14pt"/>
    </style:style>
    <style:style style:family="paragraph" style:name="P41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81">
      <style:text-properties fo:font-family="GenRyuMin2 JP SB" style:font-family-asian="GenRyuMin2 JP SB" style:font-family-complex="GenRyuMin2 JP SB" fo:font-size="9pt"/>
    </style:style>
    <style:style style:family="text" style:name="T1082">
      <style:text-properties fo:font-family="GenRyuMin2 JP SB" style:font-family-asian="GenRyuMin2 JP SB" style:font-family-complex="GenRyuMin2 JP SB" fo:font-size="9pt"/>
    </style:style>
    <style:style style:family="text" style:name="T1083">
      <style:text-properties fo:font-family="GenRyuMin2 JP SB" style:font-family-asian="GenRyuMin2 JP SB" style:font-family-complex="GenRyuMin2 JP SB" fo:font-size="9pt"/>
    </style:style>
    <style:style style:family="paragraph" style:name="P413">
      <style:paragraph-properties/>
      <style:text-properties/>
    </style:style>
    <style:style style:family="text" style:name="T1084">
      <style:text-properties fo:font-family="GenRyuMin2 JP SB" style:font-family-asian="GenRyuMin2 JP SB" style:font-family-complex="GenRyuMin2 JP SB" fo:font-size="14pt"/>
    </style:style>
    <style:style style:family="text" style:name="T1085">
      <style:text-properties fo:font-family="GenRyuMin2 JP SB" style:font-family-asian="GenRyuMin2 JP SB" style:font-family-complex="GenRyuMin2 JP SB" fo:font-size="14pt"/>
    </style:style>
    <style:style style:family="paragraph" style:name="P41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86">
      <style:text-properties fo:font-family="GenRyuMin2 JP SB" style:font-family-asian="GenRyuMin2 JP SB" style:font-family-complex="GenRyuMin2 JP SB" fo:font-size="9pt"/>
    </style:style>
    <style:style style:family="text" style:name="T1087">
      <style:text-properties fo:font-family="GenRyuMin2 JP SB" style:font-family-asian="GenRyuMin2 JP SB" style:font-family-complex="GenRyuMin2 JP SB" fo:font-size="9pt"/>
    </style:style>
    <style:style style:family="text" style:name="T1088">
      <style:text-properties fo:font-family="GenRyuMin2 JP SB" style:font-family-asian="GenRyuMin2 JP SB" style:font-family-complex="GenRyuMin2 JP SB" fo:font-size="9pt"/>
    </style:style>
    <style:style style:family="paragraph" style:name="P415">
      <style:paragraph-properties/>
      <style:text-properties/>
    </style:style>
    <style:style style:family="text" style:name="T1089">
      <style:text-properties fo:font-family="GenRyuMin2 JP SB" style:font-family-asian="GenRyuMin2 JP SB" style:font-family-complex="GenRyuMin2 JP SB" fo:font-size="14pt"/>
    </style:style>
    <style:style style:family="text" style:name="T1090">
      <style:text-properties fo:font-family="GenRyuMin2 JP SB" style:font-family-asian="GenRyuMin2 JP SB" style:font-family-complex="GenRyuMin2 JP SB" fo:font-size="14pt"/>
    </style:style>
    <style:style style:family="paragraph" style:name="P41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91">
      <style:text-properties fo:font-family="GenRyuMin2 JP SB" style:font-family-asian="GenRyuMin2 JP SB" style:font-family-complex="GenRyuMin2 JP SB" fo:font-size="9pt"/>
    </style:style>
    <style:style style:family="text" style:name="T1092">
      <style:text-properties fo:font-family="GenRyuMin2 JP SB" style:font-family-asian="GenRyuMin2 JP SB" style:font-family-complex="GenRyuMin2 JP SB" fo:font-size="9pt"/>
    </style:style>
    <style:style style:family="text" style:name="T1093">
      <style:text-properties fo:font-family="GenRyuMin2 JP SB" style:font-family-asian="GenRyuMin2 JP SB" style:font-family-complex="GenRyuMin2 JP SB" fo:font-size="9pt"/>
    </style:style>
    <style:style style:family="paragraph" style:name="P417">
      <style:paragraph-properties/>
      <style:text-properties/>
    </style:style>
    <style:style style:family="text" style:name="T1094">
      <style:text-properties fo:font-family="GenRyuMin2 JP SB" style:font-family-asian="GenRyuMin2 JP SB" style:font-family-complex="GenRyuMin2 JP SB" fo:font-size="14pt"/>
    </style:style>
    <style:style style:family="text" style:name="T1095">
      <style:text-properties fo:font-family="GenRyuMin2 JP SB" style:font-family-asian="GenRyuMin2 JP SB" style:font-family-complex="GenRyuMin2 JP SB" fo:font-size="14pt"/>
    </style:style>
    <style:style style:family="paragraph" style:name="P418">
      <style:paragraph-properties/>
      <style:text-properties/>
    </style:style>
    <style:style style:family="text" style:name="T1096">
      <style:text-properties fo:font-family="GenRyuMin2 JP SB" style:font-family-asian="GenRyuMin2 JP SB" style:font-family-complex="GenRyuMin2 JP SB" fo:font-size="14pt"/>
    </style:style>
    <style:style style:family="text" style:name="T1097">
      <style:text-properties fo:font-family="GenRyuMin2 JP SB" style:font-family-asian="GenRyuMin2 JP SB" style:font-family-complex="GenRyuMin2 JP SB" fo:font-size="14pt"/>
    </style:style>
    <style:style style:family="paragraph" style:name="P41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98">
      <style:text-properties fo:font-family="GenRyuMin2 JP SB" style:font-family-asian="GenRyuMin2 JP SB" style:font-family-complex="GenRyuMin2 JP SB" fo:font-size="14pt"/>
    </style:style>
    <style:style style:family="text" style:name="T1099">
      <style:text-properties fo:font-family="GenRyuMin2 JP SB" style:font-family-asian="GenRyuMin2 JP SB" style:font-family-complex="GenRyuMin2 JP SB" fo:font-size="14pt"/>
    </style:style>
    <style:style style:family="paragraph" style:name="P420">
      <style:paragraph-properties/>
      <style:text-properties fo:font-size="9pt"/>
    </style:style>
    <style:style style:family="text" style:name="T1100">
      <style:text-properties fo:font-family="GenRyuMin2 JP SB" style:font-family-asian="GenRyuMin2 JP SB" style:font-family-complex="GenRyuMin2 JP SB" fo:font-size="9pt"/>
    </style:style>
    <style:style style:family="text" style:name="T1101">
      <style:text-properties fo:font-family="GenRyuMin2 JP SB" style:font-family-asian="GenRyuMin2 JP SB" style:font-family-complex="GenRyuMin2 JP SB" fo:font-size="9pt"/>
    </style:style>
    <style:style style:family="paragraph" style:name="P421">
      <style:paragraph-properties/>
      <style:text-properties/>
    </style:style>
    <style:style style:family="text" style:name="T1102">
      <style:text-properties fo:font-family="GenRyuMin2 JP SB" style:font-family-asian="GenRyuMin2 JP SB" style:font-family-complex="GenRyuMin2 JP SB" fo:font-size="14pt"/>
    </style:style>
    <style:style style:family="text" style:name="T1103">
      <style:text-properties fo:font-family="GenRyuMin2 JP SB" style:font-family-asian="GenRyuMin2 JP SB" style:font-family-complex="GenRyuMin2 JP SB" fo:font-size="14pt"/>
    </style:style>
    <style:style style:family="paragraph" style:name="P42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04">
      <style:text-properties fo:font-family="GenRyuMin2 JP SB" style:font-family-asian="GenRyuMin2 JP SB" style:font-family-complex="GenRyuMin2 JP SB" fo:font-size="9pt"/>
    </style:style>
    <style:style style:family="text" style:name="T1105">
      <style:text-properties fo:font-family="GenRyuMin2 JP SB" style:font-family-asian="GenRyuMin2 JP SB" style:font-family-complex="GenRyuMin2 JP SB" fo:font-size="9pt"/>
    </style:style>
    <style:style style:family="text" style:name="T1106">
      <style:text-properties fo:font-family="GenRyuMin2 JP SB" style:font-family-asian="GenRyuMin2 JP SB" style:font-family-complex="GenRyuMin2 JP SB" fo:font-size="9pt"/>
    </style:style>
    <style:style style:family="paragraph" style:name="P423">
      <style:paragraph-properties/>
      <style:text-properties/>
    </style:style>
    <style:style style:family="text" style:name="T1107">
      <style:text-properties fo:font-family="GenRyuMin2 JP SB" style:font-family-asian="GenRyuMin2 JP SB" style:font-family-complex="GenRyuMin2 JP SB" fo:font-size="14pt"/>
    </style:style>
    <style:style style:family="text" style:name="T1108">
      <style:text-properties fo:font-family="GenRyuMin2 JP SB" style:font-family-asian="GenRyuMin2 JP SB" style:font-family-complex="GenRyuMin2 JP SB" fo:font-size="14pt"/>
    </style:style>
    <style:style style:family="paragraph" style:name="P42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09">
      <style:text-properties fo:font-family="GenRyuMin2 JP SB" style:font-family-asian="GenRyuMin2 JP SB" style:font-family-complex="GenRyuMin2 JP SB" fo:font-size="9pt"/>
    </style:style>
    <style:style style:family="text" style:name="T1110">
      <style:text-properties fo:font-family="GenRyuMin2 JP SB" style:font-family-asian="GenRyuMin2 JP SB" style:font-family-complex="GenRyuMin2 JP SB" fo:font-size="9pt"/>
    </style:style>
    <style:style style:family="text" style:name="T1111">
      <style:text-properties fo:font-family="GenRyuMin2 JP SB" style:font-family-asian="GenRyuMin2 JP SB" style:font-family-complex="GenRyuMin2 JP SB" fo:font-size="9pt"/>
    </style:style>
    <style:style style:family="paragraph" style:name="P425">
      <style:paragraph-properties/>
      <style:text-properties/>
    </style:style>
    <style:style style:family="text" style:name="T1112">
      <style:text-properties fo:font-family="GenRyuMin2 JP SB" style:font-family-asian="GenRyuMin2 JP SB" style:font-family-complex="GenRyuMin2 JP SB" fo:font-size="14pt"/>
    </style:style>
    <style:style style:family="text" style:name="T1113">
      <style:text-properties fo:font-family="GenRyuMin2 JP SB" style:font-family-asian="GenRyuMin2 JP SB" style:font-family-complex="GenRyuMin2 JP SB" fo:font-size="14pt"/>
    </style:style>
    <style:style style:family="paragraph" style:name="P42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14">
      <style:text-properties fo:font-family="GenRyuMin2 JP SB" style:font-family-asian="GenRyuMin2 JP SB" style:font-family-complex="GenRyuMin2 JP SB" fo:font-size="9pt"/>
    </style:style>
    <style:style style:family="text" style:name="T1115">
      <style:text-properties fo:font-family="GenRyuMin2 JP SB" style:font-family-asian="GenRyuMin2 JP SB" style:font-family-complex="GenRyuMin2 JP SB" fo:font-size="9pt"/>
    </style:style>
    <style:style style:family="text" style:name="T1116">
      <style:text-properties fo:font-family="GenRyuMin2 JP SB" style:font-family-asian="GenRyuMin2 JP SB" style:font-family-complex="GenRyuMin2 JP SB" fo:font-size="9pt"/>
    </style:style>
    <style:style style:family="paragraph" style:name="P427">
      <style:paragraph-properties/>
      <style:text-properties/>
    </style:style>
    <style:style style:family="text" style:name="T1117">
      <style:text-properties fo:font-family="GenRyuMin2 JP SB" style:font-family-asian="GenRyuMin2 JP SB" style:font-family-complex="GenRyuMin2 JP SB" fo:font-size="14pt"/>
    </style:style>
    <style:style style:family="text" style:name="T1118">
      <style:text-properties fo:font-family="GenRyuMin2 JP SB" style:font-family-asian="GenRyuMin2 JP SB" style:font-family-complex="GenRyuMin2 JP SB" fo:font-size="14pt"/>
    </style:style>
    <style:style style:family="paragraph" style:name="P42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19">
      <style:text-properties fo:font-family="GenRyuMin2 JP SB" style:font-family-asian="GenRyuMin2 JP SB" style:font-family-complex="GenRyuMin2 JP SB" fo:font-size="9pt"/>
    </style:style>
    <style:style style:family="text" style:name="T1120">
      <style:text-properties fo:font-family="GenRyuMin2 JP SB" style:font-family-asian="GenRyuMin2 JP SB" style:font-family-complex="GenRyuMin2 JP SB" fo:font-size="9pt"/>
    </style:style>
    <style:style style:family="text" style:name="T1121">
      <style:text-properties fo:font-family="GenRyuMin2 JP SB" style:font-family-asian="GenRyuMin2 JP SB" style:font-family-complex="GenRyuMin2 JP SB" fo:font-size="9pt"/>
    </style:style>
    <style:style style:family="paragraph" style:name="P429">
      <style:paragraph-properties/>
      <style:text-properties/>
    </style:style>
    <style:style style:family="text" style:name="T1122">
      <style:text-properties fo:font-family="GenRyuMin2 JP SB" style:font-family-asian="GenRyuMin2 JP SB" style:font-family-complex="GenRyuMin2 JP SB" fo:font-size="14pt"/>
    </style:style>
    <style:style style:family="text" style:name="T1123">
      <style:text-properties fo:font-family="GenRyuMin2 JP SB" style:font-family-asian="GenRyuMin2 JP SB" style:font-family-complex="GenRyuMin2 JP SB" fo:font-size="14pt"/>
    </style:style>
    <style:style style:family="paragraph" style:name="P43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24">
      <style:text-properties fo:font-family="GenRyuMin2 JP SB" style:font-family-asian="GenRyuMin2 JP SB" style:font-family-complex="GenRyuMin2 JP SB" fo:font-size="9pt"/>
    </style:style>
    <style:style style:family="text" style:name="T1125">
      <style:text-properties fo:font-family="GenRyuMin2 JP SB" style:font-family-asian="GenRyuMin2 JP SB" style:font-family-complex="GenRyuMin2 JP SB" fo:font-size="9pt"/>
    </style:style>
    <style:style style:family="text" style:name="T1126">
      <style:text-properties fo:font-family="GenRyuMin2 JP SB" style:font-family-asian="GenRyuMin2 JP SB" style:font-family-complex="GenRyuMin2 JP SB" fo:font-size="9pt"/>
    </style:style>
    <style:style style:family="paragraph" style:name="P431">
      <style:paragraph-properties/>
      <style:text-properties/>
    </style:style>
    <style:style style:family="text" style:name="T1127">
      <style:text-properties fo:font-family="GenRyuMin2 JP SB" style:font-family-asian="GenRyuMin2 JP SB" style:font-family-complex="GenRyuMin2 JP SB" fo:font-size="14pt"/>
    </style:style>
    <style:style style:family="text" style:name="T1128">
      <style:text-properties fo:font-family="GenRyuMin2 JP SB" style:font-family-asian="GenRyuMin2 JP SB" style:font-family-complex="GenRyuMin2 JP SB" fo:font-size="14pt"/>
    </style:style>
    <style:style style:family="paragraph" style:name="P432">
      <style:paragraph-properties/>
      <style:text-properties/>
    </style:style>
    <style:style style:family="text" style:name="T1129">
      <style:text-properties fo:font-family="GenRyuMin2 JP SB" style:font-family-asian="GenRyuMin2 JP SB" style:font-family-complex="GenRyuMin2 JP SB" fo:font-size="14pt"/>
    </style:style>
    <style:style style:family="text" style:name="T1130">
      <style:text-properties fo:font-family="GenRyuMin2 JP SB" style:font-family-asian="GenRyuMin2 JP SB" style:font-family-complex="GenRyuMin2 JP SB" fo:font-size="14pt"/>
    </style:style>
    <style:style style:family="paragraph" style:name="P43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31">
      <style:text-properties fo:font-family="GenRyuMin2 JP SB" style:font-family-asian="GenRyuMin2 JP SB" style:font-family-complex="GenRyuMin2 JP SB" fo:font-size="14pt"/>
    </style:style>
    <style:style style:family="text" style:name="T1132">
      <style:text-properties fo:font-family="GenRyuMin2 JP SB" style:font-family-asian="GenRyuMin2 JP SB" style:font-family-complex="GenRyuMin2 JP SB" fo:font-size="14pt"/>
    </style:style>
    <style:style style:family="paragraph" style:name="P434">
      <style:paragraph-properties/>
      <style:text-properties fo:font-size="9pt"/>
    </style:style>
    <style:style style:family="text" style:name="T1133">
      <style:text-properties fo:font-family="GenRyuMin2 JP SB" style:font-family-asian="GenRyuMin2 JP SB" style:font-family-complex="GenRyuMin2 JP SB" fo:font-size="9pt"/>
    </style:style>
    <style:style style:family="text" style:name="T1134">
      <style:text-properties fo:font-family="GenRyuMin2 JP SB" style:font-family-asian="GenRyuMin2 JP SB" style:font-family-complex="GenRyuMin2 JP SB" fo:font-size="9pt"/>
    </style:style>
    <style:style style:family="paragraph" style:name="P435">
      <style:paragraph-properties/>
      <style:text-properties/>
    </style:style>
    <style:style style:family="text" style:name="T1135">
      <style:text-properties fo:font-family="GenRyuMin2 JP SB" style:font-family-asian="GenRyuMin2 JP SB" style:font-family-complex="GenRyuMin2 JP SB" fo:font-size="14pt"/>
    </style:style>
    <style:style style:family="text" style:name="T1136">
      <style:text-properties fo:font-family="GenRyuMin2 JP SB" style:font-family-asian="GenRyuMin2 JP SB" style:font-family-complex="GenRyuMin2 JP SB" fo:font-size="14pt"/>
    </style:style>
    <style:style style:family="paragraph" style:name="P43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37">
      <style:text-properties fo:font-family="GenRyuMin2 JP SB" style:font-family-asian="GenRyuMin2 JP SB" style:font-family-complex="GenRyuMin2 JP SB" fo:font-size="9pt"/>
    </style:style>
    <style:style style:family="text" style:name="T1138">
      <style:text-properties fo:font-family="GenRyuMin2 JP SB" style:font-family-asian="GenRyuMin2 JP SB" style:font-family-complex="GenRyuMin2 JP SB" fo:font-size="9pt"/>
    </style:style>
    <style:style style:family="text" style:name="T1139">
      <style:text-properties fo:font-family="GenRyuMin2 JP SB" style:font-family-asian="GenRyuMin2 JP SB" style:font-family-complex="GenRyuMin2 JP SB" fo:font-size="9pt"/>
    </style:style>
    <style:style style:family="paragraph" style:name="P437">
      <style:paragraph-properties/>
      <style:text-properties/>
    </style:style>
    <style:style style:family="text" style:name="T1140">
      <style:text-properties fo:font-family="GenRyuMin2 JP SB" style:font-family-asian="GenRyuMin2 JP SB" style:font-family-complex="GenRyuMin2 JP SB" fo:font-size="14pt"/>
    </style:style>
    <style:style style:family="text" style:name="T1141">
      <style:text-properties fo:font-family="GenRyuMin2 JP SB" style:font-family-asian="GenRyuMin2 JP SB" style:font-family-complex="GenRyuMin2 JP SB" fo:font-size="14pt"/>
    </style:style>
    <style:style style:family="paragraph" style:name="P43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42">
      <style:text-properties fo:font-family="GenRyuMin2 JP SB" style:font-family-asian="GenRyuMin2 JP SB" style:font-family-complex="GenRyuMin2 JP SB" fo:font-size="9pt"/>
    </style:style>
    <style:style style:family="text" style:name="T1143">
      <style:text-properties fo:font-family="GenRyuMin2 JP SB" style:font-family-asian="GenRyuMin2 JP SB" style:font-family-complex="GenRyuMin2 JP SB" fo:font-size="9pt"/>
    </style:style>
    <style:style style:family="text" style:name="T1144">
      <style:text-properties fo:font-family="GenRyuMin2 JP SB" style:font-family-asian="GenRyuMin2 JP SB" style:font-family-complex="GenRyuMin2 JP SB" fo:font-size="9pt"/>
    </style:style>
    <style:style style:family="paragraph" style:name="P439">
      <style:paragraph-properties/>
      <style:text-properties/>
    </style:style>
    <style:style style:family="text" style:name="T1145">
      <style:text-properties fo:font-family="GenRyuMin2 JP SB" style:font-family-asian="GenRyuMin2 JP SB" style:font-family-complex="GenRyuMin2 JP SB" fo:font-size="14pt"/>
    </style:style>
    <style:style style:family="text" style:name="T1146">
      <style:text-properties fo:font-family="GenRyuMin2 JP SB" style:font-family-asian="GenRyuMin2 JP SB" style:font-family-complex="GenRyuMin2 JP SB" fo:font-size="14pt"/>
    </style:style>
    <style:style style:family="paragraph" style:name="P44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47">
      <style:text-properties fo:font-family="GenRyuMin2 JP SB" style:font-family-asian="GenRyuMin2 JP SB" style:font-family-complex="GenRyuMin2 JP SB" fo:font-size="9pt"/>
    </style:style>
    <style:style style:family="text" style:name="T1148">
      <style:text-properties fo:font-family="GenRyuMin2 JP SB" style:font-family-asian="GenRyuMin2 JP SB" style:font-family-complex="GenRyuMin2 JP SB" fo:font-size="9pt"/>
    </style:style>
    <style:style style:family="text" style:name="T1149">
      <style:text-properties fo:font-family="GenRyuMin2 JP SB" style:font-family-asian="GenRyuMin2 JP SB" style:font-family-complex="GenRyuMin2 JP SB" fo:font-size="9pt"/>
    </style:style>
    <style:style style:family="paragraph" style:name="P441">
      <style:paragraph-properties/>
      <style:text-properties/>
    </style:style>
    <style:style style:family="text" style:name="T1150">
      <style:text-properties fo:font-family="GenRyuMin2 JP SB" style:font-family-asian="GenRyuMin2 JP SB" style:font-family-complex="GenRyuMin2 JP SB" fo:font-size="14pt"/>
    </style:style>
    <style:style style:family="text" style:name="T1151">
      <style:text-properties fo:font-family="GenRyuMin2 JP SB" style:font-family-asian="GenRyuMin2 JP SB" style:font-family-complex="GenRyuMin2 JP SB" fo:font-size="14pt"/>
    </style:style>
    <style:style style:family="paragraph" style:name="P44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52">
      <style:text-properties fo:font-family="GenRyuMin2 JP SB" style:font-family-asian="GenRyuMin2 JP SB" style:font-family-complex="GenRyuMin2 JP SB" fo:font-size="9pt"/>
    </style:style>
    <style:style style:family="text" style:name="T1153">
      <style:text-properties fo:font-family="GenRyuMin2 JP SB" style:font-family-asian="GenRyuMin2 JP SB" style:font-family-complex="GenRyuMin2 JP SB" fo:font-size="9pt"/>
    </style:style>
    <style:style style:family="text" style:name="T1154">
      <style:text-properties fo:font-family="GenRyuMin2 JP SB" style:font-family-asian="GenRyuMin2 JP SB" style:font-family-complex="GenRyuMin2 JP SB" fo:font-size="9pt"/>
    </style:style>
    <style:style style:family="paragraph" style:name="P443">
      <style:paragraph-properties/>
      <style:text-properties/>
    </style:style>
    <style:style style:family="text" style:name="T1155">
      <style:text-properties fo:font-family="GenRyuMin2 JP SB" style:font-family-asian="GenRyuMin2 JP SB" style:font-family-complex="GenRyuMin2 JP SB" fo:font-size="14pt"/>
    </style:style>
    <style:style style:family="text" style:name="T1156">
      <style:text-properties fo:font-family="GenRyuMin2 JP SB" style:font-family-asian="GenRyuMin2 JP SB" style:font-family-complex="GenRyuMin2 JP SB" fo:font-size="14pt"/>
    </style:style>
    <style:style style:family="paragraph" style:name="P44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57">
      <style:text-properties fo:font-family="GenRyuMin2 JP SB" style:font-family-asian="GenRyuMin2 JP SB" style:font-family-complex="GenRyuMin2 JP SB" fo:font-size="9pt"/>
    </style:style>
    <style:style style:family="text" style:name="T1158">
      <style:text-properties fo:font-family="GenRyuMin2 JP SB" style:font-family-asian="GenRyuMin2 JP SB" style:font-family-complex="GenRyuMin2 JP SB" fo:font-size="9pt"/>
    </style:style>
    <style:style style:family="text" style:name="T1159">
      <style:text-properties fo:font-family="GenRyuMin2 JP SB" style:font-family-asian="GenRyuMin2 JP SB" style:font-family-complex="GenRyuMin2 JP SB" fo:font-size="9pt"/>
    </style:style>
    <style:style style:family="paragraph" style:name="P445">
      <style:paragraph-properties/>
      <style:text-properties/>
    </style:style>
    <style:style style:family="text" style:name="T1160">
      <style:text-properties fo:font-family="GenRyuMin2 JP SB" style:font-family-asian="GenRyuMin2 JP SB" style:font-family-complex="GenRyuMin2 JP SB" fo:font-size="14pt"/>
    </style:style>
    <style:style style:family="text" style:name="T1161">
      <style:text-properties fo:font-family="GenRyuMin2 JP SB" style:font-family-asian="GenRyuMin2 JP SB" style:font-family-complex="GenRyuMin2 JP SB" fo:font-size="14pt"/>
    </style:style>
    <style:style style:family="paragraph" style:name="P44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62">
      <style:text-properties fo:font-family="GenRyuMin2 JP SB" style:font-family-asian="GenRyuMin2 JP SB" style:font-family-complex="GenRyuMin2 JP SB" fo:font-size="9pt"/>
    </style:style>
    <style:style style:family="text" style:name="T1163">
      <style:text-properties fo:font-family="GenRyuMin2 JP SB" style:font-family-asian="GenRyuMin2 JP SB" style:font-family-complex="GenRyuMin2 JP SB" fo:font-size="9pt"/>
    </style:style>
    <style:style style:family="text" style:name="T1164">
      <style:text-properties fo:font-family="GenRyuMin2 JP SB" style:font-family-asian="GenRyuMin2 JP SB" style:font-family-complex="GenRyuMin2 JP SB" fo:font-size="9pt"/>
    </style:style>
    <style:style style:family="paragraph" style:name="P447">
      <style:paragraph-properties/>
      <style:text-properties/>
    </style:style>
    <style:style style:family="text" style:name="T1165">
      <style:text-properties fo:font-family="GenRyuMin2 JP SB" style:font-family-asian="GenRyuMin2 JP SB" style:font-family-complex="GenRyuMin2 JP SB" fo:font-size="14pt"/>
    </style:style>
    <style:style style:family="text" style:name="T1166">
      <style:text-properties fo:font-family="GenRyuMin2 JP SB" style:font-family-asian="GenRyuMin2 JP SB" style:font-family-complex="GenRyuMin2 JP SB" fo:font-size="14pt"/>
    </style:style>
    <style:style style:family="paragraph" style:name="P44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67">
      <style:text-properties fo:font-family="GenRyuMin2 JP SB" style:font-family-asian="GenRyuMin2 JP SB" style:font-family-complex="GenRyuMin2 JP SB" fo:font-size="9pt"/>
    </style:style>
    <style:style style:family="text" style:name="T1168">
      <style:text-properties fo:font-family="GenRyuMin2 JP SB" style:font-family-asian="GenRyuMin2 JP SB" style:font-family-complex="GenRyuMin2 JP SB" fo:font-size="9pt"/>
    </style:style>
    <style:style style:family="text" style:name="T1169">
      <style:text-properties fo:font-family="GenRyuMin2 JP SB" style:font-family-asian="GenRyuMin2 JP SB" style:font-family-complex="GenRyuMin2 JP SB" fo:font-size="9pt"/>
    </style:style>
    <style:style style:family="paragraph" style:name="P44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70">
      <style:text-properties fo:font-family="GenRyuMin2 JP SB" style:font-family-asian="GenRyuMin2 JP SB" style:font-family-complex="GenRyuMin2 JP SB" fo:font-size="14pt"/>
    </style:style>
    <style:style style:family="text" style:name="T1171">
      <style:text-properties fo:font-family="GenRyuMin2 JP SB" style:font-family-asian="GenRyuMin2 JP SB" style:font-family-complex="GenRyuMin2 JP SB" fo:font-size="14pt"/>
    </style:style>
    <style:style style:family="text" style:name="T1172">
      <style:text-properties fo:font-family="GenRyuMin2 JP SB" style:font-family-asian="GenRyuMin2 JP SB" style:font-family-complex="GenRyuMin2 JP SB" fo:font-size="14pt"/>
    </style:style>
    <style:style style:family="text" style:name="T1173">
      <style:text-properties fo:font-family="GenRyuMin2 JP SB" style:font-family-asian="GenRyuMin2 JP SB" style:font-family-complex="GenRyuMin2 JP SB" fo:font-size="14pt"/>
    </style:style>
    <style:style style:family="paragraph" style:name="P450">
      <style:paragraph-properties/>
      <style:text-properties fo:font-family="GenRyuMin2 JP SB" style:font-family-complex="GenRyuMin2 JP SB" fo:font-size="14pt"/>
    </style:style>
    <style:style style:family="text" style:name="T1174">
      <style:text-properties fo:font-family="GenRyuMin2 JP SB" style:font-family-complex="GenRyuMin2 JP SB" fo:font-size="14pt"/>
    </style:style>
    <style:style style:family="text" style:name="T1175">
      <style:text-properties fo:font-family="GenRyuMin2 JP SB" style:font-family-complex="GenRyuMin2 JP SB" fo:font-size="14pt"/>
    </style:style>
    <style:style style:family="paragraph" style:name="P45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76">
      <style:text-properties fo:font-family="GenRyuMin2 JP SB" style:font-family-asian="GenRyuMin2 JP SB" style:font-family-complex="GenRyuMin2 JP SB" fo:font-size="14pt"/>
    </style:style>
    <style:style style:family="text" style:name="T1177">
      <style:text-properties fo:font-family="GenRyuMin2 JP SB" style:font-family-asian="GenRyuMin2 JP SB" style:font-family-complex="GenRyuMin2 JP SB" fo:font-size="14pt"/>
    </style:style>
    <style:style style:family="paragraph" style:name="P452">
      <style:paragraph-properties/>
      <style:text-properties fo:font-size="9pt"/>
    </style:style>
    <style:style style:family="text" style:name="T1178">
      <style:text-properties fo:font-family="GenRyuMin2 JP SB" style:font-family-asian="GenRyuMin2 JP SB" style:font-family-complex="GenRyuMin2 JP SB" fo:font-size="9pt"/>
    </style:style>
    <style:style style:family="text" style:name="T1179">
      <style:text-properties fo:font-family="GenRyuMin2 JP SB" style:font-family-asian="GenRyuMin2 JP SB" style:font-family-complex="GenRyuMin2 JP SB" fo:font-size="9pt"/>
    </style:style>
    <style:style style:family="paragraph" style:name="P453">
      <style:paragraph-properties/>
      <style:text-properties/>
    </style:style>
    <style:style style:family="text" style:name="T1180">
      <style:text-properties fo:font-family="GenRyuMin2 JP SB" style:font-family-asian="GenRyuMin2 JP SB" style:font-family-complex="GenRyuMin2 JP SB" fo:font-size="14pt"/>
    </style:style>
    <style:style style:family="text" style:name="T1181">
      <style:text-properties fo:font-family="GenRyuMin2 JP SB" style:font-family-asian="GenRyuMin2 JP SB" style:font-family-complex="GenRyuMin2 JP SB" fo:font-size="14pt"/>
    </style:style>
    <style:style style:family="paragraph" style:name="P45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82">
      <style:text-properties fo:font-family="GenRyuMin2 JP SB" style:font-family-asian="GenRyuMin2 JP SB" style:font-family-complex="GenRyuMin2 JP SB" fo:font-size="9pt"/>
    </style:style>
    <style:style style:family="text" style:name="T1183">
      <style:text-properties fo:font-family="GenRyuMin2 JP SB" style:font-family-asian="GenRyuMin2 JP SB" style:font-family-complex="GenRyuMin2 JP SB" fo:font-size="9pt"/>
    </style:style>
    <style:style style:family="text" style:name="T1184">
      <style:text-properties fo:font-family="GenRyuMin2 JP SB" style:font-family-asian="GenRyuMin2 JP SB" style:font-family-complex="GenRyuMin2 JP SB" fo:font-size="9pt"/>
    </style:style>
    <style:style style:family="paragraph" style:name="P455">
      <style:paragraph-properties/>
      <style:text-properties/>
    </style:style>
    <style:style style:family="text" style:name="T1185">
      <style:text-properties fo:font-family="GenRyuMin2 JP SB" style:font-family-asian="GenRyuMin2 JP SB" style:font-family-complex="GenRyuMin2 JP SB" fo:font-size="14pt"/>
    </style:style>
    <style:style style:family="text" style:name="T1186">
      <style:text-properties fo:font-family="GenRyuMin2 JP SB" style:font-family-asian="GenRyuMin2 JP SB" style:font-family-complex="GenRyuMin2 JP SB" fo:font-size="14pt"/>
    </style:style>
    <style:style style:family="paragraph" style:name="P4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87">
      <style:text-properties fo:font-family="GenRyuMin2 JP SB" style:font-family-asian="GenRyuMin2 JP SB" style:font-family-complex="GenRyuMin2 JP SB" fo:font-size="9pt"/>
    </style:style>
    <style:style style:family="text" style:name="T1188">
      <style:text-properties fo:font-family="GenRyuMin2 JP SB" style:font-family-asian="GenRyuMin2 JP SB" style:font-family-complex="GenRyuMin2 JP SB" fo:font-size="9pt"/>
    </style:style>
    <style:style style:family="text" style:name="T1189">
      <style:text-properties fo:font-family="GenRyuMin2 JP SB" style:font-family-asian="GenRyuMin2 JP SB" style:font-family-complex="GenRyuMin2 JP SB" fo:font-size="9pt"/>
    </style:style>
    <style:style style:family="paragraph" style:name="P457">
      <style:paragraph-properties/>
      <style:text-properties/>
    </style:style>
    <style:style style:family="text" style:name="T1190">
      <style:text-properties fo:font-family="GenRyuMin2 JP SB" style:font-family-asian="GenRyuMin2 JP SB" style:font-family-complex="GenRyuMin2 JP SB" fo:font-size="14pt"/>
    </style:style>
    <style:style style:family="text" style:name="T1191">
      <style:text-properties fo:font-family="GenRyuMin2 JP SB" style:font-family-asian="GenRyuMin2 JP SB" style:font-family-complex="GenRyuMin2 JP SB" fo:font-size="14pt"/>
    </style:style>
    <style:style style:family="paragraph" style:name="P4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92">
      <style:text-properties fo:font-family="GenRyuMin2 JP SB" style:font-family-asian="GenRyuMin2 JP SB" style:font-family-complex="GenRyuMin2 JP SB" fo:font-size="9pt"/>
    </style:style>
    <style:style style:family="text" style:name="T1193">
      <style:text-properties fo:font-family="GenRyuMin2 JP SB" style:font-family-asian="GenRyuMin2 JP SB" style:font-family-complex="GenRyuMin2 JP SB" fo:font-size="9pt"/>
    </style:style>
    <style:style style:family="text" style:name="T1194">
      <style:text-properties fo:font-family="GenRyuMin2 JP SB" style:font-family-asian="GenRyuMin2 JP SB" style:font-family-complex="GenRyuMin2 JP SB" fo:font-size="9pt"/>
    </style:style>
    <style:style style:family="paragraph" style:name="P459">
      <style:paragraph-properties/>
      <style:text-properties/>
    </style:style>
    <style:style style:family="text" style:name="T1195">
      <style:text-properties fo:font-family="GenRyuMin2 JP SB" style:font-family-asian="GenRyuMin2 JP SB" style:font-family-complex="GenRyuMin2 JP SB" fo:font-size="14pt"/>
    </style:style>
    <style:style style:family="text" style:name="T1196">
      <style:text-properties fo:font-family="GenRyuMin2 JP SB" style:font-family-asian="GenRyuMin2 JP SB" style:font-family-complex="GenRyuMin2 JP SB" fo:font-size="14pt"/>
    </style:style>
    <style:style style:family="paragraph" style:name="P460">
      <style:paragraph-properties/>
      <style:text-properties/>
    </style:style>
    <style:style style:family="text" style:name="T1197">
      <style:text-properties fo:font-family="GenRyuMin2 JP SB" style:font-family-asian="GenRyuMin2 JP SB" style:font-family-complex="GenRyuMin2 JP SB" fo:font-size="14pt"/>
    </style:style>
    <style:style style:family="text" style:name="T1198">
      <style:text-properties fo:font-family="GenRyuMin2 JP SB" style:font-family-asian="GenRyuMin2 JP SB" style:font-family-complex="GenRyuMin2 JP SB" fo:font-size="14pt"/>
    </style:style>
    <style:style style:family="paragraph" style:name="P46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99">
      <style:text-properties fo:font-family="GenRyuMin2 JP SB" style:font-family-asian="GenRyuMin2 JP SB" style:font-family-complex="GenRyuMin2 JP SB" fo:font-size="14pt"/>
    </style:style>
    <style:style style:family="text" style:name="T1200">
      <style:text-properties fo:font-family="GenRyuMin2 JP SB" style:font-family-asian="GenRyuMin2 JP SB" style:font-family-complex="GenRyuMin2 JP SB" fo:font-size="14pt"/>
    </style:style>
    <style:style style:family="paragraph" style:name="P462">
      <style:paragraph-properties/>
      <style:text-properties fo:font-size="9pt"/>
    </style:style>
    <style:style style:family="text" style:name="T1201">
      <style:text-properties fo:font-family="GenRyuMin2 JP SB" style:font-family-asian="GenRyuMin2 JP SB" style:font-family-complex="GenRyuMin2 JP SB" fo:font-size="9pt"/>
    </style:style>
    <style:style style:family="text" style:name="T1202">
      <style:text-properties fo:font-family="GenRyuMin2 JP SB" style:font-family-asian="GenRyuMin2 JP SB" style:font-family-complex="GenRyuMin2 JP SB" fo:font-size="9pt"/>
    </style:style>
    <style:style style:family="paragraph" style:name="P463">
      <style:paragraph-properties/>
      <style:text-properties/>
    </style:style>
    <style:style style:family="text" style:name="T1203">
      <style:text-properties fo:font-family="GenRyuMin2 JP SB" style:font-family-asian="GenRyuMin2 JP SB" style:font-family-complex="GenRyuMin2 JP SB" fo:font-size="14pt"/>
    </style:style>
    <style:style style:family="text" style:name="T1204">
      <style:text-properties fo:font-family="GenRyuMin2 JP SB" style:font-family-asian="GenRyuMin2 JP SB" style:font-family-complex="GenRyuMin2 JP SB" fo:font-size="14pt"/>
    </style:style>
    <style:style style:family="paragraph" style:name="P46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05">
      <style:text-properties fo:font-family="GenRyuMin2 JP SB" style:font-family-asian="GenRyuMin2 JP SB" style:font-family-complex="GenRyuMin2 JP SB" fo:font-size="9pt"/>
    </style:style>
    <style:style style:family="text" style:name="T1206">
      <style:text-properties fo:font-family="GenRyuMin2 JP SB" style:font-family-asian="GenRyuMin2 JP SB" style:font-family-complex="GenRyuMin2 JP SB" fo:font-size="9pt"/>
    </style:style>
    <style:style style:family="text" style:name="T1207">
      <style:text-properties fo:font-family="GenRyuMin2 JP SB" style:font-family-asian="GenRyuMin2 JP SB" style:font-family-complex="GenRyuMin2 JP SB" fo:font-size="9pt"/>
    </style:style>
    <style:style style:family="paragraph" style:name="P465">
      <style:paragraph-properties/>
      <style:text-properties/>
    </style:style>
    <style:style style:family="text" style:name="T1208">
      <style:text-properties fo:font-family="GenRyuMin2 JP SB" style:font-family-asian="GenRyuMin2 JP SB" style:font-family-complex="GenRyuMin2 JP SB" fo:font-size="14pt"/>
    </style:style>
    <style:style style:family="text" style:name="T1209">
      <style:text-properties fo:font-family="GenRyuMin2 JP SB" style:font-family-asian="GenRyuMin2 JP SB" style:font-family-complex="GenRyuMin2 JP SB" fo:font-size="14pt"/>
    </style:style>
    <style:style style:family="paragraph" style:name="P46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10">
      <style:text-properties fo:font-family="GenRyuMin2 JP SB" style:font-family-asian="GenRyuMin2 JP SB" style:font-family-complex="GenRyuMin2 JP SB" fo:font-size="9pt"/>
    </style:style>
    <style:style style:family="text" style:name="T1211">
      <style:text-properties fo:font-family="GenRyuMin2 JP SB" style:font-family-asian="GenRyuMin2 JP SB" style:font-family-complex="GenRyuMin2 JP SB" fo:font-size="9pt"/>
    </style:style>
    <style:style style:family="text" style:name="T1212">
      <style:text-properties fo:font-family="GenRyuMin2 JP SB" style:font-family-asian="GenRyuMin2 JP SB" style:font-family-complex="GenRyuMin2 JP SB" fo:font-size="9pt"/>
    </style:style>
    <style:style style:family="paragraph" style:name="P467">
      <style:paragraph-properties/>
      <style:text-properties/>
    </style:style>
    <style:style style:family="text" style:name="T1213">
      <style:text-properties fo:font-family="GenRyuMin2 JP SB" style:font-family-asian="GenRyuMin2 JP SB" style:font-family-complex="GenRyuMin2 JP SB" fo:font-size="14pt"/>
    </style:style>
    <style:style style:family="text" style:name="T1214">
      <style:text-properties fo:font-family="GenRyuMin2 JP SB" style:font-family-asian="GenRyuMin2 JP SB" style:font-family-complex="GenRyuMin2 JP SB" fo:font-size="14pt"/>
    </style:style>
    <style:style style:family="paragraph" style:name="P46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15">
      <style:text-properties fo:font-family="GenRyuMin2 JP SB" style:font-family-asian="GenRyuMin2 JP SB" style:font-family-complex="GenRyuMin2 JP SB" fo:font-size="9pt"/>
    </style:style>
    <style:style style:family="text" style:name="T1216">
      <style:text-properties fo:font-family="GenRyuMin2 JP SB" style:font-family-asian="GenRyuMin2 JP SB" style:font-family-complex="GenRyuMin2 JP SB" fo:font-size="9pt"/>
    </style:style>
    <style:style style:family="text" style:name="T1217">
      <style:text-properties fo:font-family="GenRyuMin2 JP SB" style:font-family-asian="GenRyuMin2 JP SB" style:font-family-complex="GenRyuMin2 JP SB" fo:font-size="9pt"/>
    </style:style>
    <style:style style:family="paragraph" style:name="P469">
      <style:paragraph-properties/>
      <style:text-properties/>
    </style:style>
    <style:style style:family="text" style:name="T1218">
      <style:text-properties fo:font-family="GenRyuMin2 JP SB" style:font-family-asian="GenRyuMin2 JP SB" style:font-family-complex="GenRyuMin2 JP SB" fo:font-size="14pt"/>
    </style:style>
    <style:style style:family="text" style:name="T1219">
      <style:text-properties fo:font-family="GenRyuMin2 JP SB" style:font-family-asian="GenRyuMin2 JP SB" style:font-family-complex="GenRyuMin2 JP SB" fo:font-size="14pt"/>
    </style:style>
    <style:style style:family="paragraph" style:name="P47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20">
      <style:text-properties fo:font-family="GenRyuMin2 JP SB" style:font-family-asian="GenRyuMin2 JP SB" style:font-family-complex="GenRyuMin2 JP SB" fo:font-size="9pt"/>
    </style:style>
    <style:style style:family="text" style:name="T1221">
      <style:text-properties fo:font-family="GenRyuMin2 JP SB" style:font-family-asian="GenRyuMin2 JP SB" style:font-family-complex="GenRyuMin2 JP SB" fo:font-size="9pt"/>
    </style:style>
    <style:style style:family="text" style:name="T1222">
      <style:text-properties fo:font-family="GenRyuMin2 JP SB" style:font-family-asian="GenRyuMin2 JP SB" style:font-family-complex="GenRyuMin2 JP SB" fo:font-size="9pt"/>
    </style:style>
    <style:style style:family="paragraph" style:name="P471">
      <style:paragraph-properties/>
      <style:text-properties/>
    </style:style>
    <style:style style:family="text" style:name="T1223">
      <style:text-properties fo:font-family="GenRyuMin2 JP SB" style:font-family-asian="GenRyuMin2 JP SB" style:font-family-complex="GenRyuMin2 JP SB" fo:font-size="14pt"/>
    </style:style>
    <style:style style:family="text" style:name="T1224">
      <style:text-properties fo:font-family="GenRyuMin2 JP SB" style:font-family-asian="GenRyuMin2 JP SB" style:font-family-complex="GenRyuMin2 JP SB" fo:font-size="14pt"/>
    </style:style>
    <style:style style:family="paragraph" style:name="P472">
      <style:paragraph-properties/>
      <style:text-properties/>
    </style:style>
    <style:style style:family="text" style:name="T1225">
      <style:text-properties fo:font-family="GenRyuMin2 JP SB" style:font-family-asian="GenRyuMin2 JP SB" style:font-family-complex="GenRyuMin2 JP SB" fo:font-size="14pt"/>
    </style:style>
    <style:style style:family="text" style:name="T1226">
      <style:text-properties fo:font-family="GenRyuMin2 JP SB" style:font-family-asian="GenRyuMin2 JP SB" style:font-family-complex="GenRyuMin2 JP SB" fo:font-size="14pt"/>
    </style:style>
    <style:style style:family="paragraph" style:name="P47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27">
      <style:text-properties fo:font-family="GenRyuMin2 JP SB" style:font-family-asian="GenRyuMin2 JP SB" style:font-family-complex="GenRyuMin2 JP SB" fo:font-size="14pt"/>
    </style:style>
    <style:style style:family="text" style:name="T1228">
      <style:text-properties fo:font-family="GenRyuMin2 JP SB" style:font-family-asian="GenRyuMin2 JP SB" style:font-family-complex="GenRyuMin2 JP SB" fo:font-size="14pt"/>
    </style:style>
    <style:style style:family="paragraph" style:name="P474">
      <style:paragraph-properties/>
      <style:text-properties fo:font-size="9pt"/>
    </style:style>
    <style:style style:family="text" style:name="T1229">
      <style:text-properties fo:font-family="GenRyuMin2 JP SB" style:font-family-asian="GenRyuMin2 JP SB" style:font-family-complex="GenRyuMin2 JP SB" fo:font-size="9pt"/>
    </style:style>
    <style:style style:family="text" style:name="T1230">
      <style:text-properties fo:font-family="GenRyuMin2 JP SB" style:font-family-asian="GenRyuMin2 JP SB" style:font-family-complex="GenRyuMin2 JP SB" fo:font-size="9pt"/>
    </style:style>
    <style:style style:family="paragraph" style:name="P475">
      <style:paragraph-properties/>
      <style:text-properties/>
    </style:style>
    <style:style style:family="text" style:name="T1231">
      <style:text-properties fo:font-family="GenRyuMin2 JP SB" style:font-family-asian="GenRyuMin2 JP SB" style:font-family-complex="GenRyuMin2 JP SB" fo:font-size="14pt"/>
    </style:style>
    <style:style style:family="text" style:name="T1232">
      <style:text-properties fo:font-family="GenRyuMin2 JP SB" style:font-family-asian="GenRyuMin2 JP SB" style:font-family-complex="GenRyuMin2 JP SB" fo:font-size="14pt"/>
    </style:style>
    <style:style style:family="paragraph" style:name="P4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33">
      <style:text-properties fo:font-family="GenRyuMin2 JP SB" style:font-family-asian="GenRyuMin2 JP SB" style:font-family-complex="GenRyuMin2 JP SB" fo:font-size="9pt"/>
    </style:style>
    <style:style style:family="text" style:name="T1234">
      <style:text-properties fo:font-family="GenRyuMin2 JP SB" style:font-family-asian="GenRyuMin2 JP SB" style:font-family-complex="GenRyuMin2 JP SB" fo:font-size="9pt"/>
    </style:style>
    <style:style style:family="text" style:name="T1235">
      <style:text-properties fo:font-family="GenRyuMin2 JP SB" style:font-family-asian="GenRyuMin2 JP SB" style:font-family-complex="GenRyuMin2 JP SB" fo:font-size="9pt"/>
    </style:style>
    <style:style style:family="paragraph" style:name="P477">
      <style:paragraph-properties/>
      <style:text-properties/>
    </style:style>
    <style:style style:family="text" style:name="T1236">
      <style:text-properties fo:font-family="GenRyuMin2 JP SB" style:font-family-asian="GenRyuMin2 JP SB" style:font-family-complex="GenRyuMin2 JP SB" fo:font-size="14pt"/>
    </style:style>
    <style:style style:family="text" style:name="T1237">
      <style:text-properties fo:font-family="GenRyuMin2 JP SB" style:font-family-asian="GenRyuMin2 JP SB" style:font-family-complex="GenRyuMin2 JP SB" fo:font-size="14pt"/>
    </style:style>
    <style:style style:family="paragraph" style:name="P478">
      <style:paragraph-properties/>
      <style:text-properties/>
    </style:style>
    <style:style style:family="text" style:name="T1238">
      <style:text-properties fo:font-family="GenRyuMin2 JP SB" style:font-family-asian="GenRyuMin2 JP SB" style:font-family-complex="GenRyuMin2 JP SB" fo:font-size="14pt"/>
    </style:style>
    <style:style style:family="text" style:name="T1239">
      <style:text-properties fo:font-family="GenRyuMin2 JP SB" style:font-family-asian="GenRyuMin2 JP SB" style:font-family-complex="GenRyuMin2 JP SB" fo:font-size="14pt"/>
    </style:style>
    <style:style style:family="paragraph" style:name="P47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40">
      <style:text-properties fo:font-family="GenRyuMin2 JP SB" style:font-family-asian="GenRyuMin2 JP SB" style:font-family-complex="GenRyuMin2 JP SB" fo:font-size="14pt"/>
    </style:style>
    <style:style style:family="text" style:name="T1241">
      <style:text-properties fo:font-family="GenRyuMin2 JP SB" style:font-family-asian="GenRyuMin2 JP SB" style:font-family-complex="GenRyuMin2 JP SB" fo:font-size="14pt"/>
    </style:style>
    <style:style style:family="paragraph" style:name="P480">
      <style:paragraph-properties/>
      <style:text-properties fo:font-size="9pt"/>
    </style:style>
    <style:style style:family="text" style:name="T1242">
      <style:text-properties fo:font-family="GenRyuMin2 JP SB" style:font-family-asian="GenRyuMin2 JP SB" style:font-family-complex="GenRyuMin2 JP SB" fo:font-size="9pt"/>
    </style:style>
    <style:style style:family="text" style:name="T1243">
      <style:text-properties fo:font-family="GenRyuMin2 JP SB" style:font-family-asian="GenRyuMin2 JP SB" style:font-family-complex="GenRyuMin2 JP SB" fo:font-size="9pt"/>
    </style:style>
    <style:style style:family="paragraph" style:name="P481">
      <style:paragraph-properties/>
      <style:text-properties/>
    </style:style>
    <style:style style:family="text" style:name="T1244">
      <style:text-properties fo:font-family="GenRyuMin2 JP SB" style:font-family-asian="GenRyuMin2 JP SB" style:font-family-complex="GenRyuMin2 JP SB" fo:font-size="14pt"/>
    </style:style>
    <style:style style:family="text" style:name="T1245">
      <style:text-properties fo:font-family="GenRyuMin2 JP SB" style:font-family-asian="GenRyuMin2 JP SB" style:font-family-complex="GenRyuMin2 JP SB" fo:font-size="14pt"/>
    </style:style>
    <style:style style:family="paragraph" style:name="P48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46">
      <style:text-properties fo:font-family="GenRyuMin2 JP SB" style:font-family-asian="GenRyuMin2 JP SB" style:font-family-complex="GenRyuMin2 JP SB" fo:font-size="9pt"/>
    </style:style>
    <style:style style:family="text" style:name="T1247">
      <style:text-properties fo:font-family="GenRyuMin2 JP SB" style:font-family-asian="GenRyuMin2 JP SB" style:font-family-complex="GenRyuMin2 JP SB" fo:font-size="9pt"/>
    </style:style>
    <style:style style:family="text" style:name="T1248">
      <style:text-properties fo:font-family="GenRyuMin2 JP SB" style:font-family-asian="GenRyuMin2 JP SB" style:font-family-complex="GenRyuMin2 JP SB" fo:font-size="9pt"/>
    </style:style>
    <style:style style:family="paragraph" style:name="P483">
      <style:paragraph-properties/>
      <style:text-properties/>
    </style:style>
    <style:style style:family="text" style:name="T1249">
      <style:text-properties fo:font-family="GenRyuMin2 JP SB" style:font-family-asian="GenRyuMin2 JP SB" style:font-family-complex="GenRyuMin2 JP SB" fo:font-size="14pt"/>
    </style:style>
    <style:style style:family="text" style:name="T1250">
      <style:text-properties fo:font-family="GenRyuMin2 JP SB" style:font-family-asian="GenRyuMin2 JP SB" style:font-family-complex="GenRyuMin2 JP SB" fo:font-size="14pt"/>
    </style:style>
    <style:style style:family="paragraph" style:name="P48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51">
      <style:text-properties fo:font-family="GenRyuMin2 JP SB" style:font-family-asian="GenRyuMin2 JP SB" style:font-family-complex="GenRyuMin2 JP SB" fo:font-size="9pt"/>
    </style:style>
    <style:style style:family="text" style:name="T1252">
      <style:text-properties fo:font-family="GenRyuMin2 JP SB" style:font-family-asian="GenRyuMin2 JP SB" style:font-family-complex="GenRyuMin2 JP SB" fo:font-size="9pt"/>
    </style:style>
    <style:style style:family="text" style:name="T1253">
      <style:text-properties fo:font-family="GenRyuMin2 JP SB" style:font-family-asian="GenRyuMin2 JP SB" style:font-family-complex="GenRyuMin2 JP SB" fo:font-size="9pt"/>
    </style:style>
    <style:style style:family="paragraph" style:name="P485">
      <style:paragraph-properties/>
      <style:text-properties/>
    </style:style>
    <style:style style:family="text" style:name="T1254">
      <style:text-properties fo:font-family="GenRyuMin2 JP SB" style:font-family-asian="GenRyuMin2 JP SB" style:font-family-complex="GenRyuMin2 JP SB" fo:font-size="14pt"/>
    </style:style>
    <style:style style:family="text" style:name="T1255">
      <style:text-properties fo:font-family="GenRyuMin2 JP SB" style:font-family-asian="GenRyuMin2 JP SB" style:font-family-complex="GenRyuMin2 JP SB" fo:font-size="14pt"/>
    </style:style>
    <style:style style:family="paragraph" style:name="P48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56">
      <style:text-properties fo:font-family="GenRyuMin2 JP SB" style:font-family-asian="GenRyuMin2 JP SB" style:font-family-complex="GenRyuMin2 JP SB" fo:font-size="9pt"/>
    </style:style>
    <style:style style:family="text" style:name="T1257">
      <style:text-properties fo:font-family="GenRyuMin2 JP SB" style:font-family-asian="GenRyuMin2 JP SB" style:font-family-complex="GenRyuMin2 JP SB" fo:font-size="9pt"/>
    </style:style>
    <style:style style:family="text" style:name="T1258">
      <style:text-properties fo:font-family="GenRyuMin2 JP SB" style:font-family-asian="GenRyuMin2 JP SB" style:font-family-complex="GenRyuMin2 JP SB" fo:font-size="9pt"/>
    </style:style>
    <style:style style:family="paragraph" style:name="P487">
      <style:paragraph-properties/>
      <style:text-properties/>
    </style:style>
    <style:style style:family="text" style:name="T1259">
      <style:text-properties fo:font-family="GenRyuMin2 JP SB" style:font-family-asian="GenRyuMin2 JP SB" style:font-family-complex="GenRyuMin2 JP SB" fo:font-size="14pt"/>
    </style:style>
    <style:style style:family="text" style:name="T1260">
      <style:text-properties fo:font-family="GenRyuMin2 JP SB" style:font-family-asian="GenRyuMin2 JP SB" style:font-family-complex="GenRyuMin2 JP SB" fo:font-size="14pt"/>
    </style:style>
    <style:style style:family="paragraph" style:name="P488">
      <style:paragraph-properties/>
      <style:text-properties/>
    </style:style>
    <style:style style:family="text" style:name="T1261">
      <style:text-properties fo:font-family="GenRyuMin2 JP SB" style:font-family-asian="GenRyuMin2 JP SB" style:font-family-complex="GenRyuMin2 JP SB" fo:font-size="14pt"/>
    </style:style>
    <style:style style:family="text" style:name="T1262">
      <style:text-properties fo:font-family="GenRyuMin2 JP SB" style:font-family-asian="GenRyuMin2 JP SB" style:font-family-complex="GenRyuMin2 JP SB" fo:font-size="14pt"/>
    </style:style>
    <style:style style:family="paragraph" style:name="P48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63">
      <style:text-properties fo:font-family="GenRyuMin2 JP SB" style:font-family-asian="GenRyuMin2 JP SB" style:font-family-complex="GenRyuMin2 JP SB" fo:font-size="14pt"/>
    </style:style>
    <style:style style:family="text" style:name="T1264">
      <style:text-properties fo:font-family="GenRyuMin2 JP SB" style:font-family-asian="GenRyuMin2 JP SB" style:font-family-complex="GenRyuMin2 JP SB" fo:font-size="14pt"/>
    </style:style>
    <style:style style:family="paragraph" style:name="P490">
      <style:paragraph-properties/>
      <style:text-properties fo:font-size="9pt"/>
    </style:style>
    <style:style style:family="text" style:name="T1265">
      <style:text-properties fo:font-family="GenRyuMin2 JP SB" style:font-family-asian="GenRyuMin2 JP SB" style:font-family-complex="GenRyuMin2 JP SB" fo:font-size="9pt"/>
    </style:style>
    <style:style style:family="text" style:name="T1266">
      <style:text-properties fo:font-family="GenRyuMin2 JP SB" style:font-family-asian="GenRyuMin2 JP SB" style:font-family-complex="GenRyuMin2 JP SB" fo:font-size="9pt"/>
    </style:style>
    <style:style style:family="paragraph" style:name="P491">
      <style:paragraph-properties/>
      <style:text-properties/>
    </style:style>
    <style:style style:family="text" style:name="T1267">
      <style:text-properties fo:font-family="GenRyuMin2 JP SB" style:font-family-asian="GenRyuMin2 JP SB" style:font-family-complex="GenRyuMin2 JP SB" fo:font-size="14pt"/>
    </style:style>
    <style:style style:family="text" style:name="T1268">
      <style:text-properties fo:font-family="GenRyuMin2 JP SB" style:font-family-asian="GenRyuMin2 JP SB" style:font-family-complex="GenRyuMin2 JP SB" fo:font-size="14pt"/>
    </style:style>
    <style:style style:family="paragraph" style:name="P49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69">
      <style:text-properties fo:font-family="GenRyuMin2 JP SB" style:font-family-asian="GenRyuMin2 JP SB" style:font-family-complex="GenRyuMin2 JP SB" fo:font-size="9pt"/>
    </style:style>
    <style:style style:family="text" style:name="T1270">
      <style:text-properties fo:font-family="GenRyuMin2 JP SB" style:font-family-asian="GenRyuMin2 JP SB" style:font-family-complex="GenRyuMin2 JP SB" fo:font-size="9pt"/>
    </style:style>
    <style:style style:family="text" style:name="T1271">
      <style:text-properties fo:font-family="GenRyuMin2 JP SB" style:font-family-asian="GenRyuMin2 JP SB" style:font-family-complex="GenRyuMin2 JP SB" fo:font-size="9pt"/>
    </style:style>
    <style:style style:family="paragraph" style:name="P493">
      <style:paragraph-properties/>
      <style:text-properties/>
    </style:style>
    <style:style style:family="text" style:name="T1272">
      <style:text-properties fo:font-family="GenRyuMin2 JP SB" style:font-family-asian="GenRyuMin2 JP SB" style:font-family-complex="GenRyuMin2 JP SB" fo:font-size="14pt"/>
    </style:style>
    <style:style style:family="text" style:name="T1273">
      <style:text-properties fo:font-family="GenRyuMin2 JP SB" style:font-family-asian="GenRyuMin2 JP SB" style:font-family-complex="GenRyuMin2 JP SB" fo:font-size="14pt"/>
    </style:style>
    <style:style style:family="paragraph" style:name="P49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74">
      <style:text-properties fo:font-family="GenRyuMin2 JP SB" style:font-family-asian="GenRyuMin2 JP SB" style:font-family-complex="GenRyuMin2 JP SB" fo:font-size="9pt"/>
    </style:style>
    <style:style style:family="text" style:name="T1275">
      <style:text-properties fo:font-family="GenRyuMin2 JP SB" style:font-family-asian="GenRyuMin2 JP SB" style:font-family-complex="GenRyuMin2 JP SB" fo:font-size="9pt"/>
    </style:style>
    <style:style style:family="text" style:name="T1276">
      <style:text-properties fo:font-family="GenRyuMin2 JP SB" style:font-family-asian="GenRyuMin2 JP SB" style:font-family-complex="GenRyuMin2 JP SB" fo:font-size="9pt"/>
    </style:style>
    <style:style style:family="paragraph" style:name="P495">
      <style:paragraph-properties/>
      <style:text-properties/>
    </style:style>
    <style:style style:family="text" style:name="T1277">
      <style:text-properties fo:font-family="GenRyuMin2 JP SB" style:font-family-asian="GenRyuMin2 JP SB" style:font-family-complex="GenRyuMin2 JP SB" fo:font-size="14pt"/>
    </style:style>
    <style:style style:family="text" style:name="T1278">
      <style:text-properties fo:font-family="GenRyuMin2 JP SB" style:font-family-asian="GenRyuMin2 JP SB" style:font-family-complex="GenRyuMin2 JP SB" fo:font-size="14pt"/>
    </style:style>
    <style:style style:family="paragraph" style:name="P49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79">
      <style:text-properties fo:font-family="GenRyuMin2 JP SB" style:font-family-asian="GenRyuMin2 JP SB" style:font-family-complex="GenRyuMin2 JP SB" fo:font-size="9pt"/>
    </style:style>
    <style:style style:family="text" style:name="T1280">
      <style:text-properties fo:font-family="GenRyuMin2 JP SB" style:font-family-asian="GenRyuMin2 JP SB" style:font-family-complex="GenRyuMin2 JP SB" fo:font-size="9pt"/>
    </style:style>
    <style:style style:family="text" style:name="T1281">
      <style:text-properties fo:font-family="GenRyuMin2 JP SB" style:font-family-asian="GenRyuMin2 JP SB" style:font-family-complex="GenRyuMin2 JP SB" fo:font-size="9pt"/>
    </style:style>
    <style:style style:family="paragraph" style:name="P497">
      <style:paragraph-properties/>
      <style:text-properties/>
    </style:style>
    <style:style style:family="text" style:name="T1282">
      <style:text-properties fo:font-family="GenRyuMin2 JP SB" style:font-family-asian="GenRyuMin2 JP SB" style:font-family-complex="GenRyuMin2 JP SB" fo:font-size="14pt"/>
    </style:style>
    <style:style style:family="text" style:name="T1283">
      <style:text-properties fo:font-family="GenRyuMin2 JP SB" style:font-family-asian="GenRyuMin2 JP SB" style:font-family-complex="GenRyuMin2 JP SB" fo:font-size="14pt"/>
    </style:style>
    <style:style style:family="paragraph" style:name="P49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84">
      <style:text-properties fo:font-family="GenRyuMin2 JP SB" style:font-family-asian="GenRyuMin2 JP SB" style:font-family-complex="GenRyuMin2 JP SB" fo:font-size="9pt"/>
    </style:style>
    <style:style style:family="text" style:name="T1285">
      <style:text-properties fo:font-family="GenRyuMin2 JP SB" style:font-family-asian="GenRyuMin2 JP SB" style:font-family-complex="GenRyuMin2 JP SB" fo:font-size="9pt"/>
    </style:style>
    <style:style style:family="text" style:name="T1286">
      <style:text-properties fo:font-family="GenRyuMin2 JP SB" style:font-family-asian="GenRyuMin2 JP SB" style:font-family-complex="GenRyuMin2 JP SB" fo:font-size="9pt"/>
    </style:style>
    <style:style style:family="paragraph" style:name="P499">
      <style:paragraph-properties/>
      <style:text-properties/>
    </style:style>
    <style:style style:family="text" style:name="T1287">
      <style:text-properties fo:font-family="GenRyuMin2 JP SB" style:font-family-asian="GenRyuMin2 JP SB" style:font-family-complex="GenRyuMin2 JP SB" fo:font-size="14pt"/>
    </style:style>
    <style:style style:family="text" style:name="T1288">
      <style:text-properties fo:font-family="GenRyuMin2 JP SB" style:font-family-asian="GenRyuMin2 JP SB" style:font-family-complex="GenRyuMin2 JP SB" fo:font-size="14pt"/>
    </style:style>
    <style:style style:family="paragraph" style:name="P50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89">
      <style:text-properties fo:font-family="GenRyuMin2 JP SB" style:font-family-asian="GenRyuMin2 JP SB" style:font-family-complex="GenRyuMin2 JP SB" fo:font-size="9pt"/>
    </style:style>
    <style:style style:family="text" style:name="T1290">
      <style:text-properties fo:font-family="GenRyuMin2 JP SB" style:font-family-asian="GenRyuMin2 JP SB" style:font-family-complex="GenRyuMin2 JP SB" fo:font-size="9pt"/>
    </style:style>
    <style:style style:family="text" style:name="T1291">
      <style:text-properties fo:font-family="GenRyuMin2 JP SB" style:font-family-asian="GenRyuMin2 JP SB" style:font-family-complex="GenRyuMin2 JP SB" fo:font-size="9pt"/>
    </style:style>
    <style:style style:family="paragraph" style:name="P501">
      <style:paragraph-properties/>
      <style:text-properties/>
    </style:style>
    <style:style style:family="text" style:name="T1292">
      <style:text-properties fo:font-family="GenRyuMin2 JP SB" style:font-family-asian="GenRyuMin2 JP SB" style:font-family-complex="GenRyuMin2 JP SB" fo:font-size="14pt"/>
    </style:style>
    <style:style style:family="text" style:name="T1293">
      <style:text-properties fo:font-family="GenRyuMin2 JP SB" style:font-family-asian="GenRyuMin2 JP SB" style:font-family-complex="GenRyuMin2 JP SB" fo:font-size="14pt"/>
    </style:style>
    <style:style style:family="paragraph" style:name="P50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94">
      <style:text-properties fo:font-family="GenRyuMin2 JP SB" style:font-family-asian="GenRyuMin2 JP SB" style:font-family-complex="GenRyuMin2 JP SB" fo:font-size="9pt"/>
    </style:style>
    <style:style style:family="text" style:name="T1295">
      <style:text-properties fo:font-family="GenRyuMin2 JP SB" style:font-family-asian="GenRyuMin2 JP SB" style:font-family-complex="GenRyuMin2 JP SB" fo:font-size="9pt"/>
    </style:style>
    <style:style style:family="text" style:name="T1296">
      <style:text-properties fo:font-family="GenRyuMin2 JP SB" style:font-family-asian="GenRyuMin2 JP SB" style:font-family-complex="GenRyuMin2 JP SB" fo:font-size="9pt"/>
    </style:style>
    <style:style style:family="paragraph" style:name="P503">
      <style:paragraph-properties/>
      <style:text-properties/>
    </style:style>
    <style:style style:family="text" style:name="T1297">
      <style:text-properties fo:font-family="GenRyuMin2 JP SB" style:font-family-asian="GenRyuMin2 JP SB" style:font-family-complex="GenRyuMin2 JP SB" fo:font-size="14pt"/>
    </style:style>
    <style:style style:family="text" style:name="T1298">
      <style:text-properties fo:font-family="GenRyuMin2 JP SB" style:font-family-asian="GenRyuMin2 JP SB" style:font-family-complex="GenRyuMin2 JP SB" fo:font-size="14pt"/>
    </style:style>
    <style:style style:family="paragraph" style:name="P50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99">
      <style:text-properties fo:font-family="GenRyuMin2 JP SB" style:font-family-asian="GenRyuMin2 JP SB" style:font-family-complex="GenRyuMin2 JP SB" fo:font-size="9pt"/>
    </style:style>
    <style:style style:family="text" style:name="T1300">
      <style:text-properties fo:font-family="GenRyuMin2 JP SB" style:font-family-asian="GenRyuMin2 JP SB" style:font-family-complex="GenRyuMin2 JP SB" fo:font-size="9pt"/>
    </style:style>
    <style:style style:family="text" style:name="T1301">
      <style:text-properties fo:font-family="GenRyuMin2 JP SB" style:font-family-asian="GenRyuMin2 JP SB" style:font-family-complex="GenRyuMin2 JP SB" fo:font-size="9pt"/>
    </style:style>
    <style:style style:family="paragraph" style:name="P505">
      <style:paragraph-properties/>
      <style:text-properties/>
    </style:style>
    <style:style style:family="text" style:name="T1302">
      <style:text-properties fo:font-family="GenRyuMin2 JP SB" style:font-family-asian="GenRyuMin2 JP SB" style:font-family-complex="GenRyuMin2 JP SB" fo:font-size="14pt"/>
    </style:style>
    <style:style style:family="text" style:name="T1303">
      <style:text-properties fo:font-family="GenRyuMin2 JP SB" style:font-family-asian="GenRyuMin2 JP SB" style:font-family-complex="GenRyuMin2 JP SB" fo:font-size="14pt"/>
    </style:style>
    <style:style style:family="paragraph" style:name="P50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04">
      <style:text-properties fo:font-family="GenRyuMin2 JP SB" style:font-family-asian="GenRyuMin2 JP SB" style:font-family-complex="GenRyuMin2 JP SB" fo:font-size="9pt"/>
    </style:style>
    <style:style style:family="text" style:name="T1305">
      <style:text-properties fo:font-family="GenRyuMin2 JP SB" style:font-family-asian="GenRyuMin2 JP SB" style:font-family-complex="GenRyuMin2 JP SB" fo:font-size="9pt"/>
    </style:style>
    <style:style style:family="text" style:name="T1306">
      <style:text-properties fo:font-family="GenRyuMin2 JP SB" style:font-family-asian="GenRyuMin2 JP SB" style:font-family-complex="GenRyuMin2 JP SB" fo:font-size="9pt"/>
    </style:style>
    <style:style style:family="paragraph" style:name="P507">
      <style:paragraph-properties/>
      <style:text-properties/>
    </style:style>
    <style:style style:family="text" style:name="T1307">
      <style:text-properties fo:font-family="GenRyuMin2 JP SB" style:font-family-asian="GenRyuMin2 JP SB" style:font-family-complex="GenRyuMin2 JP SB" fo:font-size="14pt"/>
    </style:style>
    <style:style style:family="text" style:name="T1308">
      <style:text-properties fo:font-family="GenRyuMin2 JP SB" style:font-family-asian="GenRyuMin2 JP SB" style:font-family-complex="GenRyuMin2 JP SB" fo:font-size="14pt"/>
    </style:style>
    <style:style style:family="paragraph" style:name="P50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09">
      <style:text-properties fo:font-family="GenRyuMin2 JP SB" style:font-family-asian="GenRyuMin2 JP SB" style:font-family-complex="GenRyuMin2 JP SB" fo:font-size="9pt"/>
    </style:style>
    <style:style style:family="text" style:name="T1310">
      <style:text-properties fo:font-family="GenRyuMin2 JP SB" style:font-family-asian="GenRyuMin2 JP SB" style:font-family-complex="GenRyuMin2 JP SB" fo:font-size="9pt"/>
    </style:style>
    <style:style style:family="text" style:name="T1311">
      <style:text-properties fo:font-family="GenRyuMin2 JP SB" style:font-family-asian="GenRyuMin2 JP SB" style:font-family-complex="GenRyuMin2 JP SB" fo:font-size="9pt"/>
    </style:style>
    <style:style style:family="paragraph" style:name="P509">
      <style:paragraph-properties/>
      <style:text-properties/>
    </style:style>
    <style:style style:family="text" style:name="T1312">
      <style:text-properties fo:font-family="GenRyuMin2 JP SB" style:font-family-asian="GenRyuMin2 JP SB" style:font-family-complex="GenRyuMin2 JP SB" fo:font-size="14pt"/>
    </style:style>
    <style:style style:family="text" style:name="T1313">
      <style:text-properties fo:font-family="GenRyuMin2 JP SB" style:font-family-asian="GenRyuMin2 JP SB" style:font-family-complex="GenRyuMin2 JP SB" fo:font-size="14pt"/>
    </style:style>
    <style:style style:family="paragraph" style:name="P51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14">
      <style:text-properties fo:font-family="GenRyuMin2 JP SB" style:font-family-asian="GenRyuMin2 JP SB" style:font-family-complex="GenRyuMin2 JP SB" fo:font-size="9pt"/>
    </style:style>
    <style:style style:family="text" style:name="T1315">
      <style:text-properties fo:font-family="GenRyuMin2 JP SB" style:font-family-asian="GenRyuMin2 JP SB" style:font-family-complex="GenRyuMin2 JP SB" fo:font-size="9pt"/>
    </style:style>
    <style:style style:family="text" style:name="T1316">
      <style:text-properties fo:font-family="GenRyuMin2 JP SB" style:font-family-asian="GenRyuMin2 JP SB" style:font-family-complex="GenRyuMin2 JP SB" fo:font-size="9pt"/>
    </style:style>
    <style:style style:family="paragraph" style:name="P511">
      <style:paragraph-properties/>
      <style:text-properties fo:font-family="GenRyuMin2 JP SB" style:font-family-complex="GenRyuMin2 JP SB" fo:font-size="14pt"/>
    </style:style>
    <style:style style:family="text" style:name="T1317">
      <style:text-properties fo:font-family="GenRyuMin2 JP SB" style:font-family-asian="GenRyuMin2 JP SB" style:font-family-complex="GenRyuMin2 JP SB" fo:font-size="14pt"/>
    </style:style>
    <style:style style:family="text" style:name="T1318">
      <style:text-properties fo:font-family="GenRyuMin2 JP SB" style:font-family-asian="GenRyuMin2 JP SB" style:font-family-complex="GenRyuMin2 JP SB" fo:font-size="14pt"/>
    </style:style>
    <style:style style:family="text" style:name="T1319">
      <style:text-properties fo:font-family="GenRyuMin2 JP SB" style:font-family-asian="GenRyuMin2 JP SB" style:font-family-complex="GenRyuMin2 JP SB" fo:font-size="14pt"/>
    </style:style>
    <style:style style:family="text" style:name="T1320">
      <style:text-properties fo:font-family="GenRyuMin2 JP SB" style:font-family-asian="GenRyuMin2 JP SB" style:font-family-complex="GenRyuMin2 JP SB" fo:font-size="14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  <text:p text:style-name="P41"><text:span text:style-name="T50"><text:soft-page-break/></text:span><text:span text:style-name="T51"/></text:p>
      <text:p text:style-name="P42"><text:span text:style-name="T52"/><text:span text:style-name="T53">Goose House - 光るなら (Hikaru Nara)</text:span><text:span text:style-name="T54"/><text:span text:style-name="T55"/></text:p>
      <text:p text:style-name="P43"><text:span text:style-name="T56"/><text:span text:style-name="T57">[Verse 1]</text:span><text:span text:style-name="T58"/><text:span text:style-name="T59"/></text:p>
      <text:p text:style-name="P44"><text:span text:style-name="T60"/><text:span text:style-name="T61">Ameagari no niji mo</text:span><text:span text:style-name="T62"/><text:span text:style-name="T63"/></text:p>
      <text:p text:style-name="P45"><text:span text:style-name="T64">雨上がりの虹も</text:span><text:span text:style-name="T65"/><text:span text:style-name="T66"/></text:p>
      <text:p text:style-name="P46"><text:span text:style-name="T67"/><text:span text:style-name="T68">Rin to saita hana mo</text:span><text:span text:style-name="T69"/><text:span text:style-name="T70"/></text:p>
      <text:p text:style-name="P47"><text:span text:style-name="T71">凛と咲いた花も</text:span><text:span text:style-name="T72"/><text:span text:style-name="T73"/></text:p>
      <text:p text:style-name="P48"><text:span text:style-name="T74"/><text:span text:style-name="T75">Irozuki afuredasu</text:span><text:span text:style-name="T76"/><text:span text:style-name="T77"/></text:p>
      <text:p text:style-name="P49"><text:span text:style-name="T78">色づき溢れだす</text:span><text:span text:style-name="T79"/><text:span text:style-name="T80"/></text:p>
      <text:p text:style-name="P50"><text:span text:style-name="T81"/><text:span text:style-name="T82">Akaneiro no sora aogu kimi ni</text:span><text:span text:style-name="T83"/><text:span text:style-name="T84"/></text:p>
      <text:p text:style-name="P51"><text:span text:style-name="T85">茜色の空 仰ぐ君に</text:span><text:span text:style-name="T86"/><text:span text:style-name="T87"/></text:p>
      <text:p text:style-name="P52"><text:span text:style-name="T88"/><text:span text:style-name="T89">Ano hi koi ni ochita</text:span><text:span text:style-name="T90"/><text:span text:style-name="T91"/></text:p>
      <text:p text:style-name="P53"><text:span text:style-name="T92">あの日 恋に落ちた</text:span><text:span text:style-name="T93"/><text:span text:style-name="T94"/></text:p>
      <text:p text:style-name="P54"><text:span text:style-name="T95"/><text:span text:style-name="T96"/><text:span text:style-name="T97"/></text:p>
      <text:p text:style-name="P55"><text:span text:style-name="T98">[Pre-Chorus]</text:span><text:span text:style-name="T99"/><text:span text:style-name="T100"/></text:p>
      <text:p text:style-name="P56"><text:span text:style-name="T101">Shunkan no doramachikku</text:span><text:span text:style-name="T102"/><text:span text:style-name="T103"/></text:p>
      <text:p text:style-name="P57"><text:span text:style-name="T104">瞬間のドラマチック</text:span><text:span text:style-name="T105"/><text:span text:style-name="T106"/></text:p>
      <text:p text:style-name="P58"><text:span text:style-name="T107">Firumu no naka no hitokoma mo</text:span><text:span text:style-name="T108"/><text:span text:style-name="T109"/></text:p>
      <text:p text:style-name="P59"><text:span text:style-name="T110">フィルムの中の一コマも</text:span><text:span text:style-name="T111"/><text:span text:style-name="T112"/></text:p>
      <text:p text:style-name="P60"><text:span text:style-name="T113">Kienai yo kokoro ni</text:span><text:span text:style-name="T114"/><text:span text:style-name="T115"/></text:p>
      <text:p text:style-name="P61"><text:span text:style-name="T116">消えないよ 心に</text:span><text:span text:style-name="T117"/><text:span text:style-name="T118"/></text:p>
      <text:p text:style-name="P62"><text:span text:style-name="T119"/><text:span text:style-name="T120">kizamu kara</text:span><text:span text:style-name="T121"/><text:span text:style-name="T122"/></text:p>
      <text:p text:style-name="P63"><text:span text:style-name="T123">刻むから</text:span><text:span text:style-name="T124"/><text:span text:style-name="T125"/></text:p>
      <text:p text:style-name="P64"><text:span text:style-name="T126"/><text:span text:style-name="T127"/><text:span text:style-name="T128"/></text:p>
      <text:p text:style-name="P65"><text:span text:style-name="T129"/><text:span text:style-name="T130">[Chorus]</text:span><text:span text:style-name="T131"/><text:span text:style-name="T132"/></text:p>
      <text:p text:style-name="P66"><text:span text:style-name="T133">Kimi da yo kimi nanda yo</text:span><text:span text:style-name="T134"/><text:span text:style-name="T135"/></text:p>
      <text:p text:style-name="P67"><text:span text:style-name="T136">君だよ 君なんだよ</text:span><text:span text:style-name="T137"/><text:span text:style-name="T138"/></text:p>
      <text:p text:style-name="P68"><text:span text:style-name="T139">Oshiete kureta</text:span><text:span text:style-name="T140"/><text:span text:style-name="T141"/></text:p>
      <text:p text:style-name="P69"><text:span text:style-name="T142">教えてくれた</text:span><text:span text:style-name="T143"/><text:span text:style-name="T144"/></text:p>
      <text:p text:style-name="P70"><text:span text:style-name="T145">Kurayami mo hikaru nara</text:span><text:span text:style-name="T146"/><text:span text:style-name="T147"/></text:p>
      <text:p text:style-name="P71"><text:span text:style-name="T148">暗闇も光るなら</text:span><text:span text:style-name="T149"/><text:span text:style-name="T150"/></text:p>
      <text:p text:style-name="P72"><text:span text:style-name="T151">Hoshizora ni naru</text:span><text:span text:style-name="T152"/><text:span text:style-name="T153"/></text:p>
      <text:p text:style-name="P73"><text:span text:style-name="T154">星空になる</text:span><text:span text:style-name="T155"/><text:span text:style-name="T156"/></text:p>
      <text:p text:style-name="P74"><text:span text:style-name="T157">Kanashimi mo egao ni</text:span><text:span text:style-name="T158"/><text:span text:style-name="T159"/></text:p>
      <text:p text:style-name="P75"><text:span text:style-name="T160">悲しみを笑顔に</text:span><text:span text:style-name="T161"/><text:span text:style-name="T162"/></text:p>
      <text:p text:style-name="P76"><text:span text:style-name="T163">Mou kakusanai de</text:span><text:span text:style-name="T164"/><text:span text:style-name="T165"/></text:p>
      <text:p text:style-name="P77"><text:span text:style-name="T166">もう隠さないで</text:span><text:span text:style-name="T167"/><text:span text:style-name="T168"/></text:p>
      <text:p text:style-name="P78"><text:span text:style-name="T169">Kirameku don'na hoshi mo</text:span><text:span text:style-name="T170"/><text:span text:style-name="T171"/></text:p>
      <text:p text:style-name="P79"><text:span text:style-name="T172">煌めくどんな星も</text:span><text:span text:style-name="T173"/><text:span text:style-name="T174"/></text:p>
      <text:p text:style-name="P80"><text:span text:style-name="T175">Kimi wo terasu kara</text:span><text:span text:style-name="T176"/><text:span text:style-name="T177"/></text:p>
      <text:p text:style-name="P81"><text:span text:style-name="T178">君を照らすから</text:span><text:span text:style-name="T179"/><text:span text:style-name="T180"/></text:p>
      <text:p text:style-name="P82"><text:span text:style-name="T181"/><text:span text:style-name="T182"/><text:span text:style-name="T183"/></text:p>
      <text:p text:style-name="P83"><text:span text:style-name="T184"/><text:span text:style-name="T185">[Verse 2]</text:span><text:span text:style-name="T186"/><text:span text:style-name="T187"/></text:p>
      <text:p text:style-name="P84"><text:span text:style-name="T188"/><text:span text:style-name="T189">Nemuri mo wasurete </text:span><text:span text:style-name="T190"/><text:span text:style-name="T191"/></text:p>
      <text:p text:style-name="P85"><text:span text:style-name="T192">眠りも忘れて</text:span><text:span text:style-name="T193"/><text:span text:style-name="T194"/></text:p>
      <text:p text:style-name="P86"><text:span text:style-name="T195"/><text:span text:style-name="T196">mukaeta asahi ga</text:span><text:span text:style-name="T197"/><text:span text:style-name="T198"/></text:p>
      <text:p text:style-name="P87"><text:span text:style-name="T199">迎えた朝日が</text:span><text:span text:style-name="T200"/><text:span text:style-name="T201"/></text:p>
      <text:p text:style-name="P88"><text:span text:style-name="T202"/><text:span text:style-name="T203">Yatara to tsukisasaru</text:span><text:span text:style-name="T204"/><text:span text:style-name="T205"/></text:p>
      <text:p text:style-name="P89"><text:span text:style-name="T206">やたらと突き刺さる</text:span><text:span text:style-name="T207"/><text:span text:style-name="T208"/></text:p>
      <text:p text:style-name="P90"><text:span text:style-name="T209"/><text:span text:style-name="T210">Teikiatsu hakobu zutsuu datte</text:span><text:span text:style-name="T211"/><text:span text:style-name="T212"/></text:p>
      <text:p text:style-name="P91"><text:span text:style-name="T213">低気圧運ぶ 頭痛だって</text:span><text:span text:style-name="T214"/><text:span text:style-name="T215"/></text:p>
      <text:p text:style-name="P92"><text:span text:style-name="T216"/><text:span text:style-name="T217">Wasureru kimi ni aeba</text:span><text:span text:style-name="T218"/><text:span text:style-name="T219"/></text:p>
      <text:p text:style-name="P93"><text:span text:style-name="T220">忘れる 君に会えば</text:span><text:span text:style-name="T221"/><text:span text:style-name="T222"/></text:p>
      <text:p text:style-name="P94"><text:span text:style-name="T223"/><text:span text:style-name="T224"/><text:span text:style-name="T225"/></text:p>
      <text:p text:style-name="P95"><text:span text:style-name="T226">[Pre-Chorus]</text:span><text:span text:style-name="T227"/><text:span text:style-name="T228"/></text:p>
      <text:p text:style-name="P96"><text:span text:style-name="T229">Seijaku wa romantikku</text:span><text:span text:style-name="T230"/><text:span text:style-name="T231"/></text:p>
      <text:p text:style-name="P97"><text:span text:style-name="T232">Zenshin ni meguru yo kimi no koe</text:span><text:span text:style-name="T233"/><text:span text:style-name="T234"/></text:p>
      <text:p text:style-name="P98"><text:span text:style-name="T235">静寂はロマンティック</text:span><text:span text:style-name="T236"/><text:span text:style-name="T237"/></text:p>
      <text:p text:style-name="P99"><text:span text:style-name="T238">Koucha ni toketa shugaa no you ni</text:span><text:span text:style-name="T239"/><text:span text:style-name="T240"/></text:p>
      <text:p text:style-name="P100"><text:span text:style-name="T241">紅茶に溶けたシュガーのように</text:span><text:span text:style-name="T242"/><text:span text:style-name="T243"/></text:p>
      <text:p text:style-name="P101"><text:span text:style-name="T244">Zenshin ni meguru yo kimi no koe</text:span><text:span text:style-name="T245"/><text:span text:style-name="T246"/></text:p>
      <text:p text:style-name="P102"><text:span text:style-name="T247">全身に巡るよ 君の声</text:span><text:span text:style-name="T248"/><text:span text:style-name="T249"/></text:p>
      <text:p text:style-name="P103"><text:span text:style-name="T250"/><text:span text:style-name="T251"/><text:span text:style-name="T252"/></text:p>
      <text:p text:style-name="P104"><text:span text:style-name="T253">[Chorus]</text:span><text:span text:style-name="T254"/><text:span text:style-name="T255"/></text:p>
      <text:p text:style-name="P105"><text:span text:style-name="T256">Kimi da yo kimi nanda yo</text:span><text:span text:style-name="T257"/><text:span text:style-name="T258"/></text:p>
      <text:p text:style-name="P106"><text:span text:style-name="T259">君だよ 君なんだよ</text:span><text:span text:style-name="T260"/><text:span text:style-name="T261"/></text:p>
      <text:p text:style-name="P107"><text:span text:style-name="T262">Egao wo kureta</text:span><text:span text:style-name="T263"/><text:span text:style-name="T264"/></text:p>
      <text:p text:style-name="P108"><text:span text:style-name="T265">笑顔をくれた</text:span><text:span text:style-name="T266"/><text:span text:style-name="T267"/></text:p>
      <text:p text:style-name="P109"><text:span text:style-name="T268">Namida mo hikaru nara</text:span><text:span text:style-name="T269"/><text:span text:style-name="T270"/></text:p>
      <text:p text:style-name="P110"><text:span text:style-name="T271">涙も光るなら</text:span><text:span text:style-name="T272"/><text:span text:style-name="T273"/></text:p>
      <text:p text:style-name="P111"><text:span text:style-name="T274">Ryuusei ni naru</text:span><text:span text:style-name="T275"/><text:span text:style-name="T276"/></text:p>
      <text:p text:style-name="P112"><text:span text:style-name="T277">流星になる</text:span><text:span text:style-name="T278"/><text:span text:style-name="T279"/></text:p>
      <text:p text:style-name="P113"><text:span text:style-name="T280">Kizutsuita sono te wo</text:span><text:span text:style-name="T281"/><text:span text:style-name="T282"/></text:p>
      <text:p text:style-name="P114"><text:span text:style-name="T283">傷ついたその手を</text:span><text:span text:style-name="T284"/><text:span text:style-name="T285"/></text:p>
      <text:p text:style-name="P115"><text:span text:style-name="T286">Mou hanasanai de</text:span><text:span text:style-name="T287"/><text:span text:style-name="T288"/></text:p>
      <text:p text:style-name="P116"><text:span text:style-name="T289">もう離さないで</text:span><text:span text:style-name="T290"/><text:span text:style-name="T291"/></text:p>
      <text:p text:style-name="P117"><text:span text:style-name="T292">Negai wo kometa sora ni</text:span><text:span text:style-name="T293"/><text:span text:style-name="T294"/></text:p>
      <text:p text:style-name="P118"><text:span text:style-name="T295">願いを込めた空に</text:span><text:span text:style-name="T296"/><text:span text:style-name="T297"/></text:p>
      <text:p text:style-name="P119"><text:span text:style-name="T298">Ashita ga kuru kara</text:span><text:span text:style-name="T299"/><text:span text:style-name="T300"/></text:p>
      <text:p text:style-name="P120"><text:span text:style-name="T301">明日が来るから</text:span><text:span text:style-name="T302"/><text:span text:style-name="T303"/></text:p>
      <text:p text:style-name="P121"><text:span text:style-name="T304"/><text:span text:style-name="T305"/><text:span text:style-name="T306"/></text:p>
      <text:p text:style-name="P122"><text:span text:style-name="T307">[Bridge]</text:span><text:span text:style-name="T308"/><text:span text:style-name="T309"/></text:p>
      <text:p text:style-name="P123"><text:span text:style-name="T310">Michibiite kureta hikari wa kimi da yo</text:span><text:span text:style-name="T311"/><text:span text:style-name="T312"/></text:p>
      <text:p text:style-name="P124"><text:span text:style-name="T313">導いてくれた 光は 君だよ</text:span><text:span text:style-name="T314"/><text:span text:style-name="T315"/></text:p>
      <text:p text:style-name="P125"><text:span text:style-name="T316">Tsurarete boku mo hashiridashita</text:span><text:span text:style-name="T317"/><text:span text:style-name="T318"/></text:p>
      <text:p text:style-name="P126"><text:span text:style-name="T319">つられて僕も 走りだした</text:span><text:span text:style-name="T320"/><text:span text:style-name="T321"/></text:p>
      <text:p text:style-name="P127"><text:span text:style-name="T322">Shiranu ma ni kurosu shihajimeta</text:span><text:span text:style-name="T323"/><text:span text:style-name="T324"/></text:p>
      <text:p text:style-name="P128"><text:span text:style-name="T325">知らぬ間に クロスし始めた</text:span><text:span text:style-name="T326"/><text:span text:style-name="T327"/></text:p>
      <text:p text:style-name="P129"><text:span text:style-name="T328">Hora ima da koko de hikaru nara</text:span><text:span text:style-name="T329"/><text:span text:style-name="T330"/></text:p>
      <text:p text:style-name="P130"><text:span text:style-name="T331">ほら 今だ ここで 光るなら</text:span><text:span text:style-name="T332"/><text:span text:style-name="T333"/></text:p>
      <text:p text:style-name="P131"><text:span text:style-name="T334">Kimi da yo kimi nanda yo</text:span><text:span text:style-name="T335"/><text:span text:style-name="T336"/></text:p>
      <text:p text:style-name="P132"><text:span text:style-name="T337">君だよ 君なんだよ</text:span><text:span text:style-name="T338"/><text:span text:style-name="T339"/></text:p>
      <text:p text:style-name="P133"><text:span text:style-name="T340">Oshiete kureta</text:span><text:span text:style-name="T341"/><text:span text:style-name="T342"/></text:p>
      <text:p text:style-name="P134"><text:span text:style-name="T343">教えてくれた</text:span><text:span text:style-name="T344"/><text:span text:style-name="T345"/></text:p>
      <text:p text:style-name="P135"><text:span text:style-name="T346">Kurayami wa owaru kara</text:span><text:span text:style-name="T347"/><text:span text:style-name="T348"/></text:p>
      <text:p text:style-name="P136"><text:span text:style-name="T349">暗闇は終わるから</text:span><text:span text:style-name="T350"/><text:span text:style-name="T351"/></text:p>
      <text:p text:style-name="P137"><text:span text:style-name="T352"/><text:span text:style-name="T353"/><text:span text:style-name="T354"/></text:p>
      <text:p text:style-name="P138"><text:span text:style-name="T355">[Chorus]</text:span><text:span text:style-name="T356"/><text:span text:style-name="T357"/></text:p>
      <text:p text:style-name="P139"><text:span text:style-name="T358">Kimi da yo kimi nanda yo</text:span><text:span text:style-name="T359"/><text:span text:style-name="T360"/></text:p>
      <text:p text:style-name="P140"><text:span text:style-name="T361">君だよ 君なんだよ</text:span><text:span text:style-name="T362"/><text:span text:style-name="T363"/></text:p>
      <text:p text:style-name="P141"><text:span text:style-name="T364">Oshiete kureta</text:span><text:span text:style-name="T365"/><text:span text:style-name="T366"/></text:p>
      <text:p text:style-name="P142"><text:span text:style-name="T367">教えてくれた</text:span><text:span text:style-name="T368"/><text:span text:style-name="T369"/></text:p>
      <text:p text:style-name="P143"><text:span text:style-name="T370">Kurayami mo hikaru nara</text:span><text:span text:style-name="T371"/><text:span text:style-name="T372"/></text:p>
      <text:p text:style-name="P144"><text:span text:style-name="T373">暗闇も光るなら</text:span><text:span text:style-name="T374"/><text:span text:style-name="T375"/></text:p>
      <text:p text:style-name="P145"><text:span text:style-name="T376">Hoshizora ni naru</text:span><text:span text:style-name="T377"/><text:span text:style-name="T378"/></text:p>
      <text:p text:style-name="P146"><text:span text:style-name="T379">星空になる</text:span><text:span text:style-name="T380"/><text:span text:style-name="T381"/></text:p>
      <text:p text:style-name="P147"><text:span text:style-name="T382">Kanashimi wo egao ni</text:span><text:span text:style-name="T383"/><text:span text:style-name="T384"/></text:p>
      <text:p text:style-name="P148"><text:span text:style-name="T385">悲しみを笑顔に</text:span><text:span text:style-name="T386"/><text:span text:style-name="T387"/></text:p>
      <text:p text:style-name="P149"><text:span text:style-name="T388">Mou kakusanai de</text:span><text:span text:style-name="T389"/><text:span text:style-name="T390"/></text:p>
      <text:p text:style-name="P150"><text:span text:style-name="T391">もう隠さないで</text:span><text:span text:style-name="T392"/><text:span text:style-name="T393"/></text:p>
      <text:p text:style-name="P151"><text:span text:style-name="T394">Kirameku donna hoshi mo</text:span><text:span text:style-name="T395"/><text:span text:style-name="T396"/></text:p>
      <text:p text:style-name="P152"><text:span text:style-name="T397">煌めくどんな星も</text:span><text:span text:style-name="T398"/><text:span text:style-name="T399"/></text:p>
      <text:p text:style-name="P153"><text:span text:style-name="T400">Kimi wo terasu kara</text:span><text:span text:style-name="T401"/><text:span text:style-name="T402"/></text:p>
      <text:p text:style-name="P154"><text:span text:style-name="T403">君を照らすから</text:span><text:span text:style-name="T404"/><text:span text:style-name="T405"/></text:p>
      <text:p text:style-name="P155"><text:span text:style-name="T406"/><text:span text:style-name="T407"/><text:span text:style-name="T408"/></text:p>
      <text:p text:style-name="P156"><text:span text:style-name="T409">[Post-Chrous]</text:span><text:span text:style-name="T410"/><text:span text:style-name="T411"/></text:p>
      <text:p text:style-name="P157"><text:span text:style-name="T412">Kotae wa itsudemo guuzen? Hitsuzen?</text:span><text:span text:style-name="T413"/><text:span text:style-name="T414"/></text:p>
      <text:p text:style-name="P158"><text:span text:style-name="T415">答えはいつでも 偶然？必然？</text:span><text:span text:style-name="T416"/><text:span text:style-name="T417"/></text:p>
      <text:p text:style-name="P159"><text:span text:style-name="T418">Itsuka eranda michi koso unmei ni naru</text:span><text:span text:style-name="T419"/><text:span text:style-name="T420"/></text:p>
      <text:p text:style-name="P160"><text:span text:style-name="T421">いつか選んだ道こそ 運命になる</text:span><text:span text:style-name="T422"/><text:span text:style-name="T423"/></text:p>
      <text:p text:style-name="P161"><text:span text:style-name="T424">Nigirishimeta sono kibou mo fuan mo</text:span><text:span text:style-name="T425"/><text:span text:style-name="T426"/></text:p>
      <text:p text:style-name="P162"><text:span text:style-name="T427">握りしめたその希望も不安も</text:span><text:span text:style-name="T428"/><text:span text:style-name="T429"/></text:p>
      <text:p text:style-name="P163"><text:span text:style-name="T430">Kitto futari wo ugokasu hikari ni naru kara</text:span><text:span text:style-name="T431"/><text:span text:style-name="T432"/></text:p>
      <text:p text:style-name="P164"><text:span text:style-name="T433">きっと2人を動かす 光になるから</text:span><text:span text:style-name="T434"/><text:span text:style-name="T435"/></text:p>
      <text:p text:style-name="P165"><text:span text:style-name="T436"><text:soft-page-break/></text:span><text:span text:style-name="T437"/></text:p>
      <text:p text:style-name="P166"><text:span text:style-name="T438"/><text:span text:style-name="T439">キタニタツヤ (Tatsuya Kitani) - 青のすみか (Where Our Blue Is) </text:span><text:span text:style-name="T440"/><text:span text:style-name="T441"/></text:p>
      <text:p text:style-name="P167"><text:span text:style-name="T442">[Verse 1]</text:span><text:span text:style-name="T443"><text:line-break/></text:span><text:span text:style-name="T444">Doko made mo<text:line-break/>Tsuzuku you na ao no kisetsu wa<text:line-break/>Yotsu narabu<text:line-break/>Manako no mae wo saegiru mono wa nanimo nai<text:line-break/>Asufaruto, semishigure wo hansha shite<text:line-break/>Kimi to iu chinmoku ga kikoenaku naru (Kikoenaku naru)</text:span><text:span text:style-name="T445"/></text:p>
      <text:p text:style-name="P168"><text:span text:style-name="T446">どこまでも</text:span><text:span text:style-name="T447"/></text:p>
      <text:p text:style-name="P169"><text:span text:style-name="T448">続くような青の季節は</text:span><text:span text:style-name="T449"/><text:span text:style-name="T450"/></text:p>
      <text:p text:style-name="P170"><text:span text:style-name="T451">四つ並ぶ</text:span><text:span text:style-name="T452"/></text:p>
      <text:p text:style-name="P171"><text:span text:style-name="T453">眼の前を遮るものは何もない</text:span><text:span text:style-name="T454"/><text:span text:style-name="T455"/></text:p>
      <text:p text:style-name="P172"><text:span text:style-name="T456">アスファルト、蝉時雨を反射して</text:span><text:span text:style-name="T457"/></text:p>
      <text:p text:style-name="P173"><text:span text:style-name="T458">きみという沈黙が聞こえなくなる (聞こえなくなる)</text:span><text:span text:style-name="T459"><text:line-break/><text:line-break/></text:span><text:span text:style-name="T460">[Pre-Chorus]</text:span><text:span text:style-name="T461"><text:line-break/></text:span><text:span text:style-name="T462">Kono hibi ga iroaseru<text:line-break/>Boku to chigau</text:span><text:span text:style-name="T463"> kimi no nioi wo shitte shimattemo<text:line-break/>Okiwasurete kita eien no<text:line-break/>Soko ni</text:span><text:span text:style-name="T464"/></text:p>
      <text:p text:style-name="P174"><text:span text:style-name="T465">この日々が色褪せる</text:span><text:span text:style-name="T466"/></text:p>
      <text:p text:style-name="P175"><text:span text:style-name="T467">僕と違うきみの匂いを知ってしまっても</text:span><text:span text:style-name="T468"/></text:p>
      <text:p text:style-name="P176"><text:span text:style-name="T469">置き忘れてきた永遠の底に</text:span><text:span text:style-name="T470"><text:line-break/><text:line-break/>[Chorus]</text:span><text:span text:style-name="T471"><text:line-break/></text:span><text:span text:style-name="T472">Ima demo, ao ga sundeiru<text:line-break/>Ima demo, ao wa sundeiru<text:line-break/>Donna inori mo kotoba mo<text:line-break/>Chikazukeru no ni, todokanakatta<text:line-break/>Marude, shizuka na </text:span><text:span text:style-name="T473">koi</text:span><text:span text:style-name="T474"> no you na<text:line-break/>Hoho wo tsutatta natsu no you na, iro no naka<text:line-break/>Kimi wo norou kotoba ga zutto nodo no oku ni tsukaeteru</text:span><text:span text:style-name="T475"/></text:p>
      <text:p text:style-name="P177"><text:span text:style-name="T476">今でも青が棲んでいる</text:span><text:span text:style-name="T477"/></text:p>
      <text:p text:style-name="P178"><text:span text:style-name="T478">今でも青は澄んでいる</text:span><text:span text:style-name="T479"/></text:p>
      <text:p text:style-name="P179"><text:span text:style-name="T480">どんな祈りも言葉も</text:span><text:span text:style-name="T481"/></text:p>
      <text:p text:style-name="P180"><text:span text:style-name="T482">近づけるのに、届かなかった</text:span><text:span text:style-name="T483"/></text:p>
      <text:p text:style-name="P181"><text:span text:style-name="T484">まるで、静かな恋のような</text:span><text:span text:style-name="T485"/></text:p>
      <text:p text:style-name="P182"><text:span text:style-name="T486">頬を伝った夏のような色のなか</text:span><text:span text:style-name="T487"/></text:p>
      <text:p text:style-name="P183"><text:span text:style-name="T488">きみを呪う言葉がずっと喉の奥につかえてる</text:span><text:span text:style-name="T489"><text:line-break/></text:span><text:span text:style-name="T490"><text:line-break/></text:span><text:span text:style-name="T491">[Post-Chorus]</text:span><text:span text:style-name="T492"><text:line-break/></text:span><text:span text:style-name="T493">"Mata aeru yo ne" tte<text:line-break/>Koe ni naranai koe</text:span><text:span text:style-name="T494"/></text:p>
      <text:p text:style-name="P184"><text:span text:style-name="T495"/><text:span text:style-name="T496">「また会えるよね」って<text:line-break/>声にならない声</text:span><text:span text:style-name="T497"><text:line-break/></text:span><text:span text:style-name="T498"/><text:span text:style-name="T499"/></text:p>
      <text:p text:style-name="P185"><text:span text:style-name="T500">[Verse 2]</text:span><text:span text:style-name="T501"><text:line-break/></text:span><text:span text:style-name="T502">Hirusagari<text:line-break/>Jimetsuku kaze no kisetsu wa<text:line-break/>Omoi haseru<text:line-break/>Mada nani mono demo nakatta bokura no shouzou<text:line-break/>Nanimo kamo wakachiaeta hazu datta<text:line-break/>Ano hi kara sukoshi zutsu<text:line-break/>Kimi to chigau boku to iu noroi ga futotte iku</text:span><text:span text:style-name="T503"/></text:p>
      <text:p text:style-name="P186"><text:span text:style-name="T504"/><text:span text:style-name="T505">昼下がり、じめつく風の季節は<text:line-break/>想い馳せる、まだ何者でもなかった僕らの肖像<text:line-break/>何もかも分かち合えたはずだった<text:line-break/>あの日から少しずつ<text:line-break/>きみと違う僕という呪いが肥っていく</text:span><text:span text:style-name="T506"><text:line-break/><text:line-break/>[Bridge]</text:span><text:span text:style-name="T507"><text:line-break/></text:span><text:span text:style-name="T508">(La-la-la-la, la-la-la-la)<text:line-break/>(La</text:span><text:span text:style-name="T509">-la-la-la, la-la-la-la)</text:span><text:span text:style-name="T510"><text:line-break/>Kimi no egao no oku no urei wo (Urei wo)<text:line-break/>Miotoshita koto, kuyami tsukushite (Mi tsukushite)</text:span><text:span text:style-name="T511"/></text:p>
      <text:p text:style-name="P187"><text:span text:style-name="T512"/><text:span text:style-name="T513">きみの笑顔の奥の憂いを (憂いを)<text:line-break/>見落としたこと、悔やみ尽くして (み尽くして)</text:span><text:span text:style-name="T514"><text:line-break/></text:span><text:span text:style-name="T515">(La-la-la-la, la-la-la-la)<text:line-break/>Adabana to saite chittе iku, kimi ni<text:line-break/></text:span><text:span text:style-name="T516">Sayonara</text:span><text:span text:style-name="T517"/></text:p>
      <text:p text:style-name="P188"><text:span text:style-name="T518"/><text:span text:style-name="T519">徒花と咲いて散っていくきみに<text:line-break/>さよなら</text:span><text:span text:style-name="T520"><text:line-break/><text:line-break/>[Chorus]</text:span><text:span text:style-name="T521"><text:line-break/></text:span><text:span text:style-name="T522">Ima demo, ao ga sundeiru<text:line-break/>Ima demo, ao wa sundеiru<text:line-break/>Donna i</text:span><text:span text:style-name="T523">nori mo kotoba mo<text:line-break/>Chikazukeru no ni, todokanakatta<text:line-break/>Marude, shizuka na koi no you na<text:line-break/>Hoho wo tsutatta natsu no you na iro no naka<text:line-break/>Kimi wo norou kotoba ga zutto nodo no oku ni tsukaeteru</text:span><text:span text:style-name="T524"/><text:span text:style-name="T525"/></text:p>
      <text:p text:style-name="P189"><text:span text:style-name="T526"/><text:span text:style-name="T527">今でも青が棲んでいる<text:line-break/>今でも青は澄んでいる<text:line-break/>どんな祈りも言葉も<text:line-break/>近づけるのに、届かなかった<text:line-break/>まるで、静かな恋のような<text:line-break/>頬を伝った夏のような色のなか<text:line-break/>きみを呪う言葉がずっと喉の奥につかえてる</text:span><text:span text:style-name="T528"/><text:span text:style-name="T529"/></text:p>
      <text:p text:style-name="P190"><text:span text:style-name="T530"/><text:span text:style-name="T531"/></text:p>
      <text:p text:style-name="P191"><text:span text:style-name="T532">[Post-Chorus]</text:span><text:span text:style-name="T533"><text:line-break/></text:span><text:span text:style-name="T534">"Mata aeru yo ne" tte<text:line-break/>Koe ni naranai koe</text:span><text:span text:style-name="T535"/></text:p>
      <text:p text:style-name="P192"><text:span text:style-name="T536"/><text:span text:style-name="T537">「また会えるよね」って<text:line-break/>声にならない声</text:span><text:span text:style-name="T538"><text:line-break/></text:span><text:span text:style-name="T539"><text:line-break/></text:span><text:span text:style-name="T540">[Outro]</text:span><text:span text:style-name="T541"><text:line-break/></text:span><text:span text:style-name="T542">Mugen ni bouchou suru ginga no hoshi no tsubu no you ni<text:line-break/>Yubi no sukima wo koboreta</text:span><text:span text:style-name="T543"/><text:span text:style-name="T544"/></text:p>
      <text:p text:style-name="P193"><text:span text:style-name="T545"/><text:span text:style-name="T546">無限に膨張する銀河の星の粒のように<text:line-break/>指の隙間を零れた</text:span><text:span text:style-name="T547"/><text:span text:style-name="T548"/></text:p>
      <text:p text:style-name="P194"><text:span text:style-name="T549"><text:soft-page-break/></text:span><text:span text:style-name="T550"/></text:p>
      <text:p text:style-name="P195"><text:span text:style-name="T551"/><text:span text:style-name="T552">松原みき (Miki Matsubara) - 真夜中のドア / Stay With Me (Mayonaka no Door) </text:span><text:span text:style-name="T553"/><text:span text:style-name="T554"/></text:p>
      <text:p text:style-name="P196"><text:span text:style-name="T555"/><text:span text:style-name="T556"/></text:p>
      <text:p text:style-name="P197"><text:span text:style-name="T557"/><text:span text:style-name="T558">[Intro]</text:span><text:span text:style-name="T559"/><text:span text:style-name="T560"/></text:p>
      <text:p text:style-name="P198"><text:span text:style-name="T561">To you, yes, my love to you</text:span><text:span text:style-name="T562"/></text:p>
      <text:p text:style-name="P199"><text:span text:style-name="T563">Yes, my love to you, you, to you</text:span><text:span text:style-name="T564"/></text:p>
      <text:p text:style-name="P200"><text:span text:style-name="T565"/><text:span text:style-name="T566"/></text:p>
      <text:p text:style-name="P201"><text:span text:style-name="T567"/><text:span text:style-name="T568">[Verse 1]</text:span><text:span text:style-name="T569"/><text:span text:style-name="T570"/><text:span text:style-name="T571"/><text:span text:style-name="T572"/><text:span text:style-name="T573"/></text:p>
      <text:p text:style-name="P202"><text:span text:style-name="T574">Watashi wa watashi, anata wa anata to</text:span><text:span text:style-name="T575"/></text:p>
      <text:p text:style-name="P203"><text:span text:style-name="T576">私は私 貴方は貴方と</text:span><text:span text:style-name="T577"/></text:p>
      <text:p text:style-name="P204"><text:span text:style-name="T578">Yuube itteta son'na ki mo suru wa</text:span><text:span text:style-name="T579"/><text:span text:style-name="T580"/><text:span text:style-name="T581"/><text:span text:style-name="T582"/><text:span text:style-name="T583"/></text:p>
      <text:p text:style-name="P205"><text:span text:style-name="T584">昨夜言ってた そんな気もするわ</text:span><text:span text:style-name="T585"/></text:p>
      <text:p text:style-name="P206"><text:span text:style-name="T586">Gurei no jaketto ni</text:span><text:span text:style-name="T587"/><text:span text:style-name="T588"/></text:p>
      <text:p text:style-name="P207"><text:span text:style-name="T589">グレイのジャケットに</text:span><text:span text:style-name="T590"/></text:p>
      <text:p text:style-name="P208"><text:span text:style-name="T591">Mioboe ga aru koohii no shimi (Ooh)</text:span><text:span text:style-name="T592"/><text:span text:style-name="T593"/></text:p>
      <text:p text:style-name="P209"><text:span text:style-name="T594">見覚えがある コーヒーのしみ</text:span><text:span text:style-name="T595"/></text:p>
      <text:p text:style-name="P210"><text:span text:style-name="T596">Aikawarazu na no ne</text:span><text:span text:style-name="T597"/><text:span text:style-name="T598"/></text:p>
      <text:p text:style-name="P211"><text:span text:style-name="T599">相変らずなのね</text:span><text:span text:style-name="T600"/></text:p>
      <text:p text:style-name="P212"><text:span text:style-name="T601">Shoo windou ni futari utsureba (Ooh)</text:span><text:span text:style-name="T602"/><text:span text:style-name="T603"/></text:p>
      <text:p text:style-name="P213"><text:span text:style-name="T604">ショーウィンドウに 二人映れば</text:span><text:span text:style-name="T605"/></text:p>
      <text:p text:style-name="P214"><text:span text:style-name="T606"/><text:span text:style-name="T607"/></text:p>
      <text:p text:style-name="P215"><text:span text:style-name="T608"/><text:span text:style-name="T609">[Chorus]</text:span><text:span text:style-name="T610"/><text:span text:style-name="T611"/></text:p>
      <text:p text:style-name="P216"><text:span text:style-name="T612">Stay with me</text:span><text:span text:style-name="T613"/></text:p>
      <text:p text:style-name="P217"><text:span text:style-name="T614">Mayonaka no doa o tataki</text:span><text:span text:style-name="T615"/><text:span text:style-name="T616"/></text:p>
      <text:p text:style-name="P218"><text:span text:style-name="T617">真夜中のドアをたたき</text:span><text:span text:style-name="T618"/></text:p>
      <text:p text:style-name="P219"><text:span text:style-name="T619">Kaeranaide to naita (Ooh)</text:span><text:span text:style-name="T620"/><text:span text:style-name="T621"/></text:p>
      <text:p text:style-name="P220"><text:span text:style-name="T622">帰らないでと泣いた</text:span><text:span text:style-name="T623"/></text:p>
      <text:p text:style-name="P221"><text:span text:style-name="T624">Ano kisetsu ga ima me no mae</text:span><text:span text:style-name="T625"/><text:span text:style-name="T626"/></text:p>
      <text:p text:style-name="P222"><text:span text:style-name="T627">あの季節が 今 目の前</text:span><text:span text:style-name="T628"/></text:p>
      <text:p text:style-name="P223"><text:span text:style-name="T629">Stay with me</text:span><text:span text:style-name="T630"/></text:p>
      <text:p text:style-name="P224"><text:span text:style-name="T631">Kuchiguse wo ii nagara</text:span><text:span text:style-name="T632"/><text:span text:style-name="T633"/></text:p>
      <text:p text:style-name="P225"><text:span text:style-name="T634">口ぐせを言いながら</text:span><text:span text:style-name="T635"/></text:p>
      <text:p text:style-name="P226"><text:span text:style-name="T636">Futari no toki wo daite (Ooh)</text:span><text:span text:style-name="T637"/><text:span text:style-name="T638"/></text:p>
      <text:p text:style-name="P227"><text:span text:style-name="T639">二人の瞬間を抱いて</text:span><text:span text:style-name="T640"/></text:p>
      <text:p text:style-name="P228"><text:span text:style-name="T641">Mada wasurezu </text:span><text:span text:style-name="T642">daiji ni shite ita</text:span><text:span text:style-name="T643"/><text:span text:style-name="T644"/><text:span text:style-name="T645"/><text:span text:style-name="T646"/><text:span/><text:span text:style-name="T647"/></text:p>
      <text:p text:style-name="P229"><text:span text:style-name="T648">まだ忘れず 大事にしていた</text:span><text:span text:style-name="T649"/></text:p>
      <text:p text:style-name="P230"><text:span text:style-name="T650"/><text:span text:style-name="T651"/></text:p>
      <text:p text:style-name="P231"><text:span text:style-name="T652"/><text:span text:style-name="T653"/><text:span text:style-name="T654">[Verse 2]</text:span><text:span text:style-name="T655"/></text:p>
      <text:p text:style-name="P232"><text:span text:style-name="T656">Koi to ai to wa chigau mono dayo to</text:span><text:span text:style-name="T657"/></text:p>
      <text:p text:style-name="P233"><text:span text:style-name="T658">恋と愛とは 違うものだよと</text:span><text:span text:style-name="T659"/></text:p>
      <text:p text:style-name="P234"><text:span text:style-name="T660">Yuube iwareta son'na ki mo suru wa</text:span><text:span text:style-name="T661"/><text:span text:style-name="T662"/></text:p>
      <text:p text:style-name="P235"><text:span text:style-name="T663">昨夜言われた そんな気もするわ</text:span><text:span text:style-name="T664"/></text:p>
      <text:p text:style-name="P236"><text:span text:style-name="T665">Nidome no fuyu ga kite</text:span><text:span text:style-name="T666"/><text:span text:style-name="T667"/></text:p>
      <text:p text:style-name="P237"><text:span text:style-name="T668">二度目の冬が来て</text:span><text:span text:style-name="T669"/></text:p>
      <text:p text:style-name="P238"><text:span text:style-name="T670">Hanarete itta anata no kokoro (Ooh)</text:span><text:span text:style-name="T671"/><text:span text:style-name="T672"/></text:p>
      <text:p text:style-name="P239"><text:span text:style-name="T673">離れていった貴方の心</text:span><text:span text:style-name="T674"/></text:p>
      <text:p text:style-name="P240"><text:span text:style-name="T675">Furi kaereba itsumo</text:span><text:span text:style-name="T676"/><text:span text:style-name="T677"/></text:p>
      <text:p text:style-name="P241"><text:span text:style-name="T678">ふり返ればいつも</text:span><text:span text:style-name="T679"/></text:p>
      <text:p text:style-name="P242"><text:span text:style-name="T680">Soko ni anata wo kanjite ita no (Ooh)</text:span><text:span text:style-name="T681"/><text:span text:style-name="T682"/></text:p>
      <text:p text:style-name="P243"><text:span text:style-name="T683">そこに 貴方を感じていたの</text:span><text:span text:style-name="T684"/></text:p>
      <text:p text:style-name="P244"><text:span text:style-name="T685"/><text:span text:style-name="T686"/></text:p>
      <text:p text:style-name="P245"><text:span text:style-name="T687"/><text:span text:style-name="T688">[Chorus]</text:span><text:span text:style-name="T689"/><text:span text:style-name="T690"/></text:p>
      <text:p text:style-name="P246"><text:span text:style-name="T691">Stay with me</text:span><text:span text:style-name="T692"/><text:span/></text:p>
      <text:p text:style-name="P247"><text:span text:style-name="T693">Mayonaka no doa o tataki</text:span><text:span text:style-name="T694"/><text:span text:style-name="T695"/></text:p>
      <text:p text:style-name="P248"><text:span text:style-name="T696">真夜中のドアをたたき</text:span><text:span text:style-name="T697"/></text:p>
      <text:p text:style-name="P249"><text:span text:style-name="T698">Kokoro ni ana ga aita (Ooh)</text:span><text:span text:style-name="T699"/><text:span text:style-name="T700"/></text:p>
      <text:p text:style-name="P250"><text:span text:style-name="T701">心に穴があいた</text:span><text:span text:style-name="T702"/></text:p>
      <text:p text:style-name="P251"><text:span text:style-name="T703">Ano kisetsu ga ima me no mae</text:span><text:span text:style-name="T704"/><text:span text:style-name="T705"/></text:p>
      <text:p text:style-name="P252"><text:span text:style-name="T706">あの季節が 今 目の前</text:span><text:span text:style-name="T707"/></text:p>
      <text:p text:style-name="P253"><text:span text:style-name="T708">Stay with me</text:span><text:span text:style-name="T709"/></text:p>
      <text:p text:style-name="P254"><text:span text:style-name="T710">Sabishisa magirawashite</text:span><text:span text:style-name="T711"/><text:span text:style-name="T712"/></text:p>
      <text:p text:style-name="P255"><text:span text:style-name="T713">淋しさまぎらわして</text:span><text:span text:style-name="T714"/></text:p>
      <text:p text:style-name="P256"><text:span text:style-name="T715">Oita rekoodo no hari (Ooh)</text:span><text:span text:style-name="T716"/><text:span text:style-name="T717"/></text:p>
      <text:p text:style-name="P257"><text:span text:style-name="T718">置いたレコードの針</text:span><text:span text:style-name="T719"/></text:p>
      <text:p text:style-name="P258"><text:span text:style-name="T720">Onaji merodi kurikaeshite ita</text:span><text:span text:style-name="T721"/><text:span text:style-name="T722"/></text:p>
      <text:p text:style-name="P259"><text:span text:style-name="T723">同じメロディ 繰り返していた</text:span><text:span text:style-name="T724"/></text:p>
      <text:p text:style-name="P260"><text:span text:style-name="T725"/><text:span text:style-name="T726"/></text:p>
      <text:p text:style-name="P261"><text:span text:style-name="T727">[Saxophone Solo]</text:span><text:span text:style-name="T728"/></text:p>
      <text:p text:style-name="P262"><text:span text:style-name="T729"/><text:span text:style-name="T730"/></text:p>
      <text:p text:style-name="P263"><text:span text:style-name="T731">[Chorus]</text:span><text:span text:style-name="T732"/><text:span text:style-name="T733"/><text:span text:style-name="T734"/></text:p>
      <text:p text:style-name="P264"><text:span text:style-name="T735">Stay with me</text:span><text:span text:style-name="T736"/></text:p>
      <text:p text:style-name="P265"><text:span text:style-name="T737">Mayonaka no doa o tataki</text:span><text:span text:style-name="T738"/><text:span text:style-name="T739"/></text:p>
      <text:p text:style-name="P266"><text:span text:style-name="T740">真夜中のドアをたたき</text:span><text:span text:style-name="T741"/></text:p>
      <text:p text:style-name="P267"><text:span text:style-name="T742">Kaeranaide to naita (Ooh)</text:span><text:span text:style-name="T743"/><text:span text:style-name="T744"/></text:p>
      <text:p text:style-name="P268"><text:span text:style-name="T745">帰らないでと泣いた</text:span><text:span text:style-name="T746"/></text:p>
      <text:p text:style-name="P269"><text:span text:style-name="T747">Ano kisetsu ga ima me no mae</text:span><text:span text:style-name="T748"/><text:span text:style-name="T749"/></text:p>
      <text:p text:style-name="P270"><text:span text:style-name="T750">あの季節が 今 目の前</text:span><text:span text:style-name="T751"/></text:p>
      <text:p text:style-name="P271"><text:span text:style-name="T752">Stay with me</text:span><text:span text:style-name="T753"/></text:p>
      <text:p text:style-name="P272"><text:span text:style-name="T754">Kuchiguse wo ii nagara</text:span><text:span text:style-name="T755"/><text:span text:style-name="T756"/></text:p>
      <text:p text:style-name="P273"><text:span text:style-name="T757">口ぐせを言いながら</text:span><text:span text:style-name="T758"/></text:p>
      <text:p text:style-name="P274"><text:span text:style-name="T759">Futari no toki wo daite (Ooh)</text:span><text:span text:style-name="T760"/><text:span text:style-name="T761"/></text:p>
      <text:p text:style-name="P275"><text:span text:style-name="T762">二人の瞬間を抱いて</text:span><text:span text:style-name="T763"/></text:p>
      <text:p text:style-name="P276"><text:span text:style-name="T764">Mada wasurezu atatameteta</text:span><text:span text:style-name="T765"/><text:span text:style-name="T766"/></text:p>
      <text:p text:style-name="P277"><text:span text:style-name="T767">まだ忘れず 暖めてた</text:span><text:span text:style-name="T768"/></text:p>
      <text:p text:style-name="P278"><text:span text:style-name="T769">Stay with me</text:span><text:span text:style-name="T770"/></text:p>
      <text:p text:style-name="P279"><text:span text:style-name="T771">Mayonaka no doa o tataki</text:span><text:span text:style-name="T772"/><text:span text:style-name="T773"/></text:p>
      <text:p text:style-name="P280"><text:span text:style-name="T774">真夜中のドアをたたき</text:span><text:span text:style-name="T775"/></text:p>
      <text:p text:style-name="P281"><text:span text:style-name="T776">Kaeranaide to naita (Ooh)</text:span><text:span text:style-name="T777"/><text:span text:style-name="T778"/></text:p>
      <text:p text:style-name="P282"><text:span text:style-name="T779">帰らないでと泣いた</text:span><text:span text:style-name="T780"/></text:p>
      <text:p text:style-name="P283"><text:span text:style-name="T781">Ano kisetsu ga ima me no mae</text:span><text:span text:style-name="T782"/><text:span text:style-name="T783"/></text:p>
      <text:p text:style-name="P284"><text:span text:style-name="T784">あの季節が 今 目の前</text:span><text:span text:style-name="T785"/></text:p>
      <text:p text:style-name="P285"><text:span text:style-name="T786">Stay with me</text:span><text:span text:style-name="T787"/></text:p>
      <text:p text:style-name="P286"><text:span text:style-name="T788">Kuchiguse wo ii nagara</text:span><text:span text:style-name="T789"/><text:span text:style-name="T790"/></text:p>
      <text:p text:style-name="P287"><text:span text:style-name="T791">口ぐせを言いながら</text:span><text:span text:style-name="T792"/></text:p>
      <text:p text:style-name="P288"><text:span text:style-name="T793">Futari no toki wo daite (Ooh)</text:span><text:span text:style-name="T794"/><text:span text:style-name="T795"/></text:p>
      <text:p text:style-name="P289"><text:span text:style-name="T796">二人の瞬間を抱いて</text:span><text:span text:style-name="T797"/></text:p>
      <text:p text:style-name="P290"><text:span text:style-name="T798">Mada wasurezu atatameteta</text:span><text:span text:style-name="T799"/><text:span text:style-name="T800"/></text:p>
      <text:p text:style-name="P291"><text:span text:style-name="T801">まだ忘れず 暖めてた</text:span><text:span text:style-name="T802"/></text:p>
      <text:p text:style-name="P292"><text:span text:style-name="T803">Stay with me</text:span><text:span text:style-name="T804"/></text:p>
      <text:p text:style-name="P293"><text:span text:style-name="T805">Mayonaka no doa o tataki</text:span><text:span text:style-name="T806"/><text:span text:style-name="T807"/></text:p>
      <text:p text:style-name="P294"><text:span text:style-name="T808">真夜中のドアをたたき</text:span><text:span text:style-name="T809"/></text:p>
      <text:p text:style-name="P295"><text:span text:style-name="T810">Kaeranaide to naita (Ooh)</text:span><text:span text:style-name="T811"/><text:span text:style-name="T812"/></text:p>
      <text:p text:style-name="P296"><text:span text:style-name="T813">帰らないでと泣いた</text:span><text:span text:style-name="T814"/></text:p>
      <text:p text:style-name="P297"><text:span text:style-name="T815">Ano kisetsu ga ima me no mae</text:span><text:span text:style-name="T816"/><text:span text:style-name="T817"/></text:p>
      <text:p text:style-name="P298"><text:span text:style-name="T818">あの季節が 今 目の前</text:span><text:span text:style-name="T819"/></text:p>
      <text:p text:style-name="P299"><text:span text:style-name="T820">Stay with me</text:span><text:span text:style-name="T821"/><text:span text:style-name="T822"/></text:p>
      <text:p text:style-name="P300"><text:span text:style-name="T823"><text:soft-page-break/></text:span><text:span text:style-name="T824"/></text:p>
      <text:p text:style-name="P301"><text:span text:style-name="T825"/><text:span text:style-name="T826">imase - NIGHT DANCER</text:span><text:span text:style-name="T827"/></text:p>
      <text:p text:style-name="P302"><text:span text:style-name="T828">[Intro]</text:span><text:span text:style-name="T829"/></text:p>
      <text:p text:style-name="P303"><text:span text:style-name="T830">Dou demo ii you na yoru dakedo</text:span><text:span text:style-name="T831"/></text:p>
      <text:p text:style-name="P304"><text:span text:style-name="T832">どうでもいいような 夜だけど</text:span><text:span text:style-name="T833"/></text:p>
      <text:p text:style-name="P305"><text:span text:style-name="T834">Doyomeki kirameki to kimi mo (Oh)</text:span><text:span text:style-name="T835"/><text:span text:style-name="T836"/></text:p>
      <text:p text:style-name="P306"><text:span text:style-name="T837">響めき 煌めきと君も (Oh)</text:span><text:span text:style-name="T838"/></text:p>
      <text:p text:style-name="P307"><text:span text:style-name="T839"/><text:span text:style-name="T840"/></text:p>
      <text:p text:style-name="P308"><text:span text:style-name="T841">[Verse 1]</text:span><text:span text:style-name="T842"/></text:p>
      <text:p text:style-name="P309"><text:span text:style-name="T843">Mada tomatta kizamu hari mo</text:span><text:span text:style-name="T844"/></text:p>
      <text:p text:style-name="P310"><text:span text:style-name="T845">まだ止まった 刻む針も</text:span><text:span text:style-name="T846"/></text:p>
      <text:p text:style-name="P311"><text:span text:style-name="T847">Iribitatta chirakaru heya mo</text:span><text:span text:style-name="T848"/><text:span text:style-name="T849"/></text:p>
      <text:p text:style-name="P312"><text:span text:style-name="T850">入り浸った 散らかる部屋も</text:span><text:span text:style-name="T851"/></text:p>
      <text:p text:style-name="P313"><text:span text:style-name="T852">Kawaranai ne omoidashite wa</text:span><text:span text:style-name="T853"/><text:span text:style-name="T854"/></text:p>
      <text:p text:style-name="P314"><text:span text:style-name="T855">変わらないね 思い出しては</text:span><text:span text:style-name="T856"/></text:p>
      <text:p text:style-name="P315"><text:span text:style-name="T857">Futari toshi wo kasaneteta, ah</text:span><text:span text:style-name="T858"/><text:span text:style-name="T859"/></text:p>
      <text:p text:style-name="P316"><text:span text:style-name="T860">二人 歳を重ねてた</text:span><text:span text:style-name="T861"/></text:p>
      <text:p text:style-name="P317"><text:span text:style-name="T862"/><text:span text:style-name="T863"/></text:p>
      <text:p text:style-name="P318"><text:span text:style-name="T864">[Verse 2]</text:span><text:span text:style-name="T865"/></text:p>
      <text:p text:style-name="P319"><text:span text:style-name="T866">Mata tomatta otosu hari wo</text:span><text:span text:style-name="T867"/></text:p>
      <text:p text:style-name="P320"><text:span text:style-name="T868">また止まった 落とす針を</text:span><text:span text:style-name="T869"/><text:span/></text:p>
      <text:p text:style-name="P321"><text:span text:style-name="T870">Yoku nagashita kiki akiru hodo</text:span><text:span text:style-name="T871"/><text:span text:style-name="T872"/></text:p>
      <text:p text:style-name="P322"><text:span text:style-name="T873">よく流した 聞き飽きるほど</text:span><text:span text:style-name="T874"/></text:p>
      <text:p text:style-name="P323"><text:span text:style-name="T875">Kawaranai ne kawaranaide</text:span><text:span text:style-name="T876"/><text:span text:style-name="T877"/></text:p>
      <text:p text:style-name="P324"><text:span text:style-name="T878">変わらないね 変わらないで</text:span><text:span text:style-name="T879"/></text:p>
      <text:p text:style-name="P325"><text:span text:style-name="T880">Irareta no wa kimi dake ka, ah</text:span><text:span text:style-name="T881"/><text:span text:style-name="T882"/></text:p>
      <text:p text:style-name="P326"><text:span text:style-name="T883">いられたのは 君だけか</text:span><text:span text:style-name="T884"/></text:p>
      <text:p text:style-name="P327"><text:span text:style-name="T885"/><text:span text:style-name="T886"/></text:p>
      <text:p text:style-name="P328"><text:span text:style-name="T887">[Pre-Chorus]</text:span><text:span text:style-name="T888"/></text:p>
      <text:p text:style-name="P329"><text:span text:style-name="T889">Mudabanashi de hagurakashite</text:span><text:span text:style-name="T890"/></text:p>
      <text:p text:style-name="P330"><text:span text:style-name="T891">無駄話で はぐらかして</text:span><text:span text:style-name="T892"/></text:p>
      <text:p text:style-name="P331"><text:span text:style-name="T893">Fureta saki wo tamerau you ni</text:span><text:span text:style-name="T894"/><text:span text:style-name="T895"/></text:p>
      <text:p text:style-name="P332"><text:span text:style-name="T896">触れた先を ためらうように</text:span><text:span text:style-name="T897"/></text:p>
      <text:p text:style-name="P333"><text:span text:style-name="T898">Ashibumi shite zureta hari wo yoso ni</text:span><text:span text:style-name="T899"/><text:span text:style-name="T900"/></text:p>
      <text:p text:style-name="P334"><text:span text:style-name="T901">足踏みして ズレた針を余所に</text:span><text:span text:style-name="T902"/></text:p>
      <text:p text:style-name="P335"><text:span text:style-name="T903">Soroi hajimeteta iki ga</text:span><text:span text:style-name="T904"/><text:span text:style-name="T905"/></text:p>
      <text:p text:style-name="P336"><text:span text:style-name="T906">揃い始めてた 息が</text:span><text:span text:style-name="T907"/></text:p>
      <text:p text:style-name="P337"><text:span text:style-name="T908"/><text:span text:style-name="T909"/></text:p>
      <text:p text:style-name="P338"><text:span text:style-name="T910">[Chorus]</text:span><text:span text:style-name="T911"/></text:p>
      <text:p text:style-name="P339"><text:span text:style-name="T912">Dou demo ii you na yoru dakedo</text:span><text:span text:style-name="T913"/></text:p>
      <text:p text:style-name="P340"><text:span text:style-name="T914">どうでもいいような 夜だけど</text:span><text:span text:style-name="T915"/></text:p>
      <text:p text:style-name="P341"><text:span text:style-name="T916">Doyomeki kirameki to kimi mo "odorou"</text:span><text:span text:style-name="T917"/><text:span text:style-name="T918"/></text:p>
      <text:p text:style-name="P342"><text:span text:style-name="T919">響めき 煌めきと君も "踊ろう"</text:span><text:span text:style-name="T920"/></text:p>
      <text:p text:style-name="P343"><text:span text:style-name="T921">Dou demo ii you na yoru dakedo, ah</text:span><text:span text:style-name="T922"/><text:span text:style-name="T923"/></text:p>
      <text:p text:style-name="P344"><text:span text:style-name="T924">どうでもいいような 夜だけど</text:span><text:span text:style-name="T925"/></text:p>
      <text:p text:style-name="P345"><text:span text:style-name="T926">Futari kizamou (Du-du-du-du)</text:span><text:span text:style-name="T927"/><text:span text:style-name="T928"/></text:p>
      <text:p text:style-name="P346"><text:span text:style-name="T929">二人刻もう</text:span><text:span text:style-name="T930"/></text:p>
      <text:p text:style-name="P347"><text:span text:style-name="T931"/><text:span text:style-name="T932"/></text:p>
      <text:p text:style-name="P348"><text:span text:style-name="T933">[Verse 3]</text:span><text:span text:style-name="T934"/></text:p>
      <text:p text:style-name="P349"><text:span text:style-name="T935">Sukitootta shiroi hada mo</text:span><text:span text:style-name="T936"/></text:p>
      <text:p text:style-name="P350"><text:span text:style-name="T937">透き通った 白い肌も</text:span><text:span text:style-name="T938"/></text:p>
      <text:p text:style-name="P351"><text:span text:style-name="T939">Sono waratta mujaki na kao mo</text:span><text:span text:style-name="T940"/><text:span text:style-name="T941"/></text:p>
      <text:p text:style-name="P352"><text:span text:style-name="T942">その笑った 無邪気な顔も</text:span><text:span text:style-name="T943"/></text:p>
      <text:p text:style-name="P353"><text:span text:style-name="T944">Kawaranai ne kawaranaide</text:span><text:span text:style-name="T945"/><text:span text:style-name="T946"/></text:p>
      <text:p text:style-name="P354"><text:span text:style-name="T947">変わらないね 変わらないで</text:span><text:span text:style-name="T948"/></text:p>
      <text:p text:style-name="P355"><text:span text:style-name="T949">Irareru no wa ima dake ka, ah</text:span><text:span text:style-name="T950"/><text:span text:style-name="T951"/></text:p>
      <text:p text:style-name="P356"><text:span text:style-name="T952">いられるのは 今だけか</text:span><text:span text:style-name="T953"/></text:p>
      <text:p text:style-name="P357"><text:span text:style-name="T954"/><text:span text:style-name="T955"/></text:p>
      <text:p text:style-name="P358"><text:span text:style-name="T956">[Verse 4]</text:span><text:span text:style-name="T957"/></text:p>
      <text:p text:style-name="P359"><text:span text:style-name="T958">Mitsumeru hodo ni</text:span><text:span text:style-name="T959"/></text:p>
      <text:p text:style-name="P360"><text:span text:style-name="T960">見つめるほどに</text:span><text:span text:style-name="T961"/></text:p>
      <text:p text:style-name="P361"><text:span text:style-name="T962">Afureru memorii</text:span><text:span text:style-name="T963"/><text:span text:style-name="T964"/></text:p>
      <text:p text:style-name="P362"><text:span text:style-name="T965">溢れる メモリー</text:span><text:span text:style-name="T966"/></text:p>
      <text:p text:style-name="P363"><text:span text:style-name="T967">Uwatsuku kokoro ni koohii wo</text:span><text:span text:style-name="T968"/><text:span text:style-name="T969"/></text:p>
      <text:p text:style-name="P364"><text:span text:style-name="T970">浮つく心に コーヒーを</text:span><text:span text:style-name="T971"/></text:p>
      <text:p text:style-name="P365"><text:span text:style-name="T972">Midareta heya ni kasureta merodii</text:span><text:span text:style-name="T973"/><text:span text:style-name="T974"/></text:p>
      <text:p text:style-name="P366"><text:span text:style-name="T975">乱れた部屋に 掠れたメロディー</text:span><text:span text:style-name="T976"/></text:p>
      <text:p text:style-name="P367"><text:span text:style-name="T977">Mazariatteyou mou ichido</text:span><text:span text:style-name="T978"/><text:span text:style-name="T979"/></text:p>
      <text:p text:style-name="P368"><text:span text:style-name="T980">混ざりあってよう もう一度</text:span><text:span text:style-name="T981"/></text:p>
      <text:p text:style-name="P369"><text:span text:style-name="T982"/><text:span text:style-name="T983"/></text:p>
      <text:p text:style-name="P370"><text:span text:style-name="T984">[Chorus]</text:span><text:span text:style-name="T985"/></text:p>
      <text:p text:style-name="P371"><text:span text:style-name="T986">Dou demo ii you na yoru dakedo</text:span><text:span text:style-name="T987"/></text:p>
      <text:p text:style-name="P372"><text:span text:style-name="T988">どうでもいいような 夜だけど</text:span><text:span text:style-name="T989"/></text:p>
      <text:p text:style-name="P373"><text:span text:style-name="T990">Tokimeki iromеki to kimi mo "odorou"</text:span><text:span text:style-name="T991"/><text:span text:style-name="T992"/></text:p>
      <text:p text:style-name="P374"><text:span text:style-name="T993">ときめき 色めきと君も "踊ろう"</text:span><text:span text:style-name="T994"/></text:p>
      <text:p text:style-name="P375"><text:span text:style-name="T995">Dou demo ii you na yoru dakedo, ah</text:span><text:span text:style-name="T996"/><text:span text:style-name="T997"/></text:p>
      <text:p text:style-name="P376"><text:span text:style-name="T998">どうでもいいような 夜だけど</text:span><text:span text:style-name="T999"/></text:p>
      <text:p text:style-name="P377"><text:span text:style-name="T1000">Futari kizamou (Du-du-du-du)</text:span><text:span text:style-name="T1001"/><text:span text:style-name="T1002"/></text:p>
      <text:p text:style-name="P378"><text:span text:style-name="T1003">二人刻もう</text:span><text:span text:style-name="T1004"/></text:p>
      <text:p text:style-name="P379"><text:span text:style-name="T1005"/><text:span text:style-name="T1006"/></text:p>
      <text:p text:style-name="P380"><text:span text:style-name="T1007">[Bridge]</text:span><text:span text:style-name="T1008"/></text:p>
      <text:p text:style-name="P381"><text:span text:style-name="T1009">Yoru wa nagai obotsukanai</text:span><text:span text:style-name="T1010"/></text:p>
      <text:p text:style-name="P382"><text:span text:style-name="T1011">夜は長い おぼつかない</text:span><text:span text:style-name="T1012"/></text:p>
      <text:p text:style-name="P383"><text:span text:style-name="T1013">Ima ni mo tomarisou na myuujikku</text:span><text:span text:style-name="T1014"/><text:span text:style-name="T1015"/></text:p>
      <text:p text:style-name="P384"><text:span text:style-name="T1016">今にも止まりそうな ミュージック</text:span><text:span text:style-name="T1017"/></text:p>
      <text:p text:style-name="P385"><text:span text:style-name="T1018">Kimi to itai oboretеtai</text:span><text:span text:style-name="T1019"/><text:span text:style-name="T1020"/></text:p>
      <text:p text:style-name="P386"><text:span text:style-name="T1021">君といたい 溺れてたい</text:span><text:span text:style-name="T1022"/></text:p>
      <text:p text:style-name="P387"><text:span text:style-name="T1023">Ashita ga konakutatte mou ii no</text:span><text:span text:style-name="T1024"/><text:span text:style-name="T1025"/></text:p>
      <text:p text:style-name="P388"><text:span text:style-name="T1026">明日がこなくたって もういいの</text:span><text:span text:style-name="T1027"/></text:p>
      <text:p text:style-name="P389"><text:span text:style-name="T1028"/><text:span text:style-name="T1029"/></text:p>
      <text:p text:style-name="P390"><text:span text:style-name="T1030">[Chorus]</text:span><text:span text:style-name="T1031"/></text:p>
      <text:p text:style-name="P391"><text:span text:style-name="T1032">Dou demo ii you na yoru dakedo</text:span><text:span text:style-name="T1033"/></text:p>
      <text:p text:style-name="P392"><text:span text:style-name="T1034">どうでもいいような 夜だけど</text:span><text:span text:style-name="T1035"/></text:p>
      <text:p text:style-name="P393"><text:span text:style-name="T1036">Doyomeki kirameki to kimi mo "odorou"</text:span><text:span text:style-name="T1037"/><text:span text:style-name="T1038"/></text:p>
      <text:p text:style-name="P394"><text:span text:style-name="T1039">響めき 煌めきと君も "踊ろう"</text:span><text:span text:style-name="T1040"/></text:p>
      <text:p text:style-name="P395"><text:span text:style-name="T1041">Dou demo ii you na yoru da kedo, ah</text:span><text:span text:style-name="T1042"/><text:span text:style-name="T1043"/></text:p>
      <text:p text:style-name="P396"><text:span text:style-name="T1044">どうでもいいような 夜だけど</text:span><text:span text:style-name="T1045"/></text:p>
      <text:p text:style-name="P397"><text:span text:style-name="T1046">Ah, aishite</text:span><text:span text:style-name="T1047"/><text:span text:style-name="T1048"/></text:p>
      <text:p text:style-name="P398"><text:span text:style-name="T1049">愛して</text:span><text:span text:style-name="T1050"/></text:p>
      <text:p text:style-name="P399"><text:span text:style-name="T1051">Dou demo ii kara boku dake wo</text:span><text:span text:style-name="T1052"/></text:p>
      <text:p text:style-name="P400"><text:span text:style-name="T1053">どうでもいいから 僕だけを</text:span><text:span text:style-name="T1054"/></text:p>
      <text:p text:style-name="P401"><text:span text:style-name="T1055">Furatsuki yoromeki nagara mo "odorou"</text:span><text:span text:style-name="T1056"/><text:span text:style-name="T1057"/></text:p>
      <text:p text:style-name="P402"><text:span text:style-name="T1058">ふらつき よろめきながらも "踊ろう"</text:span><text:span text:style-name="T1059"/></text:p>
      <text:p text:style-name="P403"><text:span text:style-name="T1060">Dou demo ii you na yoru dakedo, ah</text:span><text:span text:style-name="T1061"/><text:span text:style-name="T1062"/></text:p>
      <text:p text:style-name="P404"><text:span text:style-name="T1063">どうでもいいような 夜だけど</text:span><text:span text:style-name="T1064"/></text:p>
      <text:p text:style-name="P405"><text:span text:style-name="T1065">Futari kizamou</text:span><text:span text:style-name="T1066"/><text:span text:style-name="T1067"/></text:p>
      <text:p text:style-name="P406"><text:span text:style-name="T1068">二人刻もう</text:span><text:span text:style-name="T1069"/><text:span text:style-name="T1070"/></text:p>
      <text:p text:style-name="P407"><text:span text:style-name="T1071"><text:soft-page-break/></text:span><text:span text:style-name="T1072"/></text:p>
      <text:p text:style-name="P408"><text:span text:style-name="T1073">こっちのけんと (Kocchi no Kento) - はいよろこんで (Hai Yorokonde)</text:span><text:span text:style-name="T1074"/></text:p>
      <text:p text:style-name="P409"><text:span text:style-name="T1075">[Intro]</text:span><text:span text:style-name="T1076"/></text:p>
      <text:p text:style-name="P410"><text:span text:style-name="T1077">"Hai yorokonde"</text:span><text:span text:style-name="T1078"/></text:p>
      <text:p text:style-name="P411"><text:span text:style-name="T1079">「はい喜んで」</text:span><text:span text:style-name="T1080"/></text:p>
      <text:p text:style-name="P412"><text:span text:style-name="T1081">"Anata gata no tame"</text:span><text:span text:style-name="T1082"/><text:span text:style-name="T1083"/></text:p>
      <text:p text:style-name="P413"><text:span text:style-name="T1084">「あなた方のため」</text:span><text:span text:style-name="T1085"/></text:p>
      <text:p text:style-name="P414"><text:span text:style-name="T1086">"Hai tsutsu shinde"</text:span><text:span text:style-name="T1087"/><text:span text:style-name="T1088"/></text:p>
      <text:p text:style-name="P415"><text:span text:style-name="T1089">「はい謹んで」</text:span><text:span text:style-name="T1090"/></text:p>
      <text:p text:style-name="P416"><text:span text:style-name="T1091">"Anata gata no tame (Hey) ni (Hey)"</text:span><text:span text:style-name="T1092"/><text:span text:style-name="T1093"/></text:p>
      <text:p text:style-name="P417"><text:span text:style-name="T1094">「あなた方のため (Hey) に (Hey)」</text:span><text:span text:style-name="T1095"/></text:p>
      <text:p text:style-name="P418"><text:span text:style-name="T1096"/><text:span text:style-name="T1097"/></text:p>
      <text:p text:style-name="P419"><text:span text:style-name="T1098">[Verse 1]</text:span><text:span text:style-name="T1099"/></text:p>
      <text:p text:style-name="P420"><text:span text:style-name="T1100">Sashinobite kita te (Hey)</text:span><text:span text:style-name="T1101"/></text:p>
      <text:p text:style-name="P421"><text:span text:style-name="T1102">差し伸びてきた手 (Hey)</text:span><text:span text:style-name="T1103"/></text:p>
      <text:p text:style-name="P422"><text:span text:style-name="T1104">Sanagara seigi shitate (Hoo)</text:span><text:span text:style-name="T1105"/><text:span text:style-name="T1106"/></text:p>
      <text:p text:style-name="P423"><text:span text:style-name="T1107">さながら正義仕立て (Hoo)</text:span><text:span text:style-name="T1108"/></text:p>
      <text:p text:style-name="P424"><text:span text:style-name="T1109">Iya iya de ikinobite</text:span><text:span text:style-name="T1110"/><text:span text:style-name="T1111"/></text:p>
      <text:p text:style-name="P425"><text:span text:style-name="T1112">嫌嫌で生き延びて</text:span><text:span text:style-name="T1113"/></text:p>
      <text:p text:style-name="P426"><text:span text:style-name="T1114">Wakarazuya ni tate</text:span><text:span text:style-name="T1115"/><text:span text:style-name="T1116"/></text:p>
      <text:p text:style-name="P427"><text:span text:style-name="T1117">わからずやに盾</text:span><text:span text:style-name="T1118"/></text:p>
      <text:p text:style-name="P428"><text:span text:style-name="T1119">"Hai yorokonde anatagata no tame ni"</text:span><text:span text:style-name="T1120"/><text:span text:style-name="T1121"/></text:p>
      <text:p text:style-name="P429"><text:span text:style-name="T1122">「はい喜んであなた方のために」</text:span><text:span text:style-name="T1123"/></text:p>
      <text:p text:style-name="P430"><text:span text:style-name="T1124">"Dekiru koto nara, dekiru toko made"</text:span><text:span text:style-name="T1125"/><text:span text:style-name="T1126"/></text:p>
      <text:p text:style-name="P431"><text:span text:style-name="T1127">「出来ることなら出来るとこまで」</text:span><text:span text:style-name="T1128"/></text:p>
      <text:p text:style-name="P432"><text:span text:style-name="T1129"/><text:span text:style-name="T1130"/></text:p>
      <text:p text:style-name="P433"><text:span text:style-name="T1131">[Pre-Chorus]</text:span><text:span text:style-name="T1132"/></text:p>
      <text:p text:style-name="P434"><text:span text:style-name="T1133">Ato ippo wo fumi dashite</text:span><text:span text:style-name="T1134"/></text:p>
      <text:p text:style-name="P435"><text:span text:style-name="T1135">後一歩を踏み出して</text:span><text:span text:style-name="T1136"/></text:p>
      <text:p text:style-name="P436"><text:span text:style-name="T1137">Iya na koto omoi dashite</text:span><text:span text:style-name="T1138"/><text:span text:style-name="T1139"/></text:p>
      <text:p text:style-name="P437"><text:span text:style-name="T1140">嫌なこと思い出して</text:span><text:span text:style-name="T1141"/></text:p>
      <text:p text:style-name="P438"><text:span text:style-name="T1142">Naraku ondo kanadero</text:span><text:span text:style-name="T1143"/><text:span text:style-name="T1144"/></text:p>
      <text:p text:style-name="P439"><text:span text:style-name="T1145">奈落音頭奏でろ</text:span><text:span text:style-name="T1146"/></text:p>
      <text:p text:style-name="P440"><text:span text:style-name="T1147">"・・・"</text:span><text:span text:style-name="T1148"/><text:span text:style-name="T1149"/></text:p>
      <text:p text:style-name="P441"><text:span text:style-name="T1150">「・・・」</text:span><text:span text:style-name="T1151"/></text:p>
      <text:p text:style-name="P442"><text:span text:style-name="T1152">Mou ippo wo fumi dashite</text:span><text:span text:style-name="T1153"/><text:span text:style-name="T1154"/></text:p>
      <text:p text:style-name="P443"><text:span text:style-name="T1155">もう一歩を踏み出して</text:span><text:span text:style-name="T1156"/></text:p>
      <text:p text:style-name="P444"><text:span text:style-name="T1157">Iya na koto omoi dashite</text:span><text:span text:style-name="T1158"/><text:span text:style-name="T1159"/></text:p>
      <text:p text:style-name="P445"><text:span text:style-name="T1160">嫌なこと思い出して</text:span><text:span text:style-name="T1161"/></text:p>
      <text:p text:style-name="P446"><text:span text:style-name="T1162">Narase kimi no san kara roku masu</text:span><text:span text:style-name="T1163"/><text:span text:style-name="T1164"/></text:p>
      <text:p text:style-name="P447"><text:span text:style-name="T1165">鳴らせ君の3〜6マス</text:span><text:span text:style-name="T1166"/></text:p>
      <text:p text:style-name="P448"><text:span text:style-name="T1167">"・・・---・・・"</text:span><text:span text:style-name="T1168"/><text:span text:style-name="T1169"/></text:p>
      <text:p text:style-name="P449"><text:span text:style-name="T1170">「・・・ーーー・・・」</text:span><text:span text:style-name="T1171"/><text:span text:style-name="T1172"/><text:span text:style-name="T1173"/></text:p>
      <text:p text:style-name="P450"><text:span text:style-name="T1174"/><text:span text:style-name="T1175"/></text:p>
      <text:p text:style-name="P451"><text:span text:style-name="T1176">[Chorus]</text:span><text:span text:style-name="T1177"/></text:p>
      <text:p text:style-name="P452"><text:span text:style-name="T1178">Giri giri dansu, giri giri dansu (Odore)</text:span><text:span text:style-name="T1179"/></text:p>
      <text:p text:style-name="P453"><text:span text:style-name="T1180">ギリギリダンス ギリギリダンス (踊れ)</text:span><text:span text:style-name="T1181"/></text:p>
      <text:p text:style-name="P454"><text:span text:style-name="T1182">Giri giri dansu, giri giri dansu (Motto narase)</text:span><text:span text:style-name="T1183"/><text:span text:style-name="T1184"/></text:p>
      <text:p text:style-name="P455"><text:span text:style-name="T1185">ギリギリダンス ギリギリダンス (もっと鳴らせ)</text:span><text:span text:style-name="T1186"/></text:p>
      <text:p text:style-name="P456"><text:span text:style-name="T1187">Giri giri dansu, giri giri dansu (Odore)</text:span><text:span text:style-name="T1188"/><text:span text:style-name="T1189"/></text:p>
      <text:p text:style-name="P457"><text:span text:style-name="T1190">ギリギリダンス ギリギリダンス (踊れ)</text:span><text:span text:style-name="T1191"/></text:p>
      <text:p text:style-name="P458"><text:span text:style-name="T1192">Giri giri dansu, giri giri dansu (Motto narase, what?)</text:span><text:span text:style-name="T1193"/><text:span text:style-name="T1194"/></text:p>
      <text:p text:style-name="P459"><text:span text:style-name="T1195">ギリギリダンス ギリギリダンス (もっと鳴らせ)</text:span><text:span text:style-name="T1196"/></text:p>
      <text:p text:style-name="P460"><text:span text:style-name="T1197"/><text:span text:style-name="T1198"/></text:p>
      <text:p text:style-name="P461"><text:span text:style-name="T1199">[Post-Chorus]</text:span><text:span text:style-name="T1200"/></text:p>
      <text:p text:style-name="P462"><text:span text:style-name="T1201">Narase kimi no yamai no machi wo (Dansu-dansu)</text:span><text:span text:style-name="T1202"/></text:p>
      <text:p text:style-name="P463"><text:span text:style-name="T1203">慣らせ君の病の町を</text:span><text:span text:style-name="T1204"/></text:p>
      <text:p text:style-name="P464"><text:span text:style-name="T1205">Kakuse waraeru tanin no opinion (Dansu-dansu)</text:span><text:span text:style-name="T1206"/><text:span text:style-name="T1207"/></text:p>
      <text:p text:style-name="P465"><text:span text:style-name="T1208">隠せ笑える他人のオピニオン</text:span><text:span text:style-name="T1209"/></text:p>
      <text:p text:style-name="P466"><text:span text:style-name="T1210">Ucchare seigi no choujin tachi wo (Dansu-dansu)</text:span><text:span text:style-name="T1211"/><text:span text:style-name="T1212"/></text:p>
      <text:p text:style-name="P467"><text:span text:style-name="T1213">うっちゃれ正義の超人たちを</text:span><text:span text:style-name="T1214"/></text:p>
      <text:p text:style-name="P468"><text:span text:style-name="T1215">Narase kimi no san kara roku masu</text:span><text:span text:style-name="T1216"/><text:span text:style-name="T1217"/></text:p>
      <text:p text:style-name="P469"><text:span text:style-name="T1218">鳴らせ君の3〜6マス</text:span><text:span text:style-name="T1219"/></text:p>
      <text:p text:style-name="P470"><text:span text:style-name="T1220">"・・・---・・・"</text:span><text:span text:style-name="T1221"/><text:span text:style-name="T1222"/></text:p>
      <text:p text:style-name="P471"><text:span text:style-name="T1223">「・・・ーーー・・・」</text:span><text:span text:style-name="T1224"/></text:p>
      <text:p text:style-name="P472"><text:span text:style-name="T1225"/><text:span text:style-name="T1226"/></text:p>
      <text:p text:style-name="P473"><text:span text:style-name="T1227">[Interlude]</text:span><text:span text:style-name="T1228"/></text:p>
      <text:p text:style-name="P474"><text:span text:style-name="T1229">Mm (What?)</text:span><text:span text:style-name="T1230"/></text:p>
      <text:p text:style-name="P475"><text:span text:style-name="T1231">うん (What?)</text:span><text:span text:style-name="T1232"/></text:p>
      <text:p text:style-name="P476"><text:span text:style-name="T1233">Mm (What?)</text:span><text:span text:style-name="T1234"/><text:span text:style-name="T1235"/></text:p>
      <text:p text:style-name="P477"><text:span text:style-name="T1236">うん (What?)</text:span><text:span text:style-name="T1237"/></text:p>
      <text:p text:style-name="P478"><text:span text:style-name="T1238"/><text:span text:style-name="T1239"/></text:p>
      <text:p text:style-name="P479"><text:span text:style-name="T1240">[Verse 2]</text:span><text:span text:style-name="T1241"/></text:p>
      <text:p text:style-name="P480"><text:span text:style-name="T1242">Ikari daite mo</text:span><text:span text:style-name="T1243"/></text:p>
      <text:p text:style-name="P481"><text:span text:style-name="T1244">怒り抱いても</text:span><text:span text:style-name="T1245"/></text:p>
      <text:p text:style-name="P482"><text:span text:style-name="T1246">Yasashi sa ga katsu anata no</text:span><text:span text:style-name="T1247"/><text:span text:style-name="T1248"/></text:p>
      <text:p text:style-name="P483"><text:span text:style-name="T1249">優しさが勝つあなたの</text:span><text:span text:style-name="T1250"/></text:p>
      <text:p text:style-name="P484"><text:span text:style-name="T1251">Kaketa toko ga kibou (Save this game, Mr. A.)</text:span><text:span text:style-name="T1252"/><text:span text:style-name="T1253"/></text:p>
      <text:p text:style-name="P485"><text:span text:style-name="T1254">欠けたとこが希望 (Save this game, Mr. A.)</text:span><text:span text:style-name="T1255"/></text:p>
      <text:p text:style-name="P486"><text:span text:style-name="T1256">Sukuwareta no wa boku no uchi no hitori de</text:span><text:span text:style-name="T1257"/><text:span text:style-name="T1258"/></text:p>
      <text:p text:style-name="P487"><text:span text:style-name="T1259">救われたのは僕のうちの1人で</text:span><text:span text:style-name="T1260"/></text:p>
      <text:p text:style-name="P488"><text:span text:style-name="T1261"/><text:span text:style-name="T1262"/></text:p>
      <text:p text:style-name="P489"><text:span text:style-name="T1263">[Pre-Chorus]</text:span><text:span text:style-name="T1264"/></text:p>
      <text:p text:style-name="P490"><text:span text:style-name="T1265">Ato ippo wo fumi dashite</text:span><text:span text:style-name="T1266"/></text:p>
      <text:p text:style-name="P491"><text:span text:style-name="T1267">後一歩を踏み出して</text:span><text:span text:style-name="T1268"/></text:p>
      <text:p text:style-name="P492"><text:span text:style-name="T1269">Iya na koto omoi dashitе</text:span><text:span text:style-name="T1270"/><text:span text:style-name="T1271"/></text:p>
      <text:p text:style-name="P493"><text:span text:style-name="T1272">嫌なこと思い出して</text:span><text:span text:style-name="T1273"/></text:p>
      <text:p text:style-name="P494"><text:span text:style-name="T1274">Naraku ondo kanadero</text:span><text:span text:style-name="T1275"/><text:span text:style-name="T1276"/></text:p>
      <text:p text:style-name="P495"><text:span text:style-name="T1277">奈落音頭奏でろ</text:span><text:span text:style-name="T1278"/></text:p>
      <text:p text:style-name="P496"><text:span text:style-name="T1279">"・・・"</text:span><text:span text:style-name="T1280"/><text:span text:style-name="T1281"/></text:p>
      <text:p text:style-name="P497"><text:span text:style-name="T1282">「・・・」</text:span><text:span text:style-name="T1283"/></text:p>
      <text:p text:style-name="P498"><text:span text:style-name="T1284">Mou ippo wo fumi dashite</text:span><text:span text:style-name="T1285"/><text:span text:style-name="T1286"/></text:p>
      <text:p text:style-name="P499"><text:span text:style-name="T1287">もう一歩を踏み出して</text:span><text:span text:style-name="T1288"/></text:p>
      <text:p text:style-name="P500"><text:span text:style-name="T1289">Iya na koto omoi dashite</text:span><text:span text:style-name="T1290"/><text:span text:style-name="T1291"/></text:p>
      <text:p text:style-name="P501"><text:span text:style-name="T1292">嫌なこと思い出して</text:span><text:span text:style-name="T1293"/></text:p>
      <text:p text:style-name="P502"><text:span text:style-name="T1294">Narasе kimi no san kara roku masu</text:span><text:span text:style-name="T1295"/><text:span text:style-name="T1296"/></text:p>
      <text:p text:style-name="P503"><text:span text:style-name="T1297">鳴らせ君の3〜6マス</text:span><text:span text:style-name="T1298"/></text:p>
      <text:p text:style-name="P504"><text:span text:style-name="T1299">Wakare michi omou ga mama go to Earth</text:span><text:span text:style-name="T1300"/><text:span text:style-name="T1301"/></text:p>
      <text:p text:style-name="P505"><text:span text:style-name="T1302">分かれ道思うがまま go to Earth</text:span><text:span text:style-name="T1303"/></text:p>
      <text:p text:style-name="P506"><text:span text:style-name="T1304">Makaseta kiri waga mama na kotoba</text:span><text:span text:style-name="T1305"/><text:span text:style-name="T1306"/></text:p>
      <text:p text:style-name="P507"><text:span text:style-name="T1307">任せたきりワガママな言葉</text:span><text:span text:style-name="T1308"/></text:p>
      <text:p text:style-name="P508"><text:span text:style-name="T1309">Saa! Kanadero hakuna matata na oto wa</text:span><text:span text:style-name="T1310"/><text:span text:style-name="T1311"/></text:p>
      <text:p text:style-name="P509"><text:span text:style-name="T1312">さぁ!奏でろハクナマタタな音は</text:span><text:span text:style-name="T1313"/></text:p>
      <text:p text:style-name="P510"><text:span text:style-name="T1314">"・・・---・・・"</text:span><text:span text:style-name="T1315"/><text:span text:style-name="T1316"/></text:p>
      <text:p text:style-name="P511"><text:span text:style-name="T1317">「・・・ーーー・・・」</text:span><text:span text:style-name="T1318"/><text:span text:style-name="T1319"/><text:span text:style-name="T13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